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ce3" style:family="table-cell" style:parent-style-name="Default" style:data-style-name="N36"/>
    <style:style style:name="ce4" style:family="table-cell" style:parent-style-name="Default" style:data-style-name="N37"/>
    <style:style style:name="ce5" style:family="table-cell" style:parent-style-name="Default" style:data-style-name="N0">
      <style:text-properties style:font-name="Arial1" style:font-name-asian="Arial1" style:font-name-complex="Arial1"/>
    </style:style>
    <style:style style:name="ce6" style:family="table-cell" style:parent-style-name="Excel_32_Built-in_32_Hyperlink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ce7" style:family="table-cell" style:parent-style-name="Default" style:data-style-name="N0">
      <style:text-properties style:font-name="Arial2" style:font-name-asian="Arial2" style:font-name-complex="Arial2"/>
    </style:style>
    <style:style style:name="ce8" style:family="table-cell" style:parent-style-name="Default" style:data-style-name="N0">
      <style:table-cell-properties style:vertical-align="automatic" fo:wrap-option="wrap"/>
      <style:text-properties style:font-name="Arial" style:font-name-asian="Arial" style:font-name-complex="Arial" style:font-family-generic="swiss"/>
    </style:style>
    <style:style style:name="ce9" style:family="table-cell" style:parent-style-name="Default" style:data-style-name="N38"/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automatic" fo:wrap-option="wrap"/>
    </style:style>
    <style:style style:name="ce12" style:family="table-cell" style:parent-style-name="Hyperlink" style:data-style-name="N0">
      <style:table-cell-properties style:vertical-align="automatic" fo:background-color="transparent"/>
      <style:text-properties fo:color="#000000" style:text-underline-style="none" style:text-underline-type="none"/>
    </style:style>
    <style:style style:name="ce13" style:family="table-cell" style:parent-style-name="Default" style:data-style-name="N0">
      <style:table-cell-properties fo:background-color="transparent"/>
    </style:style>
    <style:style style:name="ce14" style:family="table-cell" style:parent-style-name="Default" style:data-style-name="N0">
      <style:table-cell-properties style:vertical-align="automatic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4" style:family="text" style:parent-style-name="Default">
      <style:text-properties fo:color="#000000" style:text-line-through-style="none" style:font-name="Liberation Sans1" style:font-name-asian="Liberation Sans1" style:font-name-complex="Liberation Sans1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7.1109722222222cm"/>
    </style:style>
    <style:style style:name="co2" style:family="table-column">
      <style:table-column-properties fo:break-before="auto" style:column-width="5.34458333333333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25.0825cm"/>
    </style:style>
    <style:style style:name="co5" style:family="table-column">
      <style:table-column-properties fo:break-before="auto" style:column-width="2.8575cm"/>
    </style:style>
    <style:style style:name="co6" style:family="table-column">
      <style:table-column-properties fo:break-before="auto" style:column-width="2.24013888888889cm"/>
    </style:style>
    <style:style style:name="co7" style:family="table-column">
      <style:table-column-properties fo:break-before="auto" style:column-width="1.90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6.5pt" style:use-optimal-row-height="true" fo:break-before="auto"/>
    </style:style>
    <style:style style:name="ro3" style:family="table-row">
      <style:table-row-properties style:row-height="13.5pt" style:use-optimal-row-height="false" fo:break-before="auto"/>
    </style:style>
    <style:style style:name="ro4" style:family="table-row">
      <style:table-row-properties style:row-height="14.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1"/>
        <table:table-column table:style-name="co5" table:default-cell-style-name="ce1"/>
        <table:table-column table:style-name="co6" table:number-columns-repeated="1018" table:default-cell-style-name="ce1"/>
        <table:table-column table:style-name="co7" table:number-columns-repeated="15361" table:default-cell-style-name="ce1"/>
        <table:table-row table:style-name="ro1">
          <table:table-cell office:value-type="string" table:style-name="ce2">
            <text:p><text:a xlink:href="http://news.bbc.co.uk/2/hi/technology/4954208.stm">http://news.bbc.co.uk/2/hi/technology/4954208.stm</text:a></text:p>
          </table:table-cell>
          <table:table-cell office:value-type="string" table:style-name="ce1">
            <text:p>BBC</text:p>
          </table:table-cell>
          <table:table-cell office:value-type="date" office:date-value="2006-04-28T00:00:00" table:style-name="ce3">
            <text:p>04/28/06</text:p>
          </table:table-cell>
          <table:table-cell office:value-type="string" table:style-name="ce1">
            <text:p>Big holes in net's heart revealed</text:p>
          </table:table-cell>
          <table:table-cell office:value-type="string" table:style-name="ce1">
            <text:p>sirer,rama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407715/how-to-speed-up-movie-downloads/</text:p>
          </table:table-cell>
          <table:table-cell office:value-type="string" table:style-name="ce1">
            <text:p>MIT Technology Review</text:p>
          </table:table-cell>
          <table:table-cell office:value-type="date" office:date-value="2007-04-19T00:00:00" table:style-name="ce3">
            <text:p>04/19/07</text:p>
          </table:table-cell>
          <table:table-cell office:value-type="string" table:style-name="ce1">
            <text:p>How to Speed Up Movie Downloads</text:p>
          </table:table-cell>
          <table:table-cell office:value-type="string" table:style-name="ce1">
            <text:p>sirer,peters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uncategorized/2008/06/cubit-p2p-search-protocol-could-one-day-sink-the-pirate-bay/</text:p>
          </table:table-cell>
          <table:table-cell office:value-type="string" table:style-name="ce1">
            <text:p>Ars Technica</text:p>
          </table:table-cell>
          <table:table-cell office:value-type="date" office:date-value="2008-06-17T00:00:00" table:style-name="ce3">
            <text:p>06/17/08</text:p>
          </table:table-cell>
          <table:table-cell office:value-type="string" table:style-name="ce1">
            <text:p>Cubit P2P search protocol could one day sink The Pirate Bay</text:p>
          </table:table-cell>
          <table:table-cell office:value-type="string" table:style-name="ce1">
            <text:p>sirer,w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ngadget.com/2012/10/12/researchers-turn-to-19th-century-math/</text:p>
          </table:table-cell>
          <table:table-cell office:value-type="string" table:style-name="ce1">
            <text:p>Engadget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turn to 19th century math for wireless data center breakthrough</text:p>
          </table:table-cell>
          <table:table-cell office:value-type="string" table:style-name="ce1">
            <text:p>sirer,weatherspoon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https://www.wired.com/2012/10/cayley-data-center/</text:p>
          </table:table-cell>
          <table:table-cell office:value-type="string" table:style-name="ce1">
            <text:p>Wired</text:p>
          </table:table-cell>
          <table:table-cell office:value-type="date" office:date-value="2012-10-12T00:00:00" table:style-name="ce3">
            <text:p>10/12/12</text:p>
          </table:table-cell>
          <table:table-cell office:value-type="string" table:style-name="ce1">
            <text:p>Researchers Visit the 19<text:span text:style-name="T2">th</text:span><text:s/>Century, Bring Back the Wireless Data Center</text:p>
          </table:table-cell>
          <table:table-cell office:value-type="string" table:style-name="ce1">
            <text:p>sirer,weatherspoo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fgate.com/technology/businessinsider/article/The-17-Year-Old-Whom-Yahoo-Paid-30-Million-Was-4388011.php</text:p>
          </table:table-cell>
          <table:table-cell office:value-type="string" table:style-name="ce1">
            <text:p>SF Gate</text:p>
          </table:table-cell>
          <table:table-cell office:value-type="date" office:date-value="2013-03-27T00:00:00" table:style-name="ce3">
            <text:p>03/27/13</text:p>
          </table:table-cell>
          <table:table-cell office:value-type="string" table:style-name="ce1">
            <text:p>The 17-Year-Old Whom Yahoo Paid $30 Million Was Licensing His Startup's Core Technolog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s.blogs.nytimes.com/2013/04/07/how-deal-makers-put-a-value-on-start-ups-disruptions/</text:p>
          </table:table-cell>
          <table:table-cell office:value-type="string" table:style-name="ce1">
            <text:p>New York Times</text:p>
          </table:table-cell>
          <table:table-cell office:value-type="date" office:date-value="2013-04-07T00:00:00" table:style-name="ce3">
            <text:p>04/07/13</text:p>
          </table:table-cell>
          <table:table-cell office:value-type="string" table:style-name="ce1">
            <text:p>How Deal Makers Put a Value on Start-Up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ech.slashdot.org/story/13/06/20/1747249/cornell-researchers-unveil-a-virtual-notary</text:p>
          </table:table-cell>
          <table:table-cell office:value-type="string" table:style-name="ce1">
            <text:p>Slashdot</text:p>
          </table:table-cell>
          <table:table-cell office:value-type="date" office:date-value="2013-06-20T00:00:00" table:style-name="ce3">
            <text:p>06/20/13</text:p>
          </table:table-cell>
          <table:table-cell office:value-type="string" table:style-name="ce1">
            <text:p>Cornell Researchers Unveil a Virtual Notar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ney.cnn.com/2013/11/04/technology/bitcoin-flaw/</text:p>
          </table:table-cell>
          <table:table-cell office:value-type="string" table:style-name="ce1">
            <text:p>CNN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Bitcoin flaw could let group take control of currenc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businessinsider.com/researchers-say-bitcoin-is-broken-and-could-collapse-2013-11</text:p>
          </table:table-cell>
          <table:table-cell office:value-type="string" table:style-name="ce1">
            <text:p>Business Insider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Researchers Say 'Bitcoin Is Broken' And Could Collaps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lfish-mining-a-25-attack-against-the-bitcoin-network-1383578440</text:p>
          </table:table-cell>
          <table:table-cell office:value-type="string" table:style-name="ce1">
            <text:p>Bitcoin Magazine</text:p>
          </table:table-cell>
          <table:table-cell office:value-type="date" office:date-value="2013-11-04T00:00:00" table:style-name="ce3">
            <text:p>11/04/13</text:p>
          </table:table-cell>
          <table:table-cell office:value-type="string" table:style-name="ce1">
            <text:p>Selfish Mining: A 25% Attack Against the Bitcoin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24818975</text:p>
          </table:table-cell>
          <table:table-cell office:value-type="string" table:style-name="ce1">
            <text:p>BBC</text:p>
          </table:table-cell>
          <table:table-cell office:value-type="date" office:date-value="2013-11-05T00:00:00" table:style-name="ce3">
            <text:p>11/05/13</text:p>
          </table:table-cell>
          <table:table-cell office:value-type="string" table:style-name="ce1">
            <text:p>Bitcoin at risk of network attack, say researcher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ashingtonpost.com/news/the-switch/wp/2013/11/07/no-bitcoin-isnt-broken/</text:p>
          </table:table-cell>
          <table:table-cell office:value-type="string" table:style-name="ce1">
            <text:p>Washington Post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No, Bitcoin Isn't Broke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blog/bitcoin-isnt-broken-despite-a-potential-flaw</text:p>
          </table:table-cell>
          <table:table-cell office:value-type="string" table:style-name="ce1">
            <text:p>Vice</text:p>
          </table:table-cell>
          <table:table-cell office:value-type="date" office:date-value="2013-11-07T00:00:00" table:style-name="ce3">
            <text:p>11/07/13</text:p>
          </table:table-cell>
          <table:table-cell office:value-type="string" table:style-name="ce1">
            <text:p>Bitcoin Isn’t Broken, Despite a Potential Flaw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1521/bitcoin-vulnerability-could-allow-malicious-miners-to-seize-control/</text:p>
          </table:table-cell>
          <table:table-cell office:value-type="string" table:style-name="ce1">
            <text:p>MIT Technology Review</text:p>
          </table:table-cell>
          <table:table-cell office:value-type="date" office:date-value="2013-11-08T00:00:00" table:style-name="ce3">
            <text:p>11/08/13</text:p>
          </table:table-cell>
          <table:table-cell office:value-type="string" table:style-name="ce1">
            <text:p>Bitcoin Vulnerability Could Allow Malicious Miners to Seize Control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advisor.co.uk/feature/internet/why-bitcoin-is-more-valuable-popular-than-ever-3494859/</text:p>
          </table:table-cell>
          <table:table-cell office:value-type="string" table:style-name="ce1">
            <text:p>PC Advisor</text:p>
          </table:table-cell>
          <table:table-cell office:value-type="date" office:date-value="2013-12-23T00:00:00" table:style-name="ce3">
            <text:p>12/23/13</text:p>
          </table:table-cell>
          <table:table-cell office:value-type="string" table:style-name="ce1">
            <text:p>The rise of Bitcoin and why you can't mine your own Bitco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otherjones.com/kevin-drum/2014/02/wait-second-i-thought-bitcoins-were-unstealable</text:p>
          </table:table-cell>
          <table:table-cell office:value-type="string" table:style-name="ce1">
            <text:p>Mother Jones</text:p>
          </table:table-cell>
          <table:table-cell office:value-type="date" office:date-value="2014-02-28T00:00:00" table:style-name="ce3">
            <text:p>02/28/14</text:p>
          </table:table-cell>
          <table:table-cell office:value-type="string" table:style-name="ce1">
            <text:p>Wait a Second. I Thought Bitcoins Were Unstealable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Are Bitcoin exchanges just Nigerian scam emails for gullible nerds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piegel.de/netzwelt/web/bitcoin-cash-waehrung-in-der-krise-a-956580.html</text:p>
          </table:table-cell>
          <table:table-cell office:value-type="string" table:style-name="ce1">
            <text:p>Spiegel</text:p>
          </table:table-cell>
          <table:table-cell office:value-type="date" office:date-value="2014-03-03T00:00:00" table:style-name="ce3">
            <text:p>03/03/14</text:p>
          </table:table-cell>
          <table:table-cell office:value-type="string" table:style-name="ce1">
            <text:p>Krypto-Währung in der Krise: Hacker suchen die Bitcoin-Wahrhe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ymag.com/daily/intelligencer/2014/03/doomsday-cult-of-bitcoin.html</text:p>
          </table:table-cell>
          <table:table-cell office:value-type="string" table:style-name="ce1">
            <text:p>NY Magazine</text:p>
          </table:table-cell>
          <table:table-cell office:value-type="date" office:date-value="2014-03-04T00:00:00" table:style-name="ce3">
            <text:p>03/04/14</text:p>
          </table:table-cell>
          <table:table-cell office:value-type="string" table:style-name="ce1">
            <text:p>The Doomsday Cult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mtgox-cybersleuths-idUSBREA2429L20140305</text:p>
          </table:table-cell>
          <table:table-cell office:value-type="string" table:style-name="ce1">
            <text:p>Reuters</text:p>
          </table:table-cell>
          <table:table-cell office:value-type="date" office:date-value="2014-03-05T00:00:00" table:style-name="ce3">
            <text:p>03/05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bile.nytimes.com/2014/03/06/technology/personaltech/for-bitcoin-a-secure-future-might-require-traditional-trappings.html</text:p>
          </table:table-cell>
          <table:table-cell office:value-type="string" table:style-name="ce1">
            <text:p>New York Time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For Bitcoin, Secure Future Might Need Oversigh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k.reuters.com/article/2014/03/06/uk-bitcoin-mtgox-cybersleuths-idUKBREA2429M20140306</text:p>
          </table:table-cell>
          <table:table-cell office:value-type="string" table:style-name="ce1">
            <text:p>Reuters</text:p>
          </table:table-cell>
          <table:table-cell office:value-type="date" office:date-value="2014-03-06T00:00:00" table:style-name="ce3">
            <text:p>03/06/14</text:p>
          </table:table-cell>
          <table:table-cell office:value-type="string" table:style-name="ce1">
            <text:p>Online sleuthing by Mt. Gox dispossessed throws up few clu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hiltzik/la-fi-mh-the-satoshi-chase-20140307-story.html</text:p>
          </table:table-cell>
          <table:table-cell office:value-type="string" table:style-name="ce1">
            <text:p>Los Angeles Times</text:p>
          </table:table-cell>
          <table:table-cell office:value-type="date" office:date-value="2014-03-07T00:00:00" table:style-name="ce3">
            <text:p>03/07/14</text:p>
          </table:table-cell>
          <table:table-cell office:value-type="string" table:style-name="ce1">
            <text:p>The Nakamoto chase is a sideshow: Here's the real story on bitcoi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gs.wsj.com/moneybeat/2014/03/11/bitbeat-bitcoin-is-risky-in-case-you-didnt-know/</text:p>
          </table:table-cell>
          <table:table-cell office:value-type="string" table:style-name="ce1">
            <text:p>Wall Street Journal</text:p>
          </table:table-cell>
          <table:table-cell office:value-type="date" office:date-value="2014-03-11T00:00:00" table:style-name="ce3">
            <text:p>03/11/14</text:p>
          </table:table-cell>
          <table:table-cell office:value-type="string" table:style-name="ce1">
            <text:p>BitBeat: Bitcoin Is Risky (In Case You Didn’t Know)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525676/academics-spy-weaknesses-in-bitcoins-foundations/</text:p>
          </table:table-cell>
          <table:table-cell office:value-type="string" table:style-name="ce1">
            <text:p>MIT Technology Review</text:p>
          </table:table-cell>
          <table:table-cell office:value-type="date" office:date-value="2014-03-24T00:00:00" table:style-name="ce3">
            <text:p>03/24/14</text:p>
          </table:table-cell>
          <table:table-cell office:value-type="string" table:style-name="ce1">
            <text:p>Academics Spy Weaknesses in Bitcoin’s Foundation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foq.com/news/2014/04/bitcoin-banking-mongodb</text:p>
          </table:table-cell>
          <table:table-cell office:value-type="string" table:style-name="ce1">
            <text:p>InfoQ</text:p>
          </table:table-cell>
          <table:table-cell office:value-type="date" office:date-value="2014-04-24T00:00:00" table:style-name="ce3">
            <text:p>04/24/14</text:p>
          </table:table-cell>
          <table:table-cell office:value-type="string" table:style-name="ce1">
            <text:p>BitCoins Lost, MongoDB and Eventual Consisten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today-bitcoins-doomsday-scenario-arrived-2014-6</text:p>
          </table:table-cell>
          <table:table-cell office:value-type="string" table:style-name="ce1">
            <text:p>Business Insider</text:p>
          </table:table-cell>
          <table:table-cell office:value-type="date" office:date-value="2014-06-14T00:00:00" table:style-name="ce3">
            <text:p>06/14/14</text:p>
          </table:table-cell>
          <table:table-cell office:value-type="string" table:style-name="ce1">
            <text:p>Today, Bitcoin's Doomsday Scenario Arriv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echcrunch.com/2014/06/15/51-fears-rattle-the-bitcoin-community/</text:p>
          </table:table-cell>
          <table:table-cell office:value-type="string" table:style-name="ce1">
            <text:p>TechCrunch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‘51%’ Fears Rattle The Bitcoin Community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security/2014/06/bitcoin-security-guarantee-shattered-by-anonymous-miner-with-51-network-power/</text:p>
          </table:table-cell>
          <table:table-cell office:value-type="string" table:style-name="ce1">
            <text:p>Ars Technica</text:p>
          </table:table-cell>
          <table:table-cell office:value-type="date" office:date-value="2014-06-15T00:00:00" table:style-name="ce3">
            <text:p>06/15/14</text:p>
          </table:table-cell>
          <table:table-cell office:value-type="string" table:style-name="ce1">
            <text:p>Bitcoin security guarantee shattered by anonymous miner with 51% network pow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cworld.com/article/2364000/bitcoin-price-dips-as-backers-fear-mining-monopoly.html</text:p>
          </table:table-cell>
          <table:table-cell office:value-type="string" table:style-name="ce1">
            <text:p>PC World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Price Dips as Backers Fear Mining Monopol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.uk/news/archive/2014-06/16/bitcoin-security-guarantee-compromised</text:p>
          </table:table-cell>
          <table:table-cell office:value-type="string" table:style-name="ce1">
            <text:p>WIRED UK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 Security Guarantee Compromise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itcoins-decentralised-structure-threat-miner-51-control-network-1452778</text:p>
          </table:table-cell>
          <table:table-cell office:value-type="string" table:style-name="ce1">
            <text:p>IB Times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Bitcoin's Decentralised Structure at Threat from Miner with 51% Control of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news.yahoo.com/cryptocurrency-round-bitcoin-stock-exchange-miners-threaten-decentralisation-145222734.html#qz3I2dD</text:p>
          </table:table-cell>
          <table:table-cell office:value-type="string" table:style-name="ce1">
            <text:p>Yahoo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Cryptocurrency Round-Up: Bitcoin on Stock Exchange, Miners Threaten Decentralisation &amp; App Store Wallet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ronline.com/news/social/mining-pool-in-control-of-bitcoin-hit-by-ddos-attack-4293920</text:p>
          </table:table-cell>
          <table:table-cell office:value-type="string" table:style-name="ce1">
            <text:p>Computer Business Review</text:p>
          </table:table-cell>
          <table:table-cell office:value-type="date" office:date-value="2014-06-16T00:00:00" table:style-name="ce3">
            <text:p>06/16/14</text:p>
          </table:table-cell>
          <table:table-cell office:value-type="string" table:style-name="ce1">
            <text:p>Mining pool ‘in control’ of Bitcoin hit by DDoS attac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ntpressnews.com/the-51-percenter-bitcoin-apocalypse-is-nigh/192519/</text:p>
          </table:table-cell>
          <table:table-cell office:value-type="string" table:style-name="ce1">
            <text:p>Mint Press News</text:p>
          </table:table-cell>
          <table:table-cell office:value-type="date" office:date-value="2014-06-18T00:00:00" table:style-name="ce3">
            <text:p>06/18/14</text:p>
          </table:table-cell>
          <table:table-cell office:value-type="string" table:style-name="ce1">
            <text:p>The '51 Percenter' Bitcoin Apocalypse Is Nig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.csmonitor.com/Business/2014/0619/Bitcoin-Bowl-Online-currency-to-sponsor-NCAA-football-game</text:p>
          </table:table-cell>
          <table:table-cell office:value-type="string" table:style-name="ce1">
            <text:p>CSMonitor.com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Bitcoin Bowl? Online currency to sponsor NCAA football gam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register.co.uk/2014/06/19/pow_academics_ko_bitcoin_mining_mammoths/</text:p>
          </table:table-cell>
          <table:table-cell office:value-type="string" table:style-name="ce1">
            <text:p>The Register</text:p>
          </table:table-cell>
          <table:table-cell office:value-type="date" office:date-value="2014-06-19T00:00:00" table:style-name="ce3">
            <text:p>06/19/14</text:p>
          </table:table-cell>
          <table:table-cell office:value-type="string" table:style-name="ce1">
            <text:p>PoW! Academics KO Bitcoin mining mammoth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gaom.com/2014/06/20/this-week-in-bitcoin-is-owning-the-majority-of-mining-power-an-attack-or-an-opportunity/</text:p>
          </table:table-cell>
          <table:table-cell office:value-type="string" table:style-name="ce1">
            <text:p>GigaOM</text:p>
          </table:table-cell>
          <table:table-cell office:value-type="date" office:date-value="2014-06-20T00:00:00" table:style-name="ce3">
            <text:p>06/20/14</text:p>
          </table:table-cell>
          <table:table-cell office:value-type="string" table:style-name="ce1">
            <text:p>This week in bitcoin: Is owning the majority of mining power an attack or an opportunity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blogs/schumpeter/2014/06/bitcoin</text:p>
          </table:table-cell>
          <table:table-cell office:value-type="string" table:style-name="ce1">
            <text:p>The Economist</text:p>
          </table:table-cell>
          <table:table-cell office:value-type="date" office:date-value="2014-06-23T00:00:00" table:style-name="ce3">
            <text:p>06/23/14</text:p>
          </table:table-cell>
          <table:table-cell office:value-type="string" table:style-name="ce1">
            <text:p>Losing to W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arstechnica.com/business/2014/07/bitcoin-pool-ghash-io-commits-to-40-hashrate-limit-after-its-51-breach/</text:p>
          </table:table-cell>
          <table:table-cell office:value-type="string" table:style-name="ce1">
            <text:p>Ars Technica</text:p>
          </table:table-cell>
          <table:table-cell office:value-type="date" office:date-value="2014-07-16T00:00:00" table:style-name="ce3">
            <text:p>07/16/14</text:p>
          </table:table-cell>
          <table:table-cell office:value-type="string" table:style-name="ce1">
            <text:p>Bitcoin pool GHash.io commits to 40% hashrate limit after its 51% breach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detente-ghash-io-51-issue/</text:p>
          </table:table-cell>
          <table:table-cell office:value-type="string" table:style-name="ce1">
            <text:p>CoinDesk</text:p>
          </table:table-cell>
          <table:table-cell office:value-type="date" office:date-value="2014-07-17T00:00:00" table:style-name="ce3">
            <text:p>07/17/14</text:p>
          </table:table-cell>
          <table:table-cell office:value-type="string" table:style-name="ce1">
            <text:p>The Bitcoin Mining Arms Race: GHash.io and the 51% Issu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mining-las-vegas-convention/</text:p>
          </table:table-cell>
          <table:table-cell office:value-type="string" table:style-name="ce1">
            <text:p>CoinDesk</text:p>
          </table:table-cell>
          <table:table-cell office:value-type="date" office:date-value="2014-10-11T00:00:00" table:style-name="ce3">
            <text:p>10/11/14</text:p>
          </table:table-cell>
          <table:table-cell office:value-type="string" table:style-name="ce1">
            <text:p>Bitcoin Miners Debate Risks and Rewards at Las Vegas Conven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addresses-security-debacle-need-better/</text:p>
          </table:table-cell>
          <table:table-cell office:value-type="string" table:style-name="ce1">
            <text:p>CoinDesk</text:p>
          </table:table-cell>
          <table:table-cell office:value-type="date" office:date-value="2014-12-09T00:00:00" table:style-name="ce3">
            <text:p>12/09/14</text:p>
          </table:table-cell>
          <table:table-cell office:value-type="string" table:style-name="ce1">
            <text:p>Blockchain Addresses Security Controversy: 'We Need to Do Better'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meet-the-bitcoin-foundations-newest-core-security-auditor-sergio-demian-lerner</text:p>
          </table:table-cell>
          <table:table-cell office:value-type="string" table:style-name="ce1">
            <text:p>Coin Telegraph</text:p>
          </table:table-cell>
          <table:table-cell office:value-type="date" office:date-value="2014-12-11T00:00:00" table:style-name="ce3">
            <text:p>12/11/14</text:p>
          </table:table-cell>
          <table:table-cell office:value-type="string" table:style-name="ce1">
            <text:p>Meet the Bitcoin Foundation’s Newest Core Security Auditor, Sergio Demian Lerne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ise.com/articles/macaroons-may-protect-companies-like-sony-from-future-cyber-attacks</text:p>
          </table:table-cell>
          <table:table-cell office:value-type="string" table:style-name="ce1">
            <text:p>News Wise</text:p>
          </table:table-cell>
          <table:table-cell office:value-type="date" office:date-value="2014-12-16T00:00:00" table:style-name="ce3">
            <text:p>12/16/14</text:p>
          </table:table-cell>
          <table:table-cell office:value-type="string" table:style-name="ce1">
            <text:p>Macaroons Might Protect Companies Like Sony From Future Cyber Attac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ays-changetip-must-die-strong-point/</text:p>
          </table:table-cell>
          <table:table-cell office:value-type="string" table:style-name="ce1">
            <text:p>CryptoCoinsNews</text:p>
          </table:table-cell>
          <table:table-cell office:value-type="date" office:date-value="2014-12-17T00:00:00" table:style-name="ce3">
            <text:p>12/17/14</text:p>
          </table:table-cell>
          <table:table-cell office:value-type="string" table:style-name="ce1">
            <text:p>Cornell Professor Says ChangeTip Mist Die: Strong Poi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etip-ceo-nick-sullivan-wont-sell-user-data/</text:p>
          </table:table-cell>
          <table:table-cell office:value-type="string" table:style-name="ce1">
            <text:p>CoinDesk</text:p>
          </table:table-cell>
          <table:table-cell office:value-type="date" office:date-value="2014-12-18T00:00:00" table:style-name="ce3">
            <text:p>12/18/14</text:p>
          </table:table-cell>
          <table:table-cell office:value-type="string" table:style-name="ce1">
            <text:p>ChangeTip CEO Nick Sullivan: We Won't Sell User Data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sirer-blasts-back-asks-changetip-prove-commitment-privacy/</text:p>
          </table:table-cell>
          <table:table-cell office:value-type="string" table:style-name="ce1">
            <text:p>CryptoCoinsNews</text:p>
          </table:table-cell>
          <table:table-cell office:value-type="date" office:date-value="2014-12-30T00:00:00" table:style-name="ce3">
            <text:p>12/30/14</text:p>
          </table:table-cell>
          <table:table-cell office:value-type="string" table:style-name="ce1">
            <text:p>Cornell Professor Sirer Blasts Back: Asks ChangeTip to Prove Their Commitment to Privac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void-bitcoin-scams-2015/</text:p>
          </table:table-cell>
          <table:table-cell office:value-type="string" table:style-name="ce1">
            <text:p>CoinDesk</text:p>
          </table:table-cell>
          <table:table-cell office:value-type="date" office:date-value="2015-01-02T00:00:00" table:style-name="ce3">
            <text:p>01/02/15</text:p>
          </table:table-cell>
          <table:table-cell office:value-type="string" table:style-name="ce1">
            <text:p>How to Avoid Bitcoin Scams in 2015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sarahjeong/2015/01/16/dhs-agent-thought-mt-gox-ceo-was-dpr/</text:p>
          </table:table-cell>
          <table:table-cell office:value-type="string" table:style-name="ce1">
            <text:p>Forbes</text:p>
          </table:table-cell>
          <table:table-cell office:value-type="date" office:date-value="2015-01-16T00:00:00" table:style-name="ce3">
            <text:p>01/16/15</text:p>
          </table:table-cell>
          <table:table-cell office:value-type="string" table:style-name="ce1">
            <text:p>Was Mt. Gox CEO The Dread Pirate Roberts? The DHS Once Believed I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earching-for-cryptocurrency-security-standard/</text:p>
          </table:table-cell>
          <table:table-cell office:value-type="string" table:style-name="ce1">
            <text:p>CoinDesk</text:p>
          </table:table-cell>
          <table:table-cell office:value-type="date" office:date-value="2015-01-25T00:00:00" table:style-name="ce3">
            <text:p>01/25/15</text:p>
          </table:table-cell>
          <table:table-cell office:value-type="string" table:style-name="ce1">
            <text:p>Searching for a Cryptocurrency Security Standard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thomasbrewster/2015/03/27/bitcoin-blockchain-pollution-a-criminal-opportunity/#4f7b29223297</text:p>
          </table:table-cell>
          <table:table-cell office:value-type="string" table:style-name="ce1">
            <text:p>Forbes</text:p>
          </table:table-cell>
          <table:table-cell office:value-type="date" office:date-value="2015-03-27T00:00:00" table:style-name="ce3">
            <text:p>03/27/15</text:p>
          </table:table-cell>
          <table:table-cell office:value-type="string" table:style-name="ce1">
            <text:p>Bitcoin's Blockchain Offers Safe Haven For Malware And Child Abuse, Warns Interpo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ientificamerican.com/article/bitcoin-based-blockchain-breaks-out/</text:p>
          </table:table-cell>
          <table:table-cell office:value-type="string" table:style-name="ce1">
            <text:p>Scientific American</text:p>
          </table:table-cell>
          <table:table-cell office:value-type="date" office:date-value="2015-04-01T00:00:00" table:style-name="ce3">
            <text:p>04/01/15</text:p>
          </table:table-cell>
          <table:table-cell office:value-type="string" table:style-name="ce1">
            <text:p>Bitcoin-Based Blockchain Breaks Ou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nologyreview.com/news/536641/a-new-competitor-for-bitcoin-aims-to-be-faster-and-saf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4-15T00:00:00" table:style-name="ce3">
            <text:p>04/15/15</text:p>
          </table:table-cell>
          <table:table-cell office:value-type="string" table:style-name="ce1">
            <text:p>A New Competitor for Bitcoin Aims to Be Faster and Safer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stanford-professor-developed-faster-securer-bitcoin/</text:p>
          </table:table-cell>
          <table:table-cell office:value-type="string" table:style-name="ce1">
            <text:p>CryptoCoinsNews</text:p>
          </table:table-cell>
          <table:table-cell office:value-type="date" office:date-value="2015-04-21T00:00:00" table:style-name="ce3">
            <text:p>04/21/15</text:p>
          </table:table-cell>
          <table:table-cell office:value-type="string" table:style-name="ce1">
            <text:p>Stanford Professor Developed Faster Securer Bitco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what-is-selfish-mining-and-is-it-a-threat-to-bitcoin/</text:p>
          </table:table-cell>
          <table:table-cell office:value-type="string" table:style-name="ce1">
            <text:p>Coin Journal</text:p>
          </table:table-cell>
          <table:table-cell office:value-type="date" office:date-value="2015-05-14T00:00:00" table:style-name="ce3">
            <text:p>05/14/15</text:p>
          </table:table-cell>
          <table:table-cell office:value-type="string" table:style-name="ce1">
            <text:p>What is Selfish Mining and is it a Threat to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us-government-funds-3-million-cryptocurrency-research-initiative/</text:p>
          </table:table-cell>
          <table:table-cell office:value-type="string" table:style-name="ce1">
            <text:p>CoinDesk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Government Funds $3 Million Cryptocurrency Research Initiativ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us-national-science-foundation-awards-3-year-grant-for-cryptocurrency-research</text:p>
          </table:table-cell>
          <table:table-cell office:value-type="string" table:style-name="ce1">
            <text:p>Coin Telegraph</text:p>
          </table:table-cell>
          <table:table-cell office:value-type="date" office:date-value="2015-07-29T00:00:00" table:style-name="ce3">
            <text:p>07/29/15</text:p>
          </table:table-cell>
          <table:table-cell office:value-type="string" table:style-name="ce1">
            <text:p>US National Science Foundation Awards 3-Year Grant for Cryptocurrency Research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national-science-foundation-awards-research-grants-science-applications-cryptocurrency-1438296576</text:p>
          </table:table-cell>
          <table:table-cell office:value-type="string" table:style-name="ce1">
            <text:p>Bitcoin Magazine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National Science Foundation Awards Research Grants on the Science and Applications of Cryptocurrenc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ethereum-decentralized-app-network-launch/</text:p>
          </table:table-cell>
          <table:table-cell office:value-type="string" table:style-name="ce1">
            <text:p>CoinDesk</text:p>
          </table:table-cell>
          <table:table-cell office:value-type="date" office:date-value="2015-07-30T00:00:00" table:style-name="ce3">
            <text:p>07/30/15</text:p>
          </table:table-cell>
          <table:table-cell office:value-type="string" table:style-name="ce1">
            <text:p>Ethereum Launches Long-Awaited Decentralized App Network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0151/bitcoins-dark-side-could-get-darker/</text:p>
          </table:table-cell>
          <table:table-cell office:value-type="string" table:style-name="ce1">
            <text:p>MIT Technology Review</text:p>
          </table:table-cell>
          <table:table-cell office:value-type="date" office:date-value="2015-08-13T00:00:00" table:style-name="ce3">
            <text:p>08/13/15</text:p>
          </table:table-cell>
          <table:table-cell office:value-type="string" table:style-name="ce1">
            <text:p>Bitcoin’s Dark Side Could Get Darker</text:p>
          </table:table-cell>
          <table:table-cell office:value-type="string" table:style-name="ce1">
            <text:p>juels,shi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core-devs-bankers-and-the-fbi-what-not-to-miss-at-consensus-2015/</text:p>
          </table:table-cell>
          <table:table-cell office:value-type="string" table:style-name="ce1">
            <text:p>CoinDesk</text:p>
          </table:table-cell>
          <table:table-cell office:value-type="date" office:date-value="2015-09-07T00:00:00" table:style-name="ce3">
            <text:p>09/07/15</text:p>
          </table:table-cell>
          <table:table-cell office:value-type="string" table:style-name="ce1">
            <text:p>Core Devs, Bankers and the FBI: What Not to Miss at Consensus 2015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scaling-bitcoin-day-1-constructive-debate-shines/</text:p>
          </table:table-cell>
          <table:table-cell office:value-type="string" table:style-name="ce1">
            <text:p>CoinDesk</text:p>
          </table:table-cell>
          <table:table-cell office:value-type="date" office:date-value="2015-09-13T00:00:00" table:style-name="ce3">
            <text:p>09/13/15</text:p>
          </table:table-cell>
          <table:table-cell office:value-type="string" table:style-name="ce1">
            <text:p>Constructive Debate Shines as Scaling Bitcoin Unites Develop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research-blockchain-problems-bitcoin-ng/</text:p>
          </table:table-cell>
          <table:table-cell office:value-type="string" table:style-name="ce1">
            <text:p>CoinDesk</text:p>
          </table:table-cell>
          <table:table-cell office:value-type="date" office:date-value="2015-09-18T00:00:00" table:style-name="ce3">
            <text:p>09/18/15</text:p>
          </table:table-cell>
          <table:table-cell office:value-type="string" table:style-name="ce1">
            <text:p>Researchers Tackle Tomorrow's Blockchain Problems With Bitcoin-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5/09/19/bitcoin-ng-tomorrows-bitcoin-under-development-today/</text:p>
          </table:table-cell>
          <table:table-cell office:value-type="string" table:style-name="ce1">
            <text:p>News BTC</text:p>
          </table:table-cell>
          <table:table-cell office:value-type="date" office:date-value="2015-09-19T00:00:00" table:style-name="ce3">
            <text:p>09/19/15</text:p>
          </table:table-cell>
          <table:table-cell office:value-type="string" table:style-name="ce1">
            <text:p>Tomorrow's Bitcoin in the Work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ture.com/news/the-future-of-cryptocurrencies-bitcoin-and-beyond-1.18447</text:p>
          </table:table-cell>
          <table:table-cell office:value-type="string" table:style-name="ce1">
            <text:p>Nature</text:p>
          </table:table-cell>
          <table:table-cell office:value-type="date" office:date-value="2015-09-30T00:00:00" table:style-name="ce3">
            <text:p>09/30/15</text:p>
          </table:table-cell>
          <table:table-cell office:value-type="string" table:style-name="ce1">
            <text:p>The future of cryptocurrencies: Bitcoin and beyond : Nature News &amp; Comment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.cornell.edu/stories/2015/11/cornell-teams-join-nsf-campaign-cybersecurity</text:p>
          </table:table-cell>
          <table:table-cell office:value-type="string" table:style-name="ce1">
            <text:p>Cornell Chronicle</text:p>
          </table:table-cell>
          <table:table-cell office:value-type="date" office:date-value="2015-11-06T00:00:00" table:style-name="ce3">
            <text:p>11/06/15</text:p>
          </table:table-cell>
          <table:table-cell office:value-type="string" table:style-name="ce1">
            <text:p>Cornell teams join NSF campaign for cybersecurity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bitcoin-ng-or-how-cornell-researchers-think-a-radical-redesign-can-solve-bitcoin-s-scaling-issues-1447108649</text:p>
          </table:table-cell>
          <table:table-cell office:value-type="string" table:style-name="ce1">
            <text:p>Bitcoin Magazine</text:p>
          </table:table-cell>
          <table:table-cell office:value-type="date" office:date-value="2015-11-09T00:00:00" table:style-name="ce3">
            <text:p>11/09/15</text:p>
          </table:table-cell>
          <table:table-cell office:value-type="string" table:style-name="ce1">
            <text:p>Bitcoin NG, or How Cornell Researchers Think a Radical Redesign Can Solve Bitcoin's Scaling Issue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44431/how-to-spot-bitcoin-inventor-satoshi-nakamot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How to Spot a Bitcoin Invento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echcrunch.com/2015/12/10/satoshi-gulch/</text:p>
          </table:table-cell>
          <table:table-cell office:value-type="string" table:style-name="ce1">
            <text:p>TechCrunch</text:p>
          </table:table-cell>
          <table:table-cell office:value-type="date" office:date-value="2015-12-10T00:00:00" table:style-name="ce3">
            <text:p>12/10/15</text:p>
          </table:table-cell>
          <table:table-cell office:value-type="string" table:style-name="ce1">
            <text:p>Satoshi Gulch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speaker.com/2015/12/11/craig-wright-is-not-satoshi-nakamoto-says-cornell-universitys-professor/</text:p>
          </table:table-cell>
          <table:table-cell office:value-type="string" table:style-name="ce1">
            <text:p>Coin Speaker</text:p>
          </table:table-cell>
          <table:table-cell office:value-type="date" office:date-value="2015-12-11T00:00:00" table:style-name="ce3">
            <text:p>12/11/15</text:p>
          </table:table-cell>
          <table:table-cell office:value-type="string" table:style-name="ce1">
            <text:p>‘Craig Wright is Not Satoshi Nakamoto,’ Says Cornell University’s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r.sputniknews.com/societe/201512151020288022-bitcoin-createur-craig-wright/</text:p>
          </table:table-cell>
          <table:table-cell office:value-type="string" table:style-name="ce1">
            <text:p>Sputnik</text:p>
          </table:table-cell>
          <table:table-cell office:value-type="date" office:date-value="2015-12-15T00:00:00" table:style-name="ce3">
            <text:p>12/15/15</text:p>
          </table:table-cell>
          <table:table-cell office:value-type="string" table:style-name="ce1">
            <text:p>A-t-on démasqué le créateur du Bitcoin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omberg.com/news/articles/2015-12-17/blockchain-lures-ibm-wells-fargo-to-develop-transaction-network</text:p>
          </table:table-cell>
          <table:table-cell office:value-type="string" table:style-name="ce1">
            <text:p>Bloomberg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Blockchain Lures IBM, Wells Fargo for Transaction Network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inuxfoundation.org/news-media/announcements/2015/12/linux-foundation-unites-industry-leaders-advance-blockchain</text:p>
          </table:table-cell>
          <table:table-cell office:value-type="string" table:style-name="ce1">
            <text:p>Linux Foundation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Linux Foundation Unites Industry Leaders to Advance Blockchain Technology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week.com/cloud/financial-and-tech-titans-form-open-source-blockchain-project.html</text:p>
          </table:table-cell>
          <table:table-cell office:value-type="string" table:style-name="ce1">
            <text:p>eWeek</text:p>
          </table:table-cell>
          <table:table-cell office:value-type="date" office:date-value="2015-12-17T00:00:00" table:style-name="ce3">
            <text:p>12/17/15</text:p>
          </table:table-cell>
          <table:table-cell office:value-type="string" table:style-name="ce1">
            <text:p>Financial and Tech Titans Launch Blockchain Project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journaldugeek.com/2015/12/18/decouverte-inventeur-bitcoin-hoax/</text:p>
          </table:table-cell>
          <table:table-cell office:value-type="string" table:style-name="ce1">
            <text:p>Journal du Geek</text:p>
          </table:table-cell>
          <table:table-cell office:value-type="date" office:date-value="2015-12-18T00:00:00" table:style-name="ce3">
            <text:p>12/18/15</text:p>
          </table:table-cell>
          <table:table-cell office:value-type="string" table:style-name="ce1">
            <text:p>Découverte de l’inventeur du Bitcoin ? Ça sent l’hoax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eport.net/linux-foundation-gets-corporate-giants-vows-for-blockchain-promotion/</text:p>
          </table:table-cell>
          <table:table-cell office:value-type="string" table:style-name="ce1">
            <text:p>Coin Report</text:p>
          </table:table-cell>
          <table:table-cell office:value-type="date" office:date-value="2015-12-21T00:00:00" table:style-name="ce3">
            <text:p>12/21/15</text:p>
          </table:table-cell>
          <table:table-cell office:value-type="string" table:style-name="ce1">
            <text:p>Linux Foundation gets corporate giants’ vows for blockchain promot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2015-year-of-blockchain/</text:p>
          </table:table-cell>
          <table:table-cell office:value-type="string" table:style-name="ce1">
            <text:p>CoinDesk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2015 Was the Year of the Blockchai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533326/the-startup-meant-to-reinvent-what-bitcoin-can-do/</text:p>
          </table:table-cell>
          <table:table-cell office:value-type="string" table:style-name="ce1">
            <text:p>MIT Technology Review</text:p>
          </table:table-cell>
          <table:table-cell office:value-type="date" office:date-value="2015-12-22T00:00:00" table:style-name="ce3">
            <text:p>12/22/15</text:p>
          </table:table-cell>
          <table:table-cell office:value-type="string" table:style-name="ce1">
            <text:p>The Startup Meant to Reinvent What Bitcoin Can Do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10-must-read-cryptocurrency-research-papers-from-2015/</text:p>
          </table:table-cell>
          <table:table-cell office:value-type="string" table:style-name="ce1">
            <text:p>CoinDesk</text:p>
          </table:table-cell>
          <table:table-cell office:value-type="date" office:date-value="2015-12-27T00:00:00" table:style-name="ce3">
            <text:p>12/27/15</text:p>
          </table:table-cell>
          <table:table-cell office:value-type="string" table:style-name="ce1">
            <text:p>The Top 10 Cryptocurrency Research Papers of 2015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pectrum.ieee.org/tech-talk/telecom/internet/fear-and-loathing-in-the-bitcoin-world</text:p>
          </table:table-cell>
          <table:table-cell office:value-type="string" table:style-name="ce1">
            <text:p>IEEE Spectrum</text:p>
          </table:table-cell>
          <table:table-cell office:value-type="date" office:date-value="2016-01-21T00:00:00" table:style-name="ce3">
            <text:p>01/21/16</text:p>
          </table:table-cell>
          <table:table-cell office:value-type="string" table:style-name="ce1">
            <text:p>Bitcoin Needs (Gasp!) Formal Governance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register.co.uk/2016/02/10/crypto_connoisseurs_curl_up_with_princetons_300page_ode_to_bitcoin/</text:p>
          </table:table-cell>
          <table:table-cell office:value-type="string" table:style-name="ce1">
            <text:p>The Register</text:p>
          </table:table-cell>
          <table:table-cell office:value-type="date" office:date-value="2016-02-10T00:00:00" table:style-name="ce3">
            <text:p>02/10/16</text:p>
          </table:table-cell>
          <table:table-cell office:value-type="string" table:style-name="ce1">
            <text:p>Crypto connoisseurs: Curl up with Princeton's 300-page ode to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0781/technical-roadblock-might-shatter-bitcoin-dreams/</text:p>
          </table:table-cell>
          <table:table-cell office:value-type="string" table:style-name="ce1">
            <text:p>MIT Technology Review</text:p>
          </table:table-cell>
          <table:table-cell office:value-type="date" office:date-value="2016-02-16T00:00:00" table:style-name="ce3">
            <text:p>02/16/16</text:p>
          </table:table-cell>
          <table:table-cell office:value-type="string" table:style-name="ce1">
            <text:p>Technical Roadblock Might Shatter Bitcoin Dream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researchers-redesign-scaling-decentralized-blockchains/</text:p>
          </table:table-cell>
          <table:table-cell office:value-type="string" table:style-name="ce1">
            <text:p>CoinDesk</text:p>
          </table:table-cell>
          <table:table-cell office:value-type="date" office:date-value="2016-02-17T00:00:00" table:style-name="ce3">
            <text:p>02/17/16</text:p>
          </table:table-cell>
          <table:table-cell office:value-type="string" table:style-name="ce1">
            <text:p>Researchers Argue Radical Redesigns Needed to Scale Decentralized Blockchain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provide-contrasts-predictions-consensus-protocols-1545929</text:p>
          </table:table-cell>
          <table:table-cell office:value-type="string" table:style-name="ce1">
            <text:p>IB Times</text:p>
          </table:table-cell>
          <table:table-cell office:value-type="date" office:date-value="2016-02-25T00:00:00" table:style-name="ce3">
            <text:p>02/25/16</text:p>
          </table:table-cell>
          <table:table-cell office:value-type="string" table:style-name="ce1">
            <text:p>Blockchain experts provide contrasts and predictions on consensus protocol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lockcy.com/bitcoin-vault-making-bitcoin-theft-impossible</text:p>
          </table:table-cell>
          <table:table-cell office:value-type="string" table:style-name="ce1">
            <text:p>Blockcy</text:p>
          </table:table-cell>
          <table:table-cell office:value-type="date" office:date-value="2016-02-27T00:00:00" table:style-name="ce3">
            <text:p>02/27/16</text:p>
          </table:table-cell>
          <table:table-cell office:value-type="string" table:style-name="ce1">
            <text:p>No More Bitcoin Theft With This New Invention Says Professor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2/28/bitcoin-covenant-defense-bitcoin-theft/</text:p>
          </table:table-cell>
          <table:table-cell office:value-type="string" table:style-name="ce1">
            <text:p>News BTC</text:p>
          </table:table-cell>
          <table:table-cell office:value-type="date" office:date-value="2016-02-28T00:00:00" table:style-name="ce3">
            <text:p>02/28/16</text:p>
          </table:table-cell>
          <table:table-cell office:value-type="string" table:style-name="ce1">
            <text:p>The Bitcoin Covenant — Defense Against Bitcoin Theft !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the-bank-of-england-s-rscoin-an-experiment-for-central-banks-or-a-bitcoin-alternative-1459183955</text:p>
          </table:table-cell>
          <table:table-cell office:value-type="string" table:style-name="ce1">
            <text:p>Bitcoin Magazine</text:p>
          </table:table-cell>
          <table:table-cell office:value-type="date" office:date-value="2016-03-28T00:00:00" table:style-name="ce3">
            <text:p>03/28/16</text:p>
          </table:table-cell>
          <table:table-cell office:value-type="string" table:style-name="ce1">
            <text:p>The Bank of England’s RSCoin: An Experiment for Central Banks or a Bitcoin Alternative?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4/ithaca-pittsford-score-high-school-programming-contest</text:p>
          </table:table-cell>
          <table:table-cell office:value-type="string" table:style-name="ce1">
            <text:p>Cornell Chronicle</text:p>
          </table:table-cell>
          <table:table-cell office:value-type="date" office:date-value="2016-04-13T00:00:00" table:style-name="ce3">
            <text:p>04/13/16</text:p>
          </table:table-cell>
          <table:table-cell office:value-type="string" table:style-name="ce1">
            <text:p>Ithaca, Pittsford score in high school programming contes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dev-peter-todd-forced-soft-forks-send-dangerous-message/</text:p>
          </table:table-cell>
          <table:table-cell office:value-type="string" table:style-name="ce1">
            <text:p>Reuters</text:p>
          </table:table-cell>
          <table:table-cell office:value-type="date" office:date-value="2016-04-15T00:00:00" table:style-name="ce3">
            <text:p>04/15/16</text:p>
          </table:table-cell>
          <table:table-cell office:value-type="string" table:style-name="ce1">
            <text:p>Bitcoin Dev Peter Todd: Soft Forks Send Dangerous Messag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usatoday.com/story/tech/2016/05/02/bitcoin-founder-identified/83813744/</text:p>
          </table:table-cell>
          <table:table-cell office:value-type="string" table:style-name="ce1">
            <text:p>USA Today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Australian claims he is the founder of Bitcoin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sj.com/articles/craig-wright-claims-he-is-bitcoin-inventor-satoshi-nakamoto-1462182349</text:p>
          </table:table-cell>
          <table:table-cell office:value-type="string" table:style-name="ce1">
            <text:p>Wall Street Journal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Craig Wright Claims He Is Bitcoin Inventor ‘Satoshi Nakamoto'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verge.com/2016/5/2/11566296/craig-steven-wright-satoshi-nakamoto-bitcoin-proof</text:p>
          </table:table-cell>
          <table:table-cell office:value-type="string" table:style-name="ce1">
            <text:p>The Verge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The latest Bitcoin inventor claims don't add u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foxnews.com/tech/2016/05/02/us-military-proposes-secure-self-destructing-messaging-app.html</text:p>
          </table:table-cell>
          <table:table-cell office:value-type="string" table:style-name="ce1">
            <text:p>Fox News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US military proposes secure, self-destructing messaging app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371/will-the-real-satoshi-nakamoto-help-fix-bitcoin/</text:p>
          </table:table-cell>
          <table:table-cell office:value-type="string" table:style-name="ce1">
            <text:p>MIT Technology Review</text:p>
          </table:table-cell>
          <table:table-cell office:value-type="date" office:date-value="2016-05-02T00:00:00" table:style-name="ce3">
            <text:p>05/02/16</text:p>
          </table:table-cell>
          <table:table-cell office:value-type="string" table:style-name="ce1">
            <text:p>Will the Real Satoshi Nakamoto Help Fix Bitcoin?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echtimes.com/articles/155533/20160503/australian-computer-scientist-shows-proof-he-is-bitcoin-creator-satoshi-nakamoto.htm</text:p>
          </table:table-cell>
          <table:table-cell office:value-type="string" table:style-name="ce1">
            <text:p>Tech Times</text:p>
          </table:table-cell>
          <table:table-cell office:value-type="date" office:date-value="2016-05-03T00:00:00" table:style-name="ce3">
            <text:p>05/03/16</text:p>
          </table:table-cell>
          <table:table-cell office:value-type="string" table:style-name="ce1">
            <text:p>Australian Computer Scientist Shows Proof He Is Bitcoin Creator Satoshi Nakamot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alon.com/2016/05/05/bitcoins_self_proclaimed_founder_backtracks/</text:p>
          </table:table-cell>
          <table:table-cell office:value-type="string" table:style-name="ce1">
            <text:p>Salon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’s self-proclaimed founder backtrack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times.com/business/technology/la-fi-tn-bitcoin-founder-20160505-story.html</text:p>
          </table:table-cell>
          <table:table-cell office:value-type="string" table:style-name="ce1">
            <text:p>LA Times</text:p>
          </table:table-cell>
          <table:table-cell office:value-type="date" office:date-value="2016-05-05T00:00:00" table:style-name="ce3">
            <text:p>05/05/16</text:p>
          </table:table-cell>
          <table:table-cell office:value-type="string" table:style-name="ce1">
            <text:p>Bitcoin's self-proclaimed founder says he lacks 'courage' to give more proof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us-bitcoin-governance-idUSKCN0XX1WU</text:p>
          </table:table-cell>
          <table:table-cell office:value-type="string" table:style-name="ce1">
            <text:p>Reuters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Bitcoin has a governance problem, no matter who created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lastampa.it/2016/05/06/economia/craig-wright-non-prova-di-essere-nakamoto-ma-il-mistero-si-infittisce-lV9CTvo0xQmNsTngt2hn4K/pagina.html</text:p>
          </table:table-cell>
          <table:table-cell office:value-type="string" table:style-name="ce1">
            <text:p>La Stampa</text:p>
          </table:table-cell>
          <table:table-cell office:value-type="date" office:date-value="2016-05-06T00:00:00" table:style-name="ce3">
            <text:p>05/06/16</text:p>
          </table:table-cell>
          <table:table-cell office:value-type="string" table:style-name="ce1">
            <text:p>Craig Wright non prova di essere Nakamoto, ma il mistero si infittisc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au.finance.yahoo.com/news/bitcoin-governance-problem-030107893.html</text:p>
          </table:table-cell>
          <table:table-cell office:value-type="string" table:style-name="ce1">
            <text:p>Yahoo</text:p>
          </table:table-cell>
          <table:table-cell office:value-type="date" office:date-value="2016-05-11T00:00:00" table:style-name="ce3">
            <text:p>05/11/16</text:p>
          </table:table-cell>
          <table:table-cell office:value-type="string" table:style-name="ce1">
            <text:p>Bitcoin has a governance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05/18/leaderless-company-rakes-in-133-million-new-crowdfunding-rules-allow-startups-to-raise-1-million/#690459f37513</text:p>
          </table:table-cell>
          <table:table-cell office:value-type="string" table:style-name="ce1">
            <text:p>Forbes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Leaderless Company Rakes In $133 Million – New Crowdfunding Rules Allow Startups To Raise $1 Million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mid-huge-fundraise-thedao-sparks-a-public-debate/</text:p>
          </table:table-cell>
          <table:table-cell office:value-type="string" table:style-name="ce1">
            <text:p>Coindesk</text:p>
          </table:table-cell>
          <table:table-cell office:value-type="date" office:date-value="2016-05-18T00:00:00" table:style-name="ce3">
            <text:p>05/18/16</text:p>
          </table:table-cell>
          <table:table-cell office:value-type="string" table:style-name="ce1">
            <text:p>Public Opinion Split As The DAO Rakes in Ethereum Funding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smart-contracts-a-tool-for-bank-lawyers-not-a-replacement-1081078-1.html</text:p>
          </table:table-cell>
          <table:table-cell office:value-type="string" table:style-name="ce1">
            <text:p>American Banker</text:p>
          </table:table-cell>
          <table:table-cell office:value-type="date" office:date-value="2016-05-19T00:00:00" table:style-name="ce3">
            <text:p>05/19/16</text:p>
          </table:table-cell>
          <table:table-cell office:value-type="string" table:style-name="ce1">
            <text:p>Smart Contracts: A Tool for Bank Lawyers, Not a Replacement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ndependent.com/news/2016/may/23/computer-expert-raises-new-concerns-bitcoin-users/</text:p>
          </table:table-cell>
          <table:table-cell office:value-type="string" table:style-name="ce1">
            <text:p>Independent</text:p>
          </table:table-cell>
          <table:table-cell office:value-type="date" office:date-value="2016-05-23T00:00:00" table:style-name="ce3">
            <text:p>05/23/16</text:p>
          </table:table-cell>
          <table:table-cell office:value-type="string" table:style-name="ce1">
            <text:p>Computer Expert Raises New Concerns for Bitcoin User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090656-controversial-software-claims-to-tell-personality-from-your-face/</text:p>
          </table:table-cell>
          <table:table-cell office:value-type="string" table:style-name="ce1">
            <text:p>New Scientist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Controversial software claims to tell personality from your face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kraken-dao-trading-critics-moratorium/</text:p>
          </table:table-cell>
          <table:table-cell office:value-type="string" table:style-name="ce1">
            <text:p>CoinDesk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Kraken to Add DAO Trading as Critics Call for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5/28/business/dealbook/paper-points-up-flaws-in-venture-fund-based-on-virtual-money.html?smid=tw-share&amp;_r=0</text:p>
          </table:table-cell>
          <table:table-cell office:value-type="string" table:style-name="ce1">
            <text:p>New York Times</text:p>
          </table:table-cell>
          <table:table-cell office:value-type="date" office:date-value="2016-05-27T00:00:00" table:style-name="ce3">
            <text:p>05/27/16</text:p>
          </table:table-cell>
          <table:table-cell office:value-type="string" table:style-name="ce1">
            <text:p>Paper Points Up Flaws in Venture Fund Based on Virtual Money - The New York Times</text:p>
          </table:table-cell>
          <table:table-cell office:value-type="string" table:style-name="ce1">
            <text:p>sirer,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spectrum.ieee.org/tech-talk/computing/networks/ethereums-150-million-dollar-dao-opens-for-business-just-as-researchers-call-for-a-moratorium</text:p>
          </table:table-cell>
          <table:table-cell office:value-type="string" table:style-name="ce1">
            <text:p>IEEE Spectrum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Ethereum’s $150-Million Blockchain-Powered Fund Opens Just as Researchers Call For a Hal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the-seven-sins-dao/</text:p>
          </table:table-cell>
          <table:table-cell office:value-type="string" table:style-name="ce1">
            <text:p>Bitcoinist</text:p>
          </table:table-cell>
          <table:table-cell office:value-type="date" office:date-value="2016-05-28T00:00:00" table:style-name="ce3">
            <text:p>05/28/16</text:p>
          </table:table-cell>
          <table:table-cell office:value-type="string" table:style-name="ce1">
            <text:p>The Seven Sins of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merkle.com/a-group-of-researchers-call-for-a-temporary-moratorium-on-dao-proposals/</text:p>
          </table:table-cell>
          <table:table-cell office:value-type="string" table:style-name="ce1">
            <text:p>The Merkle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A Group of Researchers Call For a Temporary Moratorium On DAO Proposals – The Merkle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xnewscall.com/ethereum-problems-for-the-150-million-blockchain-powered-ethereum-fund/1940774/</text:p>
          </table:table-cell>
          <table:table-cell office:value-type="string" table:style-name="ce1">
            <text:p>Fx News Cal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 Problems For The $150 Million Blockchain Powered Ethereum Fund? - FX News Call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6/05/30/ethereums-blockchain-dao-fund-opens-critical-analysis-security-experts/</text:p>
          </table:table-cell>
          <table:table-cell office:value-type="string" table:style-name="ce1">
            <text:p>Blockchain News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Ethereum's $150 Million Blockchain DAO Fund Opens To Critical Analysis by Security Experts - Blockchain News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695033/the-dao-security-concerns-funded-by-ether/</text:p>
          </table:table-cell>
          <table:table-cell office:value-type="string" table:style-name="ce1">
            <text:p>Quartz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Researchers point to possible security flaws in the DAO, the $150 million virtual-company experiment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lock-security-proposal-dao-vlad-attacks/</text:p>
          </table:table-cell>
          <table:table-cell office:value-type="string" table:style-name="ce1">
            <text:p>CoinJournal</text:p>
          </table:table-cell>
          <table:table-cell office:value-type="date" office:date-value="2016-05-30T00:00:00" table:style-name="ce3">
            <text:p>05/30/16</text:p>
          </table:table-cell>
          <table:table-cell office:value-type="string" table:style-name="ce1">
            <text:p>Slock.it Submits Security Proposal to The DAO Amid ‘Vlad Attacks’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Three-individuals-call-for-a-moratorium-to-prevent-losses-to-the-Ethereum-DAO-215220</text:p>
          </table:table-cell>
          <table:table-cell office:value-type="string" table:style-name="ce1">
            <text:p>EconoTime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Three individuals call for a moratorium to prevent losses to the Ethereum 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dao-critics-call-for-a-moratorium/</text:p>
          </table:table-cell>
          <table:table-cell office:value-type="string" table:style-name="ce1">
            <text:p>CryptoCoinsNews</text:p>
          </table:table-cell>
          <table:table-cell office:value-type="date" office:date-value="2016-05-31T00:00:00" table:style-name="ce3">
            <text:p>05/31/16</text:p>
          </table:table-cell>
          <table:table-cell office:value-type="string" table:style-name="ce1">
            <text:p>Ethereum DAO Critics Call for a Moratori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61874</text:p>
          </table:table-cell>
          <table:table-cell office:value-type="string" table:style-name="ce1">
            <text:p>Haaretz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DAO</text:p>
          </table:table-cell>
          <table:table-cell office:value-type="string" table:style-name="ce1">
            <text:p>sirer,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iliconangle.com/blog/2016/06/01/bitcoin-weekly-2016-june-1-china-influences-20-rise-in-market-value-btc-not-money-case-australia-auctioning-11-5m-in-bitcoins-the-dao-comes-online/</text:p>
          </table:table-cell>
          <table:table-cell office:value-type="string" table:style-name="ce1">
            <text:p>Silicon Angle</text:p>
          </table:table-cell>
          <table:table-cell office:value-type="date" office:date-value="2016-06-01T00:00:00" table:style-name="ce3">
            <text:p>06/01/16</text:p>
          </table:table-cell>
          <table:table-cell office:value-type="string" table:style-name="ce1">
            <text:p>Bitcoin Weekly 2016 June 1: China influences rise in market value, BTC ‘not money’ case, Australia auctioning $11.5M in bitcoins, the DAO comes onli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06/03/slock-releases-first-version-dao-proposal-framework/</text:p>
          </table:table-cell>
          <table:table-cell office:value-type="string" table:style-name="ce1">
            <text:p>News BTC</text:p>
          </table:table-cell>
          <table:table-cell office:value-type="date" office:date-value="2016-06-03T00:00:00" table:style-name="ce3">
            <text:p>06/03/16</text:p>
          </table:table-cell>
          <table:table-cell office:value-type="string" table:style-name="ce1">
            <text:p>Slock.it Releases First Version of DAO Proposal Frame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social-kapital-goes-further-than-dao-in-security-concerns</text:p>
          </table:table-cell>
          <table:table-cell office:value-type="string" table:style-name="ce1">
            <text:p>Coin Telegraph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Social Kapital Goes Further Than DAO in Security Concer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ired.com/2016/06/biggest-crowdfunding-project-ever-dao-mess/</text:p>
          </table:table-cell>
          <table:table-cell office:value-type="string" table:style-name="ce1">
            <text:p>Wired Magazine</text:p>
          </table:table-cell>
          <table:table-cell office:value-type="date" office:date-value="2016-06-06T00:00:00" table:style-name="ce3">
            <text:p>06/06/16</text:p>
          </table:table-cell>
          <table:table-cell office:value-type="string" table:style-name="ce1">
            <text:p>The Biggest Crowdfunding Project Ever—the DAO—Is Kind of a Mes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s/601643/companies-are-stockpiling-bitcoin-to-pay-off-cybercriminals/#/set/id/601637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07T00:00:00" table:style-name="ce3">
            <text:p>06/07/16</text:p>
          </table:table-cell>
          <table:table-cell office:value-type="string" table:style-name="ce1">
            <text:p>Companies Are Stockpiling Bitcoin to Pay Off Cybercriminal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softpedia.com/news/companies-are-stockpiling-bitcoin-in-case-they-get-infected-with-ransomware-504987.shtml</text:p>
          </table:table-cell>
          <table:table-cell office:value-type="string" table:style-name="ce1">
            <text:p>Softpedia</text:p>
          </table:table-cell>
          <table:table-cell office:value-type="date" office:date-value="2016-06-08T00:00:00" table:style-name="ce3">
            <text:p>06/08/16</text:p>
          </table:table-cell>
          <table:table-cell office:value-type="string" table:style-name="ce1">
            <text:p>Companies Are Stockpiling Bitcoin in Case They Get Infected with Ransomwa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ravenewcoin.com/news/large-uk-businesses-holding-bitcoin-to-pay-ransoms/</text:p>
          </table:table-cell>
          <table:table-cell office:value-type="string" table:style-name="ce1">
            <text:p>Brave New Coin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Large UK businesses are holding bitcoin to pay ranso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telegraph.com/news/fixing-dao-will-take-months-communitys-response-is-crucial</text:p>
          </table:table-cell>
          <table:table-cell office:value-type="string" table:style-name="ce1">
            <text:p>Coin Telegraph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Fixing DAO Will Take Months, Community’s Response Is Crucia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dao-can-keep-becoming-next-mt-gox/</text:p>
          </table:table-cell>
          <table:table-cell office:value-type="string" table:style-name="ce1">
            <text:p>CoinDesk</text:p>
          </table:table-cell>
          <table:table-cell office:value-type="date" office:date-value="2016-06-09T00:00:00" table:style-name="ce3">
            <text:p>06/09/16</text:p>
          </table:table-cell>
          <table:table-cell office:value-type="string" table:style-name="ce1">
            <text:p>Will The DAO Become Ethereum's Mt Gox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.cornell.edu/stories/2016/06/new-cryptocurrency-introduces-new-risks</text:p>
          </table:table-cell>
          <table:table-cell office:value-type="string" table:style-name="ce1">
            <text:p>Cornell Chronicle</text:p>
          </table:table-cell>
          <table:table-cell office:value-type="date" office:date-value="2016-06-16T00:00:00" table:style-name="ce3">
            <text:p>06/16/16</text:p>
          </table:table-cell>
          <table:table-cell office:value-type="string" table:style-name="ce1">
            <text:p>New cryptocurrency introduces new ris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dao-is-closing-down/</text:p>
          </table:table-cell>
          <table:table-cell office:value-type="string" table:style-name="ce1">
            <text:p>CoinDesk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DAO is Closing D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6/18/business/dealbook/hacker-may-have-removed-more-than-50-million-from-experimental-cybercurrency-project.html</text:p>
          </table:table-cell>
          <table:table-cell office:value-type="string" table:style-name="ce1">
            <text:p>New York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A Hacking of More Than $50 Million Dollars Dashes Hopes in the World of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xt.ft.com/content/591518a0-34df-11e6-ad39-3fee5ffe5b5b</text:p>
          </table:table-cell>
          <table:table-cell office:value-type="string" table:style-name="ce1">
            <text:p>Financial Times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‘Ether’ brought to earth by theft of $50m in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pcmag.com/news/345402/hacker-takes-50-million-worth-of-ether-a-rival-to-bitcoin</text:p>
          </table:table-cell>
          <table:table-cell office:value-type="string" table:style-name="ce1">
            <text:p>PC Magazine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Hacker Takes $50 Million Worth of Ether, A Rival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the-explosion-dao/</text:p>
          </table:table-cell>
          <table:table-cell office:value-type="string" table:style-name="ce1">
            <text:p>Bitcoinist</text:p>
          </table:table-cell>
          <table:table-cell office:value-type="date" office:date-value="2016-06-17T00:00:00" table:style-name="ce3">
            <text:p>06/17/16</text:p>
          </table:table-cell>
          <table:table-cell office:value-type="string" table:style-name="ce1">
            <text:p>The Explosion of the DAO, Over 3 Million Ether Stole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1724/80-million-hack-shows-the-dangers-of-programmable-money/</text:p>
          </table:table-cell>
          <table:table-cell office:value-type="string" table:style-name="ce1">
            <text:p>MIT Technology Review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$80 Million Hack Shows the Dangers of Programmable Mone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wired.com/2016/06/50-million-hack-just-showed-dao-human/</text:p>
          </table:table-cell>
          <table:table-cell office:value-type="string" table:style-name="ce1">
            <text:p>Wired Magazine</text:p>
          </table:table-cell>
          <table:table-cell office:value-type="date" office:date-value="2016-06-18T00:00:00" table:style-name="ce3">
            <text:p>06/18/16</text:p>
          </table:table-cell>
          <table:table-cell office:value-type="string" table:style-name="ce1">
            <text:p>A $50 Million Hack Just Showed That the DAO Was All Too Huma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dao-shambles-wake-call-entire-ecosystem/</text:p>
          </table:table-cell>
          <table:table-cell office:value-type="string" table:style-name="ce1">
            <text:p>CryptoCoinsNews</text:p>
          </table:table-cell>
          <table:table-cell office:value-type="date" office:date-value="2016-06-19T00:00:00" table:style-name="ce3">
            <text:p>06/19/16</text:p>
          </table:table-cell>
          <table:table-cell office:value-type="string" table:style-name="ce1">
            <text:p>The DAO Shambles is a Wake up Call for the Entire Eco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francescoppola/2016/06/20/the-dao-hacking-shows-that-coders-are-not-infallible/#fb044a4125dc</text:p>
          </table:table-cell>
          <table:table-cell office:value-type="string" table:style-name="ce1">
            <text:p>Forbes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The DAO Hacking Shows That Coders Are Not Infallible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eit.de/digital/internet/2016-06/the-dao-blockchain-ether-hack</text:p>
          </table:table-cell>
          <table:table-cell office:value-type="string" table:style-name="ce1">
            <text:p>Die Zeit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Und plötzlich fehlen 50 Millionen Dolla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mputing.co.uk/ctg/news/2462011/doa-hacker-syphons-off-gbp30m-in-crypto-currency-ethereum</text:p>
          </table:table-cell>
          <table:table-cell office:value-type="string" table:style-name="ce1">
            <text:p>Computing Magazin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DAO hacker syphons off £30m in crypto-currency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io.com/article/3086207/cloud-computing/a-blockchain-smart-contract-could-cost-investors-millions.html</text:p>
          </table:table-cell>
          <table:table-cell office:value-type="string" table:style-name="ce1">
            <text:p>CIO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zdnet.be/nieuws/182551/hacker-claimt-rechtmatig-bezit-van-53-miljoen-dollar-gestolen-cryptogeld/</text:p>
          </table:table-cell>
          <table:table-cell office:value-type="string" table:style-name="ce1">
            <text:p>ZDNet.be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Hacker claimt rechtmatig bezit 53 miljoen dollar gestolen cryptoge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nformaticien.com/actualites/id/40863/la-cryptomonnaie-ether-victime-d-un-piratage-massif.aspx</text:p>
          </table:table-cell>
          <table:table-cell office:value-type="string" table:style-name="ce1">
            <text:p>L\'Informaticien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a cryptomonnaie Ether victime d’un piratage massi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goravox.fr/tribune-libre/article/le-detournement-de-50-millions-de-182063</text:p>
          </table:table-cell>
          <table:table-cell office:value-type="string" table:style-name="ce1">
            <text:p>AgoraVox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Le détournement de 50 millions de dollars sape à la base l’émule du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rogrammez.com/actualites/piratage-de-thedao-50-millions-de-dollars-virtuels-reellement-derobes-24522</text:p>
          </table:table-cell>
          <table:table-cell office:value-type="string" table:style-name="ce1">
            <text:p>Programme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Piratage de TheDAO : 50 millions de dollars virtuels réellement dérobé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aaretz.co.il/captain/net/.premium-1.2981022</text:p>
          </table:table-cell>
          <table:table-cell office:value-type="string" table:style-name="ce1">
            <text:p>Haaretz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50 מיליון דולר נשאבו, וב-Dao מגלים את המגבלות של אוטופיה מתוכנתת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cworld.com/article/3086211/a-blockchain-smart-contract-could-cost-investors-millions.html</text:p>
          </table:table-cell>
          <table:table-cell office:value-type="string" table:style-name="ce1">
            <text:p>PC World</text:p>
          </table:table-cell>
          <table:table-cell office:value-type="date" office:date-value="2016-06-20T00:00:00" table:style-name="ce3">
            <text:p>06/20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a-legal-analysis-of-the-dao-exploit-and-possible-investor-rights-1466524659</text:p>
          </table:table-cell>
          <table:table-cell office:value-type="string" table:style-name="ce1">
            <text:p>Bitcoin Magazine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chworld.com.au/article/602102/blockchain-smart-contract-could-cost-investors-millions/</text:p>
          </table:table-cell>
          <table:table-cell office:value-type="string" table:style-name="ce1">
            <text:p>TechWorld Australia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blockchain 'smart contract' could cost investors millio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an-learn-dao/</text:p>
          </table:table-cell>
          <table:table-cell office:value-type="string" table:style-name="ce1">
            <text:p>CoinDesk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What We Can Learn From the DA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6585930</text:p>
          </table:table-cell>
          <table:table-cell office:value-type="string" table:style-name="ce1">
            <text:p>BBC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Hack attack drains start-up investment fun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asdaq.com/article/a-legal-analysis-of-the-dao-exploit-and-possible-investor-rights-cm638561</text:p>
          </table:table-cell>
          <table:table-cell office:value-type="string" table:style-name="ce1">
            <text:p>NASDAQ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A Legal Analysis of the DAO Exploit and Possible Investor Right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ueddeutsche.de/digital/the-dao-millionen-dollar-raub-spaltet-verfechter-von-kryptowaehrung-1.3044097</text:p>
          </table:table-cell>
          <table:table-cell office:value-type="string" table:style-name="ce1">
            <text:p>Süddeutche Zeitung</text:p>
          </table:table-cell>
          <table:table-cell office:value-type="date" office:date-value="2016-06-21T00:00:00" table:style-name="ce3">
            <text:p>06/21/16</text:p>
          </table:table-cell>
          <table:table-cell office:value-type="string" table:style-name="ce1">
            <text:p>53-Millionen-Dollar-Raub spaltet Verfechter von Kryptowähru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-discovered-dao-vulnerability-reveals-10-exploits/</text:p>
          </table:table-cell>
          <table:table-cell office:value-type="string" table:style-name="ce1">
            <text:p>CoinDesk</text:p>
          </table:table-cell>
          <table:table-cell office:value-type="date" office:date-value="2016-06-22T00:00:00" table:style-name="ce3">
            <text:p>06/22/16</text:p>
          </table:table-cell>
          <table:table-cell office:value-type="string" table:style-name="ce1">
            <text:p>Cornell Professor Calls for 'DAO 2.0' Move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cope.blogspot.com/2016/06/20.html</text:p>
          </table:table-cell>
          <table:table-cell office:value-type="string" table:style-name="ce1">
            <text:p>Cryptoscope</text:p>
          </table:table-cell>
          <table:table-cell office:value-type="date" office:date-value="2016-06-23T00:00:00" table:style-name="ce3">
            <text:p>06/23/16</text:p>
          </table:table-cell>
          <table:table-cell office:value-type="string" table:style-name="ce1">
            <text:p>Эмин Гюн Сирер: ДАО 2.0 должна быть продумана более тщательно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mist.com/news/finance-and-economics/21701136-cyber-attacker-outsmarts-smart-contract-theft-property</text:p>
          </table:table-cell>
          <table:table-cell office:value-type="string" table:style-name="ce1">
            <text:p>The Economist</text:p>
          </table:table-cell>
          <table:table-cell office:value-type="date" office:date-value="2016-06-25T00:00:00" table:style-name="ce3">
            <text:p>06/25/16</text:p>
          </table:table-cell>
          <table:table-cell office:value-type="string" table:style-name="ce1">
            <text:p>Theft is Propert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itcoinist.net/dao-soft-fork-ethereum-vulnerable/</text:p>
          </table:table-cell>
          <table:table-cell office:value-type="string" table:style-name="ce1">
            <text:p>Bitcoinist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DAO Wars Soft Fork Makes Ethereum Blockchain Vulner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ytimes.com/2016/07/03/business/dealbook/bitcoin-china.html?smid=tw-share</text:p>
          </table:table-cell>
          <table:table-cell office:value-type="string" table:style-name="ce1">
            <text:p>New York Times</text:p>
          </table:table-cell>
          <table:table-cell office:value-type="date" office:date-value="2016-06-28T00:00:00" table:style-name="ce3">
            <text:p>06/28/16</text:p>
          </table:table-cell>
          <table:table-cell office:value-type="string" table:style-name="ce1">
            <text:p>How China Took Center Stage in Bitcoin's Civil Wa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ethereum-crises-deepens-softfork-hardfork-decision-just-16-days/</text:p>
          </table:table-cell>
          <table:table-cell office:value-type="string" table:style-name="ce1">
            <text:p>CryptoCoinsNews</text:p>
          </table:table-cell>
          <table:table-cell office:value-type="date" office:date-value="2016-06-29T00:00:00" table:style-name="ce3">
            <text:p>06/29/16</text:p>
          </table:table-cell>
          <table:table-cell office:value-type="string" table:style-name="ce1">
            <text:p>Ethereum Crises Deepens; SoftFork Out, HardFork Decision in Just 16 Da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://www.lrb.co.uk/v38/n13/andrew-ohagan/the-satoshi-affair">http://www.lrb.co.uk/v38/n13/andrew-ohagan/the-satoshi-affair</text:a></text:p>
          </table:table-cell>
          <table:table-cell office:value-type="string" table:style-name="ce1">
            <text:p>London Review of Books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he Satoshi Affai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inverse.com/article/17788-dao-53-million-stolen-ethereum-hack-bitcoin-cryptocurrency-code-ether-july-14</text:p>
          </table:table-cell>
          <table:table-cell office:value-type="string" table:style-name="ce1">
            <text:p>Invers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Ethereum's Coders Race to Recover Their Stolen $53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verge.com/2016/6/30/12068258/ethereum-dao-heist-theft-cryptocurrency-53-million</text:p>
          </table:table-cell>
          <table:table-cell office:value-type="string" table:style-name="ce1">
            <text:p>The Verge</text:p>
          </table:table-cell>
          <table:table-cell office:value-type="date" office:date-value="2016-06-30T00:00:00" table:style-name="ce3">
            <text:p>06/30/16</text:p>
          </table:table-cell>
          <table:table-cell office:value-type="string" table:style-name="ce1">
            <text:p>Time is running out to stop a $53 million cryptocurrency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crunch.com/2016/07/02/the-only-thing-that-really-worried-me-was-the-ether/</text:p>
          </table:table-cell>
          <table:table-cell office:value-type="string" table:style-name="ce1">
            <text:p>TechCrunch</text:p>
          </table:table-cell>
          <table:table-cell office:value-type="date" office:date-value="2016-07-02T00:00:00" table:style-name="ce3">
            <text:p>07/02/16</text:p>
          </table:table-cell>
          <table:table-cell office:value-type="string" table:style-name="ce1">
            <text:p>A brief history of cryptocurrency drama, or, what could possibly DAO wrong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traitstimes.com/asia/east-asia/bitcoins-just-a-bit-confused</text:p>
          </table:table-cell>
          <table:table-cell office:value-type="string" table:style-name="ce1">
            <text:p>Straits Times</text:p>
          </table:table-cell>
          <table:table-cell office:value-type="date" office:date-value="2016-07-03T00:00:00" table:style-name="ce3">
            <text:p>07/03/16</text:p>
          </table:table-cell>
          <table:table-cell office:value-type="string" table:style-name="ce1">
            <text:p>Bitcoin's just a bit confus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3">
            <text:p>07/05/16</text:p>
          </table:table-cell>
          <table:table-cell office:value-type="string" table:style-name="ce1">
            <text:p>Democratic hard fork prove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ethereums-vitalik-buterin-democratic-hard-fork-proves-mining-oligopoly-cannot-engage-censorship-156907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6-07-05T00:00:00" table:style-name="ce4">
            <text:p>07/05/16</text:p>
          </table:table-cell>
          <table:table-cell office:value-type="string" table:style-name="ce1">
            <text:p>Ethereum's Vitalik Buterin: Soft fork vulnerability means a mining oligopoly cannot engage in censorshi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head-bitcoin-halving-51-attack-risks-reappear/</text:p>
          </table:table-cell>
          <table:table-cell office:value-type="string" table:style-name="ce1">
            <text:p>CoinDesk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As Bitcoin Halving Approaches, 51% Attack Question Resurfa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TH-USD-slightly-recovers-as-Ethereum-community-focuses-on-hard-fork-decision-232292</text:p>
          </table:table-cell>
          <table:table-cell office:value-type="string" table:style-name="ce1">
            <text:p>EconoTimes</text:p>
          </table:table-cell>
          <table:table-cell office:value-type="date" office:date-value="2016-07-06T00:00:00" table:style-name="ce3">
            <text:p>07/06/16</text:p>
          </table:table-cell>
          <table:table-cell office:value-type="string" table:style-name="ce1">
            <text:p>ETH/USD slightly recovers as Ethereum community focuses on hard fork decis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renowned-futurists-merkle-hanson-on-the-future-of-government-using-daos-and-prediction-markets-1468009940</text:p>
          </table:table-cell>
          <table:table-cell office:value-type="string" table:style-name="ce1">
            <text:p>Bitcoin Magazine</text:p>
          </table:table-cell>
          <table:table-cell office:value-type="date" office:date-value="2016-07-08T00:00:00" table:style-name="ce3">
            <text:p>07/08/16</text:p>
          </table:table-cell>
          <table:table-cell office:value-type="string" table:style-name="ce1">
            <text:p>Renowned Futurists Merkle, Hanson on the Future of Government Using DAOs and Prediction Mar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author-daos-original-code-minimize-regulatory-backlash/</text:p>
          </table:table-cell>
          <table:table-cell office:value-type="string" table:style-name="ce1">
            <text:p>CoinDesk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The DAO Crisis: Or How Vigilantism and Blockchain Democracy Became the Best Hope for Burned Invest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injournal.net/smart-contract-disasters-may-inevitable-ethereum/</text:p>
          </table:table-cell>
          <table:table-cell office:value-type="string" table:style-name="ce1">
            <text:p>Coin Journal</text:p>
          </table:table-cell>
          <table:table-cell office:value-type="date" office:date-value="2016-07-13T00:00:00" table:style-name="ce3">
            <text:p>07/13/16</text:p>
          </table:table-cell>
          <table:table-cell office:value-type="string" table:style-name="ce1">
            <text:p>More Smart Contract Disasters May Be Inevitable for Ethereu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the-biggest-hacker-whodunnit-of-the-summer</text:p>
          </table:table-cell>
          <table:table-cell office:value-type="string" table:style-name="ce1">
            <text:p>Vice</text:p>
          </table:table-cell>
          <table:table-cell office:value-type="date" office:date-value="2016-07-14T00:00:00" table:style-name="ce3">
            <text:p>07/14/16</text:p>
          </table:table-cell>
          <table:table-cell office:value-type="string" table:style-name="ce1">
            <text:p>The Biggest Hacker Whodunnit of the Summ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itworldcanada.com/article/as-a-blockchain-based-project-teeters-questions-about-the-technologys-security/385033</text:p>
          </table:table-cell>
          <table:table-cell office:value-type="string" table:style-name="ce1">
            <text:p>IT World Canada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As a blockchain-based project teeters, questions about the technology’s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30004/everything-you-need-to-know-about-the-ethereum-hard-fork/</text:p>
          </table:table-cell>
          <table:table-cell office:value-type="string" table:style-name="ce1">
            <text:p>Quartz</text:p>
          </table:table-cell>
          <table:table-cell office:value-type="date" office:date-value="2016-07-18T00:00:00" table:style-name="ce3">
            <text:p>07/18/16</text:p>
          </table:table-cell>
          <table:table-cell office:value-type="string" table:style-name="ce1">
            <text:p>Everything you need to know about the Ethereum “hard fork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and-Ethereum-Foundation-organize-cryptocurrency-week-long-boot-camp-237866</text:p>
          </table:table-cell>
          <table:table-cell office:value-type="string" table:style-name="ce1">
            <text:p>EconoTimes</text:p>
          </table:table-cell>
          <table:table-cell office:value-type="date" office:date-value="2016-07-19T00:00:00" table:style-name="ce3">
            <text:p>07/19/16</text:p>
          </table:table-cell>
          <table:table-cell office:value-type="string" table:style-name="ce1">
            <text:p>IC3 and Ethereum Foundation organize cryptocurrency week-long boot camp</text:p>
          </table:table-cell>
          <table:table-cell office:value-type="string" table:style-name="ce1">
            <text:p>eyal,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ethereum-56m-hacker-the-dao-vitalik-buterin-hard-fork</text:p>
          </table:table-cell>
          <table:table-cell office:value-type="string" table:style-name="ce1">
            <text:p>Vice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Ethereum Inventor: We Got ‘Very Lucky’ In Gamble to Save $56M From Hack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calls-hard-fork-rite-passage-ethereum/</text:p>
          </table:table-cell>
          <table:table-cell office:value-type="string" table:style-name="ce1">
            <text:p>CoinDesk</text:p>
          </table:table-cell>
          <table:table-cell office:value-type="date" office:date-value="2016-07-20T00:00:00" table:style-name="ce3">
            <text:p>07/20/16</text:p>
          </table:table-cell>
          <table:table-cell office:value-type="string" table:style-name="ce1">
            <text:p>DAO Critic Defends Ethereum Hard Fork as 'Rite of Passage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bank-technology/they-might-be-smart-but-these-contracts-need-to-be-more-secure-109031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7-21T00:00:00" table:style-name="ce3">
            <text:p>07/21/16</text:p>
          </table:table-cell>
          <table:table-cell office:value-type="string" table:style-name="ce1">
            <text:p>They Might Be Smart, But These Contracts Need to Be More Sec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core-ethereum-hard-fork-unsettling-precedent/</text:p>
          </table:table-cell>
          <table:table-cell office:value-type="string" table:style-name="ce1">
            <text:p>CoinDesk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Bitcoin Developers Warn Ethereum Fork Sets Unsettling Preced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avc.com/2016/07/hard-forks/</text:p>
          </table:table-cell>
          <table:table-cell office:value-type="string" table:style-name="ce1">
            <text:p>A VC</text:p>
          </table:table-cell>
          <table:table-cell office:value-type="date" office:date-value="2016-07-22T00:00:00" table:style-name="ce3">
            <text:p>07/22/16</text:p>
          </table:table-cell>
          <table:table-cell office:value-type="string" table:style-name="ce1">
            <text:p>Hard 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financialrevolutionist.com/weekly-briefing/2016/7/23/blockchain-2016-doers-dust-kickers-and-crazy-haired-guys</text:p>
          </table:table-cell>
          <table:table-cell office:value-type="string" table:style-name="ce1">
            <text:p>The Financial Revolutionist</text:p>
          </table:table-cell>
          <table:table-cell office:value-type="date" office:date-value="2016-07-23T00:00:00" table:style-name="ce3">
            <text:p>07/23/16</text:p>
          </table:table-cell>
          <table:table-cell office:value-type="string" table:style-name="ce1">
            <text:p>Blockchain 2016: Doers, Dust Kickers and Crazy-Haired Guy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how-to-make-bitcoin-thefts-impossible/</text:p>
          </table:table-cell>
          <table:table-cell office:value-type="string" table:style-name="ce1">
            <text:p>Crypto Coins News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ow to Make Bitcoin Thefts Impossi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cmagazineuk.com/hackers-have-stolen-49-million-worth-of-bitcoins/article/513724/</text:p>
          </table:table-cell>
          <table:table-cell office:value-type="string" table:style-name="ce1">
            <text:p>SC Magazine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have stolen £49 million worth of bitco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izmodo.com/hackers-steal-72-million-in-bitcoin-from-honk-kong-exc-1784757592</text:p>
          </table:table-cell>
          <table:table-cell office:value-type="string" table:style-name="ce1">
            <text:p>Gizmodo</text:p>
          </table:table-cell>
          <table:table-cell office:value-type="date" office:date-value="2016-08-03T00:00:00" table:style-name="ce3">
            <text:p>08/03/16</text:p>
          </table:table-cell>
          <table:table-cell office:value-type="string" table:style-name="ce1">
            <text:p>Hackers Steal $72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749789/bitcoin-exchanges-cant-stop-getting-hacked-no-matter-what-security-system-they-use/</text:p>
          </table:table-cell>
          <table:table-cell office:value-type="string" table:style-name="ce1">
            <text:p>Quartz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Bitcoin exchanges can’t stop getting hacked, no matter what security system they u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mericanbanker.com/news/law-regulation/did-regulatory-meddling-cause-bitfinex-hack-1090569-1.html</text:p>
          </table:table-cell>
          <table:table-cell office:value-type="string" table:style-name="ce1">
            <text:p>American Banker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Did Regulatory Meddling Cause Bitfinex Hack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gizmodo.com.au/2016/08/hackers-steal-95-million-in-bitcoin-fromhonk-kong-exchange/</text:p>
          </table:table-cell>
          <table:table-cell office:value-type="string" table:style-name="ce1">
            <text:p>Gizmodo</text:p>
          </table:table-cell>
          <table:table-cell office:value-type="date" office:date-value="2016-08-04T00:00:00" table:style-name="ce3">
            <text:p>08/04/16</text:p>
          </table:table-cell>
          <table:table-cell office:value-type="string" table:style-name="ce1">
            <text:p>Hackers Steal $95 Million In Bitcoin From Hong Kong Exchang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read/a-bizarre-60k-bitcoin-giveaway-is-most-likely-a-twisted-fake-lottery-bitfinex-hack-rekcahxfb</text:p>
          </table:table-cell>
          <table:table-cell office:value-type="string" table:style-name="ce1">
            <text:p>Vice</text:p>
          </table:table-cell>
          <table:table-cell office:value-type="date" office:date-value="2016-08-05T00:00:00" table:style-name="ce3">
            <text:p>08/05/16</text:p>
          </table:table-cell>
          <table:table-cell office:value-type="string" table:style-name="ce1">
            <text:p>A Bizarre $600K Bitcoin Giveaway Is Most Likely a Twisted Fake Lot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ceo-seemingly-tried-start-ponzi-scheme/</text:p>
          </table:table-cell>
          <table:table-cell office:value-type="string" table:style-name="ce1">
            <text:p>Crypto Coins News</text:p>
          </table:table-cell>
          <table:table-cell office:value-type="date" office:date-value="2016-08-06T00:00:00" table:style-name="ce3">
            <text:p>08/06/16</text:p>
          </table:table-cell>
          <table:table-cell office:value-type="string" table:style-name="ce1">
            <text:p>Bitfinex’s Founder Seemingly Tried to Start a Ponzi Sche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009319</text:p>
          </table:table-cell>
          <table:table-cell office:value-type="string" table:style-name="ce1">
            <text:p>BBC</text:p>
          </table:table-cell>
          <table:table-cell office:value-type="date" office:date-value="2016-08-07T00:00:00" table:style-name="ce3">
            <text:p>08/07/16</text:p>
          </table:table-cell>
          <table:table-cell office:value-type="string" table:style-name="ce1">
            <text:p>Bitfinex users to share 36% of bitcoin losses after hac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will-bitfinexs-loss-socialization-hold-up-in-court</text:p>
          </table:table-cell>
          <table:table-cell office:value-type="string" table:style-name="ce1">
            <text:p>Coin Telegraph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Will Bitfinex's "Loss Socialization" Hold Up in Court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6/08/08/bitcoin-hack-exchange/</text:p>
          </table:table-cell>
          <table:table-cell office:value-type="string" table:style-name="ce1">
            <text:p>Fortune</text:p>
          </table:table-cell>
          <table:table-cell office:value-type="date" office:date-value="2016-08-08T00:00:00" table:style-name="ce3">
            <text:p>08/08/16</text:p>
          </table:table-cell>
          <table:table-cell office:value-type="string" table:style-name="ce1">
            <text:p>Every User of This Hacked Bitcoin Exchange Is About to Lose 36% From Their Accou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asdaq.com/article/how-to-secure-bitcoin-exchanges-or-why-all-hope-is-not-lost-cm662716</text:p>
          </table:table-cell>
          <table:table-cell office:value-type="string" table:style-name="ce1">
            <text:p>NASDAQ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Experts-deliberate-over-security-of-cryptocurrency-funds-260540</text:p>
          </table:table-cell>
          <table:table-cell office:value-type="string" table:style-name="ce1">
            <text:p>EconoTimes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Experts deliberate over security of cryptocurrency fu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how-to-secure-bitcoin-exchanges-or-why-all-hope-is-not-lost-1470764032</text:p>
          </table:table-cell>
          <table:table-cell office:value-type="string" table:style-name="ce1">
            <text:p>Bitcoin Magazine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How to Secure Bitcoin Exchanges, or Why All Hope Is Not Lo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xpressen.se/dinapengar/sparande/miljonhack-mot-bitcoin-drabbar-kunderna/</text:p>
          </table:table-cell>
          <table:table-cell office:value-type="string" table:style-name="ce5">
            <text:p>Expressen</text:p>
          </table:table-cell>
          <table:table-cell office:value-type="date" office:date-value="2016-08-09T00:00:00" table:style-name="ce3">
            <text:p>08/09/16</text:p>
          </table:table-cell>
          <table:table-cell office:value-type="string" table:style-name="ce1">
            <text:p>Miljonhack mot Bitcoin drabbar kundern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net/chain-inc-announces-partnership-with-the-initiative-for-cryptocurrency-and-contracts/</text:p>
          </table:table-cell>
          <table:table-cell office:value-type="string" table:style-name="ce1">
            <text:p>Bitcoinist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Inc. Announces Partnership with the Initiative for Cryptocurrency and Contract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finextra.com/pressarticle/65667/chain-partners-initiative-for-cryptocurrency-and-contracts</text:p>
          </table:table-cell>
          <table:table-cell office:value-type="string" table:style-name="ce1">
            <text:p>FinExtra</text:p>
          </table:table-cell>
          <table:table-cell office:value-type="date" office:date-value="2016-08-11T00:00:00" table:style-name="ce3">
            <text:p>08/11/16</text:p>
          </table:table-cell>
          <table:table-cell office:value-type="string" table:style-name="ce1">
            <text:p>Chain partners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finex-offers-35-million-bounty-for-stolen-bitcoin</text:p>
          </table:table-cell>
          <table:table-cell office:value-type="string" table:style-name="ce1">
            <text:p>Coin Telegraph</text:p>
          </table:table-cell>
          <table:table-cell office:value-type="date" office:date-value="2016-08-12T00:00:00" table:style-name="ce3">
            <text:p>08/12/16</text:p>
          </table:table-cell>
          <table:table-cell office:value-type="string" table:style-name="ce1">
            <text:p>Bitfinex Offers $3.5 Million Bounty for Stole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livebitcoinnews.com/chain-partners-with-ic3-to-create-better-financial-blockchain-networks/</text:p>
          </table:table-cell>
          <table:table-cell office:value-type="string" table:style-name="ce1">
            <text:p>Live Bitcoin News</text:p>
          </table:table-cell>
          <table:table-cell office:value-type="date" office:date-value="2016-08-13T00:00:00" table:style-name="ce3">
            <text:p>08/13/16</text:p>
          </table:table-cell>
          <table:table-cell office:value-type="string" table:style-name="ce1">
            <text:p>Chain Partners With IC3 To Create Better Financial Blockchain Netw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nancemagnates.com/cryptocurrency/news/chain-joins-top-universities-initiative-for-cryptocurrency-and-contracts/</text:p>
          </table:table-cell>
          <table:table-cell office:value-type="string" table:style-name="ce1">
            <text:p>Finance Magnates</text:p>
          </table:table-cell>
          <table:table-cell office:value-type="date" office:date-value="2016-08-14T00:00:00" table:style-name="ce3">
            <text:p>08/14/16</text:p>
          </table:table-cell>
          <table:table-cell office:value-type="string" table:style-name="ce1">
            <text:p>Chain Joins Top Universities’ Initiative for Cryptocurrency and Contrac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otherboard.vice.com/read/was-a-bizarre-600k-bitcoin-lottery-really-a-marriage-proposal-rekcahxfb</text:p>
          </table:table-cell>
          <table:table-cell office:value-type="string" table:style-name="ce1">
            <text:p>Vice</text:p>
          </table:table-cell>
          <table:table-cell office:value-type="date" office:date-value="2016-08-16T00:00:00" table:style-name="ce3">
            <text:p>08/16/16</text:p>
          </table:table-cell>
          <table:table-cell office:value-type="string" table:style-name="ce1">
            <text:p>Was a Bizarre $600K Bitcoin Lottery Really a Marriage Proposal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ish-ethereum-classic-quick-painless-death/</text:p>
          </table:table-cell>
          <table:table-cell office:value-type="string" table:style-name="ce1">
            <text:p>Coin Desk</text:p>
          </table:table-cell>
          <table:table-cell office:value-type="date" office:date-value="2016-08-17T00:00:00" table:style-name="ce3">
            <text:p>08/17/16</text:p>
          </table:table-cell>
          <table:table-cell office:value-type="string" table:style-name="ce1">
            <text:p>Why Ethereum Classic Must Di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08-17/the-wretched-endless-cycle-of-bitcoin-hacks</text:p>
          </table:table-cell>
          <table:table-cell office:value-type="string" table:style-name="ce1">
            <text:p>Bloomberg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The Wretched, Endless Cycle of Bitcoin Hac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t-bitcoin-security-20160818-story.html</text:p>
          </table:table-cell>
          <table:table-cell office:value-type="string" table:style-name="ce5">
            <text:p>Chicago Tribune</text:p>
          </table:table-cell>
          <table:table-cell office:value-type="date" office:date-value="2016-08-18T00:00:00" table:style-name="ce3">
            <text:p>08/18/16</text:p>
          </table:table-cell>
          <table:table-cell office:value-type="string" table:style-name="ce1">
            <text:p>After $65 million hack, questions of whether Bitcoin can be saf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oustonchronicle.com/business/article/After-65-million-hack-questions-of-whether-9174023.php</text:p>
          </table:table-cell>
          <table:table-cell office:value-type="string" table:style-name="ce1">
            <text:p>Houston Chronicle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After $65 million hack, questions arise over whether Bitcoin can be saf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heatst.com/biz/bitcoin-isnt-the-safe-store-of-wealth-everyone-thinks-it-is/</text:p>
          </table:table-cell>
          <table:table-cell office:value-type="string" table:style-name="ce1">
            <text:p>Heat Street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coin Isn’t the Safe Store of Wealth Everyone Thinks It 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finexs-lesson-has-the-time-for-regulation-arrived/</text:p>
          </table:table-cell>
          <table:table-cell office:value-type="string" table:style-name="ce1">
            <text:p>Crypto Coins News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Bitfinex's Lesson: Has the Time for Regulation Arrive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elespectador.com/noticias/economia/hackers-roban-us65-millones-bitcoins-articulo-649885">http://www.elespectador.com/noticias/economia/hackers-roban-us65-millones-bitcoins-articulo-649885</text:a></text:p>
          </table:table-cell>
          <table:table-cell office:value-type="string" table:style-name="ce5">
            <text:p>El Espectador</text:p>
          </table:table-cell>
          <table:table-cell office:value-type="date" office:date-value="2016-08-19T00:00:00" table:style-name="ce3">
            <text:p>08/19/16</text:p>
          </table:table-cell>
          <table:table-cell office:value-type="string" table:style-name="ce1">
            <text:p>Hackers roban US$65 millones en bitco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gestion.pe/tecnologia/robo-us-65-millones-pone-mira-seguridad-bitcoin-2168378">http://gestion.pe/tecnologia/robo-us-65-millones-pone-mira-seguridad-bitcoin-2168378</text:a></text:p>
          </table:table-cell>
          <table:table-cell office:value-type="string" table:style-name="ce5">
            <text:p>Gestion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Robo de US$ 65 millones pone en la mira la seguridad del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joins-industry-academia-blockchain-initiative-to-solve-interoperability-and-scalability-issues-1471882821</text:p>
          </table:table-cell>
          <table:table-cell office:value-type="string" table:style-name="ce1">
            <text:p>Bitcoin Magazine</text:p>
          </table:table-cell>
          <table:table-cell office:value-type="date" office:date-value="2016-08-22T00:00:00" table:style-name="ce3">
            <text:p>08/22/16</text:p>
          </table:table-cell>
          <table:table-cell office:value-type="string" table:style-name="ce1">
            <text:p>Chain Joins Industry-Academia Blockchain Initiative to Solve Interoperability and Scalability Issue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technical-impasses-preventing-bitcoin-hack-extinction/</text:p>
          </table:table-cell>
          <table:table-cell office:value-type="string" table:style-name="ce1">
            <text:p>Coin Desk</text:p>
          </table:table-cell>
          <table:table-cell office:value-type="date" office:date-value="2016-08-28T00:00:00" table:style-name="ce3">
            <text:p>08/28/16</text:p>
          </table:table-cell>
          <table:table-cell office:value-type="string" table:style-name="ce1">
            <text:p>Inside 'Bitcoin Vault': Could a Technical Fix Block Hackers for Good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cointelegraph.com/news/what-we-learned-about-technocratic-fallacies-from-dao-collapse">https://cointelegraph.com/news/what-we-learned-about-technocratic-fallacies-from-dao-collapse</text:a></text:p>
          </table:table-cell>
          <table:table-cell office:value-type="string" table:style-name="ce1">
            <text:p>Coin Telegraph</text:p>
          </table:table-cell>
          <table:table-cell office:value-type="date" office:date-value="2016-08-30T00:00:00" table:style-name="ce3">
            <text:p>08/30/16</text:p>
          </table:table-cell>
          <table:table-cell office:value-type="string" table:style-name="ce1">
            <text:p>What We Learned About Technocratic Fallacies From DAO Collap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on-chain-scaling-bitcoin-blockchain-conference/</text:p>
          </table:table-cell>
          <table:table-cell office:value-type="string" table:style-name="ce1">
            <text:p>Coin Desk</text:p>
          </table:table-cell>
          <table:table-cell office:value-type="date" office:date-value="2016-09-02T00:00:00" table:style-name="ce3">
            <text:p>09/02/16</text:p>
          </table:table-cell>
          <table:table-cell office:value-type="string" table:style-name="ce1">
            <text:p>The Fight for On-Blockchain Bitcoin Scaling Soldiers 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ashingtonpost.com/world/asia_pacific/in-chinas-tibetan-highlands-the-bizarre-world-of-bitcoin-mining-finds-a-new-home/2016/09/12/7729cbea-657e-11e6-b4d8-33e931b5a26d_story.html</text:p>
          </table:table-cell>
          <table:table-cell office:value-type="string" table:style-name="ce1">
            <text:p>Washington Post</text:p>
          </table:table-cell>
          <table:table-cell office:value-type="date" office:date-value="2016-09-12T00:00:00" table:style-name="ce3">
            <text:p>09/12/16</text:p>
          </table:table-cell>
          <table:table-cell office:value-type="string" table:style-name="ce1">
            <text:p>The bizarre world of bitcoin ‘mining’ finds a new home in Tib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lockchain-based-sports-game-wins-thomson-reuters-hackethon/</text:p>
          </table:table-cell>
          <table:table-cell office:value-type="string" table:style-name="ce1">
            <text:p>Crypto Coins News</text:p>
          </table:table-cell>
          <table:table-cell office:value-type="date" office:date-value="2016-09-13T00:00:00" table:style-name="ce3">
            <text:p>09/13/16</text:p>
          </table:table-cell>
          <table:table-cell office:value-type="string" table:style-name="ce1">
            <text:p>Blockchain Based Sports Game Wins Thomson Reuters HackETH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hinas-mining-dominance-good-or-bad-for-bitcoin/</text:p>
          </table:table-cell>
          <table:table-cell office:value-type="string" table:style-name="ce1">
            <text:p>Crypto Coins News</text:p>
          </table:table-cell>
          <table:table-cell office:value-type="date" office:date-value="2016-09-14T00:00:00" table:style-name="ce3">
            <text:p>09/14/16</text:p>
          </table:table-cell>
          <table:table-cell office:value-type="string" table:style-name="ce1">
            <text:p>China’s Mining Dominance: Good Or Bad For Bitcoin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ipfs-protocol-selects-ethereum-over-bitcoin-prefers-ethereum-dev-community</text:p>
          </table:table-cell>
          <table:table-cell office:value-type="string" table:style-name="ce1">
            <text:p>Coin Telegraph</text:p>
          </table:table-cell>
          <table:table-cell office:value-type="date" office:date-value="2016-09-24T00:00:00" table:style-name="ce3">
            <text:p>09/24/16</text:p>
          </table:table-cell>
          <table:table-cell office:value-type="string" table:style-name="ce1">
            <text:p>IPFS Protocol Selects Ethereum Over Bitcoin, Prefers Ethereum Dev Commun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ethereum-blockchain-vitalik-buterin/</text:p>
          </table:table-cell>
          <table:table-cell office:value-type="string" table:style-name="ce1">
            <text:p>Fortune</text:p>
          </table:table-cell>
          <table:table-cell office:value-type="date" office:date-value="2016-09-27T00:00:00" table:style-name="ce3">
            <text:p>09/27/16</text:p>
          </table:table-cell>
          <table:table-cell office:value-type="string" table:style-name="ce1">
            <text:p>Can This 22-year-old Coder Out-Bitcoin Bitcoin?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<text:s/>http://www.coindesk.com/ethereum-formal-verification-smart-contracts/</text:p>
          </table:table-cell>
          <table:table-cell office:value-type="string" table:style-name="ce1">
            <text:p>Coin Desk</text:p>
          </table:table-cell>
          <table:table-cell office:value-type="date" office:date-value="2016-09-28T00:00:00" table:style-name="ce3">
            <text:p>09/28/16</text:p>
          </table:table-cell>
          <table:table-cell office:value-type="string" table:style-name="ce1">
            <text:p>In Formal Verification Push, Ethereum Seeks Smart Contract Certainty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tanford-university-to-host-blockchain-conference/</text:p>
          </table:table-cell>
          <table:table-cell office:value-type="string" table:style-name="ce5">
            <text:p>Crypto Coins News</text:p>
          </table:table-cell>
          <table:table-cell office:value-type="date" office:date-value="2016-09-30T00:00:00" table:style-name="ce3">
            <text:p>09/30/16</text:p>
          </table:table-cell>
          <table:table-cell office:value-type="string" table:style-name="ce1">
            <text:p>Stanford University to Host Blockchain Conferenc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orbes.com/sites/laurashin/2016/10/04/what-does-cornells-emin-gun-sirer-see-as-the-main-security-threats-in-cryptocurrency-everything/#34ffff071251</text:p>
          </table:table-cell>
          <table:table-cell office:value-type="string" table:style-name="ce1">
            <text:p>Forbes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What Does Cornell's Emin Gun Sirer See As The Main Security Threats In Cryptocurrency? 'Everything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ucsb.edu/2016/017243/all-mind</text:p>
          </table:table-cell>
          <table:table-cell office:value-type="string" table:style-name="ce1">
            <text:p>UCSB</text:p>
          </table:table-cell>
          <table:table-cell office:value-type="date" office:date-value="2016-10-04T00:00:00" table:style-name="ce3">
            <text:p>10/04/16</text:p>
          </table:table-cell>
          <table:table-cell office:value-type="string" table:style-name="ce1">
            <text:p>All in the Mi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eight-scaling-bitcoin-milan-block-size/</text:p>
          </table:table-cell>
          <table:table-cell office:value-type="string" table:style-name="ce1">
            <text:p>Coin Desk</text:p>
          </table:table-cell>
          <table:table-cell office:value-type="date" office:date-value="2016-10-09T00:00:00" table:style-name="ce3">
            <text:p>10/09/16</text:p>
          </table:table-cell>
          <table:table-cell office:value-type="string" table:style-name="ce1">
            <text:p>Why Weight? Bitcoin Scaling is Moving Beyond Block Siz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ryptocurrency-exchange-poloniex-insecure-security-review-claims/</text:p>
          </table:table-cell>
          <table:table-cell office:value-type="string" table:style-name="ce1">
            <text:p>Crypto Coins News</text:p>
          </table:table-cell>
          <table:table-cell office:value-type="date" office:date-value="2016-10-15T00:00:00" table:style-name="ce3">
            <text:p>10/15/16</text:p>
          </table:table-cell>
          <table:table-cell office:value-type="string" table:style-name="ce1">
            <text:p>Cryptocurrency Exchange Poloniex is Insecure, Security Review Clai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crowdfunding-vs-ico-experts-question-legitimacy-and-guarantees-of-initial-coin-offerings</text:p>
          </table:table-cell>
          <table:table-cell office:value-type="string" table:style-name="ce5">
            <text:p>Coin Telegraph</text:p>
          </table:table-cell>
          <table:table-cell office:value-type="date" office:date-value="2016-10-20T00:00:00" table:style-name="ce3">
            <text:p>10/20/16</text:p>
          </table:table-cell>
          <table:table-cell office:value-type="string" table:style-name="ce5">
            <text:p>Crowdfunding vs. ICO: Experts Question Legitimacy and Guarantees of Initial Coin Offering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6-10-24/blockchain-hype-takes-hit-as-chain-releases-code-for-all-to-use</text:p>
          </table:table-cell>
          <table:table-cell office:value-type="string" table:style-name="ce5">
            <text:p>Bloomberg</text:p>
          </table:table-cell>
          <table:table-cell office:value-type="date" office:date-value="2016-10-24T00:00:00" table:style-name="ce3">
            <text:p>10/24/16</text:p>
          </table:table-cell>
          <table:table-cell office:value-type="string" table:style-name="ce1">
            <text:p>Blockchain Hype Takes Hit as Chain Releases Code for All to Us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ornellsun.com/2016/10/25/cornell-prof-uncovers-bugs-in-smart-contract-system-urges-more-safety-in-program-design/</text:p>
          </table:table-cell>
          <table:table-cell office:value-type="string" table:style-name="ce1">
            <text:p>Cornell Sun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ornell Prof Uncovers Bugs in Smart Contract System, Urges More Safety in Program Desig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chain-releases-open-source-version-of-chain-core-technology-powering-visa-s-new-b-b-connect-1477422964</text:p>
          </table:table-cell>
          <table:table-cell office:value-type="string" table:style-name="ce1">
            <text:p>Bitcoin Magazine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Chain Releases Open-Source Version of Chain Core Technology Powering Visa’s New B2B Connec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ethereum-classic-blockchain-fork-ddos-attacks/">http://www.coindesk.com/ethereum-classic-blockchain-fork-ddos-attacks/</text:a></text:p>
          </table:table-cell>
          <table:table-cell office:value-type="string" table:style-name="ce1">
            <text:p>Coin Desk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The Blockchain Created By Ethereum's Fork is Forking 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classic-hardforks-successfully/</text:p>
          </table:table-cell>
          <table:table-cell office:value-type="string" table:style-name="ce5">
            <text:p>Crypto Coins News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Ethereum Classic Hardforks Successfull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37307826</text:p>
          </table:table-cell>
          <table:table-cell office:value-type="string" table:style-name="ce1">
            <text:p>BBC</text:p>
          </table:table-cell>
          <table:table-cell office:value-type="date" office:date-value="2016-10-25T00:00:00" table:style-name="ce3">
            <text:p>10/25/16</text:p>
          </table:table-cell>
          <table:table-cell office:value-type="string" table:style-name="ce1">
            <text:p>Blockchain bandits hit crypto start-ups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motherboard.vice.com/read/how-vigilante-hackers-could-stop-the-internet-of-things-botnet</text:p>
          </table:table-cell>
          <table:table-cell office:value-type="string" table:style-name="ce1">
            <text:p>Motherboard</text:p>
          </table:table-cell>
          <table:table-cell office:value-type="date" office:date-value="2016-10-26T00:00:00" table:style-name="ce3">
            <text:p>10/26/16</text:p>
          </table:table-cell>
          <table:table-cell office:value-type="string" table:style-name="ce1">
            <text:p>How Vigilante Hackers Could Stop the Internet of Things Bot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.cornell.edu/stories/2016/11/making-cryptocurrency-safe-and-reliable</text:p>
          </table:table-cell>
          <table:table-cell office:value-type="string" table:style-name="ce1">
            <text:p>Cornell Chronicle</text:p>
          </table:table-cell>
          <table:table-cell office:value-type="date" office:date-value="2016-11-02T00:00:00" table:style-name="ce3">
            <text:p>11/02/16</text:p>
          </table:table-cell>
          <table:table-cell office:value-type="string" table:style-name="ce1">
            <text:p>Making 'cryptocurrency' safe and reliab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-anti-theft-feature-sees-sidechains-testing/</text:p>
          </table:table-cell>
          <table:table-cell office:value-type="string" table:style-name="ce1">
            <text:p>Coin Desk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tolen Bitcoin? Anti-Theft Feature Gets Second Life on Sidechain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6/11/92093-sec-publishes-agenda-fintech-forum-november-14th/</text:p>
          </table:table-cell>
          <table:table-cell office:value-type="string" table:style-name="ce5">
            <text:p>CrowdFund Insider</text:p>
          </table:table-cell>
          <table:table-cell office:value-type="date" office:date-value="2016-11-04T00:00:00" table:style-name="ce3">
            <text:p>11/04/16</text:p>
          </table:table-cell>
          <table:table-cell office:value-type="string" table:style-name="ce1">
            <text:p>SEC Publishes Agenda for Fintech Forum on November 14th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heavy.com/tech/2016/11/voting-machines-hacked-manipulated-is-election-rigged-democrats-trump-2016-presidential-november-8-george-soros-wikileaks-types-of/</text:p>
          </table:table-cell>
          <table:table-cell office:value-type="string" table:style-name="ce5">
            <text:p>Heavy</text:p>
          </table:table-cell>
          <table:table-cell office:value-type="date" office:date-value="2016-11-07T00:00:00" table:style-name="ce3">
            <text:p>11/07/16</text:p>
          </table:table-cell>
          <table:table-cell office:value-type="string" table:style-name="ce5">
            <text:p>Voting Machines Hacked: 5 Fast Facts You Need to Know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uzzfeed.com/nidhisubbaraman/these-immigrant-scientists-are-spooked?utm_term=.riV3RQ2gl#.nyLnVE53j</text:p>
          </table:table-cell>
          <table:table-cell office:value-type="string" table:style-name="ce1">
            <text:p>Buzzfeed</text:p>
          </table:table-cell>
          <table:table-cell office:value-type="date" office:date-value="2016-11-12T00:00:00" table:style-name="ce3">
            <text:p>11/12/16</text:p>
          </table:table-cell>
          <table:table-cell office:value-type="string" table:style-name="ce1">
            <text:p>Meet The Immigrant Scientists Spooked By A Looming Trump Presid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wont-just-change-regulation-change-sec/</text:p>
          </table:table-cell>
          <table:table-cell office:value-type="string" table:style-name="ce1">
            <text:p>Coin Desk</text:p>
          </table:table-cell>
          <table:table-cell office:value-type="date" office:date-value="2016-11-15T00:00:00" table:style-name="ce3">
            <text:p>11/15/16</text:p>
          </table:table-cell>
          <table:table-cell office:value-type="string" table:style-name="ce1">
            <text:p>Blockchain Won't Just Change Regulation, it Could Reshape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sec-panelists-on-astonishing-but-not-very-sexy-blockchain-achieving-network-effect-will-produce-winners-1479316357</text:p>
          </table:table-cell>
          <table:table-cell office:value-type="string" table:style-name="ce1">
            <text:p>Bitcoin Magazine</text:p>
          </table:table-cell>
          <table:table-cell office:value-type="date" office:date-value="2016-11-16T00:00:00" table:style-name="ce3">
            <text:p>11/16/16</text:p>
          </table:table-cell>
          <table:table-cell office:value-type="string" table:style-name="ce1">
            <text:p>SEC Panelists on “Astonishing” But “Not Very Sexy” Blockchain: Achieving Network Effect Will Produce Winn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the-american-tax-agency-is-asking-bitcoin-startup-coinbase-to-hand-out-users-data/</text:p>
          </table:table-cell>
          <table:table-cell office:value-type="string" table:style-name="ce5">
            <text:p>The Merkle</text:p>
          </table:table-cell>
          <table:table-cell office:value-type="date" office:date-value="2016-11-20T00:00:00" table:style-name="ce3">
            <text:p>11/20/16</text:p>
          </table:table-cell>
          <table:table-cell office:value-type="string" table:style-name="ce5">
            <text:p>The American Tax Agency Is Asking Bitcoin Startup Coinbase To Hand Out User’s Dat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qz.com/844507/bitcoin-and-blockchain-seem-more-and-more-like-solutions-looking-for-a-problem/</text:p>
          </table:table-cell>
          <table:table-cell office:value-type="string" table:style-name="ce1">
            <text:p>Quartz</text:p>
          </table:table-cell>
          <table:table-cell office:value-type="date" office:date-value="2016-11-23T00:00:00" table:style-name="ce3">
            <text:p>11/23/16</text:p>
          </table:table-cell>
          <table:table-cell office:value-type="string" table:style-name="ce1">
            <text:p>Bitcoin and blockchain seem more and more like solutions looking for a probl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smart-contracts-looming-challenges/</text:p>
          </table:table-cell>
          <table:table-cell office:value-type="string" table:style-name="ce1">
            <text:p>CoinDesk</text:p>
          </table:table-cell>
          <table:table-cell office:value-type="date" office:date-value="2016-11-30T00:00:00" table:style-name="ce3">
            <text:p>11/30/16</text:p>
          </table:table-cell>
          <table:table-cell office:value-type="string" table:style-name="ce1">
            <text:p>Blockchain Pros Debate 'Looming Challenges' for Smart Contract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lockchain-builders-can-thrive-donald-trumps-america/</text:p>
          </table:table-cell>
          <table:table-cell office:value-type="string" table:style-name="ce1">
            <text:p>Coin Desk</text:p>
          </table:table-cell>
          <table:table-cell office:value-type="date" office:date-value="2016-12-06T00:00:00" table:style-name="ce3">
            <text:p>12/06/16</text:p>
          </table:table-cell>
          <table:table-cell office:value-type="string" table:style-name="ce1">
            <text:p>Donald Trump's Transition is a Trial Run for Smart Contrac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indesks-influential-people-blockchain-2016/</text:p>
          </table:table-cell>
          <table:table-cell office:value-type="string" table:style-name="ce1">
            <text:p>Coin Desk</text:p>
          </table:table-cell>
          <table:table-cell office:value-type="date" office:date-value="2016-12-14T00:00:00" table:style-name="ce3">
            <text:p>12/14/16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ed-hardware-can-help-bitcoin-scale-cost/</text:p>
          </table:table-cell>
          <table:table-cell office:value-type="string" table:style-name="ce1">
            <text:p>Coin Desk</text:p>
          </table:table-cell>
          <table:table-cell office:value-type="date" office:date-value="2016-12-17T00:00:00" table:style-name="ce3">
            <text:p>12/17/16</text:p>
          </table:table-cell>
          <table:table-cell office:value-type="string" table:style-name="ce1">
            <text:p>Trusted Hardware Can Help Bitcoin Scale, But At What Cost?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hehill.com/blogs/congress-blog/economy-budget/311067-sec-ramps-up-blockchain-efforts</text:p>
          </table:table-cell>
          <table:table-cell office:value-type="string" table:style-name="ce1">
            <text:p>The Hill</text:p>
          </table:table-cell>
          <table:table-cell office:value-type="date" office:date-value="2016-12-19T00:00:00" table:style-name="ce3">
            <text:p>12/19/16</text:p>
          </table:table-cell>
          <table:table-cell office:value-type="string" table:style-name="ce1">
            <text:p>SEC ramps up blockchain eff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block-size-and-scaling-issues-may-be-solved-with-this-new-solution</text:p>
          </table:table-cell>
          <table:table-cell office:value-type="string" table:style-name="ce1">
            <text:p>Coin Telegraph</text:p>
          </table:table-cell>
          <table:table-cell office:value-type="date" office:date-value="2016-12-24T00:00:00" table:style-name="ce3">
            <text:p>12/24/16</text:p>
          </table:table-cell>
          <table:table-cell office:value-type="string" table:style-name="ce1">
            <text:p>Bitcoin Block Size and Scaling Issues May Be Solved With This New Solu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6/12/25/teechan-can-potential-solution-bitcoin-scalability/</text:p>
          </table:table-cell>
          <table:table-cell office:value-type="string" table:style-name="ce1">
            <text:p>News BTC</text:p>
          </table:table-cell>
          <table:table-cell office:value-type="date" office:date-value="2016-12-25T00:00:00" table:style-name="ce3">
            <text:p>12/25/16</text:p>
          </table:table-cell>
          <table:table-cell office:value-type="string" table:style-name="ce1">
            <text:p>Teechan Can Be the Potential Solution for Bitcoin Scalabilit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if-there-is-an-answer-to-selfish-mining-braiding-could-be-it-1482876153/</text:p>
          </table:table-cell>
          <table:table-cell office:value-type="string" table:style-name="ce1">
            <text:p>Bitcoin Magazine</text:p>
          </table:table-cell>
          <table:table-cell office:value-type="date" office:date-value="2016-12-27T00:00:00" table:style-name="ce3">
            <text:p>12/27/16</text:p>
          </table:table-cell>
          <table:table-cell office:value-type="string" table:style-name="ce1">
            <text:p>If There Is an Answer to Selfish Mining, Braiding Could Be I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nasdaq.com/article/the-teechan-solution-scaling-bitcoin-with-trusted-hardware-cm727142">http://www.nasdaq.com/article/the-teechan-solution-scaling-bitcoin-with-trusted-hardware-cm727142</text:a></text:p>
          </table:table-cell>
          <table:table-cell office:value-type="string" table:style-name="ce1">
            <text:p>Nasdaq</text:p>
          </table:table-cell>
          <table:table-cell office:value-type="date" office:date-value="2016-12-28T00:00:00" table:style-name="ce3">
            <text:p>12/28/16</text:p>
          </table:table-cell>
          <table:table-cell office:value-type="string" table:style-name="ce1">
            <text:p>The Teechan Solution: Scaling Bitcoin With Trusted Hardware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riptonoticias.com/colecciones/influyentes-blockchain-bitcoin-2016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Los personajes más influyentes de blockchain y bitcoin en el 2016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<text:a xlink:href="https://fee.org/articles/blockchain-predictions-for-2017/">https://fee.org/articles/blockchain-predictions-for-2017/</text:a></text:p>
          </table:table-cell>
          <table:table-cell office:value-type="string" table:style-name="ce1">
            <text:p>Foundation for Economic Education</text:p>
          </table:table-cell>
          <table:table-cell office:value-type="date" office:date-value="2016-12-30T00:00:00" table:style-name="ce3">
            <text:p>12/30/16</text:p>
          </table:table-cell>
          <table:table-cell office:value-type="string" table:style-name="ce1">
            <text:p>Blockchain Predictions for 2017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bitcoins-first-felon-charlie-shrem-wants-to-use-ethereum-to-buy-up-michigans-waste-industry</text:p>
          </table:table-cell>
          <table:table-cell office:value-type="string" table:style-name="ce1">
            <text:p>Motherboard</text:p>
          </table:table-cell>
          <table:table-cell office:value-type="date" office:date-value="2017-01-05T00:00:00" table:style-name="ce3">
            <text:p>01/05/17</text:p>
          </table:table-cell>
          <table:table-cell office:value-type="string" table:style-name="ce1">
            <text:p>Bitcoin’s First Felon Wants to Use Ethereum to Buy Up Michigan’s Waste Indust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01/12/blockchain-vips-gather-major-retreat-month/</text:p>
          </table:table-cell>
          <table:table-cell office:value-type="string" table:style-name="ce1">
            <text:p>The Blockchain</text:p>
          </table:table-cell>
          <table:table-cell office:value-type="date" office:date-value="2017-01-12T00:00:00" table:style-name="ce3">
            <text:p>01/12/17</text:p>
          </table:table-cell>
          <table:table-cell office:value-type="string" table:style-name="ce1">
            <text:p>Blockchain VIP’s to Gather for Major Retreat This Mont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3352/one-startups-vision-to-reinvent-the-web-for-better-privacy/</text:p>
          </table:table-cell>
          <table:table-cell office:value-type="string" table:style-name="ce5">
            <text:p>MIT Technology Review</text:p>
          </table:table-cell>
          <table:table-cell office:value-type="date" office:date-value="2017-01-13T00:00:00" table:style-name="ce3">
            <text:p>01/13/17</text:p>
          </table:table-cell>
          <table:table-cell office:value-type="string" table:style-name="ce1">
            <text:p>One Startup’s Vision to Reinvent the Web for Better Privacy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6">
            <text:p><text:a xlink:href="https://criptonoticias.com/mineria/ethereum-classic-bifurca-cadena-bloques-eliminar-bomba-de-dificultad-mineria/">https://criptonoticias.com/mineria/ethereum-classic-bifurca-cadena-bloques-eliminar-bomba-de-dificultad-mineria/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5T00:00:00" table:style-name="ce3">
            <text:p>01/15/17</text:p>
          </table:table-cell>
          <table:table-cell office:value-type="string" table:style-name="ce1">
            <text:p>Ethereum Classic bifurcates its chain of blocks to eliminate 'pump of difficulty' of mining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why-did-police-kill-an-alleged-small-time-hacker-canada-sam-maloney</text:p>
          </table:table-cell>
          <table:table-cell office:value-type="string" table:style-name="ce1">
            <text:p>Motherboard</text:p>
          </table:table-cell>
          <table:table-cell office:value-type="date" office:date-value="2017-01-17T00:00:00" table:style-name="ce3">
            <text:p>01/17/17</text:p>
          </table:table-cell>
          <table:table-cell office:value-type="string" table:style-name="ce1">
            <text:p>Why Did Police Kill an Alleged Small-Time Hacker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entrevistas/pablo-gonzalez-munoz-deloitte-digital-blockchain-construyendo-nueva-era-creacion-valor-cambiara-mundo/#axzz4kb8zb74L">https://criptonoticias.com/entrevistas/pablo-gonzalez-munoz-deloitte-digital-blockchain-construyendo-nueva-era-creacion-valor-cambiara-mundo/#axzz4kb8zb74L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1-19T00:00:00" table:style-name="ce3">
            <text:p>01/19/17</text:p>
          </table:table-cell>
          <table:table-cell office:value-type="string" table:style-name="ce1">
            <text:p>Pablo González Muñoz: “Blockchain está construyendo una nueva era de creación del valor que cambiará el mundo”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blockchain-experts-discuss-fake-news-reputation-1603385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1-31T00:00:00" table:style-name="ce3">
            <text:p>01/31/17</text:p>
          </table:table-cell>
          <table:table-cell office:value-type="string" table:style-name="ce1">
            <text:p>Blockchain experts discuss fake news and reput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er-pepper-sprayed-uc-berkeley-protests/</text:p>
          </table:table-cell>
          <table:table-cell office:value-type="string" table:style-name="ce1">
            <text:p>Crypto Coins News</text:p>
          </table:table-cell>
          <table:table-cell office:value-type="date" office:date-value="2017-02-02T00:00:00" table:style-name="ce3">
            <text:p>02/02/17</text:p>
          </table:table-cell>
          <table:table-cell office:value-type="string" table:style-name="ce1">
            <text:p>Bitcoiner Pepper-Sprayed at UC Berkeley Protes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what-makes-bitcoin-great-one-academic-is-on-a-quest-to-find-out/</text:p>
          </table:table-cell>
          <table:table-cell office:value-type="string" table:style-name="ce1">
            <text:p>CoinDesk</text:p>
          </table:table-cell>
          <table:table-cell office:value-type="date" office:date-value="2017-02-08T00:00:00" table:style-name="ce3">
            <text:p>02/08/17</text:p>
          </table:table-cell>
          <table:table-cell office:value-type="string" table:style-name="ce1">
            <text:p>What Makes Bitcoin Great? One Scientist is On a Quest to Find Out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hardware-hard-forks-accenture-plans-end-blockchain-security-concerns/</text:p>
          </table:table-cell>
          <table:table-cell office:value-type="string" table:style-name="ce1">
            <text:p>CoinDesk</text:p>
          </table:table-cell>
          <table:table-cell office:value-type="date" office:date-value="2017-02-14T00:00:00" table:style-name="ce3">
            <text:p>02/14/17</text:p>
          </table:table-cell>
          <table:table-cell office:value-type="string" table:style-name="ce1">
            <text:p>Hardware Over Hard Forks: How Accenture Plans to End Blockchain's Security Debate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echnologyreview.com/press-room/press-release/20170215-business-of-blockchain-announcemen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2-15T00:00:00" table:style-name="ce3">
            <text:p>02/15/17</text:p>
          </table:table-cell>
          <table:table-cell office:value-type="string" table:style-name="ce1">
            <text:p>New “Business of Blockchain” Conference Cohosted by MIT Technology Review and the MIT Media Lab Explains the Impact of Blockchain Across Industries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ytimes.com/2017/03/04/business/dealbook/blockchain-ibm-bitcoin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03-04T00:00:00" table:style-name="ce3">
            <text:p>03/04/17</text:p>
          </table:table-cell>
          <table:table-cell office:value-type="string" table:style-name="ce1">
            <text:p>Blockchain: A Better Way to Track Pork Chops, Bonds, Bad Peanut Butter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bitcoin-is-still-unsustainable</text:p>
          </table:table-cell>
          <table:table-cell office:value-type="string" table:style-name="ce1">
            <text:p>Motherboard</text:p>
          </table:table-cell>
          <table:table-cell office:value-type="date" office:date-value="2017-03-07T00:00:00" table:style-name="ce3">
            <text:p>03/07/17</text:p>
          </table:table-cell>
          <table:table-cell office:value-type="string" table:style-name="ce1">
            <text:p>A Single Bitcoin Transaction Takes Thousands of Times More Energy Than a Credit Card Swipe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lub-attacks-the-bitcoin-network-with-transaction-malleability/</text:p>
          </table:table-cell>
          <table:table-cell office:value-type="string" table:style-name="ce1">
            <text:p>Crypto Coins News</text:p>
          </table:table-cell>
          <table:table-cell office:value-type="date" office:date-value="2017-03-10T00:00:00" table:style-name="ce3">
            <text:p>03/10/17</text:p>
          </table:table-cell>
          <table:table-cell office:value-type="string" table:style-name="ce1">
            <text:p>BitClub Attacks the Bitcoin Network with Transaction Malle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lub-is-accused-by-bitcoin-unlimited-supporters-in-performing-malleability-attack-on-network</text:p>
          </table:table-cell>
          <table:table-cell office:value-type="string" table:style-name="ce1">
            <text:p>Coin Telegraph</text:p>
          </table:table-cell>
          <table:table-cell office:value-type="date" office:date-value="2017-03-11T00:00:00" table:style-name="ce3">
            <text:p>03/11/17</text:p>
          </table:table-cell>
          <table:table-cell office:value-type="string" table:style-name="ce1">
            <text:p>BitClub is Accused By Bitcoin Unlimited Supporters In Performing Malleability Attack on Net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coin-core-supporter-threatens-zero-day-exploit-bitcoin-unlimited-hardforks/</text:p>
          </table:table-cell>
          <table:table-cell office:value-type="string" table:style-name="ce1">
            <text:p>Crypto Coins News</text:p>
          </table:table-cell>
          <table:table-cell office:value-type="date" office:date-value="2017-03-14T00:00:00" table:style-name="ce3">
            <text:p>03/14/17</text:p>
          </table:table-cell>
          <table:table-cell office:value-type="string" table:style-name="ce1">
            <text:p>Bitcoin Core Supporter Threatens Zero Day Exploit if Bitcoin Unlimited Hardfork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uld-the-super-uasf-break-bitcoins-scaling-deadlock/</text:p>
          </table:table-cell>
          <table:table-cell office:value-type="string" table:style-name="ce1">
            <text:p>CoinDesk</text:p>
          </table:table-cell>
          <table:table-cell office:value-type="date" office:date-value="2017-03-15T00:00:00" table:style-name="ce3">
            <text:p>03/15/17</text:p>
          </table:table-cell>
          <table:table-cell office:value-type="string" table:style-name="ce1">
            <text:p>'Super UASF': Could a Clever Idea Break Bitcoin's Scaling Deadlock?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bitcoin-tracker-wannacry-doesnt-pay/</text:p>
          </table:table-cell>
          <table:table-cell office:value-type="string" table:style-name="ce5">
            <text:p>Pymnts</text:p>
          </table:table-cell>
          <table:table-cell office:value-type="date" office:date-value="2017-03-19T00:00:00" table:style-name="ce3">
            <text:p>03/19/17</text:p>
          </table:table-cell>
          <table:table-cell office:value-type="string" table:style-name="ce1">
            <text:p>Bitcoin Tracker: WannaCry Doesn’t Pay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03-23/post-bitcoin-technology-has-geeks-giants-and-hackers-excited</text:p>
          </table:table-cell>
          <table:table-cell office:value-type="string" table:style-name="ce1">
            <text:p>Bloomberg</text:p>
          </table:table-cell>
          <table:table-cell office:value-type="date" office:date-value="2017-03-23T00:00:00" table:style-name="ce3">
            <text:p>03/23/17</text:p>
          </table:table-cell>
          <table:table-cell office:value-type="string" table:style-name="ce1">
            <text:p>Post-Bitcoin Technology Has Geeks, Giants, and Hackers Excited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inside-ic3-cornell-science-of-magic-internet-money-bitcoin/</text:p>
          </table:table-cell>
          <table:table-cell office:value-type="string" table:style-name="ce1">
            <text:p>CoinDesk</text:p>
          </table:table-cell>
          <table:table-cell office:value-type="date" office:date-value="2017-03-29T00:00:00" table:style-name="ce3">
            <text:p>03/29/17</text:p>
          </table:table-cell>
          <table:table-cell office:value-type="string" table:style-name="ce1">
            <text:p>Inside IC3: How Cornell is Advancing the Science of Bitcoin</text:p>
          </table:table-cell>
          <table:table-cell office:value-type="string" table:style-name="ce1">
            <text:p>all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coindesk.com/no-incentive-algorand-blockchain-sparks-debate-cryptography-event/</text:p>
          </table:table-cell>
          <table:table-cell office:value-type="string" table:style-name="ce1">
            <text:p>Coin Desk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No Incentive? Algorand Blockchain Sparks Debate at Cryptography Ev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the-blockchain.com/2017/04/04/groundbreaking-blockchain-research-feature-international-financial-cryptography-conference/">http://www.the-blockchain.com/2017/04/04/groundbreaking-blockchain-research-feature-international-financial-cryptography-conference/</text:a></text:p>
          </table:table-cell>
          <table:table-cell office:value-type="string" table:style-name="ce1">
            <text:p>The Blockchain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Groundbreaking Blockchain Research to Feature at International Financial Cryptography Conference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04/bitcoin-is-mired-in-a-civil-war-can-this-proposal-save-it/#5710ee716c54</text:p>
          </table:table-cell>
          <table:table-cell office:value-type="string" table:style-name="ce5">
            <text:p>Forbes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1">
            <text:p>Bitcoin Is Mired In A Civil War. Can This Proposal Save It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techwireasia.com/2017/04/cryptocurrency-ethereum-gains-popularity-asian-companies-taking-note/">http://techwireasia.com/2017/04/cryptocurrency-ethereum-gains-popularity-asian-companies-taking-note/</text:a></text:p>
          </table:table-cell>
          <table:table-cell office:value-type="string" table:style-name="ce5">
            <text:p>Tech Wire Asia</text:p>
          </table:table-cell>
          <table:table-cell office:value-type="date" office:date-value="2017-04-04T00:00:00" table:style-name="ce3">
            <text:p>04/04/17</text:p>
          </table:table-cell>
          <table:table-cell office:value-type="string" table:style-name="ce5">
            <text:p>Cryptocurrency Ethereum gains popularity, more Asian companies taking note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schism-developing-lightning-network-bitcoin-core-developers/</text:p>
          </table:table-cell>
          <table:table-cell office:value-type="string" table:style-name="ce1">
            <text:p>Crypto Coins News</text:p>
          </table:table-cell>
          <table:table-cell office:value-type="date" office:date-value="2017-04-05T00:00:00" table:style-name="ce3">
            <text:p>04/05/17</text:p>
          </table:table-cell>
          <table:table-cell office:value-type="string" table:style-name="ce1">
            <text:p>Schism Developing Between Lightning Network and Bitcoin Core Developers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bitmain-never-used-asicboost-production-says-jihan-wu/</text:p>
          </table:table-cell>
          <table:table-cell office:value-type="string" table:style-name="ce1">
            <text:p>Crypto Coins New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“Bitmain Has Never Used AsicBoost in Production”, Says Jihan Wu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bitcoins-new-controversy-asicboost-allegations-explained/</text:p>
          </table:table-cell>
          <table:table-cell office:value-type="string" table:style-name="ce7">
            <text:p>Coin Desk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coin's New Controversy: The AsicBoost Allegations Explained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aplicaciones/bitpay-purse-lightning-network-ofrecen-solucion-escalabilidad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06T00:00:00" table:style-name="ce3">
            <text:p>04/06/17</text:p>
          </table:table-cell>
          <table:table-cell office:value-type="string" table:style-name="ce1">
            <text:p>BitPay, Purse y Lightning Network ofrecen solución de escalabilidad para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pot-the-difference-ic3-blockchain-group-gains-first-financial-member</text:p>
          </table:table-cell>
          <table:table-cell office:value-type="string" table:style-name="ce1">
            <text:p>Coin Telegraph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Spot the Difference? “IC3” Blockchain Group Gains First Financial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econotimes.com/IC3-blockchain-group-adds-Fidelity-as-member-634556</text:p>
          </table:table-cell>
          <table:table-cell office:value-type="string" table:style-name="ce1">
            <text:p>EconoTime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IC3 blockchain group adds Fidelity as member</text:p>
          </table:table-cell>
          <table:table-cell office:value-type="string" table:style-name="ce7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delity.com/about-fidelity/news-releases/overview</text:p>
          </table:table-cell>
          <table:table-cell office:value-type="string" table:style-name="ce1">
            <text:p>Fidelity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is First in Finance to Support IC3: Global Financial Leader Joins IC3 to Explore Blockchai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reuters.com/article/fidelity-blockchain-idUSL1N1HH0N7</text:p>
          </table:table-cell>
          <table:table-cell office:value-type="string" table:style-name="ce1">
            <text:p>Reuters</text:p>
          </table:table-cell>
          <table:table-cell office:value-type="date" office:date-value="2017-04-10T00:00:00" table:style-name="ce3">
            <text:p>04/10/17</text:p>
          </table:table-cell>
          <table:table-cell office:value-type="string" table:style-name="ce1">
            <text:p>Fidelity becomes first asset manager to join blockchain group IC3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secret-bitcoin-troll-army-pushes-for-segwit-adoption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Secret Bitcoin Troll Army Pushes for SegWit Adoption: Emin Gu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criptonoticias.com/opinion/asicboost-nuevo-tema-discusion-bitcoin/#axzz4kkNYGOVy">https://criptonoticias.com/opinion/asicboost-nuevo-tema-discusion-bitcoin/#axzz4kkNYGOVy</text:a></text:p>
          </table:table-cell>
          <table:table-cell office:value-type="string" table:style-name="ce5">
            <text:p>Criptonoticias</text:p>
          </table:table-cell>
          <table:table-cell office:value-type="date" office:date-value="2017-04-12T00:00:00" table:style-name="ce3">
            <text:p>04/12/17</text:p>
          </table:table-cell>
          <table:table-cell office:value-type="string" table:style-name="ce1">
            <text:p>Why AsicBoost is the new topic of discussion in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fidelity-blockchain-initiative-ic3/</text:p>
          </table:table-cell>
          <table:table-cell office:value-type="string" table:style-name="ce5">
            <text:p>Crypto Coins News</text:p>
          </table:table-cell>
          <table:table-cell office:value-type="date" office:date-value="2017-04-13T00:00:00" table:style-name="ce3">
            <text:p>04/13/17</text:p>
          </table:table-cell>
          <table:table-cell office:value-type="string" table:style-name="ce1">
            <text:p>Fidelity Joins Cryptocurrency &amp; Blockchain Initiative IC3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sobrebitcoin.com/asic-boots-un-nuevo-drama-en-la-comunidad-bitcoin/</text:p>
          </table:table-cell>
          <table:table-cell office:value-type="string" table:style-name="ce5">
            <text:p>SobreBitcoin</text:p>
          </table:table-cell>
          <table:table-cell office:value-type="date" office:date-value="2017-04-14T00:00:00" table:style-name="ce3">
            <text:p>04/14/17</text:p>
          </table:table-cell>
          <table:table-cell office:value-type="string" table:style-name="ce1">
            <text:p>ASIC Boots: un nuevo drama en la comunidad Bitcoin.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iptonoticias.com/colecciones/guia-supervivencia-hardfork-bitcoin/#axzz4kb8zb74L</text:p>
          </table:table-cell>
          <table:table-cell office:value-type="string" table:style-name="ce5">
            <text:p>Criptonoticias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Guía de supervivencia para un hardfork de Bitcoin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monero-transactions-history-can-be-revealed-and-exposed-research</text:p>
          </table:table-cell>
          <table:table-cell office:value-type="string" table:style-name="ce1">
            <text:p>Coin Telegraph</text:p>
          </table:table-cell>
          <table:table-cell office:value-type="date" office:date-value="2017-04-15T00:00:00" table:style-name="ce3">
            <text:p>04/15/17</text:p>
          </table:table-cell>
          <table:table-cell office:value-type="string" table:style-name="ce1">
            <text:p>Monero Transactions History Can Be Revealed and Exposed: Research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219/blockchains-weak-spots-pose-a-hidden-danger-to-users/</text:p>
          </table:table-cell>
          <table:table-cell office:value-type="string" table:style-name="ce1">
            <text:p>MIT Technology Review</text:p>
          </table:table-cell>
          <table:table-cell office:value-type="date" office:date-value="2017-04-18T00:00:00" table:style-name="ce3">
            <text:p>04/18/17</text:p>
          </table:table-cell>
          <table:table-cell office:value-type="string" table:style-name="ce1">
            <text:p>Blockchain’s Weak Spots Pose a Hidden Danger to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fiercehealthcare.com/privacy-security/cornell-researcher-warns-blockchain-isn-t-foolproof</text:p>
          </table:table-cell>
          <table:table-cell office:value-type="string" table:style-name="ce1">
            <text:p>Fierce Health Care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researcher warns blockchain isn’t foolproof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ornell-professor-many-blockchain-failures-lie-ahead/</text:p>
          </table:table-cell>
          <table:table-cell office:value-type="string" table:style-name="ce7">
            <text:p>Coin Desk</text:p>
          </table:table-cell>
          <table:table-cell office:value-type="date" office:date-value="2017-04-19T00:00:00" table:style-name="ce3">
            <text:p>04/19/17</text:p>
          </table:table-cell>
          <table:table-cell office:value-type="string" table:style-name="ce1">
            <text:p>Cornell Prof: Blockchain Exuberance Shouldn't Cloud Consequenc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laurashin/2017/04/20/why-bitcoins-greatest-asset-could-also-spell-its-doom/#e8d75736adcd</text:p>
          </table:table-cell>
          <table:table-cell office:value-type="string" table:style-name="ce1">
            <text:p>Forbes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y Bitcoin's Greatest Asset Could Also Spell Its D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bur.org/bostonomix/2017/04/20/blockchain-explainer</text:p>
          </table:table-cell>
          <table:table-cell office:value-type="string" table:style-name="ce1">
            <text:p>WBUR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What Blockchain Is, And Why Some Experts Say It's As Revolutionary As The Inter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ic3-researchers-propose-solidus-protocol-private-transactions/</text:p>
          </table:table-cell>
          <table:table-cell office:value-type="string" table:style-name="ce1">
            <text:p>CoinDesk</text:p>
          </table:table-cell>
          <table:table-cell office:value-type="date" office:date-value="2017-04-20T00:00:00" table:style-name="ce3">
            <text:p>04/20/17</text:p>
          </table:table-cell>
          <table:table-cell office:value-type="string" table:style-name="ce1">
            <text:p>IC3 Researchers Propose ‘Solidus’ Protocol for Private Transaction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oinsnews.com/bitcoin-mining-antlbleed-bombshell-smear-circus/</text:p>
          </table:table-cell>
          <table:table-cell office:value-type="string" table:style-name="ce1">
            <text:p>Crypto Coins News</text:p>
          </table:table-cell>
          <table:table-cell office:value-type="date" office:date-value="2017-04-27T00:00:00" table:style-name="ce3">
            <text:p>04/27/17</text:p>
          </table:table-cell>
          <table:table-cell office:value-type="string" table:style-name="ce1">
            <text:p>Bitcoin Mining: Is Antbleed a Bombshell, a Smear Campaign, or a Circus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searchcio.techtarget.com/news/450418402/Failure-is-a-critical-component-for-blockchain-development">http://searchcio.techtarget.com/news/450418402/Failure-is-a-critical-component-for-blockchain-development</text:a></text:p>
          </table:table-cell>
          <table:table-cell office:value-type="string" table:style-name="ce1">
            <text:p>Techtarget</text:p>
          </table:table-cell>
          <table:table-cell office:value-type="date" office:date-value="2017-05-08T00:00:00" table:style-name="ce3">
            <text:p>05/08/17</text:p>
          </table:table-cell>
          <table:table-cell office:value-type="string" table:style-name="ce1">
            <text:p>Failure is a critical component for blockchain developmen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own-crier-service-delivers-solid-data-to-coders</text:p>
          </table:table-cell>
          <table:table-cell office:value-type="string" table:style-name="ce1">
            <text:p>ETHNews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Town Crier Service Delivers Solid Data To Coders</text:p>
          </table:table-cell>
          <table:table-cell office:value-type="string" table:style-name="ce1">
            <text:p>juels,fanz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4336/how-encrypted-weather-data-could-help-corporate-blockchain-dreams-come-true/</text:p>
          </table:table-cell>
          <table:table-cell office:value-type="string" table:style-name="ce1">
            <text:p>MIT Technology Review</text:p>
          </table:table-cell>
          <table:table-cell office:value-type="date" office:date-value="2017-05-11T00:00:00" table:style-name="ce3">
            <text:p>05/11/17</text:p>
          </table:table-cell>
          <table:table-cell office:value-type="string" table:style-name="ce1">
            <text:p>How Encrypted Weather Data Could Help Corporate Blockchain Dreams Come True</text:p>
          </table:table-cell>
          <table:table-cell office:value-type="string" table:style-name="ce1">
            <text:p>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denverpost.com/2017/05/12/nsa-leak-malware-cripples-computers/</text:p>
          </table:table-cell>
          <table:table-cell office:value-type="string" table:style-name="ce1">
            <text:p>The Denver Post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Malware, described in leaked NSA documents, cripples computers worldwid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elegram.com/news/20170512/hack-hits-computers-worldwide-exploiting-weakness-idd-in-leaked-nsa-documents</text:p>
          </table:table-cell>
          <table:table-cell office:value-type="string" table:style-name="ce1">
            <text:p>Telegram</text:p>
          </table:table-cell>
          <table:table-cell office:value-type="date" office:date-value="2017-05-12T00:00:00" table:style-name="ce3">
            <text:p>05/12/17</text:p>
          </table:table-cell>
          <table:table-cell office:value-type="string" table:style-name="ce1">
            <text:p>Hack hits computers worldwide, exploiting weakness ID’d in leaked NSA docume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ormangeestar.net/2017/05/13/uk-hospitals-turn-away-patients-after-ransomware-attack/</text:p>
          </table:table-cell>
          <table:table-cell office:value-type="string" table:style-name="ce5">
            <text:p>Normangee Star</text:p>
          </table:table-cell>
          <table:table-cell office:value-type="date" office:date-value="2017-05-13T00:00:00" table:style-name="ce3">
            <text:p>05/13/17</text:p>
          </table:table-cell>
          <table:table-cell office:value-type="string" table:style-name="ce5">
            <text:p>UK hospitals turn away patients after ransomware attack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ethereum-price-moves-upwards-after-some-consolid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5-15T00:00:00" table:style-name="ce3">
            <text:p>05/15/17</text:p>
          </table:table-cell>
          <table:table-cell office:value-type="string" table:style-name="ce1">
            <text:p>Ethereum Price Moves Upwards After Some Consolid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rust-your-oracle-cornell-launches-tool-for-confidential-blockchain-queries/</text:p>
          </table:table-cell>
          <table:table-cell office:value-type="string" table:style-name="ce1">
            <text:p>CoinDesk</text:p>
          </table:table-cell>
          <table:table-cell office:value-type="date" office:date-value="2017-05-17T00:00:00" table:style-name="ce3">
            <text:p>05/17/17</text:p>
          </table:table-cell>
          <table:table-cell office:value-type="string" table:style-name="ce1">
            <text:p>Trust Your Oracle? Cornell Launches Tool for Confidential Blockchain Quer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he-world-is-watching-can-wannacrys-creators-cash-out-their-bitcoin-ransom/</text:p>
          </table:table-cell>
          <table:table-cell office:value-type="string" table:style-name="ce7">
            <text:p>Coin Desk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The World Is Watching: Can WannaCry's Creators Cash Out Their Bitcoin Ransom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ca.reuters.com/article/technologyNews/idCAKCN18E2F1-OCATC">http://ca.reuters.com/article/technologyNews/idCAKCN18E2F1-OCATC</text:a></text:p>
          </table:table-cell>
          <table:table-cell office:value-type="string" table:style-name="ce1">
            <text:p>Reuters</text:p>
          </table:table-cell>
          <table:table-cell office:value-type="date" office:date-value="2017-05-18T00:00:00" table:style-name="ce3">
            <text:p>05/18/17</text:p>
          </table:table-cell>
          <table:table-cell office:value-type="string" table:style-name="ce1">
            <text:p>Bitcoin's murkier rivals line up to displace it as cybercriminals' favourite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khaleejtimes.com/technology/bitcoin-in-danger-of-losing-this-ignominious-title</text:p>
          </table:table-cell>
          <table:table-cell office:value-type="string" table:style-name="ce1">
            <text:p>Khaleejtime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Bitcoin in danger of losing this ignominious tit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ymnts.com/news/bitcoin-tracker/2017/cybercrooks-look-for-bitcoin-alternative/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Cybercrooks Look For Bitcoin Altern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pymnts.com/whats-hot-2/2017/walmart-q1-2017-earnings-beat-ecommerce-skyrockets/">http://www.pymnts.com/whats-hot-2/2017/walmart-q1-2017-earnings-beat-ecommerce-skyrockets/</text:a></text:p>
          </table:table-cell>
          <table:table-cell office:value-type="string" table:style-name="ce1">
            <text:p>PYMNTS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lmart Q1 Earnings Beat, eCommerce Skyrock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nquisitr.com/4229871/wannacry-ransomware-virus-unlocked-by-french-researchers-using-wanakiwi-no-ransom/</text:p>
          </table:table-cell>
          <table:table-cell office:value-type="string" table:style-name="ce1">
            <text:p>Inquistr</text:p>
          </table:table-cell>
          <table:table-cell office:value-type="date" office:date-value="2017-05-19T00:00:00" table:style-name="ce3">
            <text:p>05/19/17</text:p>
          </table:table-cell>
          <table:table-cell office:value-type="string" table:style-name="ce1">
            <text:p>Wannacrypt, wannacry ransomware virus decrypted by French Researchers using Wanakiwi, No rans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web.co.za/news/tech/bitcoins-murkier-rivals-line-up-to-displace-it-as-cybercriminals-favourite/</text:p>
          </table:table-cell>
          <table:table-cell office:value-type="string" table:style-name="ce1">
            <text:p>Moneyweb</text:p>
          </table:table-cell>
          <table:table-cell office:value-type="date" office:date-value="2017-05-21T00:00:00" table:style-name="ce3">
            <text:p>05/21/17</text:p>
          </table:table-cell>
          <table:table-cell office:value-type="string" table:style-name="ce1">
            <text:p>Bitcoin’s murkier rivals line up to displace it as cybercriminals’ favouri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.uk/cornells-ic3-tackles-off-chain-transactions-intel-sgx-162406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5-31T00:00:00" table:style-name="ce3">
            <text:p>05/31/17</text:p>
          </table:table-cell>
          <table:table-cell office:value-type="string" table:style-name="ce1">
            <text:p>Cornell's blockchain experts tackle off-chain transactions with Intel SGX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motherboard.vice.com/en_us/article/professor-schools-amateur-bitcoin-scammer">https://motherboard.vice.com/en_us/article/professor-schools-amateur-bitcoin-scammer</text:a></text:p>
          </table:table-cell>
          <table:table-cell office:value-type="string" table:style-name="ce1">
            <text:p>Motherboard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Professor Schools Amateur Bitcoin Scamm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insider.com/basic-attention-token-sale-raises-35-million-less-30-seconds/</text:p>
          </table:table-cell>
          <table:table-cell office:value-type="string" table:style-name="ce1">
            <text:p>Crypto insider</text:p>
          </table:table-cell>
          <table:table-cell office:value-type="date" office:date-value="2017-06-02T00:00:00" table:style-name="ce3">
            <text:p>06/02/17</text:p>
          </table:table-cell>
          <table:table-cell office:value-type="string" table:style-name="ce1">
            <text:p>Basic Attention Token Sale Raises $35 million in Less Than 30 Second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amateur-bitcoin-scammer-impersonated-university-professor/</text:p>
          </table:table-cell>
          <table:table-cell office:value-type="string" table:style-name="ce1">
            <text:p>Crypto Coins News</text:p>
          </table:table-cell>
          <table:table-cell office:value-type="date" office:date-value="2017-06-05T00:00:00" table:style-name="ce3">
            <text:p>06/05/17</text:p>
          </table:table-cell>
          <table:table-cell office:value-type="string" table:style-name="ce1">
            <text:p>Amateur Bitcoin Scammer is Caught Impersonating a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ibtimes.co.uk/bitcoin-survey-shows-71-support-segwit-uasf-popularity-growing-1625147">http://www.ibtimes.co.uk/bitcoin-survey-shows-71-support-segwit-uasf-popularity-growing-1625147</text:a>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6-07T00:00:00" table:style-name="ce3">
            <text:p>06/07/17</text:p>
          </table:table-cell>
          <table:table-cell office:value-type="string" table:style-name="ce1">
            <text:p>Bitcoin survey shows 71% support SegWit and UASF popularity grow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inancemagnates.com/cryptocurrency/innovation/bitcoin-ng-like-mining-ethereum-like-smart-contracts-coming-waves/</text:p>
          </table:table-cell>
          <table:table-cell office:value-type="string" table:style-name="ce1">
            <text:p>Finance Magnates</text:p>
          </table:table-cell>
          <table:table-cell office:value-type="date" office:date-value="2017-06-09T00:00:00" table:style-name="ce3">
            <text:p>06/09/17</text:p>
          </table:table-cell>
          <table:table-cell office:value-type="string" table:style-name="ce1">
            <text:p>Bitcoin NG-like Mining and Ethereum-like Smart Contracts Coming to Waves</text:p>
          </table:table-cell>
          <table:table-cell office:value-type="string" table:style-name="ce5">
            <text:p>sirer</text:p>
          </table:table-cell>
          <table:table-cell table:style-name="ce7"/>
          <table:table-cell table:number-columns-repeated="16378"/>
        </table:table-row>
        <table:table-row table:style-name="ro1">
          <table:table-cell office:value-type="string" table:style-name="ce1">
            <text:p>http://t3n.de/news/blockchain-technologie-studieren-830128/</text:p>
          </table:table-cell>
          <table:table-cell office:value-type="string" table:style-name="ce1">
            <text:p>T3N</text:p>
          </table:table-cell>
          <table:table-cell office:value-type="date" office:date-value="2017-06-12T00:00:00" table:style-name="ce3">
            <text:p>06/12/17</text:p>
          </table:table-cell>
          <table:table-cell office:value-type="string" table:style-name="ce8">
            <text:p>Blockchain-Technologie studieren: Diese Unis bieten das beste Angebot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features/2017-the-ether-thief/</text:p>
          </table:table-cell>
          <table:table-cell office:value-type="string" table:style-name="ce1">
            <text:p>Bloomberg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The Ether Thief</text:p>
          </table:table-cell>
          <table:table-cell office:value-type="string" table:style-name="ce1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themerkle.com/bancor-project-raises-some-community-concerns-copycat-ico-website-aims-to-scam-investors/</text:p>
          </table:table-cell>
          <table:table-cell office:value-type="string" table:style-name="ce1">
            <text:p>The Merkle</text:p>
          </table:table-cell>
          <table:table-cell office:value-type="date" office:date-value="2017-06-13T00:00:00" table:style-name="ce3">
            <text:p>06/13/17</text:p>
          </table:table-cell>
          <table:table-cell office:value-type="string" table:style-name="ce1">
            <text:p>Bancor Project Raises Some Community Concerns, Copycat ICO Website Aims to Scam Investors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://www.coindesk.com/game-of-bluffs-with-bitmain-plan-bitcoin-scaling-becomes-digital-missile-crisis/">http://www.coindesk.com/game-of-bluffs-with-bitmain-plan-bitcoin-scaling-becomes-digital-missile-crisis/</text:a></text:p>
          </table:table-cell>
          <table:table-cell office:value-type="string" table:style-name="ce1">
            <text:p>Coin Desk</text:p>
          </table:table-cell>
          <table:table-cell office:value-type="date" office:date-value="2017-06-15T00:00:00" table:style-name="ce3">
            <text:p>06/15/17</text:p>
          </table:table-cell>
          <table:table-cell office:value-type="string" table:style-name="ce1">
            <text:p>Game of Bluffs? With UAHF, Bitcoin Scaling Becomes Digital 'Missile Crisi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6">
            <text:p><text:a xlink:href="https://www.bloomberg.com/gadfly/articles/2017-06-16/a-sneak-peak-at-the-cfa-fintech-exam">https://www.bloomberg.com/gadfly/articles/2017-06-16/a-sneak-peak-at-the-cfa-fintech-exam</text:a></text:p>
          </table:table-cell>
          <table:table-cell office:value-type="string" table:style-name="ce1">
            <text:p>Bloomberg</text:p>
          </table:table-cell>
          <table:table-cell office:value-type="date" office:date-value="2017-06-16T00:00:00" table:style-name="ce3">
            <text:p>06/16/17</text:p>
          </table:table-cell>
          <table:table-cell office:value-type="string" table:style-name="ce1">
            <text:p>A Sneak Peek at the CFA Fintech Ex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gadfly/articles/2017-06-19/amazon-comes-for-grocery-margins-and-market-caps</text:p>
          </table:table-cell>
          <table:table-cell office:value-type="string" table:style-name="ce1">
            <text:p>Bloomberg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Fly Charts: Amazon is Coming For Grocery Margins and Market Cap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microsoft-engineer-bitmain-zero-clue-bitcoin-decentralization/</text:p>
          </table:table-cell>
          <table:table-cell office:value-type="string" table:style-name="ce1">
            <text:p>Crypto Coins News</text:p>
          </table:table-cell>
          <table:table-cell office:value-type="date" office:date-value="2017-06-19T00:00:00" table:style-name="ce3">
            <text:p>06/19/17</text:p>
          </table:table-cell>
          <table:table-cell office:value-type="string" table:style-name="ce1">
            <text:p>Microsoft Engineer: Bitmain Has ‘Zero Clue’ About Bitco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too-easy-critics-take-aim-at-ethereum-token-standard-amid-ico-boom/</text:p>
          </table:table-cell>
          <table:table-cell office:value-type="string" table:style-name="ce7">
            <text:p>Coin Desk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oo Easy? Critics Take Aim at Ethereum Token Standard Amid ICO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view/articles/2017-06-20/bank-relationships-and-index-rules</text:p>
          </table:table-cell>
          <table:table-cell office:value-type="string" table:style-name="ce1">
            <text:p>Bloomberg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Bank Relationships and Index Rul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a-messaging-app-for-ethereum-just-raised-millions-with-barely-an-alpha</text:p>
          </table:table-cell>
          <table:table-cell office:value-type="string" table:style-name="ce1">
            <text:p>Motherboard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A Messaging App for Ethereum Just Raised $44 Million With Barely An Alpha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7">
            <text:p>https://www.wsj.com/articles/the-virtual-currency-war-that-threatens-to-tear-bitcoin-apart-1497956400</text:p>
          </table:table-cell>
          <table:table-cell office:value-type="string" table:style-name="ce1">
            <text:p>Wall Street Journal</text:p>
          </table:table-cell>
          <table:table-cell office:value-type="date" office:date-value="2017-06-20T00:00:00" table:style-name="ce3">
            <text:p>06/20/17</text:p>
          </table:table-cell>
          <table:table-cell office:value-type="string" table:style-name="ce1">
            <text:p>The Virtual-Currency War That Threatens to Tear Bitcoin Apart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owdfundinsider.com/2017/06/102392-potential-red-flags-bancors-ico/</text:p>
          </table:table-cell>
          <table:table-cell office:value-type="string" table:style-name="ce1">
            <text:p>CrowdFund Insider</text:p>
          </table:table-cell>
          <table:table-cell office:value-type="date" office:date-value="2017-06-21T00:00:00" table:style-name="ce3">
            <text:p>06/21/17</text:p>
          </table:table-cell>
          <table:table-cell office:value-type="string" table:style-name="ce1">
            <text:p>Potential Red Flags in Bancor’s ICO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changing-exchanges-will-coinbase-tomorrow-decentralized/</text:p>
          </table:table-cell>
          <table:table-cell office:value-type="string" table:style-name="ce1">
            <text:p>Coin Desk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hanging Exchanges: Will the Coinbase of Tomorrow Be Decentralized?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coinsnews.com/cornell-professor-150-million-bancor-flawed/</text:p>
          </table:table-cell>
          <table:table-cell office:value-type="string" table:style-name="ce1">
            <text:p>Crypto Coins News</text:p>
          </table:table-cell>
          <table:table-cell office:value-type="date" office:date-value="2017-06-24T00:00:00" table:style-name="ce3">
            <text:p>06/24/17</text:p>
          </table:table-cell>
          <table:table-cell office:value-type="string" table:style-name="ce1">
            <text:p>Cornell Professor: $150 Million Bancor is Flawed</text:p>
          </table:table-cell>
          <table:table-cell office:value-type="string" table:style-name="ce5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why-you-wont-be-buying-a-coffee-with-bitcoin-anytime-soon-1498996800</text:p>
          </table:table-cell>
          <table:table-cell office:value-type="string" table:style-name="ce1">
            <text:p>Wall Street Journal</text:p>
          </table:table-cell>
          <table:table-cell office:value-type="date" office:date-value="2017-07-02T00:00:00" table:style-name="ce3">
            <text:p>07/02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5">
            <text:p>sirer</text:p>
          </table:table-cell>
          <table:table-cell office:value-type="string" table:style-name="ce7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theaustralian.com.au/business/wall-street-journal/why-you-wont-be-buying-a-coffee-with-bitcoin-anytime-soon/news-story/de3585c1838015a7b52670db0aa4cf12</text:p>
          </table:table-cell>
          <table:table-cell office:value-type="string" table:style-name="ce1">
            <text:p>The Australian</text:p>
          </table:table-cell>
          <table:table-cell office:value-type="date" office:date-value="2017-07-03T00:00:00" table:style-name="ce3">
            <text:p>07/03/17</text:p>
          </table:table-cell>
          <table:table-cell office:value-type="string" table:style-name="ce1">
            <text:p>Why you won’t be buying a coffee with bitcoin anytime so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could-online-harassment-slow-blockchains-growth-2562119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7-07T00:00:00" table:style-name="ce3">
            <text:p>07/07/17</text:p>
          </table:table-cell>
          <table:table-cell office:value-type="string" table:style-name="ce1">
            <text:p>Could Online Harassment Slow Blockchain’s Growth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venturebeat.com/2017/07/08/why-bitcoins-value-could-get-even-more-volatile/</text:p>
          </table:table-cell>
          <table:table-cell office:value-type="string" table:style-name="ce1">
            <text:p>Venture Beat</text:p>
          </table:table-cell>
          <table:table-cell office:value-type="date" office:date-value="2017-07-08T00:00:00" table:style-name="ce3">
            <text:p>07/08/17</text:p>
          </table:table-cell>
          <table:table-cell office:value-type="string" table:style-name="ce1">
            <text:p>Why Bitcoin’s value could get even more volati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uk.news.yahoo.com/future-money-bitcoin-other-cryptocurrency-141633146.html">https://uk.news.yahoo.com/future-money-bitcoin-other-cryptocurrency-141633146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week.com/2017/07/21/zug-switzerland-crypto-valley-bitcoin-digital-currency-634524.html</text:p>
          </table:table-cell>
          <table:table-cell office:value-type="string" table:style-name="ce1">
            <text:p>Newsweek</text:p>
          </table:table-cell>
          <table:table-cell office:value-type="date" office:date-value="2017-07-11T00:00:00" table:style-name="ce3">
            <text:p>07/11/17</text:p>
          </table:table-cell>
          <table:table-cell office:value-type="string" table:style-name="ce1">
            <text:p>The Future of Money: Bitcoin and Other Cryptocurrency Technologies Are a Way of Life in This Small Swiss T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newsbtc.com/2017/07/16/tezos-outdoes-icos-now-breaks-bancors-earlier-record/</text:p>
          </table:table-cell>
          <table:table-cell office:value-type="string" table:style-name="ce1">
            <text:p>News BTC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ezos Outdoes All the Other ICOs until Now, Breaks Bancor’s Recor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oindesk.com/moon-blockchains-big-hiring-crunch-last-years/</text:p>
          </table:table-cell>
          <table:table-cell office:value-type="string" table:style-name="ce1">
            <text:p>Coin Desk</text:p>
          </table:table-cell>
          <table:table-cell office:value-type="date" office:date-value="2017-07-16T00:00:00" table:style-name="ce3">
            <text:p>07/16/17</text:p>
          </table:table-cell>
          <table:table-cell office:value-type="string" table:style-name="ce1">
            <text:p>To the Moon? Blockchain's Hiring Crunch Could Last Y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call.com/news/police/mc-nws-montgomery-bitcoin-theft-federal-charges-20170719-story.html</text:p>
          </table:table-cell>
          <table:table-cell office:value-type="string" table:style-name="ce1">
            <text:p>The Morning Call</text:p>
          </table:table-cell>
          <table:table-cell office:value-type="date" office:date-value="2017-07-19T00:00:00" table:style-name="ce3">
            <text:p>07/19/17</text:p>
          </table:table-cell>
          <table:table-cell office:value-type="string" table:style-name="ce1">
            <text:p>Montco man tells feds he stole $40M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s-hacker-taken-for-stealing-necklace-confesses-to-40-mln-bitcoin-heist</text:p>
          </table:table-cell>
          <table:table-cell office:value-type="string" table:style-name="ce1">
            <text:p>Coin Telegraph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US Hacker Taken For Stealing Necklace, Confesses to $40 Mln Bitcoin Hei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arlotteobserver.com/news/science-technology/article162645448.html</text:p>
          </table:table-cell>
          <table:table-cell office:value-type="string" table:style-name="ce1">
            <text:p>Charlotte Observer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ist.com/pennsylvania-man-admits-40-million-bitcoin-theft/</text:p>
          </table:table-cell>
          <table:table-cell office:value-type="string" table:style-name="ce1">
            <text:p>Bitcoinis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Pennsylvania Man Confesses to $40 Million Bitcoin Thef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usnews.com/news/best-states/pennsylvania/articles/2017-07-20/man-tells-federal-officials-he-stole-40-million-in-bitcoin</text:p>
          </table:table-cell>
          <table:table-cell office:value-type="string" table:style-name="ce1">
            <text:p>US News &amp; World Report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acbee.com/news/business/technology/article162645448.html</text:p>
          </table:table-cell>
          <table:table-cell office:value-type="string" table:style-name="ce1">
            <text:p>Sacramento Bee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washingtontimes.com/news/2017/jul/20/man-tells-federal-officials-he-stole-40-million-in/</text:p>
          </table:table-cell>
          <table:table-cell office:value-type="string" table:style-name="ce1">
            <text:p>Washington Times</text:p>
          </table:table-cell>
          <table:table-cell office:value-type="date" office:date-value="2017-07-20T00:00:00" table:style-name="ce3">
            <text:p>07/20/17</text:p>
          </table:table-cell>
          <table:table-cell office:value-type="string" table:style-name="ce1">
            <text:p>Man tells federal officials he stole $40 million in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venturebeat.com/2017/07/21/3-lessons-from-tezos-record-setting-blockchain-fundraise/">https://venturebeat.com/2017/07/21/3-lessons-from-tezos-record-setting-blockchain-fundraise/</text:a></text:p>
          </table:table-cell>
          <table:table-cell office:value-type="string" table:style-name="ce1">
            <text:p>Venture Beat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3 lessons from Tezos’ record-setting blockchain fundrais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ryptocoinsnews.com/111212-2/">https://www.cryptocoinsnews.com/111212-2/</text:a></text:p>
          </table:table-cell>
          <table:table-cell office:value-type="string" table:style-name="ce1">
            <text:p>Crypto Coin News</text:p>
          </table:table-cell>
          <table:table-cell office:value-type="date" office:date-value="2017-07-21T00:00:00" table:style-name="ce3">
            <text:p>07/21/17</text:p>
          </table:table-cell>
          <table:table-cell office:value-type="string" table:style-name="ce1">
            <text:p>$40 Million in Bitcoin: Hacker Tells Feds He Stole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inverse.com/article/34580-pennsylvania-cops-theodore-price-bitcoin-scam-alphabay">https://www.inverse.com/article/34580-pennsylvania-cops-theodore-price-bitcoin-scam-alphabay</text:a></text:p>
          </table:table-cell>
          <table:table-cell office:value-type="string" table:style-name="ce1">
            <text:p>Inverse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Small-Town Cops Accidentally Find a $40 Million Bitcoin Sc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citi-collaborates-with-cornell-tech-for-blockchain-rd</text:p>
          </table:table-cell>
          <table:table-cell office:value-type="string" table:style-name="ce1">
            <text:p>Ethereum World News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Citi Collaborates With Cornell Tech For Blockchain R&amp;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coindesk.com/emin-gun-sirer-sec-ico-ruling-end-beginning-blockchains/">https://www.coindesk.com/emin-gun-sirer-sec-ico-ruling-end-beginning-blockchains/</text:a></text:p>
          </table:table-cell>
          <table:table-cell office:value-type="string" table:style-name="ce1">
            <text:p>Coin Desk</text:p>
          </table:table-cell>
          <table:table-cell office:value-type="date" office:date-value="2017-07-24T00:00:00" table:style-name="ce3">
            <text:p>07/24/17</text:p>
          </table:table-cell>
          <table:table-cell office:value-type="string" table:style-name="ce1">
            <text:p>Emin Gun Sirer: SEC ICO Guidance is 'End of Beginning for Blockchains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yberscoop.com/chainiac-software-backdoor-mandates-nsa-gchq/</text:p>
          </table:table-cell>
          <table:table-cell office:value-type="string" table:style-name="ce1">
            <text:p>Cyber Scoop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New tool can help prevent government-mandated backdoors in software, Swiss researchers sa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t.com/content/4470a89c-718d-11e7-aca6-c6bd07df1a3c</text:p>
          </table:table-cell>
          <table:table-cell office:value-type="string" table:style-name="ce1">
            <text:p>Financial Times</text:p>
          </table:table-cell>
          <table:table-cell office:value-type="date" office:date-value="2017-07-25T00:00:00" table:style-name="ce3">
            <text:p>07/25/17</text:p>
          </table:table-cell>
          <table:table-cell office:value-type="string" table:style-name="ce1">
            <text:p>SEC looks to deflate bubble in ‘Initial Coin Offerings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thereumworldnews.com/ethereum-price-sec-dao/</text:p>
          </table:table-cell>
          <table:table-cell office:value-type="string" table:style-name="ce1">
            <text:p>Ethereum World News</text:p>
          </table:table-cell>
          <table:table-cell office:value-type="date" office:date-value="2017-07-26T00:00:00" table:style-name="ce3">
            <text:p>07/26/17</text:p>
          </table:table-cell>
          <table:table-cell office:value-type="string" table:style-name="ce1">
            <text:p>Ethereum Price Not Slowing Down In Front Of SEC Comments Related To DAO, I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sec-ico-guideline-will-affect-blockchain-cornell-university-professor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SEC ICO Guideline Will Affect Blockchain: Cornell University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cointelegraph.com/news/venture-capital-backed-startups-are-also-starting-to-run-icos">https://cointelegraph.com/news/venture-capital-backed-startups-are-also-starting-to-run-icos</text:a></text:p>
          </table:table-cell>
          <table:table-cell office:value-type="string" table:style-name="ce1">
            <text:p>Coin Telegraph</text:p>
          </table:table-cell>
          <table:table-cell office:value-type="date" office:date-value="2017-07-27T00:00:00" table:style-name="ce3">
            <text:p>07/27/17</text:p>
          </table:table-cell>
          <table:table-cell office:value-type="string" table:style-name="ce1">
            <text:p><text:s/>Venture Capital-Backed Startups Are Also Starting to Run ICO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finance-and-economics/21725598-compromise-over-currencys-future-may-not-last-making-bitcoin-work-better</text:p>
          </table:table-cell>
          <table:table-cell office:value-type="string" table:style-name="ce1">
            <text:p>The Economist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Making Bitcoin work bett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7/29/16060344/btce-bitcoin-exchange-takedown-mt-gox-theft-law-enforcement</text:p>
          </table:table-cell>
          <table:table-cell office:value-type="string" table:style-name="ce1">
            <text:p>The Verge</text:p>
          </table:table-cell>
          <table:table-cell office:value-type="date" office:date-value="2017-07-29T00:00:00" table:style-name="ce3">
            <text:p>07/29/17</text:p>
          </table:table-cell>
          <table:table-cell office:value-type="string" table:style-name="ce1">
            <text:p>Why the feds took down one of Bitcoin’s largest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asonbloomberg/2017/07/30/six-reasons-why-we-need-blockchain-skeptics/#2d91293074af</text:p>
          </table:table-cell>
          <table:table-cell office:value-type="string" table:style-name="ce1">
            <text:p>Forbes</text:p>
          </table:table-cell>
          <table:table-cell office:value-type="date" office:date-value="2017-07-30T00:00:00" table:style-name="ce3">
            <text:p>07/30/17</text:p>
          </table:table-cell>
          <table:table-cell office:value-type="string" table:style-name="ce1">
            <text:p>Six Reasons Why We Need Blockchain Skeptic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sbt.com/news/business/ap-explains-threat-of-a-bitcoin-split-avoided-for-now</text:p>
          </table:table-cell>
          <table:table-cell office:value-type="string" table:style-name="ce1">
            <text:p>Associated Pres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top.com/business-finance/2017/07/threat-of-a-bitcoin-split-avoided-for-now/</text:p>
          </table:table-cell>
          <table:table-cell office:value-type="string" table:style-name="ce1">
            <text:p>wtop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phys.org/news/2017-07-threat-bitcoin.html">https://phys.org/news/2017-07-threat-bitcoin.html</text:a></text:p>
          </table:table-cell>
          <table:table-cell office:value-type="string" table:style-name="ce1">
            <text:p>phys.org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ktar.com/story/1678627/threat-of-a-bitcoin-split-avoided-for-now/</text:p>
          </table:table-cell>
          <table:table-cell office:value-type="string" table:style-name="ce1">
            <text:p>Ktar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finance.yahoo.com/news/threat-bitcoin-split-avoided-now-185151998--finance.html">https://finance.yahoo.com/news/threat-bitcoin-split-avoided-now-185151998--finance.html</text:a></text:p>
          </table:table-cell>
          <table:table-cell office:value-type="string" table:style-name="ce1">
            <text:p>Yaho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tartribune.com/threat-of-a-bitcoin-split-avoided-for-now/437697553/</text:p>
          </table:table-cell>
          <table:table-cell office:value-type="string" table:style-name="ce1">
            <text:p>Star Trubune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etronews.ca/news/world/2017/07/31/ap-explains-threat-of-a-bitcoin-split-avoided-for-now.html</text:p>
          </table:table-cell>
          <table:table-cell office:value-type="string" table:style-name="ce1">
            <text:p>Metro News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nationalpost.com/pmn/news-pmn/ap-explains-threat-of-a-bitcoin-split-avoided-for-now">http://nationalpost.com/pmn/news-pmn/ap-explains-threat-of-a-bitcoin-split-avoided-for-now</text:a></text:p>
          </table:table-cell>
          <table:table-cell office:value-type="string" table:style-name="ce1">
            <text:p>National Post</text:p>
          </table:table-cell>
          <table:table-cell office:value-type="date" office:date-value="2017-07-31T00:00:00" table:style-name="ce3">
            <text:p>07/31/17</text:p>
          </table:table-cell>
          <table:table-cell office:value-type="string" table:style-name="ce1">
            <text:p>AP Explains: 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bc.net.au/news/2017-08-01/bitcoin-changes-explained/8763980</text:p>
          </table:table-cell>
          <table:table-cell office:value-type="string" table:style-name="ce1">
            <text:p>ABC News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in: What's going on with the digital currency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is-splitting-in-two-now-what/</text:p>
          </table:table-cell>
          <table:table-cell office:value-type="string" table:style-name="ce1">
            <text:p>Wired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Bitcon is Splitting in Two. Now What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www.newsmax.com/Finance/StreetTalk/bitcoin-currency-digital-virtual/2017/08/01/id/805020/">http://www.newsmax.com/Finance/StreetTalk/bitcoin-currency-digital-virtual/2017/08/01/id/805020/</text:a></text:p>
          </table:table-cell>
          <table:table-cell office:value-type="string" table:style-name="ce1">
            <text:p>News Max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8483/wait-bitcoin-just-did-what/</text:p>
          </table:table-cell>
          <table:table-cell office:value-type="string" table:style-name="ce1">
            <text:p>MIT Technology Review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Wait, Bitcoin Just Did W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2">
            <text:p><text:a xlink:href="http://jamaica-gleaner.com/article/business/20170801/threat-bitcoin-split-averted-now">http://jamaica-gleaner.com/article/business/20170801/threat-bitcoin-split-averted-now</text:a></text:p>
          </table:table-cell>
          <table:table-cell office:value-type="string" table:style-name="ce1">
            <text:p>The Gleaner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ert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news.com.au/technology/innovation/design/threat-of-a-split-from-bitcoins-civil-war-avoided-for-now/news-story/287555c7e6a67d7367fe6e4dca7d4875">http://www.news.com.au/technology/innovation/design/threat-of-a-split-from-bitcoins-civil-war-avoided-for-now/news-story/287555c7e6a67d7367fe6e4dca7d4875</text:a></text:p>
          </table:table-cell>
          <table:table-cell office:value-type="string" table:style-name="ce1">
            <text:p>News.com.au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split from Bitcoin’s civil war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://www.deccanchronicle.com/technology/in-other-news/010817/threat-of-a-bitcoin-split-avoided-for-now.html">http://www.deccanchronicle.com/technology/in-other-news/010817/threat-of-a-bitcoin-split-avoided-for-now.html</text:a></text:p>
          </table:table-cell>
          <table:table-cell office:value-type="string" table:style-name="ce1">
            <text:p>Deccan Chronicle</text:p>
          </table:table-cell>
          <table:table-cell office:value-type="date" office:date-value="2017-08-01T00:00:00" table:style-name="ce3">
            <text:p>08/01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.uk/article/bitcoin-splits-into-two-currencies</text:p>
          </table:table-cell>
          <table:table-cell office:value-type="string" table:style-name="ce1">
            <text:p>Wired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Bitcoin has split in two- what does that mean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guardian.co.tt/business-guardian/2017-08-03/threat-bitcoin-split-avoided-now</text:p>
          </table:table-cell>
          <table:table-cell office:value-type="string" table:style-name="ce1">
            <text:p>Guardian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Threat of a bitcoin split avoided, for now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journal.net/kevm-wins-ic3-ethereum-crypto-boot-camp-2017-competition/</text:p>
          </table:table-cell>
          <table:table-cell office:value-type="string" table:style-name="ce1">
            <text:p>CoinJournal</text:p>
          </table:table-cell>
          <table:table-cell office:value-type="date" office:date-value="2017-08-02T00:00:00" table:style-name="ce3">
            <text:p>08/02/17</text:p>
          </table:table-cell>
          <table:table-cell office:value-type="string" table:style-name="ce1">
            <text:p>KEVM Wins IC3-Ethereum Crypto Boot Camp 2017 Competitio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ic3-bootcamp-winners</text:p>
          </table:table-cell>
          <table:table-cell office:value-type="string" table:style-name="ce1">
            <text:p>ETHNews</text:p>
          </table:table-cell>
          <table:table-cell office:value-type="date" office:date-value="2017-08-03T00:00:00" table:style-name="ce3">
            <text:p>08/03/17</text:p>
          </table:table-cell>
          <table:table-cell office:value-type="string" table:style-name="ce1">
            <text:p>IC3 Boot Camp Winner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intdaily.com/2017/08/bitcoin-price-fall-percentage-august-report/</text:p>
          </table:table-cell>
          <table:table-cell office:value-type="string" table:style-name="ce1">
            <text:p>The Quint Daily</text:p>
          </table:table-cell>
          <table:table-cell office:value-type="date" office:date-value="2017-08-04T00:00:00" table:style-name="ce3">
            <text:p>08/04/17</text:p>
          </table:table-cell>
          <table:table-cell office:value-type="string" table:style-name="ce1">
            <text:p>Bitcoin Price Fall by Percentage August Repor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onomist.com/news/business-and-finance/21725747-crypto-currencys-split-two-versions-may-be-followed-others-bitcoin</text:p>
          </table:table-cell>
          <table:table-cell office:value-type="string" table:style-name="ce1">
            <text:p>The Economist</text:p>
          </table:table-cell>
          <table:table-cell office:value-type="date" office:date-value="2017-08-05T00:00:00" table:style-name="ce3">
            <text:p>08/05/17</text:p>
          </table:table-cell>
          <table:table-cell office:value-type="string" table:style-name="ce1">
            <text:p>Bitcoin divides to rul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microsoft-goes-ethereum-561-bln-us-company-releases-ethereum-based-protocol-coco</text:p>
          </table:table-cell>
          <table:table-cell office:value-type="string" table:style-name="ce1">
            <text:p>Coin Telegraph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Microsoft Goes Ethereum: $561 Bln US Company Releases Ethereum-Based Protocol ‘Coco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thereumworldnews.com/ethereum-based-protocol-code-privacy-confidential-consortium-framework-coco-published-microsoft/</text:p>
          </table:table-cell>
          <table:table-cell office:value-type="string" table:style-name="ce1">
            <text:p>Ethereum World News</text:p>
          </table:table-cell>
          <table:table-cell office:value-type="date" office:date-value="2017-08-12T00:00:00" table:style-name="ce3">
            <text:p>08/12/17</text:p>
          </table:table-cell>
          <table:table-cell office:value-type="string" table:style-name="ce1">
            <text:p>Etherurm Based Protocol Code for Privacy: Confidential Consortium Framework Coc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burghgazette.com/2017/08/14/bitcoin-soars-past-4000-in-weekend-trading/</text:p>
          </table:table-cell>
          <table:table-cell office:value-type="string" table:style-name="ce1">
            <text:p>Newburgh Gazette</text:p>
          </table:table-cell>
          <table:table-cell office:value-type="date" office:date-value="2017-08-14T00:00:00" table:style-name="ce3">
            <text:p>08/14/17</text:p>
          </table:table-cell>
          <table:table-cell office:value-type="string" table:style-name="ce1">
            <text:p>Bitcoin Soars Past $4000 in Weekend Trad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amycastor/2017/08/15/researchers-find-issues-with-0x-the-latest-etherem-based-project-aiming-to-raise-millions-in-an-ico/#5e25b27747c7</text:p>
          </table:table-cell>
          <table:table-cell office:value-type="string" table:style-name="ce1">
            <text:p>Forbes</text:p>
          </table:table-cell>
          <table:table-cell office:value-type="date" office:date-value="2017-08-15T00:00:00" table:style-name="ce3">
            <text:p>08/15/17</text:p>
          </table:table-cell>
          <table:table-cell office:value-type="string" table:style-name="ce1">
            <text:p>Researchers Find Issues With 0x, An Ethereum-Based Project Aiming To Raise Millions In An ICO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btimes.com/why-bancor-wants-become-youtube-cryptocurrency-2578294</text:p>
          </table:table-cell>
          <table:table-cell office:value-type="string" table:style-name="ce1">
            <text:p>International Business Times</text:p>
          </table:table-cell>
          <table:table-cell office:value-type="date" office:date-value="2017-08-17T00:00:00" table:style-name="ce3">
            <text:p>08/17/17</text:p>
          </table:table-cell>
          <table:table-cell office:value-type="string" table:style-name="ce1">
            <text:p>Why Bancor Wants To Become The YouTube Of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ubmarine-sends-inside-ic3s-plan-to-clamp-down-on-ico-cheats/</text:p>
          </table:table-cell>
          <table:table-cell office:value-type="string" table:style-name="ce1">
            <text:p>Coin Desk</text:p>
          </table:table-cell>
          <table:table-cell office:value-type="date" office:date-value="2017-08-28T00:00:00" table:style-name="ce3">
            <text:p>08/28/17</text:p>
          </table:table-cell>
          <table:table-cell office:value-type="string" table:style-name="ce1">
            <text:p>Submarine Sends: IC3's Plan to Clamp Down on ICO Cheats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miamiherald.com/news/business/article170086247.html</text:p>
          </table:table-cell>
          <table:table-cell office:value-type="string" table:style-name="ce1">
            <text:p>Miami Herald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itcoin for burgers? This could be a Whopper of a deal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us.blastingnews.com/world/2017/08/burger-king-creates-its-own-currency-whoppercoin-001968233.html</text:p>
          </table:table-cell>
          <table:table-cell office:value-type="string" table:style-name="ce1">
            <text:p>Blasting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creates its own currency,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liconangle.com/blog/2017/08/29/burger-king-intros-whoppercoin-loyalty-reward-scheme-russia/</text:p>
          </table:table-cell>
          <table:table-cell office:value-type="string" table:style-name="ce1">
            <text:p>Silicon Angle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debuts WhopperCoin as a loyalty reward program in Russi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BBC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ccm.net/news/28279-burger-king-launches-cryptocurrency</text:p>
          </table:table-cell>
          <table:table-cell office:value-type="string" table:style-name="ce1">
            <text:p>CCM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Crypto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bc.com/news/technology-41082388</text:p>
          </table:table-cell>
          <table:table-cell office:value-type="string" table:style-name="ce1">
            <text:p>Fox News</text:p>
          </table:table-cell>
          <table:table-cell office:value-type="date" office:date-value="2017-08-29T00:00:00" table:style-name="ce3">
            <text:p>08/29/17</text:p>
          </table:table-cell>
          <table:table-cell office:value-type="string" table:style-name="ce1">
            <text:p>Burger King launches WhopperCoin crypto-cash in Russia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telegraph.com/news/the-biggest-icos-overview</text:p>
          </table:table-cell>
          <table:table-cell office:value-type="string" table:style-name="ce1">
            <text:p>Coin Telegraph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The Biggest ICOs Overview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us.blastingnews.com/business/2017/08/burger-king-launches-whoppercoin-001963309.html</text:p>
          </table:table-cell>
          <table:table-cell office:value-type="string" table:style-name="ce1">
            <text:p>Bla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hes Whopper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ftwaretestingnews.co.uk/burger-king-launches-russian-crypto-currency/</text:p>
          </table:table-cell>
          <table:table-cell office:value-type="string" table:style-name="ce1">
            <text:p>Software Testing News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Burger King launces Russian Crypto-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whoppercoin-burger-king-russia-launches-blockchain-loyalty-program/</text:p>
          </table:table-cell>
          <table:table-cell office:value-type="string" table:style-name="ce1">
            <text:p>Coin Desk</text:p>
          </table:table-cell>
          <table:table-cell office:value-type="date" office:date-value="2017-08-30T00:00:00" table:style-name="ce3">
            <text:p>08/30/17</text:p>
          </table:table-cell>
          <table:table-cell office:value-type="string" table:style-name="ce1">
            <text:p>WhopperCoin: Burger King Russia Launches Blockchain Loyalty Progr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7/09/6-thoughts-following-epic-week-going-cryptocurrency-rabbit-hole/</text:p>
          </table:table-cell>
          <table:table-cell office:value-type="string" table:style-name="ce1">
            <text:p>Alley Watch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6 Thoughts Following An Epic Week Going Down The Cryptocurrency Rabbit Ho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microsoft-joins-cornell-blockchain-research-group/</text:p>
          </table:table-cell>
          <table:table-cell office:value-type="string" table:style-name="ce1">
            <text:p>Coin Desk</text:p>
          </table:table-cell>
          <table:table-cell office:value-type="date" office:date-value="2017-09-01T00:00:00" table:style-name="ce3">
            <text:p>09/01/17</text:p>
          </table:table-cell>
          <table:table-cell office:value-type="string" table:style-name="ce1">
            <text:p>Microsoft Joins IC3: Membership Underscores Long-Term Commitment to Blockchain-based Solutions for Business</text:p>
          </table:table-cell>
          <table:table-cell office:value-type="string" table:style-name="ce1">
            <text:p>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gearsofbiz.com/burger-king-launches-a-whopper-of-a-loyalty-programme/40259</text:p>
          </table:table-cell>
          <table:table-cell office:value-type="string" table:style-name="ce1">
            <text:p>Gears of Biz</text:p>
          </table:table-cell>
          <table:table-cell office:value-type="date" office:date-value="2017-09-02T00:00:00" table:style-name="ce3">
            <text:p>09/02/17</text:p>
          </table:table-cell>
          <table:table-cell office:value-type="string" table:style-name="ce1">
            <text:p>Burger King launches a ‘whopper’ of a loyalty programm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sys-con.com/node/4151236</text:p>
          </table:table-cell>
          <table:table-cell office:value-type="string" table:style-name="ce1">
            <text:p>Sys-Con Media</text:p>
          </table:table-cell>
          <table:table-cell office:value-type="date" office:date-value="2017-09-06T00:00:00" table:style-name="ce3">
            <text:p>09/06/17</text:p>
          </table:table-cell>
          <table:table-cell office:value-type="string" table:style-name="ce1">
            <text:p>The Economist Events’ Finance Disrupted Conference To Explore Fintech’s ‘Coming of Age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ornellsun.com/2017/09/11/cornell-researchers-highlight-ethical-lapses-in-recent-cybersecurity-failures/</text:p>
          </table:table-cell>
          <table:table-cell office:value-type="string" table:style-name="ce1">
            <text:p>Cornell Sun</text:p>
          </table:table-cell>
          <table:table-cell office:value-type="date" office:date-value="2017-09-11T00:00:00" table:style-name="ce3">
            <text:p>09/11/17</text:p>
          </table:table-cell>
          <table:table-cell office:value-type="string" table:style-name="ce1">
            <text:p>Cornell Researchers Highlight Ethical Lapses in Recent Cybersecurity Failur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gfmag.com/topics/capital-markets-and-corporate-finance/more-rules-expected-icos-after-china-ban</text:p>
          </table:table-cell>
          <table:table-cell office:value-type="string" table:style-name="ce1">
            <text:p>Global Finance</text:p>
          </table:table-cell>
          <table:table-cell office:value-type="date" office:date-value="2017-09-13T00:00:00" table:style-name="ce3">
            <text:p>09/13/17</text:p>
          </table:table-cell>
          <table:table-cell office:value-type="string" table:style-name="ce1">
            <text:p>More Rules Expected for ICOs After China B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newsbtc.com/2017/09/21/cypherium-scalable-hybrid-blockchain/</text:p>
          </table:table-cell>
          <table:table-cell office:value-type="string" table:style-name="ce1">
            <text:p>News BTC</text:p>
          </table:table-cell>
          <table:table-cell office:value-type="date" office:date-value="2017-09-21T00:00:00" table:style-name="ce3">
            <text:p>09/21/17</text:p>
          </table:table-cell>
          <table:table-cell office:value-type="string" table:style-name="ce1">
            <text:p>Cypherium Announces Development of a Scalable, Hybrid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rkets.businessinsider.com/news/stocks/Cypherium-s-talented-team-is-building-a-double-chained-infrastructure-for-the-future-1002686040</text:p>
          </table:table-cell>
          <table:table-cell office:value-type="string" table:style-name="ce1">
            <text:p>Business Insider</text:p>
          </table:table-cell>
          <table:table-cell office:value-type="date" office:date-value="2017-09-27T00:00:00" table:style-name="ce3">
            <text:p>09/27/17</text:p>
          </table:table-cell>
          <table:table-cell office:value-type="string" table:style-name="ce1">
            <text:p>Cypherium’s talented team is building a double-chained infrastructure for the futur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pectrum.ieee.org/computing/networks/blockchains-how-they-work-and-why-theyll-change-the-world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Blockchains: How They Work and Why They’ll Change the World</text:p>
          </table:table-cell>
          <table:table-cell office:value-type="string" table:style-name="ce1">
            <text:p>sirer,juels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spectrum.ieee.org/energy/policy/the-ridiculous-amount-of-energy-it-takes-to-run-bitcoin</text:p>
          </table:table-cell>
          <table:table-cell office:value-type="string" table:style-name="ce1">
            <text:p>IEEE Spectrum</text:p>
          </table:table-cell>
          <table:table-cell office:value-type="date" office:date-value="2017-09-28T00:00:00" table:style-name="ce3">
            <text:p>09/28/17</text:p>
          </table:table-cell>
          <table:table-cell office:value-type="string" table:style-name="ce1">
            <text:p>The Ridiculous Amount of Energy It Takes to Run Bitcoin</text:p>
          </table:table-cell>
          <table:table-cell office:value-type="string" table:style-name="ce1">
            <text:p>eya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alon.com/2017/10/01/by-concealing-identities-cryptocurrencies-fuel-cybercrime/</text:p>
          </table:table-cell>
          <table:table-cell office:value-type="string" table:style-name="ce1">
            <text:p>Salon</text:p>
          </table:table-cell>
          <table:table-cell office:value-type="date" office:date-value="2017-10-01T00:00:00" table:style-name="ce3">
            <text:p>10/01/17</text:p>
          </table:table-cell>
          <table:table-cell office:value-type="string" table:style-name="ce1">
            <text:p>By concealing identities, cryptocurrencies fuel cybercrime</text:p>
          </table:table-cell>
          <table:table-cell office:value-type="string" table:style-name="ce1">
            <text:p>juels,eyal,bentov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quint.com/business/2017/10/05/-mind-boggling-math-could-make-blockchain-work-for-wall-street</text:p>
          </table:table-cell>
          <table:table-cell office:value-type="string" table:style-name="ce1">
            <text:p>Bloomberg</text:p>
          </table:table-cell>
          <table:table-cell office:value-type="date" office:date-value="2017-10-05T00:00:00" table:style-name="ce3">
            <text:p>10/05/17</text:p>
          </table:table-cell>
          <table:table-cell office:value-type="string" table:style-name="ce1">
            <text:p>'Mind-Boggling' Math Could Make Blockchain Work for Wall Stree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news.bitcoin.com/bitcoin-org-operators-aim-to-denounce-segwit2x-participants/</text:p>
          </table:table-cell>
          <table:table-cell office:value-type="string" table:style-name="ce1">
            <text:p>Bitcoin.com</text:p>
          </table:table-cell>
          <table:table-cell office:value-type="date" office:date-value="2017-10-07T00:00:00" table:style-name="ce3">
            <text:p>10/07/17</text:p>
          </table:table-cell>
          <table:table-cell office:value-type="string" table:style-name="ce1">
            <text:p>Bitcoin.org Operators Aim to ‘Denounce’ Segwit2x Participa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neymorning.com.au/20171009/coming-cryptocurrency-boom.html</text:p>
          </table:table-cell>
          <table:table-cell office:value-type="string" table:style-name="ce1">
            <text:p>Money Morning</text:p>
          </table:table-cell>
          <table:table-cell office:value-type="date" office:date-value="2017-10-09T00:00:00" table:style-name="ce3">
            <text:p>10/09/17</text:p>
          </table:table-cell>
          <table:table-cell office:value-type="string" table:style-name="ce1">
            <text:p>The Coming Cryptocurrency Boo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cial-security-number-replacement/</text:p>
          </table:table-cell>
          <table:table-cell office:value-type="string" table:style-name="ce1">
            <text:p>Wired</text:p>
          </table:table-cell>
          <table:table-cell office:value-type="date" office:date-value="2017-10-13T00:00:00" table:style-name="ce3">
            <text:p>10/13/17</text:p>
          </table:table-cell>
          <table:table-cell office:value-type="string" table:style-name="ce1">
            <text:p>Replacing Social Security Numbers Won’t Be Easy, But It’s Worth I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krack-wi-fi-meltdown-open-standards/</text:p>
          </table:table-cell>
          <table:table-cell office:value-type="string" table:style-name="ce1">
            <text:p>Wired</text:p>
          </table:table-cell>
          <table:table-cell office:value-type="date" office:date-value="2017-10-17T00:00:00" table:style-name="ce3">
            <text:p>10/17/17</text:p>
          </table:table-cell>
          <table:table-cell office:value-type="string" table:style-name="ce1">
            <text:p>The Flawed System Behind the KRACK Wi-Fi Meltdow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mansionglobal.com/articles/77889-bitcoin-and-the-blockchain-are-disruptors-in-global-real-estate</text:p>
          </table:table-cell>
          <table:table-cell office:value-type="string" table:style-name="ce1">
            <text:p>Mansion Global</text:p>
          </table:table-cell>
          <table:table-cell office:value-type="date" office:date-value="2017-10-20T00:00:00" table:style-name="ce3">
            <text:p>10/20/17</text:p>
          </table:table-cell>
          <table:table-cell office:value-type="string" table:style-name="ce1">
            <text:p>Bitcoin and the Blockchain Are Disruptors in Global Real Est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businessinsider.com/ibm-azure-aws-blockchain-service-2017-10</text:p>
          </table:table-cell>
          <table:table-cell office:value-type="string" table:style-name="ce1">
            <text:p>Business Insider</text:p>
          </table:table-cell>
          <table:table-cell office:value-type="date" office:date-value="2017-10-24T00:00:00" table:style-name="ce3">
            <text:p>10/24/17</text:p>
          </table:table-cell>
          <table:table-cell office:value-type="string" table:style-name="ce1">
            <text:p>IBM, Amazon &amp; Microsoft are offering their blockchain technology as a service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10-universities-that-offer-blockchain-courses/</text:p>
          </table:table-cell>
          <table:table-cell office:value-type="string" table:style-name="ce1">
            <text:p>The Merkle</text:p>
          </table:table-cell>
          <table:table-cell office:value-type="date" office:date-value="2017-10-29T00:00:00" table:style-name="ce3">
            <text:p>10/29/17</text:p>
          </table:table-cell>
          <table:table-cell office:value-type="string" table:style-name="ce1">
            <text:p>10 Universities That Offer Blockchain Cour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ic3-blockchain-initiative-expands-research-team-europe/</text:p>
          </table:table-cell>
          <table:table-cell office:value-type="string" table:style-name="ce1">
            <text:p>CoinDesk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C3 Blockchain Initiative Expands Research Team to Europe</text:p>
          </table:table-cell>
          <table:table-cell office:value-type="string" table:style-name="ce1">
            <text:p>sirer,all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verge.com/2017/10/31/16387042/russia-putin-bitcoin-regulation-ethereum-blockchain-technology</text:p>
          </table:table-cell>
          <table:table-cell office:value-type="string" table:style-name="ce1">
            <text:p>The Verge</text:p>
          </table:table-cell>
          <table:table-cell office:value-type="date" office:date-value="2017-10-31T00:00:00" table:style-name="ce3">
            <text:p>10/31/17</text:p>
          </table:table-cell>
          <table:table-cell office:value-type="string" table:style-name="ce1">
            <text:p>Inside Russia’s Love-Hate Relationship with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1-01/shining-star-of-initial-coin-offerings-crashing-back-to-earth</text:p>
          </table:table-cell>
          <table:table-cell office:value-type="string" table:style-name="ce1">
            <text:p>Bloomberg</text:p>
          </table:table-cell>
          <table:table-cell office:value-type="date" office:date-value="2017-11-01T00:00:00" table:style-name="ce3">
            <text:p>11/01/17</text:p>
          </table:table-cell>
          <table:table-cell office:value-type="string" table:style-name="ce1">
            <text:p>One of the Most High-Profile Initial Coin Offerings Has Crashed 50%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ravenewcoin.com/news/go-nowhere-icos-testing-investor-confidence/</text:p>
          </table:table-cell>
          <table:table-cell office:value-type="string" table:style-name="ce1">
            <text:p>Brave New Coin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Go nowhere ICOs testing investor confide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ic3-blockchain-initiative-adds-european-researchers/</text:p>
          </table:table-cell>
          <table:table-cell office:value-type="string" table:style-name="ce1">
            <text:p>Blocktribune</text:p>
          </table:table-cell>
          <table:table-cell office:value-type="date" office:date-value="2017-11-02T00:00:00" table:style-name="ce3">
            <text:p>11/02/17</text:p>
          </table:table-cell>
          <table:table-cell office:value-type="string" table:style-name="ce1">
            <text:p>IC3 Blockchain Initiative Adds European Researchers</text:p>
          </table:table-cell>
          <table:table-cell office:value-type="string" table:style-name="ce1">
            <text:p>sirer,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ifting-changing-ethereums-casper-code-takes-shape/</text:p>
          </table:table-cell>
          <table:table-cell office:value-type="string" table:style-name="ce1">
            <text:p>Coin Desk</text:p>
          </table:table-cell>
          <table:table-cell office:value-type="date" office:date-value="2017-11-03T00:00:00" table:style-name="ce3">
            <text:p>11/03/17</text:p>
          </table:table-cell>
          <table:table-cell office:value-type="string" table:style-name="ce1">
            <text:p>Shifting and Changing: Ethereum's Casper Code Takes Shap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vest.com/news/bancors-taken-a-turn-for-the-worse-observer-says-i-told-you-so/</text:p>
          </table:table-cell>
          <table:table-cell office:value-type="string" table:style-name="ce1">
            <text:p>Cryptovest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Bancor's Taken a Turn for the Worse; Observer Says I Told You S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zk-snarks-everywhere-ethereum-privacy-tech-hits-tipping-point/</text:p>
          </table:table-cell>
          <table:table-cell office:value-type="string" table:style-name="ce1">
            <text:p>Coin Desk</text:p>
          </table:table-cell>
          <table:table-cell office:value-type="date" office:date-value="2017-11-04T00:00:00" table:style-name="ce3">
            <text:p>11/04/17</text:p>
          </table:table-cell>
          <table:table-cell office:value-type="string" table:style-name="ce1">
            <text:p>Zk-Snarks Everywhere: Ethereum Privacy Tech Hits Tipping Poin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how-to-keep-bitcoin-safe-and-secure/</text:p>
          </table:table-cell>
          <table:table-cell office:value-type="string" table:style-name="ce1">
            <text:p>Wired</text:p>
          </table:table-cell>
          <table:table-cell office:value-type="date" office:date-value="2017-11-05T00:00:00" table:style-name="ce3">
            <text:p>11/05/17</text:p>
          </table:table-cell>
          <table:table-cell office:value-type="string" table:style-name="ce1">
            <text:p>How To Keep Your Bitcoin Safe and Secur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venturebeat.com/2017/11/08/waves-says-its-launched-the-fastest-blockchain-platform-in-the-world/</text:p>
          </table:table-cell>
          <table:table-cell office:value-type="string" table:style-name="ce1">
            <text:p>Venture Beat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says it’s launched the ‘fastest blockchain platform in the world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owdfundinsider.com/2017/11/124324-waves-implement-new-technology-become-fastest-blockchain-platform-world/</text:p>
          </table:table-cell>
          <table:table-cell office:value-type="string" table:style-name="ce1">
            <text:p>CrowdFund Insider</text:p>
          </table:table-cell>
          <table:table-cell office:value-type="date" office:date-value="2017-11-08T00:00:00" table:style-name="ce3">
            <text:p>11/08/17</text:p>
          </table:table-cell>
          <table:table-cell office:value-type="string" table:style-name="ce1">
            <text:p>Waves to Implement New Technology to Becom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the-blockchain.com/2017/11/13/waves-claims-will-become-fastest-blockchain-platform-world/</text:p>
          </table:table-cell>
          <table:table-cell office:value-type="string" table:style-name="ce1">
            <text:p>The Blockchain</text:p>
          </table:table-cell>
          <table:table-cell office:value-type="date" office:date-value="2017-11-13T00:00:00" table:style-name="ce3">
            <text:p>11/13/17</text:p>
          </table:table-cell>
          <table:table-cell office:value-type="string" table:style-name="ce1">
            <text:p>Waves Claims it Will Become the Fastest Blockchain Platform in the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waves-platform-launches-new-technology-aims-to-become-faster</text:p>
          </table:table-cell>
          <table:table-cell office:value-type="string" table:style-name="ce1">
            <text:p>Coin Telegraph</text:p>
          </table:table-cell>
          <table:table-cell office:value-type="date" office:date-value="2017-11-14T00:00:00" table:style-name="ce3">
            <text:p>11/14/17</text:p>
          </table:table-cell>
          <table:table-cell office:value-type="string" table:style-name="ce1">
            <text:p>Waves Platform Launches New Technology, Aims To Become Fast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waves-platformu-daha-hizli-hale-gelecek-4409.html</text:p>
          </table:table-cell>
          <table:table-cell office:value-type="string" table:style-name="ce1">
            <text:p>Koin Bulteni</text:p>
          </table:table-cell>
          <table:table-cell office:value-type="date" office:date-value="2017-11-15T00:00:00" table:style-name="ce3">
            <text:p>11/15/17</text:p>
          </table:table-cell>
          <table:table-cell office:value-type="string" table:style-name="ce1">
            <text:p>Waves Platformu Daha Hizli Hale Gelece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russia-bitcoin-mining-cryptoruble/</text:p>
          </table:table-cell>
          <table:table-cell office:value-type="string" table:style-name="ce1">
            <text:p>Bits Online</text:p>
          </table:table-cell>
          <table:table-cell office:value-type="date" office:date-value="2017-11-18T00:00:00" table:style-name="ce3">
            <text:p>11/18/17</text:p>
          </table:table-cell>
          <table:table-cell office:value-type="string" table:style-name="ce1">
            <text:p>Russia Picks Prime Bitcoin Mining Territory as CryptoRuble Launch Nea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7/11/21/technology/bitcoin-bitfinex-tether.html?_r=0</text:p>
          </table:table-cell>
          <table:table-cell office:value-type="string" table:style-name="ce1">
            <text:p>New York Times</text:p>
          </table:table-cell>
          <table:table-cell office:value-type="date" office:date-value="2017-11-21T00:00:00" table:style-name="ce3">
            <text:p>11/21/17</text:p>
          </table:table-cell>
          <table:table-cell office:value-type="string" table:style-name="ce1">
            <text:p>Warning Signs About Another Giant Bitcoin Exchang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newscientist.com/article/mg23631534-600-how-do-you-link-the-worlds-blockchains-with-another-blockchain/</text:p>
          </table:table-cell>
          <table:table-cell office:value-type="string" table:style-name="ce1">
            <text:p>New Scientist</text:p>
          </table:table-cell>
          <table:table-cell office:value-type="date" office:date-value="2017-11-22T00:00:00" table:style-name="ce3">
            <text:p>11/22/17</text:p>
          </table:table-cell>
          <table:table-cell office:value-type="string" table:style-name="ce1">
            <text:p>How do you link the world’s blockchains? With another blockcha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tethers-31-million-theft-ignites-criticism-centralized-blockchains/</text:p>
          </table:table-cell>
          <table:table-cell office:value-type="string" table:style-name="ce1">
            <text:p>BTC Manager</text:p>
          </table:table-cell>
          <table:table-cell office:value-type="date" office:date-value="2017-11-23T00:00:00" table:style-name="ce3">
            <text:p>11/23/17</text:p>
          </table:table-cell>
          <table:table-cell office:value-type="string" table:style-name="ce1">
            <text:p>Tether’s $31 Million Theft Ignites Criticism on Centralized Blockchai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09481/why-americas-biggest-bank-digs-anonymous-cryptocurrency/</text:p>
          </table:table-cell>
          <table:table-cell office:value-type="string" table:style-name="ce1">
            <text:p>MIT Technology Review</text:p>
          </table:table-cell>
          <table:table-cell office:value-type="date" office:date-value="2017-11-24T00:00:00" table:style-name="ce3">
            <text:p>11/24/17</text:p>
          </table:table-cell>
          <table:table-cell office:value-type="string" table:style-name="ce1">
            <text:p>Why America’s Biggest Bank Digs Anonymous Crypto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thestar.com/business/wealth/2017/11/25/another-large-bitcoin-exchange-draws-warnings.html</text:p>
          </table:table-cell>
          <table:table-cell office:value-type="string" table:style-name="ce1">
            <text:p>Toronto Star</text:p>
          </table:table-cell>
          <table:table-cell office:value-type="date" office:date-value="2017-11-25T00:00:00" table:style-name="ce3">
            <text:p>11/25/17</text:p>
          </table:table-cell>
          <table:table-cell office:value-type="string" table:style-name="ce1">
            <text:p>Another Large Bitcoin Exchange Draws Warning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otherboard.vice.com/en_us/article/kz34ay/net-neutrality-repeal-affect-cryptocurrency-bitcoin-ethereum</text:p>
          </table:table-cell>
          <table:table-cell office:value-type="string" table:style-name="ce1">
            <text:p>Vice</text:p>
          </table:table-cell>
          <table:table-cell office:value-type="date" office:date-value="2017-11-27T00:00:00" table:style-name="ce3">
            <text:p>11/27/17</text:p>
          </table:table-cell>
          <table:table-cell office:value-type="string" table:style-name="ce1">
            <text:p>The End of Net Neutrality Means ISPs Could Crack Down on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1/28/cypherium-partners-bloxroute-tackle-blockchain-scalability/</text:p>
          </table:table-cell>
          <table:table-cell office:value-type="string" table:style-name="ce1">
            <text:p>Crypto Ninjas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ypherium Partners with bloXroute to Tackle Blockchain Scal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therboard.vice.com/en_us/article/43nk9b/cryptocurrency-are-not-crypto-bitcoin</text:p>
          </table:table-cell>
          <table:table-cell office:value-type="string" table:style-name="ce1">
            <text:p>Vice</text:p>
          </table:table-cell>
          <table:table-cell office:value-type="date" office:date-value="2017-11-28T00:00:00" table:style-name="ce3">
            <text:p>11/28/17</text:p>
          </table:table-cell>
          <table:table-cell office:value-type="string" table:style-name="ce1">
            <text:p>Cryptocurrencies Aren't 'Crypto'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merkle.com/votem-welcomes-dr-emin-gun-sirer-to-board-of-advisors/</text:p>
          </table:table-cell>
          <table:table-cell office:value-type="string" table:style-name="ce1">
            <text:p>The Merkle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Votem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devs-destruction-inside-zcashs-second-crypto-ceremony/</text:p>
          </table:table-cell>
          <table:table-cell office:value-type="string" table:style-name="ce1">
            <text:p>Coin Desk</text:p>
          </table:table-cell>
          <table:table-cell office:value-type="date" office:date-value="2017-11-30T00:00:00" table:style-name="ce3">
            <text:p>11/30/17</text:p>
          </table:table-cell>
          <table:table-cell office:value-type="string" table:style-name="ce1">
            <text:p>More Devs, More Destruction: Another Zcash Crypto Ceremony Is Underway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fr.com/markets/warning-is-bitcoins-biggest-exchange-unreliable-20171130-gzvvwy</text:p>
          </table:table-cell>
          <table:table-cell office:value-type="string" table:style-name="ce1">
            <text:p>Australian Financial Review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Is Bitcoin's biggest exchange Bitfinex unreliabl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howstuffworks.com/beyond-bitcoin-next-big-cryptocurrency.htm</text:p>
          </table:table-cell>
          <table:table-cell office:value-type="string" table:style-name="ce1">
            <text:p>HowStuffWorks</text:p>
          </table:table-cell>
          <table:table-cell office:value-type="date" office:date-value="2017-12-01T00:00:00" table:style-name="ce3">
            <text:p>12/01/17</text:p>
          </table:table-cell>
          <table:table-cell office:value-type="string" table:style-name="ce1">
            <text:p>Beyond Bitcoin: What’s the Next Big Cryptocurrency?</text:p>
          </table:table-cell>
          <table:table-cell office:value-type="string" table:style-name="ce1">
            <text:p>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tcmanager.com/proving-worth-tether-controversial-narrative/</text:p>
          </table:table-cell>
          <table:table-cell office:value-type="string" table:style-name="ce1">
            <text:p>BTC Manager</text:p>
          </table:table-cell>
          <table:table-cell office:value-type="date" office:date-value="2017-12-02T00:00:00" table:style-name="ce3">
            <text:p>12/02/17</text:p>
          </table:table-cell>
          <table:table-cell office:value-type="string" table:style-name="ce1">
            <text:p>Proving the Worth of Tether: A Controversial Narrativ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expressnewsline.com/2017/12/03/bitcoin-may-be-a-bubble-but-blockchain-is-not.html</text:p>
          </table:table-cell>
          <table:table-cell office:value-type="string" table:style-name="ce1">
            <text:p>Express Newsline</text:p>
          </table:table-cell>
          <table:table-cell office:value-type="date" office:date-value="2017-12-03T00:00:00" table:style-name="ce3">
            <text:p>12/03/17</text:p>
          </table:table-cell>
          <table:table-cell office:value-type="string" table:style-name="ce1">
            <text:p>Bitcoin may be a bubble, but blockchain is not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locktribune.com/scalable-blockchain-hybrid-works-former-google-microsoft-devs/</text:p>
          </table:table-cell>
          <table:table-cell office:value-type="string" table:style-name="ce1">
            <text:p>Blocktribune</text:p>
          </table:table-cell>
          <table:table-cell office:value-type="date" office:date-value="2017-12-04T00:00:00" table:style-name="ce3">
            <text:p>12/04/17</text:p>
          </table:table-cell>
          <table:table-cell office:value-type="string" table:style-name="ce1">
            <text:p>CoinDesk's Most Influential People in Blockchain 2016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mashable.com/2017/12/05/bitcoin-2018/#uw3fVHg1tiqs</text:p>
          </table:table-cell>
          <table:table-cell office:value-type="string" table:style-name="ce1">
            <text:p>Mashable</text:p>
          </table:table-cell>
          <table:table-cell office:value-type="date" office:date-value="2017-12-05T00:00:00" table:style-name="ce3">
            <text:p>12/05/17</text:p>
          </table:table-cell>
          <table:table-cell office:value-type="string" table:style-name="ce1">
            <text:p>Where Does Bitcoin Go From Here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articles/quant-network-launches-overledger-cross-blockchain-data-interoperability/</text:p>
          </table:table-cell>
          <table:table-cell office:value-type="string" table:style-name="ce1">
            <text:p>Bitcoin Magazine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Quant Network Launches Overledger for Cross-Blockchain Data Interoperabil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07/news-waves-ng-protocol-launches-mainnet/</text:p>
          </table:table-cell>
          <table:table-cell office:value-type="string" table:style-name="ce1">
            <text:p>Crypto Ninjas</text:p>
          </table:table-cell>
          <table:table-cell office:value-type="date" office:date-value="2017-12-07T00:00:00" table:style-name="ce3">
            <text:p>12/07/17</text:p>
          </table:table-cell>
          <table:table-cell office:value-type="string" table:style-name="ce1">
            <text:p>New Waves-NG Protocol Launches on Mainne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mh.com.au/business/markets/bitcoin-prices-diverge-wildly-as-demand-overwhelms-exchanges-20171208-h018ta.html</text:p>
          </table:table-cell>
          <table:table-cell office:value-type="string" table:style-name="ce1">
            <text:p>Sydney Morning Herald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Bitcoin prices diverge wildly as demand overwhelms exchang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iptonoticias.com/mineria/waves-pretende-realizar-1000-transacciones-minutos-hardfork/</text:p>
          </table:table-cell>
          <table:table-cell office:value-type="string" table:style-name="ce1">
            <text:p>Criptonoticias</text:p>
          </table:table-cell>
          <table:table-cell office:value-type="date" office:date-value="2017-12-08T00:00:00" table:style-name="ce3">
            <text:p>12/08/17</text:p>
          </table:table-cell>
          <table:table-cell office:value-type="string" table:style-name="ce1">
            <text:p>Waves pretende realizar 1.000 transacciones en 1.3 minutos tras su HardF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krqe.com/news/bitcoin-futures-soar-amid-frenzy-over-virtual-currency/1009321608</text:p>
          </table:table-cell>
          <table:table-cell office:value-type="string" table:style-name="ce1">
            <text:p>KRQE</text:p>
          </table:table-cell>
          <table:table-cell office:value-type="date" office:date-value="2017-12-11T00:00:00" table:style-name="ce3">
            <text:p>12/11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7-12-12/want-to-issue-a-red-hot-ico-rule-no-1-is-do-very-little-work</text:p>
          </table:table-cell>
          <table:table-cell office:value-type="string" table:style-name="ce1">
            <text:p>Bloomberg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Want to Issue a Red-Hot ICO? Rule No. 1 Is Do Very Little Work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krqe.com/2017/12/11/bitcoin-futures-soar-amid-frenzy-over-virtual-currency/</text:p>
          </table:table-cell>
          <table:table-cell office:value-type="string" table:style-name="ce1">
            <text:p>Associated Press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futures soar amid frenzy over virtual currency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wired.com/story/bitcoin-is-soaring-heres-why-its-not-ready-for-the-big-time/</text:p>
          </table:table-cell>
          <table:table-cell office:value-type="string" table:style-name="ce1">
            <text:p>Wired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Bitcoin is Soaring. Here’s Why It Is Not Ready for Big Time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7-12-12T00:00:00" table:style-name="ce3">
            <text:p>12/12/17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gulfnews.com/business/sectors/markets/want-to-issue-a-red-hot-initial-coin-offering-rule-no-1-is-do-very-little-work-1.2140450</text:p>
          </table:table-cell>
          <table:table-cell office:value-type="string" table:style-name="ce1">
            <text:p>Gulf News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Want to issue a red-hot initial coin offering? Rule no 1 is do very little wo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end-net-neutrality-affect-cryptocurrencies/</text:p>
          </table:table-cell>
          <table:table-cell office:value-type="string" table:style-name="ce1">
            <text:p>BTC Manager</text:p>
          </table:table-cell>
          <table:table-cell office:value-type="date" office:date-value="2017-12-13T00:00:00" table:style-name="ce3">
            <text:p>12/13/17</text:p>
          </table:table-cell>
          <table:table-cell office:value-type="string" table:style-name="ce1">
            <text:p>How the End of Net Neutrality Could Affect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bitcoin-global-warming/</text:p>
          </table:table-cell>
          <table:table-cell office:value-type="string" table:style-name="ce1">
            <text:p>Wired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The Hard Math Behind Bitcoin’s Global Warming Problem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kxly.com/news/bitcoin-and-the-global-warming-crisis/673571561</text:p>
          </table:table-cell>
          <table:table-cell office:value-type="string" table:style-name="ce1">
            <text:p>KXLY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Bitcoin and the global warming crisi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hicagotribune.com/business/columnists/ct-biz-bitcoin-myths-20171215-story.html</text:p>
          </table:table-cell>
          <table:table-cell office:value-type="string" table:style-name="ce1">
            <text:p>Chicago Tribune</text:p>
          </table:table-cell>
          <table:table-cell office:value-type="date" office:date-value="2017-12-15T00:00:00" table:style-name="ce3">
            <text:p>12/15/17</text:p>
          </table:table-cell>
          <table:table-cell office:value-type="string" table:style-name="ce1">
            <text:p>Five myths about bitcoin</text:p>
          </table:table-cell>
          <table:table-cell office:value-type="string" table:style-name="ce1">
            <text:p>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hit-on-net-neutrality-could-be-blow-to-bitcoin</text:p>
          </table:table-cell>
          <table:table-cell office:value-type="string" table:style-name="ce1">
            <text:p>Coin Telegraph</text:p>
          </table:table-cell>
          <table:table-cell office:value-type="date" office:date-value="2017-12-16T00:00:00" table:style-name="ce3">
            <text:p>12/16/17</text:p>
          </table:table-cell>
          <table:table-cell office:value-type="string" table:style-name="ce1">
            <text:p>Hit On Net Neutrality Could Be Blow To Bitco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fortune.com/2017/12/18/jp-morgan-bitcoin-zcash-wilcox/</text:p>
          </table:table-cell>
          <table:table-cell office:value-type="string" table:style-name="ce1">
            <text:p>Fortun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Can This Man Build a Better Bitcoin?</text:p>
          </table:table-cell>
          <table:table-cell office:value-type="string" table:style-name="ce1">
            <text:p>sirer,mill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time.com/money/5066095/bitcoin-cryptocurrency-bubble-pop-signals/</text:p>
          </table:table-cell>
          <table:table-cell office:value-type="string" table:style-name="ce1">
            <text:p>Time</text:p>
          </table:table-cell>
          <table:table-cell office:value-type="date" office:date-value="2017-12-18T00:00:00" table:style-name="ce3">
            <text:p>12/18/17</text:p>
          </table:table-cell>
          <table:table-cell office:value-type="string" table:style-name="ce1">
            <text:p>3 Big Reasons the Bitcoin Bubble Could Pop So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gadgets.ndtv.com/internet/features/bitcoin-may-not-be-the-future-but-the-technology-behind-it-might-well-be-1789816</text:p>
          </table:table-cell>
          <table:table-cell office:value-type="string" table:style-name="ce1">
            <text:p>Gadgets360</text:p>
          </table:table-cell>
          <table:table-cell office:value-type="date" office:date-value="2017-12-19T00:00:00" table:style-name="ce3">
            <text:p>12/19/17</text:p>
          </table:table-cell>
          <table:table-cell office:value-type="string" table:style-name="ce1">
            <text:p>Bitcoin May Not Be the Future, but the Technology Behind It Might Well Be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day.com/business/bitcoin-long-blockchain-iced-tea-1.15556940</text:p>
          </table:table-cell>
          <table:table-cell office:value-type="string" table:style-name="ce1">
            <text:p>Newsday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vindy.com/news/2017/dec/22/hitching-wagon-bitcoin-and-hoping-best/</text:p>
          </table:table-cell>
          <table:table-cell office:value-type="string" table:style-name="ce1">
            <text:p>The Vindicator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Hitching the wagon to bitcoin and hoping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7/12/22/waves-ng-goes-live-mainnet-company-incorporated-switzerland/</text:p>
          </table:table-cell>
          <table:table-cell office:value-type="string" table:style-name="ce1">
            <text:p>Crypto Ninja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Waves-NG goes live on mainnet, company incorporated in Switzerlan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hindustantimes.com/business-news/iced-tea-company-to-furniture-maker-companies-rename-themselves-for-bitcoin-gold/story-M3W1U6DeAkShT3Vls0YYPO.html</text:p>
          </table:table-cell>
          <table:table-cell office:value-type="string" table:style-name="ce1">
            <text:p>Hindustan Times</text:p>
          </table:table-cell>
          <table:table-cell office:value-type="date" office:date-value="2017-12-22T00:00:00" table:style-name="ce3">
            <text:p>12/22/17</text:p>
          </table:table-cell>
          <table:table-cell office:value-type="string" table:style-name="ce1">
            <text:p>Iced tea company to furniture maker, companies rename themselves for bitcoin go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omaha.com/money/companies-hitch-their-wagon-to-bitcoin-and-hope-for-the/article_29b73c3e-3ee6-58fc-b9e0-fd358130af4e.html</text:p>
          </table:table-cell>
          <table:table-cell office:value-type="string" table:style-name="ce1">
            <text:p>Omaha World Herald</text:p>
          </table:table-cell>
          <table:table-cell office:value-type="date" office:date-value="2017-12-23T00:00:00" table:style-name="ce3">
            <text:p>12/23/17</text:p>
          </table:table-cell>
          <table:table-cell office:value-type="string" table:style-name="ce1">
            <text:p>Companies Hitch Their Wagon to Bitcoin and Hope for the Bes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investors.com/research/industry-snapshot/bitcoin-blockchain-technology-disruption-private-industry/</text:p>
          </table:table-cell>
          <table:table-cell office:value-type="string" table:style-name="ce1">
            <text:p>Investors Business Daily</text:p>
          </table:table-cell>
          <table:table-cell office:value-type="date" office:date-value="2018-01-09T00:00:00" table:style-name="ce3">
            <text:p>01/09/18</text:p>
          </table:table-cell>
          <table:table-cell office:value-type="string" table:style-name="ce1">
            <text:p>Bitcoin, Blockchain And Private Industry: You Ain't Seen Nothing Yet</text:p>
          </table:table-cell>
          <table:table-cell office:value-type="string" table:style-name="ce1">
            <text:p>ari, 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tificamerican.com/article/a-guide-to-the-world-bitcoin-created1/</text:p>
          </table:table-cell>
          <table:table-cell office:value-type="string" table:style-name="ce1">
            <text:p>Scientific American</text:p>
          </table:table-cell>
          <table:table-cell office:value-type="date" office:date-value="2018-01-10T00:00:00" table:style-name="ce3">
            <text:p>01/10/18</text:p>
          </table:table-cell>
          <table:table-cell office:value-type="string" table:style-name="ce1">
            <text:p>A Guide to the World Bitcoin Creat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3">
          <table:table-cell office:value-type="string" table:style-name="ce1">
            <text:p>https://www.bitsonline.com/satoshi-vision-tokyo-speakers/</text:p>
          </table:table-cell>
          <table:table-cell office:value-type="string" table:style-name="ce1">
            <text:p>Bits Online</text:p>
          </table:table-cell>
          <table:table-cell office:value-type="date" office:date-value="2018-01-11T00:00:00" table:style-name="ce3">
            <text:p>01/11/18</text:p>
          </table:table-cell>
          <table:table-cell office:value-type="string" table:style-name="ce1">
            <text:p>Bitcoin Cash Backers to Speak at ‘Satoshi’s Vision’ Conference in Tokyo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News Bitcoin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lockchain-startup-cypherium-partners-with-ic3-for-scaling-research/</text:p>
          </table:table-cell>
          <table:table-cell office:value-type="string" table:style-name="ce1">
            <text:p>Coin Desk</text:p>
          </table:table-cell>
          <table:table-cell office:value-type="date" office:date-value="2018-01-16T00:00:00" table:style-name="ce3">
            <text:p>01/16/18</text:p>
          </table:table-cell>
          <table:table-cell office:value-type="string" table:style-name="ce1">
            <text:p>Blockchain Startup Cypherium Partners with IC3 for Scaling Research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ethereum-distributed-decentralized-bitcoin-cornell-professor-emin-gun-sirer-bitcoin-vs-ethereum/</text:p>
          </table:table-cell>
          <table:table-cell office:value-type="string" table:style-name="ce1">
            <text:p>Smartereum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Ethereum is More Distributed and Decentralized Than Bitcoin, Cornell Professor Emin Gun Sirer (Bitcoin vs Ethereum?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cientist.com/article/2158825-bitcoins-utopia-has-failed-as-big-players-hold-all-the-power/</text:p>
          </table:table-cell>
          <table:table-cell office:value-type="string" table:style-name="ce1">
            <text:p>New Scientist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Bitcoin’s utopia has failed as big players hold all the power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conotimes.com/Crypto-Valley-Association-to-host-blockchain-RD-conference-in-June-1100859</text:p>
          </table:table-cell>
          <table:table-cell office:value-type="string" table:style-name="ce1">
            <text:p>EconoTimes</text:p>
          </table:table-cell>
          <table:table-cell office:value-type="date" office:date-value="2018-01-17T00:00:00" table:style-name="ce3">
            <text:p>01/17/18</text:p>
          </table:table-cell>
          <table:table-cell office:value-type="string" table:style-name="ce1">
            <text:p>Crypto Valley Association to host blockchain R&amp;D conference in Ju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echnologyreview.com/s/610018/bitcoin-and-ethereum-have-a-hidden-power-structure-and-its-just-been-revealed/</text:p>
          </table:table-cell>
          <table:table-cell office:value-type="string" table:style-name="ce1">
            <text:p>MIT Technology Review</text:p>
          </table:table-cell>
          <table:table-cell office:value-type="date" office:date-value="2018-01-18T00:00:00" table:style-name="ce3">
            <text:p>01/18/18</text:p>
          </table:table-cell>
          <table:table-cell office:value-type="string" table:style-name="ce1">
            <text:p>Bitcoin and Ethereum have a hidden power structure, and it’s just been revealed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bitcoinmagazine.com/articles/cornell-ic3-researchers-propose-solution-bitcoins-multisig-paralysis-problem/</text:p>
          </table:table-cell>
          <table:table-cell office:value-type="string" table:style-name="ce1">
            <text:p>Bitcoin Magaz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IC3 Researchers Propose Solution to Bitcoin’s Multisig “Paralysis” Problem</text:p>
          </table:table-cell>
          <table:table-cell office:value-type="string" table:style-name="ce1">
            <text:p>ari, fan, phil, iddo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greg-maxwell-resigns-blockstream/</text:p>
          </table:table-cell>
          <table:table-cell office:value-type="string" table:style-name="ce1">
            <text:p>Bits Online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Bitcoin Dev Greg Maxwell Resigns as CTO of Block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cornell-research-bitcoin-block-size-can-increase-1-7x-maintain-decentralization/</text:p>
          </table:table-cell>
          <table:table-cell office:value-type="string" table:style-name="ce1">
            <text:p>BTC Manager</text:p>
          </table:table-cell>
          <table:table-cell office:value-type="date" office:date-value="2018-01-19T00:00:00" table:style-name="ce3">
            <text:p>01/19/18</text:p>
          </table:table-cell>
          <table:table-cell office:value-type="string" table:style-name="ce1">
            <text:p>Cornell Research: Bitcoin Block Size Can Increase by 1.7x and Maintain Decentraliza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in.pcmag.com/bitcoin/118710/news/bitcoin-network-isnt-as-decentralised-as-you-believe-study-r</text:p>
          </table:table-cell>
          <table:table-cell office:value-type="string" table:style-name="ce1">
            <text:p>PC Magazine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Bitcoin network isn't as decentralised as you believe, study reveal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cornell-researchers-bitcoin-not-as-decentralized-as-assumed/</text:p>
          </table:table-cell>
          <table:table-cell office:value-type="string" table:style-name="ce1">
            <text:p>Bitcoin.com</text:p>
          </table:table-cell>
          <table:table-cell office:value-type="date" office:date-value="2018-01-22T00:00:00" table:style-name="ce3">
            <text:p>01/22/18</text:p>
          </table:table-cell>
          <table:table-cell office:value-type="string" table:style-name="ce1">
            <text:p>Cornell Researchers: Bitcoin Not as Decentralized as Assum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startups.com/2018/01/27/10-cryptocurrency-startups-watch-2018/</text:p>
          </table:table-cell>
          <table:table-cell office:value-type="string" table:style-name="ce1">
            <text:p>Tech Startups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10 cryptocurrency startups to watch in 2018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bch-craig-wright/</text:p>
          </table:table-cell>
          <table:table-cell office:value-type="string" table:style-name="ce1">
            <text:p>Bits Online</text:p>
          </table:table-cell>
          <table:table-cell office:value-type="date" office:date-value="2018-01-27T00:00:00" table:style-name="ce3">
            <text:p>01/27/18</text:p>
          </table:table-cell>
          <table:table-cell office:value-type="string" table:style-name="ce1">
            <text:p>‘Satoshi’s Vision’ Bitcoin Cash Conference Adds Craig Wright, Others to Speaker Lineu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cbc.ca/radio/spark/382-you-re-a-work-of-art-darling-and-popping-the-cryptocurrency-bubble-1.4502508/beyond-the-speculative-sizzle-cryptocurrency-may-still-be-a-long-term-game-changer-1.4502529</text:p>
          </table:table-cell>
          <table:table-cell office:value-type="string" table:style-name="ce1">
            <text:p>CBC</text:p>
          </table:table-cell>
          <table:table-cell office:value-type="date" office:date-value="2018-01-28T00:00:00" table:style-name="ce3">
            <text:p>01/28/18</text:p>
          </table:table-cell>
          <table:table-cell office:value-type="string" table:style-name="ce1">
            <text:p>Beyond the speculative sizzle, cryptocurrency may still be a long-term game chang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izmodo.com/how-much-should-i-regret-not-buying-bitcoin-1822504833</text:p>
          </table:table-cell>
          <table:table-cell office:value-type="string" table:style-name="ce1">
            <text:p>Gizmodo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How Much Should I Regret Not Buying Bitcoin?</text:p>
          </table:table-cell>
          <table:table-cell office:value-type="string" table:style-name="ce1">
            <text:p>ar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the-2018-satoshis-vision-conference-heads-to-japan/</text:p>
          </table:table-cell>
          <table:table-cell office:value-type="string" table:style-name="ce1">
            <text:p>Bitcoin News</text:p>
          </table:table-cell>
          <table:table-cell office:value-type="date" office:date-value="2018-01-29T00:00:00" table:style-name="ce3">
            <text:p>01/29/18</text:p>
          </table:table-cell>
          <table:table-cell office:value-type="string" table:style-name="ce1">
            <text:p>The 2018 Satoshi’s Vision Conference Heads to Japa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why-tethers-collapse-would-be-bad-for-cryptocurrencies/</text:p>
          </table:table-cell>
          <table:table-cell office:value-type="string" table:style-name="ce1">
            <text:p>Wired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Why Tether's Collaspe Would Be Bad For Cryptocurrencies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blocktribune.com/blockchain-firm-cypherium-adds-jeremy-gardner-emin-gun-sirer-advisors/</text:p>
          </table:table-cell>
          <table:table-cell office:value-type="string" table:style-name="ce1">
            <text:p>BlockTribune</text:p>
          </table:table-cell>
          <table:table-cell office:value-type="date" office:date-value="2018-01-30T00:00:00" table:style-name="ce3">
            <text:p>01/30/18</text:p>
          </table:table-cell>
          <table:table-cell office:value-type="string" table:style-name="ce1">
            <text:p>Blockchain Firm Cypherium Adds Jeremy Gardner, Emin Gun Sirer As Adviso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iphone.com/news/201801/eQSQYN0sfyG6cKPR.html</text:p>
          </table:table-cell>
          <table:table-cell office:value-type="string" table:style-name="ce1">
            <text:p>Lei Phone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深度丨1:1锚定美元的USDT：“空气币”诘问从何而来？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guide-bitcoin/</text:p>
          </table:table-cell>
          <table:table-cell office:value-type="string" table:style-name="ce1">
            <text:p>Wired</text:p>
          </table:table-cell>
          <table:table-cell office:value-type="date" office:date-value="2018-02-01T00:00:00" table:style-name="ce3">
            <text:p>02/01/18</text:p>
          </table:table-cell>
          <table:table-cell office:value-type="string" table:style-name="ce1">
            <text:p>The Wired Guide To Bitcoi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news.cngold.com.cn/20180204d1903n208502124.html</text:p>
          </table:table-cell>
          <table:table-cell office:value-type="string" table:style-name="ce1">
            <text:p>CNGold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经济学界如何看待比特币？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journal.net/credit-card-companies-disallowing-users-purchasing-cryptocurrencies/</text:p>
          </table:table-cell>
          <table:table-cell office:value-type="string" table:style-name="ce1">
            <text:p>Coin Journal</text:p>
          </table:table-cell>
          <table:table-cell office:value-type="date" office:date-value="2018-02-04T00:00:00" table:style-name="ce3">
            <text:p>02/04/18</text:p>
          </table:table-cell>
          <table:table-cell office:value-type="string" table:style-name="ce1">
            <text:p>Credit Card Companies are Disallowing Users From Purchasing Cryptocurrenci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hurriyet.com.tr/ekonomi/resmen-cakildi-peki-simdi-ne-olacak-cok-kritik-uyari-40732229</text:p>
          </table:table-cell>
          <table:table-cell office:value-type="string" table:style-name="ce1">
            <text:p>Hurriyet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Resmen çakıldı! Peki şimdi ne olacak... Çok kritik uyarı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2/05/ico-analysis-neurogress-ai-based-neurocontrol-system/</text:p>
          </table:table-cell>
          <table:table-cell office:value-type="string" table:style-name="ce1">
            <text:p>News BTC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ICO Analysis: Neurogress, AI-Based Neurocontrol Syste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ingularityhub.com/2018/02/05/lets-talk-about-bitcoins-insane-energy-consumption/#sm.00001e94cl53q7f0qs3e68lejjqmb</text:p>
          </table:table-cell>
          <table:table-cell office:value-type="string" table:style-name="ce1">
            <text:p>SingularityHub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Let’s Talk About Bitcoin’s Insane Energy Consum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sohu.com/a/220991049_114778</text:p>
          </table:table-cell>
          <table:table-cell office:value-type="string" table:style-name="ce1">
            <text:p>Sohu</text:p>
          </table:table-cell>
          <table:table-cell office:value-type="date" office:date-value="2018-02-05T00:00:00" table:style-name="ce3">
            <text:p>02/05/18</text:p>
          </table:table-cell>
          <table:table-cell office:value-type="string" table:style-name="ce1">
            <text:p>新科技快速指南系列之“比特币”：历史、现在与未来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tocksgazette.com/2018/02/06/forget-bitcoins-btc-lightning-embrace-waves-waves/</text:p>
          </table:table-cell>
          <table:table-cell office:value-type="string" table:style-name="ce1">
            <text:p>Crypto Gazette</text:p>
          </table:table-cell>
          <table:table-cell office:value-type="date" office:date-value="2018-02-06T00:00:00" table:style-name="ce3">
            <text:p>02/06/18</text:p>
          </table:table-cell>
          <table:table-cell office:value-type="string" table:style-name="ce1">
            <text:p>Forget Bitcoin’s (BTC) Lightning, Embrace Waves (WAVES)</text:p>
          </table:table-cell>
          <table:table-cell office:value-type="string" table:style-name="ce1">
            <text:p>sirer, 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oinbulteni.com/prof-emin-gun-sirer-yuzlerce-kripto-para-projesi-var-bunlarin-yuzde-98i-cop-7913.html</text:p>
          </table:table-cell>
          <table:table-cell office:value-type="string" table:style-name="ce1">
            <text:p>KoinBulteni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Prof. Emin Gün Sirer: Yüzlerce kripto para projesi var. Bunların yüzde 98’i çöp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t24.com.tr/haber/bitcoin-uzmaninin-benzetmesi-facebook-sonradan-cikmisti-my-spacei-rekabet-disina-itmisti,553923</text:p>
          </table:table-cell>
          <table:table-cell office:value-type="string" table:style-name="ce1">
            <text:p>T24</text:p>
          </table:table-cell>
          <table:table-cell office:value-type="date" office:date-value="2018-02-07T00:00:00" table:style-name="ce3">
            <text:p>02/07/18</text:p>
          </table:table-cell>
          <table:table-cell office:value-type="string" table:style-name="ce1">
            <text:p>Bitcoin uzmanının benzetmesi: Facebook sonradan çıkmıştı, My Space'i rekabet dışına itmişt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02/08/technology/cryptocurrencies-come-to-campu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2-08T00:00:00" table:style-name="ce3">
            <text:p>02/08/18</text:p>
          </table:table-cell>
          <table:table-cell office:value-type="string" table:style-name="ce1">
            <text:p>Cryptocurrencies Come to Campu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anklesstimes.com/2018/02/11/crypto-valley-conference-unique-opportunity-key-point-blockchains-history/</text:p>
          </table:table-cell>
          <table:table-cell office:value-type="string" table:style-name="ce1">
            <text:p>Bankless Times</text:p>
          </table:table-cell>
          <table:table-cell office:value-type="date" office:date-value="2018-02-11T00:00:00" table:style-name="ce3">
            <text:p>02/11/18</text:p>
          </table:table-cell>
          <table:table-cell office:value-type="string" table:style-name="ce1">
            <text:p>Crypto Valley Conference a unique opportunity at key point in blockchain’s histo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pbs.org/wgbh/nova/next/tech/cryptocurrency-privacy/</text:p>
          </table:table-cell>
          <table:table-cell office:value-type="string" table:style-name="ce1">
            <text:p>PBS - Nova Next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Will Cryptocurrencies Spy on Us or Set Us Free?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bitsonline.com/buterin-theymos-deplorable/</text:p>
          </table:table-cell>
          <table:table-cell office:value-type="string" table:style-name="ce1">
            <text:p>Bits Online</text:p>
          </table:table-cell>
          <table:table-cell office:value-type="date" office:date-value="2018-02-15T00:00:00" table:style-name="ce3">
            <text:p>02/15/18</text:p>
          </table:table-cell>
          <table:table-cell office:value-type="string" table:style-name="ce1">
            <text:p>Vitalik Buterin Calls Theymos’ r/Bitcoin Moderation “Deplorable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guardian.com/science/2018/feb/18/genetics-how-do-you-make-money-from-your-dna</text:p>
          </table:table-cell>
          <table:table-cell office:value-type="string" table:style-name="ce1">
            <text:p>The Guardian</text:p>
          </table:table-cell>
          <table:table-cell office:value-type="date" office:date-value="2018-02-18T00:00:00" table:style-name="ce3">
            <text:p>02/18/18</text:p>
          </table:table-cell>
          <table:table-cell office:value-type="string" table:style-name="ce1">
            <text:p>How can I make money from my DNA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bancor-bounce-back-doubted-ico-winning-adoption/</text:p>
          </table:table-cell>
          <table:table-cell office:value-type="string" table:style-name="ce1">
            <text:p>Coindesk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Bancor Bounce Back? ICO Is Winning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bitcoinfr.biz/microsoft-cypherium-announces-development-of-a</text:p>
          </table:table-cell>
          <table:table-cell office:value-type="string" table:style-name="ce1">
            <text:p>Bitcoin</text:p>
          </table:table-cell>
          <table:table-cell office:value-type="date" office:date-value="2018-02-19T00:00:00" table:style-name="ce3">
            <text:p>02/19/18</text:p>
          </table:table-cell>
          <table:table-cell office:value-type="string" table:style-name="ce1">
            <text:p>Microsoft cypherium announces development of a scalable, hybrid blockchain 4-traders bitcoin l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verge.com/2018/2/21/17037606/telegram-open-network-app-ico-cryptocurrency-ton</text:p>
          </table:table-cell>
          <table:table-cell office:value-type="string" table:style-name="ce1">
            <text:p>The Verge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Exclusive: Telegram is holding a secretive second pre-ICO sal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solve-genomics-with-blockchain/</text:p>
          </table:table-cell>
          <table:table-cell office:value-type="string" table:style-name="ce1">
            <text:p>Wired</text:p>
          </table:table-cell>
          <table:table-cell office:value-type="date" office:date-value="2018-02-21T00:00:00" table:style-name="ce3">
            <text:p>02/21/18</text:p>
          </table:table-cell>
          <table:table-cell office:value-type="string" table:style-name="ce1">
            <text:p>Solve Genomics With the Blockchain? Why The Hell No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461883_118792</text:p>
          </table:table-cell>
          <table:table-cell office:value-type="string" table:style-name="ce1">
            <text:p>Sohu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8.5亿美元还不够，Telegram被曝正秘密进行第二轮ICO预售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afef.vn/chua-ico-da-co-the-huy-dong-16-ty-usd-telegram-thuc-su-la-thuong-vu-dang-gia-hay-chi-la-con-sot-ao-20180222121712039.chn</text:p>
          </table:table-cell>
          <table:table-cell office:value-type="string" table:style-name="ce1">
            <text:p>Cafef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Chưa ICO đã có thể huy động 1,6 tỷ USD, Telegram thực sự là thương vụ đáng giá hay chỉ là cơn sốt ảo?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icrowdsp.com/2018/02/22/exclusivo-telegram-tiene-una-segunda-venta-secreta-previa-a-la-ico-la-compania-esta-recaudando-aun-mas-efectivo-por-su-controvertida-red-de-blockchain/</text:p>
          </table:table-cell>
          <table:table-cell office:value-type="string" table:style-name="ce1">
            <text:p>iCrowdNewswire</text:p>
          </table:table-cell>
          <table:table-cell office:value-type="date" office:date-value="2018-02-22T00:00:00" table:style-name="ce3">
            <text:p>02/22/18</text:p>
          </table:table-cell>
          <table:table-cell office:value-type="string" table:style-name="ce1">
            <text:p>Exclusivo: Telegram tiene una segunda venta secreta previa a la ICO. La compañía está recaudando aún más efectivo por su controvertida red de blockchai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681/90-of-the-mining-power-is-owned-by-16-miners-in-bitcoin-and-11-miners-in-ethereum-says-emin-gun-sirer-el33th4xor/</text:p>
          </table:table-cell>
          <table:table-cell office:value-type="string" table:style-name="ce1">
            <text:p>Smartereum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90% of the mining power is owned by 16 miners in Bitcoin and 11 miners in Ethereum, says Emin Gün Sirer ( @el33th4xor)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uk.finance.yahoo.com/news/bitcoin-blockchain-consume-exorbitant-amount-214400633.html</text:p>
          </table:table-cell>
          <table:table-cell office:value-type="string" table:style-name="ce1">
            <text:p>Yahoo Finance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nbc.com/2018/02/23/bitcoin-blockchain-consumes-a-lot-of-energy-engineers-changing-that.html</text:p>
          </table:table-cell>
          <table:table-cell office:value-type="string" table:style-name="ce1">
            <text:p>CNBC</text:p>
          </table:table-cell>
          <table:table-cell office:value-type="date" office:date-value="2018-02-23T00:00:00" table:style-name="ce3">
            <text:p>02/23/18</text:p>
          </table:table-cell>
          <table:table-cell office:value-type="string" table:style-name="ce1">
            <text:p>Bitcoin and blockchain consume an exorbitant amount of energy. These engineers are trying to change that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://www.sohu.com/a/223867105_114877</text:p>
          </table:table-cell>
          <table:table-cell office:value-type="string" table:style-name="ce1">
            <text:p>Sohu</text:p>
          </table:table-cell>
          <table:table-cell office:value-type="date" office:date-value="2018-02-24T00:00:00" table:style-name="ce3">
            <text:p>02/24/18</text:p>
          </table:table-cell>
          <table:table-cell office:value-type="string" table:style-name="ce1">
            <text:p>区块链电力消耗问题怎么解决？攻城狮们作出了这些努力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www.alleywatch.com/2018/03/pundits-wrong-bancor-solves-big-problem-scaling-rapidly/</text:p>
          </table:table-cell>
          <table:table-cell office:value-type="string" table:style-name="ce1">
            <text:p>Alley Watch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The Pundits Were Wrong, Bancor Solves A Big Problem, and is Scaling Rapidly</text:p>
          </table:table-cell>
          <table:table-cell office:value-type="string" table:style-name="ce1">
            <text:p>sirer-ne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ffkauflin/2018/03/02/bitcoin-thieves-beware-super-secure-wallet-maker-casa-raises-2-million/#7306fc374423</text:p>
          </table:table-cell>
          <table:table-cell office:value-type="string" table:style-name="ce1">
            <text:p>Forbes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2/casa-wallet-provider-aims-supply-ultimate-crypto-security/</text:p>
          </table:table-cell>
          <table:table-cell office:value-type="string" table:style-name="ce1">
            <text:p>News BTC</text:p>
          </table:table-cell>
          <table:table-cell office:value-type="date" office:date-value="2018-03-02T00:00:00" table:style-name="ce3">
            <text:p>03/02/18</text:p>
          </table:table-cell>
          <table:table-cell office:value-type="string" table:style-name="ce1">
            <text:p>Casa Wallet Provider Aims to Supply the Ultimate in Crypto Securit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thnews.com/these-icos-have-not-been-subpoenaed-by-the-sec</text:p>
          </table:table-cell>
          <table:table-cell office:value-type="string" table:style-name="ce1">
            <text:p>ETHNews</text:p>
          </table:table-cell>
          <table:table-cell office:value-type="date" office:date-value="2018-03-03T00:00:00" table:style-name="ce3">
            <text:p>03/03/18</text:p>
          </table:table-cell>
          <table:table-cell office:value-type="string" table:style-name="ce1">
            <text:p>These ICOs Have Not Been Subpoenaed By The SEC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middleeast.com/en/bitcoin-thieves-beware-super-secure-wallet-maker-casa-raises-2-million/</text:p>
          </table:table-cell>
          <table:table-cell office:value-type="string" table:style-name="ce1">
            <text:p>Forbes Middle East</text:p>
          </table:table-cell>
          <table:table-cell office:value-type="date" office:date-value="2018-03-04T00:00:00" table:style-name="ce3">
            <text:p>03/04/18</text:p>
          </table:table-cell>
          <table:table-cell office:value-type="string" table:style-name="ce1">
            <text:p>Bitcoin Thieves Beware: Super Secure Wallet Maker Casa Raises $2 M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8/03/05/nfl-star-richard-sherman-invest-cryptocurrencies-responsibly/</text:p>
          </table:table-cell>
          <table:table-cell office:value-type="string" table:style-name="ce1">
            <text:p>News BTC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NFL Star Richard Sherman: Invest in Cryptocurrencies Responsibl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tcmanager.com/new-casa-bitcoin-cold-storage-wallet-hackers-stand-no-chance/</text:p>
          </table:table-cell>
          <table:table-cell office:value-type="string" table:style-name="ce1">
            <text:p>BTC Manager</text:p>
          </table:table-cell>
          <table:table-cell office:value-type="date" office:date-value="2018-03-05T00:00:00" table:style-name="ce3">
            <text:p>03/05/18</text:p>
          </table:table-cell>
          <table:table-cell office:value-type="string" table:style-name="ce1">
            <text:p>With the New Casa Bitcoin Cold Storage Wallet Hackers Stand no Chan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twitter-pledges-action-crypto-scams-account-shadow-bans/</text:p>
          </table:table-cell>
          <table:table-cell office:value-type="string" table:style-name="ce1">
            <text:p>Coindesk</text:p>
          </table:table-cell>
          <table:table-cell office:value-type="date" office:date-value="2018-03-06T00:00:00" table:style-name="ce3">
            <text:p>03/06/18</text:p>
          </table:table-cell>
          <table:table-cell office:value-type="string" table:style-name="ce1">
            <text:p>Twitter Pledges Action on Crypto Scams After Account Ban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8-03-07/twitter-says-it-is-implementing-measures-to-prevent-crypto-scams</text:p>
          </table:table-cell>
          <table:table-cell office:value-type="string" table:style-name="ce1">
            <text:p>Bloomberg Technology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hindustantimes.com/tech/twitter-to-crack-down-on-cryptocurrency-scams-on-its-platform/story-Ph9Ew7rK92NwWid6xRDa4L.html</text:p>
          </table:table-cell>
          <table:table-cell office:value-type="string" table:style-name="ce1">
            <text:p>Hindustan Tim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to crack down on cryptocurrency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k.investing.com/news/cryptocurrency-news/twitter-says-it-is-implementing-measures-to-prevent-crypto-scams-1069369</text:p>
          </table:table-cell>
          <table:table-cell office:value-type="string" table:style-name="ce1">
            <text:p>Investing.com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Says It Is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broadband.co.za/news/cryptocurrency/251469-twitter-implementing-measures-to-prevent-crypto-scams.html</text:p>
          </table:table-cell>
          <table:table-cell office:value-type="string" table:style-name="ce1">
            <text:p>My Broadband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go/tech/twitter-cryptocurrency-scams/</text:p>
          </table:table-cell>
          <table:table-cell office:value-type="string" table:style-name="ce1">
            <text:p>Fortu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Is Trying to Halt Cryptocurrency-Related Scams on Its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sgazette.com/2018/03/07/neo-neo-twitterstorm-could-be-a-threat/</text:p>
          </table:table-cell>
          <table:table-cell office:value-type="string" table:style-name="ce1">
            <text:p>Crypto Gazett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NEO (NEO) – Twitterstorm Could Be A Thre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36/twitter-bans-krakens-support-handle-krakensupport/</text:p>
          </table:table-cell>
          <table:table-cell office:value-type="string" table:style-name="ce1">
            <text:p>Cryptocurrency Analytic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bans Kraken’s support handle – kraken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co.pt/2018/03/07/tecnologia/noticia/twitter-diz-que-vai-resolver-burlas-com-criptomoedas-1805707</text:p>
          </table:table-cell>
          <table:table-cell office:value-type="string" table:style-name="ce1">
            <text:p>Publico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promete resolver burlas com criptomoe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emin-gun-sirer-crypto/</text:p>
          </table:table-cell>
          <table:table-cell office:value-type="string" table:style-name="ce1">
            <text:p>Bits Online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Op Ed: Crypto Pundit Emin Gün Sirer Clueless on Responsible Disclosure</text:p>
          </table:table-cell>
          <table:table-cell office:value-type="string" table:style-name="ce1">
            <text:p>sirer-ne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twitter-finally-responds-epidemic-cryptocurrency-scams/</text:p>
          </table:table-cell>
          <table:table-cell office:value-type="string" table:style-name="ce1">
            <text:p>Finance Magnates</text:p>
          </table:table-cell>
          <table:table-cell office:value-type="date" office:date-value="2018-03-07T00:00:00" table:style-name="ce3">
            <text:p>03/07/18</text:p>
          </table:table-cell>
          <table:table-cell office:value-type="string" table:style-name="ce1">
            <text:p>Twitter Finally Responds to Epidemic of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from-attack-to-optimization-slush-pool-reveals-asic-boost-compatibility/</text:p>
          </table:table-cell>
          <table:table-cell office:value-type="string" table:style-name="ce1">
            <text:p>Bitcoin.com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From ‘Attack’ to ‘Optimization’ — Slush Pool Reveals ASIC Boost Compati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194275/twitter-implementing-measures-to-prevent-crypto-scams/</text:p>
          </table:table-cell>
          <table:table-cell office:value-type="string" table:style-name="ce1">
            <text:p>Brinkwire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mplementing measures to prevent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a.co/twitter-inc-employ-measures-curb-cryptocurrency-scams/</text:p>
          </table:table-cell>
          <table:table-cell office:value-type="string" table:style-name="ce1">
            <text:p>Crytona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Inc. To Employ Measures To Curb Cryptocurrency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emin-gun/</text:p>
          </table:table-cell>
          <table:table-cell office:value-type="string" table:style-name="ce1">
            <text:p>UzmanCoi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Emin Gün Sirer: Bitcoin şu anda sal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witter wil oplichting met cryptovaluta's aanpakken 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azon.com.mx/prohibe-twitter-uso-del-bitcoin-en-su-red/</text:p>
          </table:table-cell>
          <table:table-cell office:value-type="string" table:style-name="ce1">
            <text:p>La Razon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Prohíbe Twitter uso del bitcoin en su r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startups.com/2018/03/08/top-icos-to-watch-in-2018-top-icos-to-invest-in/</text:p>
          </table:table-cell>
          <table:table-cell office:value-type="string" table:style-name="ce1">
            <text:p>Tech Startup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Top ICOs to Wat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5-things-didnt-know-waves/</text:p>
          </table:table-cell>
          <table:table-cell office:value-type="string" table:style-name="ce1">
            <text:p>Bitcoinist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5 Things You Didn't Know About Waves, The Fastest Blockchain In The World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rishtechnews.ie/looking-for-the-best-blockchain-and-decentralized-applications-vladislav-dramaliev-aeternity-speaking-at-chainges/</text:p>
          </table:table-cell>
          <table:table-cell office:value-type="string" table:style-name="ce1">
            <text:p>Irish Tech News</text:p>
          </table:table-cell>
          <table:table-cell office:value-type="date" office:date-value="2018-03-08T00:00:00" table:style-name="ce3">
            <text:p>03/08/18</text:p>
          </table:table-cell>
          <table:table-cell office:value-type="string" table:style-name="ce1">
            <text:p>Looking For the Best Blockchain And Decentralized Applications Vladislav Dramaliev, Aeternity, Speaking at 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yuanchuang.caijing.com.cn/2018/0309/4415819.shtml</text:p>
          </table:table-cell>
          <table:table-cell office:value-type="string" table:style-name="ce1">
            <text:p>Yuan Chuang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数字资产潮涌，揭秘比特币等加密代币的内在价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.com/ryanmac/cryptocurrency-white-paper-plagiarism-tron-justin-sun?utm_term=.gv5b7avMQ#.mpvex0koA</text:p>
          </table:table-cell>
          <table:table-cell office:value-type="string" table:style-name="ce1">
            <text:p>Buzzfeed News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Want To Make Millions? Copy Someone’s Cryptocurrency Project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29643/PacCoin-coin-price-coinmarketcap-reddit-Cryptocurrency-news-latest</text:p>
          </table:table-cell>
          <table:table-cell office:value-type="string" table:style-name="ce1">
            <text:p>Express UK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Cryptocurrency news: What is PacCoin? What happened on Coinmarketca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u.nl/internet/5166965/twitter-wil-oplichting-met-cryptovalutas-aanpakken.html</text:p>
          </table:table-cell>
          <table:table-cell office:value-type="string" table:style-name="ce1">
            <text:p>Nu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wil oplichting met cryptovaluta's aanpakk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news/twitter-suspending-accounts-curb-crypto-scams/</text:p>
          </table:table-cell>
          <table:table-cell office:value-type="string" table:style-name="ce1">
            <text:p>Investopedia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Suspending Accounts to Curb Crypto Sca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twitter-trying-to-crackdown-on-crypto-scams-hit-and-miss-so-far/</text:p>
          </table:table-cell>
          <table:table-cell office:value-type="string" table:style-name="ce1">
            <text:p>Crypto Vest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 Trying to Crackdown on Crypto Scams; Hit and Miss so F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bitcoin-scam-accounts/</text:p>
          </table:table-cell>
          <table:table-cell office:value-type="string" table:style-name="ce1">
            <text:p>Market Mogul</text:p>
          </table:table-cell>
          <table:table-cell office:value-type="date" office:date-value="2018-03-09T00:00:00" table:style-name="ce3">
            <text:p>03/09/18</text:p>
          </table:table-cell>
          <table:table-cell office:value-type="string" table:style-name="ce1">
            <text:p>Twitter’s Bitcoin Scam Accounts Will Be Addressed, Says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eccanchronicle.com/nation/in-other-news/100318/laxmicoin-doing-rounds-not-legal-tender-officials.html</text:p>
          </table:table-cell>
          <table:table-cell office:value-type="string" table:style-name="ce1">
            <text:p>Deccan Chronicle</text:p>
          </table:table-cell>
          <table:table-cell office:value-type="date" office:date-value="2018-03-10T00:00:00" table:style-name="ce3">
            <text:p>03/10/18</text:p>
          </table:table-cell>
          <table:table-cell office:value-type="string" table:style-name="ce1">
            <text:p>Laxmicoin doing rounds not legal tender: Offici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racletimes.com/the-obscuring-event-that-placed-a-foreign-coin-above-ripple-xrp-in-the-coinmarketcap/</text:p>
          </table:table-cell>
          <table:table-cell office:value-type="string" table:style-name="ce1">
            <text:p>CryptoNews</text:p>
          </table:table-cell>
          <table:table-cell office:value-type="date" office:date-value="2018-03-11T00:00:00" table:style-name="ce3">
            <text:p>03/11/18</text:p>
          </table:table-cell>
          <table:table-cell office:value-type="string" table:style-name="ce1">
            <text:p>The Obscuring Event That Placed A Foreign Coin Above Ripple (XRP) In The CoinMarketCa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heres-what-you-really-need-to-know-about-bitcoin-cm933523</text:p>
          </table:table-cell>
          <table:table-cell office:value-type="string" table:style-name="ce1">
            <text:p>Nasdaq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bullion.com/5-upcoming-cryptocurrencies-that-could-challenge-bitcoin/</text:p>
          </table:table-cell>
          <table:table-cell office:value-type="string" table:style-name="ce1">
            <text:p>Tech Bullion</text:p>
          </table:table-cell>
          <table:table-cell office:value-type="date" office:date-value="2018-03-12T00:00:00" table:style-name="ce3">
            <text:p>03/12/18</text:p>
          </table:table-cell>
          <table:table-cell office:value-type="string" table:style-name="ce1">
            <text:p>5 Upcoming Cryptocurrencies That Could Challenge Bitcoin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effkauflin/2018/03/13/hedera-hashgraph-thinks-it-can-one-up-bitcoin-and-ethereum-with-faster-transactions/#3501bc37abcb</text:p>
          </table:table-cell>
          <table:table-cell office:value-type="string" table:style-name="ce1">
            <text:p>Forbes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dera Hashgraph Thinks It Can One-Up Bitcoin And Ethereum With Faster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quities.com/news/heres-what-you-really-need-to-know-about-bitcoin</text:p>
          </table:table-cell>
          <table:table-cell office:value-type="string" table:style-name="ce1">
            <text:p>Equities.com</text:p>
          </table:table-cell>
          <table:table-cell office:value-type="date" office:date-value="2018-03-13T00:00:00" table:style-name="ce3">
            <text:p>03/13/18</text:p>
          </table:table-cell>
          <table:table-cell office:value-type="string" table:style-name="ce1">
            <text:p>Here's What You Really Need to Know About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gadfly/articles/2018-03-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's Ad Ban Leaves Twitter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business/googles-ad-ban-leaves-twitter-with-a-crypto-challenge-gadfly/2018/03/14/5d30fe88-27ac-11e8-a227-fd2b009466bc_story.html?noredirect=on&amp;utm_term=.20e6d8524b0e</text:p>
          </table:table-cell>
          <table:table-cell office:value-type="string" table:style-name="ce1">
            <text:p>The Washington Post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’s Ad Ban Leaves Twitter with a Crypto-Challenge: Gad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technews.com/2018/03/14/could-hedera-hashgraph-be-the-best-alternative-to-blockchain/</text:p>
          </table:table-cell>
          <table:table-cell office:value-type="string" table:style-name="ce1">
            <text:p>The Technews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Could Hedera Hashgraph be the best alternative to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quint.com/opinion/2018/03/14/google-ad-ban-leaves-twitter-jack-dorsey-with-a-crypto-challenge</text:p>
          </table:table-cell>
          <table:table-cell office:value-type="string" table:style-name="ce1">
            <text:p>Bloomberg Gadfly</text:p>
          </table:table-cell>
          <table:table-cell office:value-type="date" office:date-value="2018-03-14T00:00:00" table:style-name="ce3">
            <text:p>03/14/18</text:p>
          </table:table-cell>
          <table:table-cell office:value-type="string" table:style-name="ce1">
            <text:p>Google Ad Ban Leaves Twitter Jack Dorsey with a Crypto-Challe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industantimes.com/tech/google-s-ban-on-cryptocurrency-ads-puts-twitter-ceo-jack-dorsey-in-awkward-spot/story-HeO0H3f5DHOQMDROOfEPuO.html</text:p>
          </table:table-cell>
          <table:table-cell office:value-type="string" table:style-name="ce1">
            <text:p>Hindustan Times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’s ban on cryptocurrency ads puts Twitter CEO Jack Dorsey in awkward spo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google-cryptocurrency-ad-ban-trouble-twitter-ceo-jack-dorsey/</text:p>
          </table:table-cell>
          <table:table-cell office:value-type="string" table:style-name="ce1">
            <text:p>Investopedia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Google Cryptocurrency Ad Ban is Trouble for Twitter CEO Jack Dors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soft-hard-velvet-new-fork-promises-crypto-upgrades-without-controversy/</text:p>
          </table:table-cell>
          <table:table-cell office:value-type="string" table:style-name="ce1">
            <text:p>Coindesk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Velvet Forks: Crypto Updates Without the Controvers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illinois-cryptocurrency-classes/</text:p>
          </table:table-cell>
          <table:table-cell office:value-type="string" table:style-name="ce1">
            <text:p>Bits Online</text:p>
          </table:table-cell>
          <table:table-cell office:value-type="date" office:date-value="2018-03-15T00:00:00" table:style-name="ce3">
            <text:p>03/15/18</text:p>
          </table:table-cell>
          <table:table-cell office:value-type="string" table:style-name="ce1">
            <text:p>Universities in Illinois Are Adding a Lot More Cryptocurrency Classe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ainscleveland.com/article/20180318/news/155206/cleveland-company-casting-plan-change-how-we-vote</text:p>
          </table:table-cell>
          <table:table-cell office:value-type="string" table:style-name="ce1">
            <text:p>Cleveland Business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Cleveland company casting plan to change how we vo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twitter-begin-banning-cryptocurrency-ads/</text:p>
          </table:table-cell>
          <table:table-cell office:value-type="string" table:style-name="ce1">
            <text:p>Bitcoinist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Twitter to Begin Banning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3/18/report-twitter-cryptocurrency-ads/</text:p>
          </table:table-cell>
          <table:table-cell office:value-type="string" table:style-name="ce1">
            <text:p>Fortune</text:p>
          </table:table-cell>
          <table:table-cell office:value-type="date" office:date-value="2018-03-18T00:00:00" table:style-name="ce3">
            <text:p>03/18/18</text:p>
          </table:table-cell>
          <table:table-cell office:value-type="string" table:style-name="ce1">
            <text:p>Report: Twitter to Ban Many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witter-will-ban-advertisements-for-icos-cryptocurrency-wallets</text:p>
          </table:table-cell>
          <table:table-cell office:value-type="string" table:style-name="ce1">
            <text:p>ETHNews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Will Ban Advertisements For ICOs, Cryptocurrency Wall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igiday.com/marketing/twitter-might-ban-crypto-ads/</text:p>
          </table:table-cell>
          <table:table-cell office:value-type="string" table:style-name="ce1">
            <text:p>Digiday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ight ban crypto ads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twitter-to-ban-cryptocurrency-related-advertisements/</text:p>
          </table:table-cell>
          <table:table-cell office:value-type="string" table:style-name="ce1">
            <text:p>BlockTribune</text:p>
          </table:table-cell>
          <table:table-cell office:value-type="date" office:date-value="2018-03-19T00:00:00" table:style-name="ce3">
            <text:p>03/19/18</text:p>
          </table:table-cell>
          <table:table-cell office:value-type="string" table:style-name="ce1">
            <text:p>Twitter May Ban Cryptocurrency-Related Advertis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intercept.com/2018/03/20/the-nsa-worked-to-track-down-bitcoin-users-snowden-documents-reveal/</text:p>
          </table:table-cell>
          <table:table-cell office:value-type="string" table:style-name="ce1">
            <text:p>The Intercep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he NSA Worked to "Track Down"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t.com/usa/421867-nsa-targeted-bitcoin-users-snowden/</text:p>
          </table:table-cell>
          <table:table-cell office:value-type="string" table:style-name="ce1">
            <text:p>RT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‘Bitcoin is #1 priority’: NSA targeted cryptocurrency users globally,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lerance.com/twitter-to-ban-cryptocurrency-ads/</text:p>
          </table:table-cell>
          <table:table-cell office:value-type="string" table:style-name="ce1">
            <text:p>Cryptolerance</text:p>
          </table:table-cell>
          <table:table-cell office:value-type="date" office:date-value="2018-03-20T00:00:00" table:style-name="ce3">
            <text:p>03/20/18</text:p>
          </table:table-cell>
          <table:table-cell office:value-type="string" table:style-name="ce1">
            <text:p>Twitter to Ban Cryptocurrency A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1/how-to-pick-the-best-cryptocurrency-exchange.html</text:p>
          </table:table-cell>
          <table:table-cell office:value-type="string" table:style-name="ce1">
            <text:p>CNBC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Don't buy your bitcoin from a place that could disappear overnigh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cryptocurrency-users-being-tracked-by-the-us-national-security-agency-snowden-leaks-show/</text:p>
          </table:table-cell>
          <table:table-cell office:value-type="string" table:style-name="ce1">
            <text:p>BlockTribune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Cryptocurrency Users Being Tracked By The US National Security Agency – Snowden Leaks Sh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3/21/nsa-tracking-bitcoin-users-snowden-documents-reveal/</text:p>
          </table:table-cell>
          <table:table-cell office:value-type="string" table:style-name="ce1">
            <text:p>Coin Speaker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article/1594-blockchain-development/</text:p>
          </table:table-cell>
          <table:table-cell office:value-type="string" table:style-name="ce1">
            <text:p>Techspot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The Authoritative Guide to Blockchain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oneycontrol.com/news/business/cryptocurrency/after-google-facebook-twitter-may-also-ban-cryptocurrency-ads-in-coming-weeks-2532265.html</text:p>
          </table:table-cell>
          <table:table-cell office:value-type="string" table:style-name="ce1">
            <text:p>Money Control</text:p>
          </table:table-cell>
          <table:table-cell office:value-type="date" office:date-value="2018-03-21T00:00:00" table:style-name="ce3">
            <text:p>03/21/18</text:p>
          </table:table-cell>
          <table:table-cell office:value-type="string" table:style-name="ce1">
            <text:p>After Google &amp; Facebook, Twitter may also ban cryptocurrency ads in coming wee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aval-metastable-bloxroute-blockchain-funding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etter Bitcoin Relay? Crypto VCs Back BloXroute Funding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newsarticle/31851/jpmorgan-chase-international-chairman-backs-new-non-anonymous-digital-currency</text:p>
          </table:table-cell>
          <table:table-cell office:value-type="string" table:style-name="ce1">
            <text:p>Finextr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JPMorgan Chase International chairman backs new non-anonymous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180322005103/en/Saga-Foundation-Announces-Plan-Create-Non-Anonymous-Reserve-Backed</text:p>
          </table:table-cell>
          <table:table-cell office:value-type="string" table:style-name="ce1">
            <text:p>Business Wire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Saga Foundation Announces Its Plan to Create a Non-Anonymous, Reserve-Back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snowden-revealed-secret-document/</text:p>
          </table:table-cell>
          <table:table-cell office:value-type="string" table:style-name="ce1">
            <text:p>Coin Idol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nowden Revealed a Secret Document Showing How NSA Tracked Bitcoin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saga-foundation-to-create-a-non-anonymous-blockchain-based-digital-currency/</text:p>
          </table:table-cell>
          <table:table-cell office:value-type="string" table:style-name="ce1">
            <text:p>LeapRate.com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a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insidercarnews.com/2018/03/22/the-nsa-has-been-tracking-bitcoin-users-snowden-documents/</text:p>
          </table:table-cell>
          <table:table-cell office:value-type="string" table:style-name="ce1">
            <text:p>The Insider Car New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NSA Has Been Tracking Bitcoin Users, Snowden Documents Reve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3/22/colleges-are-now-offering-courses-in-cryptocurrencies-and-blockchain.html</text:p>
          </table:table-cell>
          <table:table-cell office:value-type="string" table:style-name="ce1">
            <text:p>CNBC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The crypto craze has spread to college campus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n-anonymous-stablecoin-saga-launches-big-shot-advisor-team/</text:p>
          </table:table-cell>
          <table:table-cell office:value-type="string" table:style-name="ce1">
            <text:p>Coindesk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A Non-Anonymous Stablecoin? Saga Launches With Big-Shot Advisor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8/03/22/saga-foundation-to-create-non-anonymous-blockchain-based-digital-currency/</text:p>
          </table:table-cell>
          <table:table-cell office:value-type="string" table:style-name="ce1">
            <text:p>Bankless Times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Saga Foundation to create non-anonymous blockchain-based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3/23/saga-is-the-thinking-persons-cryptocurrency/</text:p>
          </table:table-cell>
          <table:table-cell office:value-type="string" table:style-name="ce1">
            <text:p>Tech Crunch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aga is the thinking person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sonline.com/satoshis-vision-conference-tokyo/</text:p>
          </table:table-cell>
          <table:table-cell office:value-type="string" table:style-name="ce1">
            <text:p>Bits Online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Staying True to Satoshi’s Vision: First Conference Kicks Off in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uldnt-make-it-to-tokyo-check-out-the-satoshis-vision-live-stream/</text:p>
          </table:table-cell>
          <table:table-cell office:value-type="string" table:style-name="ce1">
            <text:p>Bitcoin News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Couldn’t Make it to Tokyo? Check Out the Satoshi’s Vision Live Stream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ozy.com/fast-forward/the-pending-battle-over-cuddly-crypto-pets/83921</text:p>
          </table:table-cell>
          <table:table-cell office:value-type="string" table:style-name="ce1">
            <text:p>Oz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The Pending Battle Over Cuddly Crypto-Pe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daily.co.uk/2018/03/non-anonymous-stablecoin-saga/</text:p>
          </table:table-cell>
          <table:table-cell office:value-type="string" table:style-name="ce1">
            <text:p>Crypto Daily</text:p>
          </table:table-cell>
          <table:table-cell office:value-type="date" office:date-value="2018-03-23T00:00:00" table:style-name="ce3">
            <text:p>03/23/18</text:p>
          </table:table-cell>
          <table:table-cell office:value-type="string" table:style-name="ce1">
            <text:p>Non-Anonymous Stablecoin – Saga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a.co/bloxroute-project-promises-better-cryptocurrency-relay/</text:p>
          </table:table-cell>
          <table:table-cell office:value-type="string" table:style-name="ce1">
            <text:p>Cryptona</text:p>
          </table:table-cell>
          <table:table-cell office:value-type="date" office:date-value="2018-03-22T00:00:00" table:style-name="ce3">
            <text:p>03/22/18</text:p>
          </table:table-cell>
          <table:table-cell office:value-type="string" table:style-name="ce1">
            <text:p>BloXroute Project Promises Better Cryptocurrency Relay</text:p>
          </table:table-cell>
          <table:table-cell office:value-type="string" table:style-name="ce1">
            <text:p>sirer, basu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itcoin.com/satoshis-vision-2018-bolstering-the-future-of-bitcoin-cash-adoption/</text:p>
          </table:table-cell>
          <table:table-cell office:value-type="string" table:style-name="ce1">
            <text:p>Bitcoin News</text:p>
          </table:table-cell>
          <table:table-cell office:value-type="date" office:date-value="2018-03-25T00:00:00" table:style-name="ce3">
            <text:p>03/25/18</text:p>
          </table:table-cell>
          <table:table-cell office:value-type="string" table:style-name="ce1">
            <text:p>Satoshi’s Vision 2018 Conference Report: Bolstering the Future of Adop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rustnodes.com/2018/03/26/lightning-network-economically-broken-says-emin-gun-sirer-%E2%80%8F</text:p>
          </table:table-cell>
          <table:table-cell office:value-type="string" table:style-name="ce1">
            <text:p>Trustnodes</text:p>
          </table:table-cell>
          <table:table-cell office:value-type="date" office:date-value="2018-03-26T00:00:00" table:style-name="ce3">
            <text:p>03/26/18</text:p>
          </table:table-cell>
          <table:table-cell office:value-type="string" table:style-name="ce1">
            <text:p>The Lightning Network is “Economically Broken” Says Emin Gün Sirer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hild-porn-bitcoin-blockchain-what-it-means/</text:p>
          </table:table-cell>
          <table:table-cell office:value-type="string" table:style-name="ce1">
            <text:p>Coin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Child Porn On Bitcoin? Why This Doesn't Mean What You Might Thin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search.ibm.com/university/awards/phdfellowship.shtml</text:p>
          </table:table-cell>
          <table:table-cell office:value-type="string" table:style-name="ce1">
            <text:p>IBM</text:p>
          </table:table-cell>
          <table:table-cell office:value-type="date" office:date-value="2018-03-28T00:00:00" table:style-name="ce9">
            <text:p>3/28/18</text:p>
          </table:table-cell>
          <table:table-cell office:value-type="string" table:style-name="ce1">
            <text:p>Two IC3 PhD students are among this year's twenty-two newly announced 2018 IBM PhD Fellows</text:p>
          </table:table-cell>
          <table:table-cell office:value-type="string" table:style-name="ce1">
            <text:p>zha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vitalik-wants-pay-stop-ethereums-runaway-growth/</text:p>
          </table:table-cell>
          <table:table-cell office:value-type="string" table:style-name="ce1">
            <text:p>Coin Desk</text:p>
          </table:table-cell>
          <table:table-cell office:value-type="date" office:date-value="2018-03-27T00:00:00" table:style-name="ce3">
            <text:p>03/27/18</text:p>
          </table:table-cell>
          <table:table-cell office:value-type="string" table:style-name="ce1">
            <text:p>Vitalik Wants You to Pay to Slow Ethereum's Growth</text:p>
          </table:table-cell>
          <table:table-cell office:value-type="string" table:style-name="ce1">
            <text:p>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sharding-already-ushering-radical-new-ethereum-designs/</text:p>
          </table:table-cell>
          <table:table-cell office:value-type="string" table:style-name="ce1">
            <text:p>Coin Desk</text:p>
          </table:table-cell>
          <table:table-cell office:value-type="date" office:date-value="2018-03-28T00:00:00" table:style-name="ce3">
            <text:p>03/28/18</text:p>
          </table:table-cell>
          <table:table-cell office:value-type="string" table:style-name="ce1">
            <text:p>Sharding Is Ushering in Radical Ethereum Designs</text:p>
          </table:table-cell>
          <table:table-cell office:value-type="string" table:style-name="ce1">
            <text:p>daian, 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itsonline.com/satoshis-vision-scaling-emin-gun-sirer/</text:p>
          </table:table-cell>
          <table:table-cell office:value-type="string" table:style-name="ce1">
            <text:p>Bits Online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cn.com/bitcoin-records-7-increase-as-cryptocurrency-market-rebounds-from-yesterdays-losses/</text:p>
          </table:table-cell>
          <table:table-cell office:value-type="string" table:style-name="ce1">
            <text:p>CCN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Bitcoin Records 7% Increase as Cryptocurrency Market Rebounds From Yesterday’s Losse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cryptov.club/how-to-scale-bitcoin-and-cryptocurrencies-at-the-network-layer-with-emin-gun-sirer/</text:p>
          </table:table-cell>
          <table:table-cell office:value-type="string" table:style-name="ce1">
            <text:p>Cryptov Club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24hourcrypto.com/news/how-to-scale-bitcoin-and-cryptocurrencies-at-the-network-layer-with-emin-gun-sirer</text:p>
          </table:table-cell>
          <table:table-cell office:value-type="string" table:style-name="ce1">
            <text:p>24 Hour Crypto</text:p>
          </table:table-cell>
          <table:table-cell office:value-type="date" office:date-value="2018-03-31T00:00:00" table:style-name="ce3">
            <text:p>03/3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xpress.co.uk/finance/city/939903/Bitcoin-price-rocket-cryptocurrency-market-grow-after-volatile-period-BTC-to-USD-latest</text:p>
          </table:table-cell>
          <table:table-cell office:value-type="string" table:style-name="ce1">
            <text:p>Express UK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Bitcoin price 'ROCKETS': Cryptocurrency market GROWS after volatile perio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realdaily.com/snowden-data-leak-reveals-govt-spooks-watch-bitcoin-users/</text:p>
          </table:table-cell>
          <table:table-cell office:value-type="string" table:style-name="ce1">
            <text:p>Real Daily</text:p>
          </table:table-cell>
          <table:table-cell office:value-type="date" office:date-value="2018-04-01T00:00:00" table:style-name="ce3">
            <text:p>04/01/18</text:p>
          </table:table-cell>
          <table:table-cell office:value-type="string" table:style-name="ce1">
            <text:p>Snowden Leak Reveals: Government Spooks Watch Bitcoin Us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idol.com/anyone-owning-bitcoin-own-links-to-child-pornography/</text:p>
          </table:table-cell>
          <table:table-cell office:value-type="string" table:style-name="ce1">
            <text:p>Coin Idol</text:p>
          </table:table-cell>
          <table:table-cell office:value-type="date" office:date-value="2018-04-02T00:00:00" table:style-name="ce3">
            <text:p>04/02/18</text:p>
          </table:table-cell>
          <table:table-cell office:value-type="string" table:style-name="ce1">
            <text:p>Is it True that Anyone Owning Bitcoin, Also Own Links to Child Pornograph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/</text:p>
          </table:table-cell>
          <table:table-cell office:value-type="string" table:style-name="ce1">
            <text:p>Coin Geek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The “Selfish Mining” saga continue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x3jx/ethereum-vitalik-buterin-called-craig-wright-satoshi-fraud-deconomy</text:p>
          </table:table-cell>
          <table:table-cell office:value-type="string" table:style-name="ce1">
            <text:p>Motherboard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Ethereum Founder Vitalik Buterin Is Beefing With the Guy Who Claimed to Be Satoshi Nakamo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dol.com/video-digest-april-3-telegram-ico-polish-banks/</text:p>
          </table:table-cell>
          <table:table-cell office:value-type="string" table:style-name="ce1">
            <text:p>Coin Idol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Video Digest, April 3: Telegram ICO, Polish Banks Adopting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empire.com/education/article/how-to-buy-waves-coin-the-complete-guide-489999</text:p>
          </table:table-cell>
          <table:table-cell office:value-type="string" table:style-name="ce1">
            <text:p>FX Empire</text:p>
          </table:table-cell>
          <table:table-cell office:value-type="date" office:date-value="2018-04-03T00:00:00" table:style-name="ce3">
            <text:p>04/03/18</text:p>
          </table:table-cell>
          <table:table-cell office:value-type="string" table:style-name="ce1">
            <text:p>How to Buy Waves Coin: The Complete Guide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16177-interview-with-emin-g%C3%BCn-sirer-cornell-cs-professor-satoshis-vision-conference-tokyo-2018/</text:p>
          </table:table-cell>
          <table:table-cell office:value-type="string" table:style-name="ce1">
            <text:p>Cryptocurrency Talk</text:p>
          </table:table-cell>
          <table:table-cell office:value-type="date" office:date-value="2018-04-04T00:00:00" table:style-name="ce3">
            <text:p>04/04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news.wp.peters-webcorner.de/2018/04/05/emin-g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u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min-gun-sirer-discusses-cryptocurrency-academics-and-proof-of-stake/</text:p>
          </table:table-cell>
          <table:table-cell office:value-type="string" table:style-name="ce1">
            <text:p>Bitcoin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igeriatoday.ng/2018/04/emin-gun-sirer-discusses-cryptocurrency-academics-and-proof-of-stake/</text:p>
          </table:table-cell>
          <table:table-cell office:value-type="string" table:style-name="ce1">
            <text:p>Nigeria Toda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ectator.com/news/356823/emin-gun-sirer-discusses-cryptocurrency-academics-and-proof-of-stake</text:p>
          </table:table-cell>
          <table:table-cell office:value-type="string" table:style-name="ce1">
            <text:p>Coin Inspectator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emit.com/newslink/@zatrhas/newslink-emin-guen-sirer-discusses-cryptocurrency-academics-and-proof-of-stake</text:p>
          </table:table-cell>
          <table:table-cell office:value-type="string" table:style-name="ce1">
            <text:p>Steemit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Newslink: 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inspy.altervista.org/emin-gun-sirer-discute-sugli-accademici-della-criptovaluta-e-sulla-prova-di-profitto/</text:p>
          </table:table-cell>
          <table:table-cell office:value-type="string" table:style-name="ce1">
            <text:p>Coin Spy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te sugli accademici della criptovaluta e sulla prova di profit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techlog.com/2018/04/05/emin-gun-sirer-discusses-cryptocurrency-academics-and-proof-of-stake/</text:p>
          </table:table-cell>
          <table:table-cell office:value-type="string" table:style-name="ce1">
            <text:p>Fin Tech Log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rms.news/news/80532/emin-gun-sirer-discusses-cryptocurrency-academics-and-proof-of-stake</text:p>
          </table:table-cell>
          <table:table-cell office:value-type="string" table:style-name="ce1">
            <text:p>HRMS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krypto.com/tag/emin-gun-sirer/</text:p>
          </table:table-cell>
          <table:table-cell office:value-type="string" table:style-name="ce1">
            <text:p>Coin Krypto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digitalnews.com/2018/04/05/emin-gun-sirer-discusses-cryptocurrency-academics-and-proof-of-stake/</text:p>
          </table:table-cell>
          <table:table-cell office:value-type="string" table:style-name="ce1">
            <text:p>Crypto Digital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oebusiness.com/bitcoin/emin-gun-sirer-discusses-cryptocurrency-lecturers-and-proof-of-stake/</text:p>
          </table:table-cell>
          <table:table-cell office:value-type="string" table:style-name="ce1">
            <text:p>IoE Busines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lecturer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go.news/2018/04/05/emin-gun-sirer-discusses-cryptocurrency-academics-and-proof-of-stake/</text:p>
          </table:table-cell>
          <table:table-cell office:value-type="string" table:style-name="ce1">
            <text:p>Crypto Go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chaat.com/professor-crypto-money-interview-with-emin-gun-sirer/</text:p>
          </table:table-cell>
          <table:table-cell office:value-type="string" table:style-name="ce1">
            <text:p>Web Chaat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Professor Crypto Money Interview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ryptobits.com/emin-gun-sirer-discusses-cryptocurrency-academics-and-proof-of-stake/</text:p>
          </table:table-cell>
          <table:table-cell office:value-type="string" table:style-name="ce1">
            <text:p>The Crypto Bit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reakingnewsheadlines.com/blog/emin-gun-sirer-discusses-cryptocurrency-academics-and-proof-of-stake/</text:p>
          </table:table-cell>
          <table:table-cell office:value-type="string" table:style-name="ce1">
            <text:p>The Breaking News Headline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.space/emin-gun-sirer-membincangkan-akademik-cryptocurrency-dan-bukti-of-stake/</text:p>
          </table:table-cell>
          <table:table-cell office:value-type="string" table:style-name="ce1">
            <text:p>Krypto Spac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Membincangkan Akademik Cryptocurrency dan Bukti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sglobalnews.com/emin-gun-sirer-discusses-cryptocurrency-academics-and-proof-of-stake/</text:p>
          </table:table-cell>
          <table:table-cell office:value-type="string" table:style-name="ce1">
            <text:p>Bitcoin Global New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8/04/05/emin-gun-sirer-discusses-cryptocurrency-academics-and-proof-of-stake/</text:p>
          </table:table-cell>
          <table:table-cell office:value-type="string" table:style-name="ce1">
            <text:p>Crypto Coin Growth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etiket/prof-dr-emin-gun-sirer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ETİKET:Blockchain, Prof. Dr.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coinsistemi.com/bitcoin-ve-prof-dr-emin-gun-sirer-roportaji/</text:p>
          </table:table-cell>
          <table:table-cell office:value-type="string" table:style-name="ce1">
            <text:p>Bitcoin Sistemi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Bitcoin Ve Prof. Dr. Emin Gün Sirer Röportaj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emin-gun-sirer-discusses-cryptocurrency-academics-and-proof-of-stake/</text:p>
          </table:table-cell>
          <table:table-cell office:value-type="string" table:style-name="ce1">
            <text:p>Coin Dais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Emin Gün Sirer Discusses Cryptocurrency Academics And Proof-Of-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4/05/verge-crypto-hack/#DrYvzEA2Aiqx</text:p>
          </table:table-cell>
          <table:table-cell office:value-type="string" table:style-name="ce1">
            <text:p>Mashable</text:p>
          </table:table-cell>
          <table:table-cell office:value-type="date" office:date-value="2018-04-05T00:00:00" table:style-name="ce3">
            <text:p>04/05/18</text:p>
          </table:table-cell>
          <table:table-cell office:value-type="string" table:style-name="ce1">
            <text:p>Hacker steals coins from cryptocurrency Verge with a '51 percent'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borsa.com/forum/?view=thread&amp;id=5123&amp;part=1</text:p>
          </table:table-cell>
          <table:table-cell office:value-type="string" table:style-name="ce1">
            <text:p>Coins Borsa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Türk Profesör Blockchain ve Kripto Paranın Akademik Dünyadaki Yerini Anla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eck-out-bitcoin-coms-exclusive-video-interviews-from-satoshis-vision-conference/</text:p>
          </table:table-cell>
          <table:table-cell office:value-type="string" table:style-name="ce1">
            <text:p>Bitcoin News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eck Out Bitcoin.com’s Exclusive Video Interviews from Satoshi’s Vision Confer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charlie-lee-of-litecoin-ltc-joins-ethereums-etc-vitalik-buterin-in-calling-craig-wright-a-fraud/</text:p>
          </table:table-cell>
          <table:table-cell office:value-type="string" table:style-name="ce1">
            <text:p>Crypto Coin Spy</text:p>
          </table:table-cell>
          <table:table-cell office:value-type="date" office:date-value="2018-04-06T00:00:00" table:style-name="ce3">
            <text:p>04/06/18</text:p>
          </table:table-cell>
          <table:table-cell office:value-type="string" table:style-name="ce1">
            <text:p>Charlie Lee of Litecoin (LTC) Joins Ethereum’s (ETH) Vitalik Buterin in Calling Craig Wright a 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hating-craig-wright-become-cryptos-feel-good-uniting-force/</text:p>
          </table:table-cell>
          <table:table-cell office:value-type="string" table:style-name="ce1">
            <text:p>Coin Desk</text:p>
          </table:table-cell>
          <table:table-cell office:value-type="date" office:date-value="2018-04-07T00:00:00" table:style-name="ce3">
            <text:p>04/07/18</text:p>
          </table:table-cell>
          <table:table-cell office:value-type="string" table:style-name="ce1">
            <text:p>Hating On Craig 'Satoshi' Wright Has United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-mine.info/news/emin-sirer-kyung-the-future-of-pos-consensus-mechanism.html</text:p>
          </table:table-cell>
          <table:table-cell office:value-type="string" table:style-name="ce1">
            <text:p>Bitcoin Mine</text:p>
          </table:table-cell>
          <table:table-cell office:value-type="date" office:date-value="2018-04-08T00:00:00" table:style-name="ce3">
            <text:p>04/08/18</text:p>
          </table:table-cell>
          <table:table-cell office:value-type="string" table:style-name="ce1">
            <text:p>Emin Sirer-Kyung: «the Future of PoS consensus mechanism»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dear-students-everything-bitcoins-way-1-billion-opportunity/</text:p>
          </table:table-cell>
          <table:table-cell office:value-type="string" table:style-name="ce1">
            <text:p>Coin Desk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Dear Students, Everything In Bitcoin's Way Is Your $1 Billion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cypherium-ceo-blames-lack-regulatory-clarity-postponing-ico/</text:p>
          </table:table-cell>
          <table:table-cell office:value-type="string" table:style-name="ce1">
            <text:p>Finance Magnate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Cypherium CEO Blames ‘Lack of Regulatory Clarity’ for Postponing Their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pandanoticias.xyz/emin-gun-sirer-discute-el-lado-academico-de-las-criptomonedas-y-pos/</text:p>
          </table:table-cell>
          <table:table-cell office:value-type="string" table:style-name="ce1">
            <text:p>Panda Noticia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 discute el lado académico de las criptomonedas y P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rs.org/content/emin-gu%CC%88n-sirer--contradictions-on-darpa-and-topology-253fbe58cef1</text:p>
          </table:table-cell>
          <table:table-cell office:value-type="string" table:style-name="ce1">
            <text:p>Yours</text:p>
          </table:table-cell>
          <table:table-cell office:value-type="date" office:date-value="2018-04-09T00:00:00" table:style-name="ce3">
            <text:p>04/09/18</text:p>
          </table:table-cell>
          <table:table-cell office:value-type="string" table:style-name="ce1">
            <text:p>Emin Gün Sirer, Contradictions on DARPA and Top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selfish-mining-not-valid-issue-dr-craig-s-wright-says/</text:p>
          </table:table-cell>
          <table:table-cell office:value-type="string" table:style-name="ce1">
            <text:p>Coin Geek</text:p>
          </table:table-cell>
          <table:table-cell office:value-type="date" office:date-value="2018-04-11T00:00:00" table:style-name="ce3">
            <text:p>04/11/18</text:p>
          </table:table-cell>
          <table:table-cell office:value-type="string" table:style-name="ce1">
            <text:p>‘Selfish mining’ not a valid issue, Dr. Craig S. Wright say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4/12/17229796/bitcoin-cash-conflict-transactions-fight</text:p>
          </table:table-cell>
          <table:table-cell office:value-type="string" table:style-name="ce1">
            <text:p>The Verge</text:p>
          </table:table-cell>
          <table:table-cell office:value-type="date" office:date-value="2018-04-12T00:00:00" table:style-name="ce3">
            <text:p>04/12/18</text:p>
          </table:table-cell>
          <table:table-cell office:value-type="string" table:style-name="ce1">
            <text:p>The One True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4/13/1118548/</text:p>
          </table:table-cell>
          <table:table-cell office:value-type="string" table:style-name="ce1">
            <text:p>The Next Web</text:p>
          </table:table-cell>
          <table:table-cell office:value-type="date" office:date-value="2018-04-13T00:00:00" table:style-name="ce3">
            <text:p>04/13/18</text:p>
          </table:table-cell>
          <table:table-cell office:value-type="string" table:style-name="ce1">
            <text:p>Zerocoin’s bug that allows hackers to burn honest users’ coins is still not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elf-proclaimed-satoshi-nakamoto-a-k-a-craig-wright-accused-of-plagiarism/</text:p>
          </table:table-cell>
          <table:table-cell office:value-type="string" table:style-name="ce1">
            <text:p>BTC Manager</text:p>
          </table:table-cell>
          <table:table-cell office:value-type="date" office:date-value="2018-04-15T00:00:00" table:style-name="ce3">
            <text:p>04/15/18</text:p>
          </table:table-cell>
          <table:table-cell office:value-type="string" table:style-name="ce1">
            <text:p>The Self-proclaimed Satoshi Nakamoto, a.k.a. Craig Wright, Stands Accused of Plagiaris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pornhub-verge-cryptocurrency/</text:p>
          </table:table-cell>
          <table:table-cell office:value-type="string" table:style-name="ce1">
            <text:p>Wired</text:p>
          </table:table-cell>
          <table:table-cell office:value-type="date" office:date-value="2018-04-17T00:00:00" table:style-name="ce3">
            <text:p>04/17/18</text:p>
          </table:table-cell>
          <table:table-cell office:value-type="string" table:style-name="ce1">
            <text:p>The World's Biggest Porn Site Now Accept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cktribune.com/scholars-circle-radio-show-tackles-international-cryptocurrency-issues/</text:p>
          </table:table-cell>
          <table:table-cell office:value-type="string" table:style-name="ce1">
            <text:p>BlockTribune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Scholars Circle Radio Show Tackles International Cryptocurrency Iss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3kjyjb/bunz-trading-zone-app-cryptocurrency-btz-toronto</text:p>
          </table:table-cell>
          <table:table-cell office:value-type="string" table:style-name="ce1">
            <text:p>Motherboard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A ‘Cryptocurrency’ Without a Blockchain Is Eating My C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ews/york-investigating-cryptocurrency-exchanges-know-180900896.html</text:p>
          </table:table-cell>
          <table:table-cell office:value-type="string" table:style-name="ce1">
            <text:p>Yahoo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investigat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4/18/new-york-is-probing-cryptocurrency-exchanges-what-you-need-to-know.html</text:p>
          </table:table-cell>
          <table:table-cell office:value-type="string" table:style-name="ce1">
            <text:p>CNBC</text:p>
          </table:table-cell>
          <table:table-cell office:value-type="date" office:date-value="2018-04-18T00:00:00" table:style-name="ce3">
            <text:p>04/18/18</text:p>
          </table:table-cell>
          <table:table-cell office:value-type="string" table:style-name="ce1">
            <text:p>New York is probing cryptocurrency exchanges. What you need to k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enesis-london-conference-study-shows-ethereum-is-more-decentralized-than-bitcoin/</text:p>
          </table:table-cell>
          <table:table-cell office:value-type="string" table:style-name="ce1">
            <text:p>CCN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Genesis London Conference: Study Shows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study-shows-ethereum-is-more-decenralized-than-bitcoin/</text:p>
          </table:table-cell>
          <table:table-cell office:value-type="string" table:style-name="ce1">
            <text:p>Crypto Globe</text:p>
          </table:table-cell>
          <table:table-cell office:value-type="date" office:date-value="2018-04-22T00:00:00" table:style-name="ce3">
            <text:p>04/22/18</text:p>
          </table:table-cell>
          <table:table-cell office:value-type="string" table:style-name="ce1">
            <text:p>Ethereum Is More Decentralised Than Bitcoin, Study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-eth-nodes-are-more-distributed-around-the-world-than-bitcoin-btc/</text:p>
          </table:table-cell>
          <table:table-cell office:value-type="string" table:style-name="ce1">
            <text:p>AMB Crypto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‘Ethereum [ETH] nodes are more distributed around the world than Bitcoin [BTC]’s’ – Says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not-revived-tezos-team-predicts-mega-ico-will-launch-2018/</text:p>
          </table:table-cell>
          <table:table-cell office:value-type="string" table:style-name="ce1">
            <text:p>Coin Desk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Down Not Out: Revived Tezos Team Predicts Mega-ICO Will Launch I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elvet-fork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Velvet Forks: New Blockchain Protocol Changes Practice Metho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rypto-news.in/news/tezos-project-set-mainnet-launch-3rd-quarter-new-management-team/</text:p>
          </table:table-cell>
          <table:table-cell office:value-type="string" table:style-name="ce1">
            <text:p>Crypto News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Tezos Project Set for A Mainnet Launch by 3rd Quarter Under New Management T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ethereum-more-decentralized-than-bitcoin-according-to-university-study/</text:p>
          </table:table-cell>
          <table:table-cell office:value-type="string" table:style-name="ce1">
            <text:p>Crypto Slate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Ethereum More Decentralized Than Bitcoin According to University Stud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etblock.com/ethereum-mang-tinh-phan-quyen-hon-bitcoin/</text:p>
          </table:table-cell>
          <table:table-cell office:value-type="string" table:style-name="ce1">
            <text:p>VietBloc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.nami.today/blockchain/ethereum-mang-tinh-phan-quyen-hon-bitcoin-4356.html</text:p>
          </table:table-cell>
          <table:table-cell office:value-type="string" table:style-name="ce1">
            <text:p>Today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ETHEREUM MANG TÍNH PHÂN QUYỀN HƠ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vezz.com/news/crypto/30393-ico-news-tezos-gears-up-for-beta-launch</text:p>
          </table:table-cell>
          <table:table-cell office:value-type="string" table:style-name="ce1">
            <text:p>Invezz</text:p>
          </table:table-cell>
          <table:table-cell office:value-type="date" office:date-value="2018-04-23T00:00:00" table:style-name="ce3">
            <text:p>04/23/18</text:p>
          </table:table-cell>
          <table:table-cell office:value-type="string" table:style-name="ce1">
            <text:p>ICO News: Tezos gears up for beta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4/24/research-prove-that-ethereum-is-more-decentralized-than-bitcoin/</text:p>
          </table:table-cell>
          <table:table-cell office:value-type="string" table:style-name="ce1">
            <text:p>Hibusiness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">
            <text:p>Research Prove That Ethereum Is More Decentralized Tha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iran.com/emin-gun-sirer-and-crypto-academics/</text:p>
          </table:table-cell>
          <table:table-cell office:value-type="string" table:style-name="ce1">
            <text:p>Coin Iran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گفتگو با Emin Gün Sirer استاد دانشگاه و محقق در زمینه رمزارز ه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50464/ethereum-price-news-will-ether-hit-700-today</text:p>
          </table:table-cell>
          <table:table-cell office:value-type="string" table:style-name="ce1">
            <text:p>Express UK</text:p>
          </table:table-cell>
          <table:table-cell office:value-type="date" office:date-value="2018-04-24T00:00:00" table:style-name="ce3">
            <text:p>04/24/18</text:p>
          </table:table-cell>
          <table:table-cell office:value-type="string" table:style-name="ce10">
            <text:p>Ethereum price news: Will Ethereum hit $700? What is the price of Eth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0836/how-secure-is-blockchain-really/</text:p>
          </table:table-cell>
          <table:table-cell office:value-type="string" table:style-name="ce1">
            <text:p>MIT Technology Review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How secure is blockchain reall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iralchop.com/interview-with-emin-gun-sirer-cornell-cs-professor-satoshis-vision-conference-tokyo-2018/</text:p>
          </table:table-cell>
          <table:table-cell office:value-type="string" table:style-name="ce1">
            <text:p>Viral Chop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nterview With Emin Gun Sirer, Cornell CS Professor | Satoshi's Vision Conference, Tokyo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a.incubateind.com/blockchain-really-secure/</text:p>
          </table:table-cell>
          <table:table-cell office:value-type="string" table:style-name="ce1">
            <text:p>Incubate Ind.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Is Blockchain really secur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mogul.com/cryptocurrency-market-health/</text:p>
          </table:table-cell>
          <table:table-cell office:value-type="string" table:style-name="ce1">
            <text:p>The Market Mogul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Bitcoin Will Determine the Overall Health of the Cryptocurrency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updated-2018-blockchain-cryptocurrency-meetups-events-dates-list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4-25T00:00:00" table:style-name="ce3">
            <text:p>04/25/18</text:p>
          </table:table-cell>
          <table:table-cell office:value-type="string" table:style-name="ce1">
            <text:p>Updated 2018 Blockchain &amp; Cryptocurrency Meetups, Events, Dates L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remedia.com/emin-gun-sirer-blockchain-scientist/</text:p>
          </table:table-cell>
          <table:table-cell office:value-type="string" table:style-name="ce1">
            <text:p>Crypto Core Media</text:p>
          </table:table-cell>
          <table:table-cell office:value-type="date" office:date-value="2018-04-26T00:00:00" table:style-name="ce3">
            <text:p>04/26/18</text:p>
          </table:table-cell>
          <table:table-cell office:value-type="string" table:style-name="ce1">
            <text:p>Emin Gun Sirer | The Blockchain Scienti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lockchain-technology-today-is-like-1960s-internet-says-ex-jpmorgan-executive/</text:p>
          </table:table-cell>
          <table:table-cell office:value-type="string" table:style-name="ce1">
            <text:p>Crypto Globe</text:p>
          </table:table-cell>
          <table:table-cell office:value-type="date" office:date-value="2018-04-27T00:00:00" table:style-name="ce3">
            <text:p>04/27/18</text:p>
          </table:table-cell>
          <table:table-cell office:value-type="string" table:style-name="ce1">
            <text:p>Blockchain Technology Today Is Like 1960s Internet, Says Ex-JP Morgan Execut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4/bitcoin-is-more-decentralized-than-ethereum-common-sense-shows/</text:p>
          </table:table-cell>
          <table:table-cell office:value-type="string" table:style-name="ce1">
            <text:p>Crypto Globe</text:p>
          </table:table-cell>
          <table:table-cell office:value-type="date" office:date-value="2018-04-28T00:00:00" table:style-name="ce3">
            <text:p>04/28/18</text:p>
          </table:table-cell>
          <table:table-cell office:value-type="string" table:style-name="ce1">
            <text:p>Bitcoin Is More Decentralized Than Ethereum, Common Sense Sho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vnreview.vn/tu-van-web/-/view_content/content/2475759/blockchain-co-thuc-su-an-toan-va-an-toan-nhu-the-nao</text:p>
          </table:table-cell>
          <table:table-cell office:value-type="string" table:style-name="ce1">
            <text:p>VN Review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Blockchain có thực sự an toàn? Và an toàn như thế nà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recorder.com/2018/04/29/is-waves-waves-the-fastest-crypto-in-the-market/</text:p>
          </table:table-cell>
          <table:table-cell office:value-type="string" table:style-name="ce1">
            <text:p>Crypto Recorder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Is Waves (WAVES) the Fastest Crypto in the Market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y-canada-has-emerged-as-a-leading-blockchain-and-crypto-n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4-29T00:00:00" table:style-name="ce3">
            <text:p>04/29/18</text:p>
          </table:table-cell>
          <table:table-cell office:value-type="string" table:style-name="ce1">
            <text:p>Why Canada has Emerged as a Leading Blockchain and Crypto N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itcoinist.com/6-reasons-waves-undervalued-right-now/</text:p>
          </table:table-cell>
          <table:table-cell office:value-type="string" table:style-name="ce1">
            <text:p>Bitcoinist</text:p>
          </table:table-cell>
          <table:table-cell office:value-type="date" office:date-value="2018-04-30T00:00:00" table:style-name="ce3">
            <text:p>04/30/18</text:p>
          </table:table-cell>
          <table:table-cell office:value-type="string" table:style-name="ce1">
            <text:p>6 Reasons Why WAVES Is Undervalued Right N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8btc.com/201805012219</text:p>
          </table:table-cell>
          <table:table-cell office:value-type="string" table:style-name="ce1">
            <text:p>8 BTC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news.vip/lives/2018/05/18925/</text:p>
          </table:table-cell>
          <table:table-cell office:value-type="string" table:style-name="ce1">
            <text:p>Bitnews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liancaijing.com/alerts/75195.html/comment-page-5</text:p>
          </table:table-cell>
          <table:table-cell office:value-type="string" table:style-name="ce1">
            <text:p>Liancaijing</text:p>
          </table:table-cell>
          <table:table-cell office:value-type="date" office:date-value="2018-05-01T00:00:00" table:style-name="ce3">
            <text:p>05/01/18</text:p>
          </table:table-cell>
          <table:table-cell office:value-type="string" table:style-name="ce1">
            <text:p>康奈尔大学教授Emin Sirer：加拿大在区块链创新中的主导地位或与V神有关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orn2invest.com/articles/secured-unbreakable-blockchain/</text:p>
          </table:table-cell>
          <table:table-cell office:value-type="string" table:style-name="ce1">
            <text:p>Born 2 Invest</text:p>
          </table:table-cell>
          <table:table-cell office:value-type="date" office:date-value="2018-05-02T00:00:00" table:style-name="ce3">
            <text:p>05/02/18</text:p>
          </table:table-cell>
          <table:table-cell office:value-type="string" table:style-name="ce1">
            <text:p>Secured: The unbreakable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lobalcoinreport.com/waves-waves-comes-out-with-flying-colors/</text:p>
          </table:table-cell>
          <table:table-cell office:value-type="string" table:style-name="ce1">
            <text:p>Global Coin Report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Waves (WAVES) Comes Out with Flying Color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5/03/6-reasons-the-waves-blockchain-is-underestimated-currently/</text:p>
          </table:table-cell>
          <table:table-cell office:value-type="string" table:style-name="ce1">
            <text:p>Hi Business</text:p>
          </table:table-cell>
          <table:table-cell office:value-type="date" office:date-value="2018-05-03T00:00:00" table:style-name="ce3">
            <text:p>05/03/18</text:p>
          </table:table-cell>
          <table:table-cell office:value-type="string" table:style-name="ce1">
            <text:p>6 Reasons The Waves Blockchain Is Underestimated Currently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gp-bullhound-token-frenzy-blockchain-troubles-predictions-report/</text:p>
          </table:table-cell>
          <table:table-cell office:value-type="string" table:style-name="ce1">
            <text:p>Bitcoin Exchange Cuide</text:p>
          </table:table-cell>
          <table:table-cell office:value-type="date" office:date-value="2018-05-05T00:00:00" table:style-name="ce3">
            <text:p>05/05/18</text:p>
          </table:table-cell>
          <table:table-cell office:value-type="string" table:style-name="ce1">
            <text:p>GP Bullhound “Token Frenzy”: Blockchain Troubles &amp; Predictions Repor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nexpress.com/article/opinion/columns/when-code-is-law-digitised-data-leak-5168760/</text:p>
          </table:table-cell>
          <table:table-cell office:value-type="string" table:style-name="ce1">
            <text:p>The Indian Express</text:p>
          </table:table-cell>
          <table:table-cell office:value-type="date" office:date-value="2018-05-09T00:00:00" table:style-name="ce3">
            <text:p>05/09/18</text:p>
          </table:table-cell>
          <table:table-cell office:value-type="string" table:style-name="ce1">
            <text:p>When Code Is La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verge.com/2018/5/13/17345064/bitcoin-exploit-51-percent-silicon-valley</text:p>
          </table:table-cell>
          <table:table-cell office:value-type="string" table:style-name="ce1">
            <text:p>The Verge</text:p>
          </table:table-cell>
          <table:table-cell office:value-type="date" office:date-value="2018-05-13T00:00:00" table:style-name="ce3">
            <text:p>05/13/18</text:p>
          </table:table-cell>
          <table:table-cell office:value-type="string" table:style-name="ce1">
            <text:p>The cryptocurrency attack featured on Silicon Valley is real, but it doesn’t work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andrewrossow/2018/05/14/ethereums-founder-acknowledges-promising-solution-to-blockchains-scalability-problem/#727f362d3af8</text:p>
          </table:table-cell>
          <table:table-cell office:value-type="string" table:style-name="ce1">
            <text:p>Forbes</text:p>
          </table:table-cell>
          <table:table-cell office:value-type="date" office:date-value="2018-05-14T00:00:00" table:style-name="ce3">
            <text:p>05/14/18</text:p>
          </table:table-cell>
          <table:table-cell office:value-type="string" table:style-name="ce1">
            <text:p>Ethereum Founder Acknowledges Promising Solution To Blockchains' Scalability Probl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5/16/how-this-one-word-can-get-you-a-high-paying-job.html</text:p>
          </table:table-cell>
          <table:table-cell office:value-type="string" table:style-name="ce1">
            <text:p>CNBC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How this one word can get you a high-paying job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14623/top-blockchain-influencers-top-10-blockchain-experts-you-should-follow-on-twitter/</text:p>
          </table:table-cell>
          <table:table-cell office:value-type="string" table:style-name="ce1">
            <text:p>Smartereum</text:p>
          </table:table-cell>
          <table:table-cell office:value-type="date" office:date-value="2018-05-16T00:00:00" table:style-name="ce3">
            <text:p>05/16/18</text:p>
          </table:table-cell>
          <table:table-cell office:value-type="string" table:style-name="ce1">
            <text:p>Top Blockchain Influencers: Top 10 Blockchain and Cryptocurrency Experts You Should Follow on Twi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-unveils-simple-yet-powerful-consensus-protocol/</text:p>
          </table:table-cell>
          <table:table-cell office:value-type="string" table:style-name="ce1">
            <text:p>Coindesk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Cornell Professor Unveils 'Simple Yet Powerful'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am-rocket-drops-breakthrough-family-of-consensus-algorithms-on-ipfs</text:p>
          </table:table-cell>
          <table:table-cell office:value-type="string" table:style-name="ce1">
            <text:p>ETHNews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Team Rocket Drops ‘Breakthrough’ Family Of Consensus Algorithms On IPF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about-bitcoin.com/emin-gun-sirer-unveils-simple-yet-powerful-consensus-protocols/</text:p>
          </table:table-cell>
          <table:table-cell office:value-type="string" table:style-name="ce1">
            <text:p>About Bitcoin</text:p>
          </table:table-cell>
          <table:table-cell office:value-type="date" office:date-value="2018-05-17T00:00:00" table:style-name="ce3">
            <text:p>05/17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new-consensus-protocols-revealed-by-emin-gun-sirer-a-blockchain-researcher-and-cornell-professor/9456/</text:p>
          </table:table-cell>
          <table:table-cell office:value-type="string" table:style-name="ce1">
            <text:p>BCFocus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w consensus protocols revealed by Emin Gun Sirer, a blockchain researcher and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net-neutrality-content-providers-and-blockchain/</text:p>
          </table:table-cell>
          <table:table-cell office:value-type="string" table:style-name="ce1">
            <text:p>CryptoSlate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Net Neutrality, Content Providers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-cointalk.com/2018/05/18/emin-gun-sirer-unveils-simple-nevertheless-powerful-consensus-protocols/</text:p>
          </table:table-cell>
          <table:table-cell office:value-type="string" table:style-name="ce1">
            <text:p>Bit-cointalk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Nevertheless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aining.ru/2018/05/18/emin-gun-sirer-unveils-simple-yet-powerful-consensus-protocols/</text:p>
          </table:table-cell>
          <table:table-cell office:value-type="string" table:style-name="ce1">
            <text:p>Chaining.ru</text:p>
          </table:table-cell>
          <table:table-cell office:value-type="date" office:date-value="2018-05-18T00:00:00" table:style-name="ce3">
            <text:p>05/18/18</text:p>
          </table:table-cell>
          <table:table-cell office:value-type="string" table:style-name="ce1">
            <text:p>Emin Gun Sirer Unveils ‘Simple Yet Powerful’ Consensus Protoc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ofache.com/columns/detail/22ac0d2a47a54e669346d2d86ad69279?t=e8b6df11307f45ab9ecfc0e07dfbd18f&amp;tn=%E7%83%AD%E9%97%A8%E5%A4%B4%E6%9D%A1</text:p>
          </table:table-cell>
          <table:table-cell office:value-type="string" table:style-name="ce1">
            <text:p>Yao Fa Che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k.saowen.com/a/20bace6fa0013117aa502358b753aaf020267d8afe066fa3573ad3150fae5be3</text:p>
          </table:table-cell>
          <table:table-cell office:value-type="string" table:style-name="ce1">
            <text:p>Saowe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康奈爾大學教授推出全新共識協議 但以太坊開發人員質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turkish-researcher-emin-gun-sirer-and-team-announced-new-blockchain-protoco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Turkish Researcher Emin Gun Sirer And Team Announced New Blockchain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no1geekfun.com/emin-gun-sirer-introduces-new-consensus-protocols-that-are-incredibly-powerful/</text:p>
          </table:table-cell>
          <table:table-cell office:value-type="string" table:style-name="ce1">
            <text:p>No. 1 Geek Fun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un Sirer Introduces New 'Consensus Protocols' That Are 'Incredibly Powerful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blog.coinex.com.tr/emin-gun-sirer-inanilmaz-derecede-guclu-yeni-konsensus-protokollerini-tanitti/</text:p>
          </table:table-cell>
          <table:table-cell office:value-type="string" table:style-name="ce1">
            <text:p>Coin Ex</text:p>
          </table:table-cell>
          <table:table-cell office:value-type="date" office:date-value="2018-05-19T00:00:00" table:style-name="ce3">
            <text:p>05/19/18</text:p>
          </table:table-cell>
          <table:table-cell office:value-type="string" table:style-name="ce1">
            <text:p>Emin Gün Sirer, ‘inanılmaz derecede güçlü’ yeni konsensüs protokollerini tanıt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51-percent-attack-in-silicon-valley-tv-series-real-life-possibility</text:p>
          </table:table-cell>
          <table:table-cell office:value-type="string" table:style-name="ce1">
            <text:p>Coin Telegraph</text:p>
          </table:table-cell>
          <table:table-cell office:value-type="date" office:date-value="2018-05-20T00:00:00" table:style-name="ce3">
            <text:p>05/20/18</text:p>
          </table:table-cell>
          <table:table-cell office:value-type="string" table:style-name="ce1">
            <text:p>‘51 percent attack’ in Silicon Valley TV Series - Real Life Possibil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8/05/22/underlayer-bloxroute-proposed-ethereum-bitcoin-bitcoin-cash-blockchain-scalability-emin-gun-sirer-others</text:p>
          </table:table-cell>
          <table:table-cell office:value-type="string" table:style-name="ce1">
            <text:p>Trustnodes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Underlayer BloXroute Proposed For Ethereum, Bitcoin, Bitcoin Cash Blockchain Scalability by Emin Gün Sirer And Oth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medya.com/2018/05/22/bloxroute-cornell-profesoru-emin-gun-sirerden-olceklenmeye-cozum/</text:p>
          </table:table-cell>
          <table:table-cell office:value-type="string" table:style-name="ce1">
            <text:p>KoinMedya</text:p>
          </table:table-cell>
          <table:table-cell office:value-type="date" office:date-value="2018-05-22T00:00:00" table:style-name="ce3">
            <text:p>05/22/18</text:p>
          </table:table-cell>
          <table:table-cell office:value-type="string" table:style-name="ce1">
            <text:p>BloXroute: Cornell Profesörü Emin Gün Sirer’den Ölçeklenmeye Çözü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hareable.net/blog/blockchain-as-a-force-for-good-how-this-technology-could-transform-the-sharing-economy</text:p>
          </table:table-cell>
          <table:table-cell office:value-type="string" table:style-name="ce1">
            <text:p>Shareable</text:p>
          </table:table-cell>
          <table:table-cell office:value-type="date" office:date-value="2018-05-23T00:00:00" table:style-name="ce3">
            <text:p>05/23/18</text:p>
          </table:table-cell>
          <table:table-cell office:value-type="string" table:style-name="ce1">
            <text:p>Blockchain as a force for good: How this technology could transform the sharing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miners-attack-litecoin-ltc-kill-cash-chikun-charlie-lee/</text:p>
          </table:table-cell>
          <table:table-cell office:value-type="string" table:style-name="ce1">
            <text:p>AMB Crypto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Miners won’t attack Litecoin [LTC] and “kill cash chikun” – Charlie Le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a3a38e/what-is-a-51-percent-attack-silicon-valley-bitcoin-gold-verge-monacoin-cryptocurrency</text:p>
          </table:table-cell>
          <table:table-cell office:value-type="string" table:style-name="ce1">
            <text:p>Motherboard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Cryptocurrency Miners Are Sabotaging Blockchains for Their Personal G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newshub.com/emin-gun-sirer-on-why-team-rockets-new-consensus-algorithms-are-legitimate-breakthroughs/</text:p>
          </table:table-cell>
          <table:table-cell office:value-type="string" table:style-name="ce1">
            <text:p>Bitcoin News Hub</text:p>
          </table:table-cell>
          <table:table-cell office:value-type="date" office:date-value="2018-05-25T00:00:00" table:style-name="ce3">
            <text:p>05/25/18</text:p>
          </table:table-cell>
          <table:table-cell office:value-type="string" table:style-name="ce1">
            <text:p>Emin Gün Sirer On Why Workforce Rocket’s New Consensus Algorithms Are Reliabl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min-guen-sirer-on-why-team-rockets-new-consensus-algorithms-are-legitimate-breakthroughs</text:p>
          </table:table-cell>
          <table:table-cell office:value-type="string" table:style-name="ce1">
            <text:p>ETHNews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chartist.com/emin-gun-sirer-on-why-team-rockets-new-consensus-algorithms-are-legitimate-breakthroughs/</text:p>
          </table:table-cell>
          <table:table-cell office:value-type="string" table:style-name="ce1">
            <text:p>Crypto Chartist</text:p>
          </table:table-cell>
          <table:table-cell office:value-type="date" office:date-value="2018-05-26T00:00:00" table:style-name="ce3">
            <text:p>05/26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jihan-wu-alleges-liao-bitcoin-drama/</text:p>
          </table:table-cell>
          <table:table-cell office:value-type="string" table:style-name="ce1">
            <text:p>Bits Onlin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Jihan Wu ‘Was Told’ Bitcoin Gold’s Jack Liao Is Paying Journali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tale.com/emin-gun-sirer-on-why-team-rockets-new-consensus-algorithms-are-legitimate-breakthroughs/</text:p>
          </table:table-cell>
          <table:table-cell office:value-type="string" table:style-name="ce1">
            <text:p>Bittale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Emin Gün Sirer On Why Team Rocket’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2746/litecoin-forecast-after-bitcoin-gold-attack-charlie-lee-says-litecoin-is-very-resistant-to-such-attacks-litecoin-news-today/</text:p>
          </table:table-cell>
          <table:table-cell office:value-type="string" table:style-name="ce1">
            <text:p>The Oofy</text:p>
          </table:table-cell>
          <table:table-cell office:value-type="date" office:date-value="2018-05-27T00:00:00" table:style-name="ce3">
            <text:p>05/27/18</text:p>
          </table:table-cell>
          <table:table-cell office:value-type="string" table:style-name="ce1">
            <text:p>Litecoin Forecast: After Bitcoin Gold attack, Charlie Lee says Litecoin is very resistant to such attacks – Litecoin News To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dailycryptocurrencynews.com/daily-ethereum-latest-news/emin-gun-sirer-on-why-team-rockets-new-consensus-algorithms-are-legitimate-breakthroughs/</text:p>
          </table:table-cell>
          <table:table-cell office:value-type="string" table:style-name="ce1">
            <text:p>Daily Cryptocurrency News</text:p>
          </table:table-cell>
          <table:table-cell office:value-type="date" office:date-value="2018-05-28T00:00:00" table:style-name="ce3">
            <text:p>05/28/18</text:p>
          </table:table-cell>
          <table:table-cell office:value-type="string" table:style-name="ce1">
            <text:p>Emin Gün Sirer On Why Team Rocket's New Consensus Algorithms Are Legitimate Breakthrou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ecoin.com/online/2018/05/31439.html</text:p>
          </table:table-cell>
          <table:table-cell office:value-type="string" table:style-name="ce1">
            <text:p>Bitecoin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Emin Gün Sirer论为什么Rocket团队的新共识算法是真正的突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top-10-cryptocurrency-research-papers/</text:p>
          </table:table-cell>
          <table:table-cell office:value-type="string" table:style-name="ce1">
            <text:p>Coin Nounce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Crypto World: The top 10 Cryptocurrency Research Papers</text:p>
          </table:table-cell>
          <table:table-cell office:value-type="string" table:style-name="ce1">
            <text:p>sirer, eyal, 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29T00:00:00" table:style-name="ce3">
            <text:p>05/29/18</text:p>
          </table:table-cell>
          <table:table-cell office:value-type="string" table:style-name="ce1">
            <text:p>7 Myths About Ethereum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6-myths-about-ethereum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8-05-30T00:00:00" table:style-name="ce3">
            <text:p>05/30/18</text:p>
          </table:table-cell>
          <table:table-cell office:value-type="string" table:style-name="ce1">
            <text:p>6 Mythen der Ethereum-Dezentralisier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5/31/cryptocurrency-cost-less-1-million-day-51-attack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Most Cryptocurrency Cost Less Than $1 Million a Day to 51% Attack: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spot.com/emin-gun-sirer-on-the-state-of-cryptocurrency-securities-tokens-and-more-at-edcon-2018/</text:p>
          </table:table-cell>
          <table:table-cell office:value-type="string" table:style-name="ce1">
            <text:p>Crypto News Spot</text:p>
          </table:table-cell>
          <table:table-cell office:value-type="date" office:date-value="2018-05-31T00:00:00" table:style-name="ce3">
            <text:p>05/3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bitcoinwatch.com/emin-gun-sirer-on-the-state-of-cryptocurrency-securities-tokens-and-more-at-edcon-2018/</text:p>
          </table:table-cell>
          <table:table-cell office:value-type="string" table:style-name="ce1">
            <text:p>The Bitcoin Watch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Emin Gün Sirer on the State of Cryptocurrency, Securities Tokens, and more at EDCon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visa-outage-shows-the-fragility-of-global-payments/</text:p>
          </table:table-cell>
          <table:table-cell office:value-type="string" table:style-name="ce1">
            <text:p>Wired</text:p>
          </table:table-cell>
          <table:table-cell office:value-type="date" office:date-value="2018-06-01T00:00:00" table:style-name="ce3">
            <text:p>06/01/18</text:p>
          </table:table-cell>
          <table:table-cell office:value-type="string" table:style-name="ce1">
            <text:p>Massive Visa Outage Shows the Fragility of Global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intelegraph-new-york-times-square-nocoiner-campaign-ads-june-2-2018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03T00:00:00" table:style-name="ce3">
            <text:p>06/03/18</text:p>
          </table:table-cell>
          <table:table-cell office:value-type="string" table:style-name="ce1">
            <text:p>Cointelegraph New York Times Square NoCoiner Campaign Ads June 2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coexaminer.com/ico-news/sec-appoints-valerie-szczepanik-as-crypto-tsar/</text:p>
          </table:table-cell>
          <table:table-cell office:value-type="string" table:style-name="ce1">
            <text:p>ICO Examiner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SEC Appoints Valerie Szczepanik as “Crypto Tsar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ajzs.com/jdwzw/21938.html</text:p>
          </table:table-cell>
          <table:table-cell office:value-type="string" table:style-name="ce1">
            <text:p>Dajzs</text:p>
          </table:table-cell>
          <table:table-cell office:value-type="date" office:date-value="2018-06-05T00:00:00" table:style-name="ce3">
            <text:p>06/05/18</text:p>
          </table:table-cell>
          <table:table-cell office:value-type="string" table:style-name="ce1">
            <text:p>Emin Gün Sirer论为什么Rocket团队的新共鸣算法是真正的打破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Prediction-On-The-Rise-of-51-Percent-Attack-Slowly-Becoming-A-Reality-1358450</text:p>
          </table:table-cell>
          <table:table-cell office:value-type="string" table:style-name="ce1">
            <text:p>Econo Times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Prediction on the Rise of the 51 Percent Attack Slowly Becoming a Re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blockchains-feared-51-attack-now-becoming-regular/</text:p>
          </table:table-cell>
          <table:table-cell office:value-type="string" table:style-name="ce1">
            <text:p>Coindesk</text:p>
          </table:table-cell>
          <table:table-cell office:value-type="date" office:date-value="2018-06-08T00:00:00" table:style-name="ce3">
            <text:p>06/08/18</text:p>
          </table:table-cell>
          <table:table-cell office:value-type="string" table:style-name="ce1">
            <text:p>Blockchain's Once-Feared 51% Attack Is Now Becoming Regul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eos-mainnet-launch-is-live-blockchain-activation-status-go-block-producers-vote-unanimous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1T00:00:00" table:style-name="ce3">
            <text:p>06/11/18</text:p>
          </table:table-cell>
          <table:table-cell office:value-type="string" table:style-name="ce1">
            <text:p>EOS Mainnet Launch is Live: Blockchain Activation Status GO, Block Producers Vote Unanimous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proportal.com/features/off-chain-payments-the-key-breakthrough-in-the-ethereum-scaling-debate/</text:p>
          </table:table-cell>
          <table:table-cell office:value-type="string" table:style-name="ce1">
            <text:p>IT Pro Portal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Off-chain payments: the key breakthrough in the Ethereum scaling debat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rnoon.com/there-is-nothing-about-bitcoin-that-makes-it-a-good-store-of-value-de6033b02d1</text:p>
          </table:table-cell>
          <table:table-cell office:value-type="string" table:style-name="ce1">
            <text:p>Hackernoo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“ There is nothing about Bitcoin that makes it a good store of value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alta-emerges-as-world-s-cryptocurrency-hub-despite-eu-s-tax3-investigation-expert-take</text:p>
          </table:table-cell>
          <table:table-cell office:value-type="string" table:style-name="ce1">
            <text:p>Coin Telegraph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Malta Emerges as World’s Cryptocurrency Hub Despite EU’s TAX3 Investigation: Expert 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6-12T00:00:00" table:style-name="ce3">
            <text:p>06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the-switch/wp/2018/06/14/bitcoins-astronomical-rise-last-year-was-buoyed-by-market-manipulation-researchers-say/?noredirect=on&amp;utm_term=.a0c8d6e22d13</text:p>
          </table:table-cell>
          <table:table-cell office:value-type="string" table:style-name="ce1">
            <text:p>The Washington Post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Bitcoin’s astronomical rise last year was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laurencoleman/2018/06/14/how-cryptocurrency-is-wildly-creating-breakthrough-new-business-models-but-not-in-the-way-you-think/#68fc7aef1f2f</text:p>
          </table:table-cell>
          <table:table-cell office:value-type="string" table:style-name="ce1">
            <text:p>Forbes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How Cryptocurrency Is Wildly Creating Breakthrough New Business Models, But Not In The Way You Th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antafenewmexican.com/news/manipulation-may-have-led-to-meteoric-bitcoin-rise/article_f9fe5201-12d7-5601-beb2-c3f273a84cd6.html</text:p>
          </table:table-cell>
          <table:table-cell office:value-type="string" table:style-name="ce1">
            <text:p>Santa Fe New Mexican</text:p>
          </table:table-cell>
          <table:table-cell office:value-type="date" office:date-value="2018-06-14T00:00:00" table:style-name="ce3">
            <text:p>06/14/18</text:p>
          </table:table-cell>
          <table:table-cell office:value-type="string" table:style-name="ce1">
            <text:p>Manipulation may have led to meteoric Bitcoin r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okesman.com/stories/2018/jun/15/bitcoins-astronomical-rise-last-year-could-be-buoy/</text:p>
          </table:table-cell>
          <table:table-cell office:value-type="string" table:style-name="ce1">
            <text:p>Spokesman</text:p>
          </table:table-cell>
          <table:table-cell office:value-type="date" office:date-value="2018-06-15T00:00:00" table:style-name="ce3">
            <text:p>06/15/18</text:p>
          </table:table-cell>
          <table:table-cell office:value-type="string" table:style-name="ce1">
            <text:p>Bitcoin’s astronomical rise last year could be buoyed by market manipulation, research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going-on-with-the-crypto-markets-experts-share-opinions</text:p>
          </table:table-cell>
          <table:table-cell office:value-type="string" table:style-name="ce1">
            <text:p>Coin Telegraph</text:p>
          </table:table-cell>
          <table:table-cell office:value-type="date" office:date-value="2018-06-16T00:00:00" table:style-name="ce3">
            <text:p>06/16/18</text:p>
          </table:table-cell>
          <table:table-cell office:value-type="string" table:style-name="ce1">
            <text:p>What Is Going On With the Crypto Markets, Experts Share Opin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itcoinpodcast.com/episode-209/</text:p>
          </table:table-cell>
          <table:table-cell office:value-type="string" table:style-name="ce1">
            <text:p>The Bitcoin Podcast</text:p>
          </table:table-cell>
          <table:table-cell office:value-type="date" office:date-value="2018-06-17T00:00:00" table:style-name="ce3">
            <text:p>06/17/18</text:p>
          </table:table-cell>
          <table:table-cell office:value-type="string" table:style-name="ce1">
            <text:p>The Bitcoin Podcast #209: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jkill.com/jishi/2018/0618/89210.html</text:p>
          </table:table-cell>
          <table:table-cell office:value-type="string" table:style-name="ce1">
            <text:p>Zjkill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康奈尔大学传授Emin Gun Sirer公布“经典共识”+“中本聪共识”区块链决策新模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vulnerability-will-lead-to-massive-exchange-hack-predicts-cornell-blockchain-researcher/</text:p>
          </table:table-cell>
          <table:table-cell office:value-type="string" table:style-name="ce1">
            <text:p>CCN</text:p>
          </table:table-cell>
          <table:table-cell office:value-type="date" office:date-value="2018-06-18T00:00:00" table:style-name="ce3">
            <text:p>06/18/18</text:p>
          </table:table-cell>
          <table:table-cell office:value-type="string" table:style-name="ce1">
            <text:p>EOS Vulnerability Will Lead to ‘Massive Exchange Hack’, Predicts Cornell Blockchain Researc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ternodes.ca/bitcoinist/eos-will-see-massive-exchange-hack-this-year-cornell-professor-says/</text:p>
          </table:table-cell>
          <table:table-cell office:value-type="string" table:style-name="ce1">
            <text:p>Master Node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news/eos-vulnerable-and-wide-open-to-massive-exchange-hack-says-emin-gun-sirer/</text:p>
          </table:table-cell>
          <table:table-cell office:value-type="string" table:style-name="ce1">
            <text:p>Bit Money News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Vulnerable And Wide Open To “Massive Exchange Hack” Say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4b-project-eos-network-freezes-one-day-after-launch/</text:p>
          </table:table-cell>
          <table:table-cell office:value-type="string" table:style-name="ce1">
            <text:p>Coin Geek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$4B project EOS network freezes one day after laun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propose-a-solution-for-selfish-mining-attacks/</text:p>
          </table:table-cell>
          <table:table-cell office:value-type="string" table:style-name="ce1">
            <text:p>BTC Manager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Researchers Propose a Solution for Selfish Mining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in/emin-gun-sirere-gore-eos-buyuk-borsa-saldirilarina-neden-olacak/</text:p>
          </table:table-cell>
          <table:table-cell office:value-type="string" table:style-name="ce1">
            <text:p>Kripto Koi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min Gün Sirer’e Göre EOS Büyük Borsa Saldırılarına Neden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scoming.com/eos-leaving-exchanges-vulnerable-to-hacks/</text:p>
          </table:table-cell>
          <table:table-cell office:value-type="string" table:style-name="ce1">
            <text:p>Crypto is Coming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leaving exchanges vulnerable to hack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aces-constitutional-crisis-over-frozen-accounts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aces Constitutional Crisis over Frozen Accou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os-freezes-seven-accounts-following-mainnet-snafu/</text:p>
          </table:table-cell>
          <table:table-cell office:value-type="string" table:style-name="ce1">
            <text:p>CCN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Freezes Seven Accounts Following Mainnet Snaf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ornell-blockchain-expert-predicts-eos-exchange-hack-wallet-vulnerability-within-yea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Blockchain Expert Predicts EOS Exchange Hack Wallet Vulnerability Within Y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emin-gun-sirer-eos-will-see-massive-exchange-hack-year/</text:p>
          </table:table-cell>
          <table:table-cell office:value-type="string" table:style-name="ce1">
            <text:p>Bitcoinist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EOS Will See ‘Massive Exchange Hack’ This Year, Cornell Professor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is-bitcoin-the-future-or-an-echo-of-a-failed-past-1529460361</text:p>
          </table:table-cell>
          <table:table-cell office:value-type="string" table:style-name="ce1">
            <text:p>Wall Street Journal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Is Bitcoin the Future, or an Echo of a Failed Pas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ornell-university-professor-predicts-massive-exchange-hack-due-to-eos-vulnerability/</text:p>
          </table:table-cell>
          <table:table-cell office:value-type="string" table:style-name="ce1">
            <text:p>Crpyto Slate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Cornell University Professor Predicts Massive Exchange Hack Due to EOS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oinfox.info/news/9765-opinion-eos-vulnerabilities-will-cause-massive-exchange-hack</text:p>
          </table:table-cell>
          <table:table-cell office:value-type="string" table:style-name="ce1">
            <text:p>Coinfox</text:p>
          </table:table-cell>
          <table:table-cell office:value-type="date" office:date-value="2018-06-19T00:00:00" table:style-name="ce3">
            <text:p>06/19/18</text:p>
          </table:table-cell>
          <table:table-cell office:value-type="string" table:style-name="ce1">
            <text:p>Opinion: EOS vulnerabilities will cause "massive exchange hack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os-locked-7-accounts-implications-everyone-crypto/</text:p>
          </table:table-cell>
          <table:table-cell office:value-type="string" table:style-name="ce1">
            <text:p>Coin Des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EOS Locked 7 Accounts and This Has Implications for Everyone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6/20/bitcoin-days-future-past-explained/</text:p>
          </table:table-cell>
          <table:table-cell office:value-type="string" table:style-name="ce1">
            <text:p>News BTC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Bitcoin: The Days of Future Past Explain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06/warning-eos-expected-to-be-a-victim-of-a-huge-hack/</text:p>
          </table:table-cell>
          <table:table-cell office:value-type="string" table:style-name="ce1">
            <text:p>Crypto Daily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ARNING! EOS Expected To Be A Victim Of A Hu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opedia.com/tech/whats-plaguing-crypto-markets-experts-weigh/</text:p>
          </table:table-cell>
          <table:table-cell office:value-type="string" table:style-name="ce1">
            <text:p>Investopedi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What's Plaguing Crypto Markets: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south-korean-exchange-bithumb-hacked-30-million-lost/</text:p>
          </table:table-cell>
          <table:table-cell office:value-type="string" table:style-name="ce1">
            <text:p>Bits Online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South Korean Exchange Bithumb Hacked, $30 Million Lo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irtyk.com/2018/06/20/eos-hackers-concerns/</text:p>
          </table:table-cell>
          <table:table-cell office:value-type="string" table:style-name="ce1">
            <text:p>Thirty K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If EOS Can Survive the Bugs It Might Challenge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.com.tr/2018/06/20/cornell-universitesinden-prof-dr-emin-gun-sirer-eos-hakkinda-ilginc-ongorulerde-bulundu/</text:p>
          </table:table-cell>
          <table:table-cell office:value-type="string" table:style-name="ce1">
            <text:p>Kriptopara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Cornell Üniversitesi’nden Prof. Dr. Emin Gün Sirer EOS Hakkında İlginç Öngörülerde Bulun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article/45649/The-Trials-And-Tribulations-Of-A-4-Billion-Blockchain</text:p>
          </table:table-cell>
          <table:table-cell office:value-type="string" table:style-name="ce1">
            <text:p>Safe Haven</text:p>
          </table:table-cell>
          <table:table-cell office:value-type="date" office:date-value="2018-06-20T00:00:00" table:style-name="ce3">
            <text:p>06/20/18</text:p>
          </table:table-cell>
          <table:table-cell office:value-type="string" table:style-name="ce1">
            <text:p>The Trials And Tribulations Of A $4 Billi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price-watch-bitcoin-eos-tron-ethereum-find-support/</text:p>
          </table:table-cell>
          <table:table-cell office:value-type="string" table:style-name="ce1">
            <text:p>Crypto Slate</text:p>
          </table:table-cell>
          <table:table-cell office:value-type="date" office:date-value="2018-06-21T00:00:00" table:style-name="ce3">
            <text:p>06/21/18</text:p>
          </table:table-cell>
          <table:table-cell office:value-type="string" table:style-name="ce1">
            <text:p>Price Watch: Bitcoin, EOS, TRON, Ethereum Find Suppo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6/the-satoshi-god-complex-how-a-block-hash-put-the-magic-back-into-bitcoin/</text:p>
          </table:table-cell>
          <table:table-cell office:value-type="string" table:style-name="ce1">
            <text:p>Crypto Globe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The Satoshi God Complex: How a Block Hash Put the Magic Back Int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2/a-mysterious-hash-that-shook-the-crypto-community/</text:p>
          </table:table-cell>
          <table:table-cell office:value-type="string" table:style-name="ce1">
            <text:p>The Next Web</text:p>
          </table:table-cell>
          <table:table-cell office:value-type="date" office:date-value="2018-06-22T00:00:00" table:style-name="ce3">
            <text:p>06/22/18</text:p>
          </table:table-cell>
          <table:table-cell office:value-type="string" table:style-name="ce1">
            <text:p>Inside the mysterious Bitcoin hash that shook up the cryptocurrency comm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ornell-professor-and-nick-szabo-criticize-eos-for-bugs-and-centralization/</text:p>
          </table:table-cell>
          <table:table-cell office:value-type="string" table:style-name="ce1">
            <text:p>CCN</text:p>
          </table:table-cell>
          <table:table-cell office:value-type="date" office:date-value="2018-06-23T00:00:00" table:style-name="ce3">
            <text:p>06/23/18</text:p>
          </table:table-cell>
          <table:table-cell office:value-type="string" table:style-name="ce1">
            <text:p>Cornell Professor and Nick Szabo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crunch.com/2018/06/24/zcash-and-life-on-the-crypto-roller-coaster/</text:p>
          </table:table-cell>
          <table:table-cell office:value-type="string" table:style-name="ce1">
            <text:p>Tech Crunch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Zcash: life on the crypto roller coaster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currency-market-drops-to-241-billion-eos-takes-a-huge-beating/</text:p>
          </table:table-cell>
          <table:table-cell office:value-type="string" table:style-name="ce1">
            <text:p>CCN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Cryptocurrency Market Drops to $241 Billion, EOS Takes a Huge Bea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20609/eos-crypto-biggest-problems-nick-szabo-and-cornell-professor-criticize-eos-for-bugs-and-centralization/</text:p>
          </table:table-cell>
          <table:table-cell office:value-type="string" table:style-name="ce1">
            <text:p>Smartereum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EOS Crypto Biggest Problems: Nick Szabo and Cornell Professor Criticize EOS for Bugs and 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weekly-forecast-cryptocurrency-prices-search-for-reprieve-following-100-billion-correction/</text:p>
          </table:table-cell>
          <table:table-cell office:value-type="string" table:style-name="ce1">
            <text:p>Hacked</text:p>
          </table:table-cell>
          <table:table-cell office:value-type="date" office:date-value="2018-06-24T00:00:00" table:style-name="ce3">
            <text:p>06/24/18</text:p>
          </table:table-cell>
          <table:table-cell office:value-type="string" table:style-name="ce1">
            <text:p>Weekly Forecast: Cryptocurrency Prices Search for Reprieve Following $100 Billion Corr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drops-hacks-and-fec-regulations-this-week-in-crypto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Bitcoin Price Drop, Hacks, and FEC Regulations: This Week in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hina-ranks-eos-as-the-1-blockchain-bitcoin-doesnt-make-top-ten/</text:p>
          </table:table-cell>
          <table:table-cell office:value-type="string" table:style-name="ce1">
            <text:p>CCN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Ranks EOS as the #1 Blockchain, Bitcoin Doesn’t Make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18/06/25/vostok-a-universal-blockchain-enterprises-and-public-bodies/</text:p>
          </table:table-cell>
          <table:table-cell office:value-type="string" table:style-name="ce1">
            <text:p>Enterprise Time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Vostok – a universal blockchain enterprises and public bodies?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-is-that-mysterious-about-the-bitcoin-block-hash-21e800</text:p>
          </table:table-cell>
          <table:table-cell office:value-type="string" table:style-name="ce1">
            <text:p>Coin Telegraph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What Is That Mysterious About the Bitcoin Block Hash 21E8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6/25/china-grades-eos-as-the-number-1-blockchain-bitcoin-not-on-top-ten/</text:p>
          </table:table-cell>
          <table:table-cell office:value-type="string" table:style-name="ce1">
            <text:p>Hi Business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hina Grades EOS as the Number 1 Blockchain, Bitcoin Not on Top 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eos-ranked-top-cryptocurrency-by-chinese-government/</text:p>
          </table:table-cell>
          <table:table-cell office:value-type="string" table:style-name="ce1">
            <text:p>Hacked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EOS Ranked Top Cryptocurrency by Chinese Govern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arket-cap-drops-to-249-billion-eos-price-freefall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6-25T00:00:00" table:style-name="ce3">
            <text:p>06/25/18</text:p>
          </table:table-cell>
          <table:table-cell office:value-type="string" table:style-name="ce1">
            <text:p>Cryptocurrency Market Cap Drops To $249 Billion, EOS Price Freefall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razzi.com/chinese-bitcoin-mining-company-reportedly-plans-to-raise-1-billion-in-hk-ipo/</text:p>
          </table:table-cell>
          <table:table-cell office:value-type="string" table:style-name="ce1">
            <text:p>Bitrazzi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Chinese Bitcoin Mining Company Reportedly Plans To Raise $1 Billion In HK IP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6/26/lighting-network-transactions/</text:p>
          </table:table-cell>
          <table:table-cell office:value-type="string" table:style-name="ce1">
            <text:p>The Next Web</text:p>
          </table:table-cell>
          <table:table-cell office:value-type="date" office:date-value="2018-06-26T00:00:00" table:style-name="ce3">
            <text:p>06/26/18</text:p>
          </table:table-cell>
          <table:table-cell office:value-type="string" table:style-name="ce1">
            <text:p>Lightning Network has 1% success rate with transactions larger than $200, controversial research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pamfighter.com/News-21624-For-EOS-Vulnerability-a-Massive-Trade-Hack-has-been-Expected-by-Professor-of-Cornell-University.htm</text:p>
          </table:table-cell>
          <table:table-cell office:value-type="string" table:style-name="ce1">
            <text:p>Spam Fight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For EOS Vulnerability a Massive Trade Hack has been Expected by Professor of Cornell Univers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stanford-students-built-16-ethereum-based-dapps-without-an-ico/</text:p>
          </table:table-cell>
          <table:table-cell office:value-type="string" table:style-name="ce1">
            <text:p>Crypto Slate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Stanford Students Built 16 Ethereum-Based dApps, Without an IC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suggests-lightning-network-falters-to-process-large-amounts-protocol-founder-fights-back/</text:p>
          </table:table-cell>
          <table:table-cell office:value-type="string" table:style-name="ce1">
            <text:p>BTC Manager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Research Suggests Lightning Network Falters to Process Large Amounts, Protocol Founder Fights 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18/06/27/business/dealbook/governments-blockchains-services.html</text:p>
          </table:table-cell>
          <table:table-cell office:value-type="string" table:style-name="ce1">
            <text:p>The New York Times</text:p>
          </table:table-cell>
          <table:table-cell office:value-type="date" office:date-value="2018-06-27T00:00:00" table:style-name="ce3">
            <text:p>06/27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dan-larimer-releases-proposal-to-fix-eos/</text:p>
          </table:table-cell>
          <table:table-cell office:value-type="string" table:style-name="ce1">
            <text:p>Bits Online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Dan Larimer Releases Proposal to Fix E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dailyafrica.com/economy/Governments-explore-using-blockchains/3946234-4635754-anem7xz/index.html</text:p>
          </table:table-cell>
          <table:table-cell office:value-type="string" table:style-name="ce1">
            <text:p>Business Daily</text:p>
          </table:table-cell>
          <table:table-cell office:value-type="date" office:date-value="2018-06-28T00:00:00" table:style-name="ce3">
            <text:p>06/28/18</text:p>
          </table:table-cell>
          <table:table-cell office:value-type="string" table:style-name="ce1">
            <text:p>Governments explore using blockchains to improve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itcoinmojo.org/how-to-scale-bitcoin-and-cryptocurrencies-at-the-network-layer-with-emin-gun-sirer/</text:p>
          </table:table-cell>
          <table:table-cell office:value-type="string" table:style-name="ce1">
            <text:p>Bitcoin Mojo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How to Scale Bitcoin and Cryptocurrencies at the Network Layer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mythbusting-why-bitcoin-can-never-go-to-zero</text:p>
          </table:table-cell>
          <table:table-cell office:value-type="string" table:style-name="ce1">
            <text:p>Coin Telegraph</text:p>
          </table:table-cell>
          <table:table-cell office:value-type="date" office:date-value="2018-07-01T00:00:00" table:style-name="ce3">
            <text:p>07/01/18</text:p>
          </table:table-cell>
          <table:table-cell office:value-type="string" table:style-name="ce1">
            <text:p>Mythbusting: Why Bitcoin Can Never Go to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Why-Bitcoins-Value-Will-Never-Plummet-To-Zero-1397311</text:p>
          </table:table-cell>
          <table:table-cell office:value-type="string" table:style-name="ce1">
            <text:p>Econo Times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Plummet to Zero, According to Cornell University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why-bitcoin-will-never-hit-zero/</text:p>
          </table:table-cell>
          <table:table-cell office:value-type="string" table:style-name="ce1">
            <text:p>Crypto Coin Mastery</text:p>
          </table:table-cell>
          <table:table-cell office:value-type="date" office:date-value="2018-07-02T00:00:00" table:style-name="ce3">
            <text:p>07/02/18</text:p>
          </table:table-cell>
          <table:table-cell office:value-type="string" table:style-name="ce1">
            <text:p>Why Bitcoin Will Never Hit Zer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mode.com/what-is-wetrust-cryptocurrency-trst/</text:p>
          </table:table-cell>
          <table:table-cell office:value-type="string" table:style-name="ce1">
            <text:p>Cryptomode</text:p>
          </table:table-cell>
          <table:table-cell office:value-type="date" office:date-value="2018-07-06T00:00:00" table:style-name="ce3">
            <text:p>07/06/18</text:p>
          </table:table-cell>
          <table:table-cell office:value-type="string" table:style-name="ce1">
            <text:p>What Is WeTrust Cryptocurrency (TRST)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daily.com/crisiscommunications/Articles/24688.aspx</text:p>
          </table:table-cell>
          <table:table-cell office:value-type="string" table:style-name="ce1">
            <text:p>PR Daily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Data-use questions resurge, this time with Google in the vort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bancor-suffers-a-security-breach-was-emin-gun-sirer-right-about-this-project/</text:p>
          </table:table-cell>
          <table:table-cell office:value-type="string" table:style-name="ce1">
            <text:p>Captainaltcoin</text:p>
          </table:table-cell>
          <table:table-cell office:value-type="date" office:date-value="2018-07-09T00:00:00" table:style-name="ce3">
            <text:p>07/09/18</text:p>
          </table:table-cell>
          <table:table-cell office:value-type="string" table:style-name="ce1">
            <text:p>[UPDATED] Bancor [BNT] suffers a security breach; was Emin Gün Sirer right about this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7/10/decentralized-exchange-bancor-falls-victim-to-24-million-security-breach/</text:p>
          </table:table-cell>
          <table:table-cell office:value-type="string" table:style-name="ce1">
            <text:p>News BTC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Decentralized Exchange Bancor Falls Victim to $24 Millio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elon-musk-is-talking-about-twitters-crypto-scambot-epidemic/</text:p>
          </table:table-cell>
          <table:table-cell office:value-type="string" table:style-name="ce1">
            <text:p>CCN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Even Elon Musk is Talking About Twitter’s Crypto Scambot Epidem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10/bancor-hacked/#yMUO31d8p5qx</text:p>
          </table:table-cell>
          <table:table-cell office:value-type="string" table:style-name="ce1">
            <text:p>Mashabl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Cryptocurrency exchange Bancor loses $23.5 million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sla-ceo-elon-musk-tweets-about-twitters-ethereum-scam-bots-vitalik-respond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0T00:00:00" table:style-name="ce3">
            <text:p>07/10/18</text:p>
          </table:table-cell>
          <table:table-cell office:value-type="string" table:style-name="ce1">
            <text:p>Tesla CEO Elon Musk Tweets About Twitter’s Ethereum Scam Bots, Vitalik Respo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bitcoin-price-struggles-to-rebound-at-6350-after-big-fall-corrective-rally-unlikely/</text:p>
          </table:table-cell>
          <table:table-cell office:value-type="string" table:style-name="ce1">
            <text:p>CCN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Bitcoin Price Struggles to Rebound at $6,350 After Big Fall, Corrective Rally Unlike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israeli-crypto-platform-bancor-loses-23-5-million-worth-of-tokens-in-security-breach</text:p>
          </table:table-cell>
          <table:table-cell office:value-type="string" table:style-name="ce1">
            <text:p>Blokt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Israeli Crypto Platform Bancor Loses $23.5 Million Worth of Tokens in Security Brea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11/ethereum-scam-bots-on-twitter-draws-attention-of-elon-musk/</text:p>
          </table:table-cell>
          <table:table-cell office:value-type="string" table:style-name="ce1">
            <text:p>Coinspeaker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Ethereum Scam Bots on Twitter Draws Attention of Elon Mus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ncisenews.global/2018/07/11/hackers-steal-23-5m-from-cryptocurrency-exchange/</text:p>
          </table:table-cell>
          <table:table-cell office:value-type="string" table:style-name="ce1">
            <text:p>Concise</text:p>
          </table:table-cell>
          <table:table-cell office:value-type="date" office:date-value="2018-07-11T00:00:00" table:style-name="ce3">
            <text:p>07/11/18</text:p>
          </table:table-cell>
          <table:table-cell office:value-type="string" table:style-name="ce1">
            <text:p>Hackers Steal $23.5m From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-3-3-billion-claim-has-cardanos-blockchain-solved-proof-of-stake/</text:p>
          </table:table-cell>
          <table:table-cell office:value-type="string" table:style-name="ce1">
            <text:p>Coindesk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07/12/blackmail-bitcoin-videos/</text:p>
          </table:table-cell>
          <table:table-cell office:value-type="string" table:style-name="ce1">
            <text:p>The Next Web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lackmailers threaten to leak users’ masturbation vids unless they pay Bitcoin rans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new-bitcoin-scam-targets-embarrassed-porn-viewers/</text:p>
          </table:table-cell>
          <table:table-cell office:value-type="string" table:style-name="ce1">
            <text:p>CCN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New Bitcoin Scam Targets Embarrassed Porn View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ancor-criticized-for-its-ability-to-freeze-funds-not-for-exchange-hack/151983</text:p>
          </table:table-cell>
          <table:table-cell office:value-type="string" table:style-name="ce1">
            <text:p>Inside Bitcoins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analysis/a-33-billion-claim-has-cardanos-blockchain-solved-proof-of-stake-201807121704</text:p>
          </table:table-cell>
          <table:table-cell office:value-type="string" table:style-name="ce1">
            <text:p>FX Street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A $3.3 Billion Claim: Has Cardano's Blockchain 'Solved'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ancor-criticized-for-its-ability-to-freeze-funds-not-for-exchange-hack/</text:p>
          </table:table-cell>
          <table:table-cell office:value-type="string" table:style-name="ce1">
            <text:p>BTC Manager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Bancor Criticized For its Ability to Freeze Funds, Not for Exchange H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1626/meet-oasis-labs-the-blockchain-startup-silicon-valley-is-buzzing-about/</text:p>
          </table:table-cell>
          <table:table-cell office:value-type="string" table:style-name="ce1">
            <text:p>MIT Technology Review</text:p>
          </table:table-cell>
          <table:table-cell office:value-type="date" office:date-value="2018-07-12T00:00:00" table:style-name="ce3">
            <text:p>07/12/18</text:p>
          </table:table-cell>
          <table:table-cell office:value-type="string" table:style-name="ce1">
            <text:p>Meet Oasis Labs, the blockchain startup Silicon Valley is buzzing about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bitcoinexchangeguide.com/new-crypto-blackmail-scam-targets-porn-watchers-in-latest-bitcoin-schem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New Crypto Blackmail Scam Targets Porn Watchers in Latest Bitcoin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mastery.com/has-cardanos-blockchain-solved-proof-of-stake/</text:p>
          </table:table-cell>
          <table:table-cell office:value-type="string" table:style-name="ce1">
            <text:p>CryptoCoin Mastery</text:p>
          </table:table-cell>
          <table:table-cell office:value-type="date" office:date-value="2018-07-13T00:00:00" table:style-name="ce3">
            <text:p>07/13/18</text:p>
          </table:table-cell>
          <table:table-cell office:value-type="string" table:style-name="ce1">
            <text:p>Has Cardano’s Blockchain ‘Solved’ Proof-of-Stak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fx168.com/blockchain/1807/2587535_wap.shtml</text:p>
          </table:table-cell>
          <table:table-cell office:value-type="string" table:style-name="ce1">
            <text:p>News FX 168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康奈尔大学教授推出全新共识协议 但以太坊开发人员质疑其安全性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owtogeek.com/359129/don%E2%80%99t-fall-for-the-new-cryptoblackmail-scam-here%E2%80%99s-how-to-protect-yourself/</text:p>
          </table:table-cell>
          <table:table-cell office:value-type="string" table:style-name="ce1">
            <text:p>How-To Geek</text:p>
          </table:table-cell>
          <table:table-cell office:value-type="date" office:date-value="2018-07-14T00:00:00" table:style-name="ce3">
            <text:p>07/14/18</text:p>
          </table:table-cell>
          <table:table-cell office:value-type="string" table:style-name="ce1">
            <text:p>Don’t Fall For the New CryptoBlackmail Scam: Here’s How to Protect Yoursel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vladimir-putin-denies-bitcoin-financing-claims-to-donald-trump-about-2016-us-election-hacking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Vladimir Putin Denies Bitcoin Financing Claims to Donald Trump About 2016 US Election Hack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re-is-how-blockchain-will-help-to-explore-space</text:p>
          </table:table-cell>
          <table:table-cell office:value-type="string" table:style-name="ce1">
            <text:p>Coin Telegraph</text:p>
          </table:table-cell>
          <table:table-cell office:value-type="date" office:date-value="2018-07-16T00:00:00" table:style-name="ce3">
            <text:p>07/16/18</text:p>
          </table:table-cell>
          <table:table-cell office:value-type="string" table:style-name="ce1">
            <text:p>The Dangers of Perceived Anonymity: Russian Hackers’ Bitcoin Tr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aparna-krishnan-rising-blockchain-star/</text:p>
          </table:table-cell>
          <table:table-cell office:value-type="string" table:style-name="ce1">
            <text:p>Bits Online</text:p>
          </table:table-cell>
          <table:table-cell office:value-type="date" office:date-value="2018-07-17T00:00:00" table:style-name="ce3">
            <text:p>07/17/18</text:p>
          </table:table-cell>
          <table:table-cell office:value-type="string" table:style-name="ce1">
            <text:p>A Convo with Aparna Krishnan, Rising Blockchain Thought Leader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y-you-cant-trust-most-cryptocurrency-white-papers/</text:p>
          </table:table-cell>
          <table:table-cell office:value-type="string" table:style-name="ce1">
            <text:p>Wired</text:p>
          </table:table-cell>
          <table:table-cell office:value-type="date" office:date-value="2018-07-18T00:00:00" table:style-name="ce3">
            <text:p>07/18/18</text:p>
          </table:table-cell>
          <table:table-cell office:value-type="string" table:style-name="ce1">
            <text:p>Why You Can't Trust More Cryptocurrency White Pap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eu-tax3-crypto-privacy-anonymity/</text:p>
          </table:table-cell>
          <table:table-cell office:value-type="string" table:style-name="ce1">
            <text:p>Bits Online</text:p>
          </table:table-cell>
          <table:table-cell office:value-type="date" office:date-value="2018-07-19T00:00:00" table:style-name="ce3">
            <text:p>07/19/18</text:p>
          </table:table-cell>
          <table:table-cell office:value-type="string" table:style-name="ce1">
            <text:p>European Parliament’s TAX3 Crypto Report: ‘Unveil the Anonymity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0/final-test-network-launched-for-ethereum-payments-channel-raiden/</text:p>
          </table:table-cell>
          <table:table-cell office:value-type="string" table:style-name="ce1">
            <text:p>Coin Speaker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Final Test Network Launched for Ethereum Payments Channel Rai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dark-dao-threat-vote-vulnerability-could-undermine-crypto-elections/</text:p>
          </table:table-cell>
          <table:table-cell office:value-type="string" table:style-name="ce1">
            <text:p>Coin Desk</text:p>
          </table:table-cell>
          <table:table-cell office:value-type="date" office:date-value="2018-07-20T00:00:00" table:style-name="ce3">
            <text:p>07/20/18</text:p>
          </table:table-cell>
          <table:table-cell office:value-type="string" table:style-name="ce1">
            <text:p>The 'Dark DAO' Threat: Vote Vulnerability Could Undermine Crypto Elections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/zcash-king-of-crypto-privacy-cm994699</text:p>
          </table:table-cell>
          <table:table-cell office:value-type="string" table:style-name="ce1">
            <text:p>Nasdaq</text:p>
          </table:table-cell>
          <table:table-cell office:value-type="date" office:date-value="2018-07-23T00:00:00" table:style-name="ce3">
            <text:p>07/23/18</text:p>
          </table:table-cell>
          <table:table-cell office:value-type="string" table:style-name="ce1">
            <text:p>ZCash: King of Crypto Privac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3wtw.com/ylbg/104958.html</text:p>
          </table:table-cell>
          <table:table-cell office:value-type="string" table:style-name="ce1">
            <text:p>3wtw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康奈尔大学教授Emin Gun Sirer公布“经典共识”+“中本聪共识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mes.com/crypto-scammers-take-over-fox-tv-twitter-impersonate-justin-sun-promote-fake-giveaway</text:p>
          </table:table-cell>
          <table:table-cell office:value-type="string" table:style-name="ce1">
            <text:p>Crypto Come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Crypto Scammers Take Over FOX TV Twitter, Impersonate Justin Sun, Promote Fake Give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4/bitcoin-attracts-more-followers-following-massive-coverage-of-russian-involvement-in-2016-us-election-hacks/</text:p>
          </table:table-cell>
          <table:table-cell office:value-type="string" table:style-name="ce1">
            <text:p>Hi Business</text:p>
          </table:table-cell>
          <table:table-cell office:value-type="date" office:date-value="2018-07-24T00:00:00" table:style-name="ce3">
            <text:p>07/24/18</text:p>
          </table:table-cell>
          <table:table-cell office:value-type="string" table:style-name="ce1">
            <text:p>Bitcoin Attracts More Followers Following Massive Coverage of Russian Involvement in 2016 US Election H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2018/07/25/best-blockchain-race/#Wl9odi3tAmqQ</text:p>
          </table:table-cell>
          <table:table-cell office:value-type="string" table:style-name="ce1">
            <text:p>Mashable</text:p>
          </table:table-cell>
          <table:table-cell office:value-type="date" office:date-value="2018-07-25T00:00:00" table:style-name="ce3">
            <text:p>07/25/18</text:p>
          </table:table-cell>
          <table:table-cell office:value-type="string" table:style-name="ce1">
            <text:p>Ava, Dfinity, and more: The hottest blockchain companies of tomorr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he-bitcoin-cash-pre-consensus-debate-continues/</text:p>
          </table:table-cell>
          <table:table-cell office:value-type="string" table:style-name="ce1">
            <text:p>Bitcoin 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The Bitcoin Cash Pre-Consensus Debate Continu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amsung-smartphones-are-the-most-secure-device-when-using-cryptocurrency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Samsung: Smartphones are the Most Secure Device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ost-complex-dapp-on-ethereum-already-has-millions-of-dollars-at-stake/</text:p>
          </table:table-cell>
          <table:table-cell office:value-type="string" table:style-name="ce1">
            <text:p>CCN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ais.com/most-complex-dapp-on-ethereum-already-has-millions-of-dollars-at-stake/</text:p>
          </table:table-cell>
          <table:table-cell office:value-type="string" table:style-name="ce1">
            <text:p>Coin Dai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Most Complex DApp On Ethereum Already Has Millions Of Dollars At Stak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moneynews.com/ethereum-news/introducing-prediction-app-augur-ethereums-most-complex-costly-dapp-yet/</text:p>
          </table:table-cell>
          <table:table-cell office:value-type="string" table:style-name="ce1">
            <text:p>BitMoneyNews</text:p>
          </table:table-cell>
          <table:table-cell office:value-type="date" office:date-value="2018-07-26T00:00:00" table:style-name="ce3">
            <text:p>07/26/18</text:p>
          </table:table-cell>
          <table:table-cell office:value-type="string" table:style-name="ce1">
            <text:p>Introducing Prediction App Augur – Ethereum’s Most Complex &amp; Costly dApp Y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xpress.co.uk/finance/city/995019/Bitcoin-price-ripple-cryptocurrency-ethereum-BTC-to-USD-XRP-news</text:p>
          </table:table-cell>
          <table:table-cell office:value-type="string" table:style-name="ce1">
            <text:p>Express UK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Bitcoin price LIVE: BTC sinks back to $7k while Winklevoss twins suffer ETF rej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tienao.com/samsung-dien-thoai-thong-minh-la-thiet-bi-bao-mat-nhat-khi-su-dung-tien-dien-tu/</text:p>
          </table:table-cell>
          <table:table-cell office:value-type="string" table:style-name="ce1">
            <text:p>Blog Tien Ao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: Điện thoại thông minh là thiết bị bảo mật nhất khi sử dụng tiền điện tử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amsung-says-smartphones-are-safest-securest-for-crypto-pay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amsung Says Smartphones are Safest &amp; Securest For Crypto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2018/07/27/smartphones-replace-laptops-as-the-safest-device-for-cryptocurrency-transactions-says-samsung/</text:p>
          </table:table-cell>
          <table:table-cell office:value-type="string" table:style-name="ce1">
            <text:p>Coin Speaker</text:p>
          </table:table-cell>
          <table:table-cell office:value-type="date" office:date-value="2018-07-27T00:00:00" table:style-name="ce3">
            <text:p>07/27/18</text:p>
          </table:table-cell>
          <table:table-cell office:value-type="string" table:style-name="ce1">
            <text:p>Smartphones Replace Laptops as the Safest Device for Cryptocurrency Transactions, Says Sams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alerta.io/2018/07/28/tenga-la-seguridad-de-que-los-etf-eventualmente-sucederan-emin-gun-si/</text:p>
          </table:table-cell>
          <table:table-cell office:value-type="string" table:style-name="ce1">
            <text:p>Cripto Alerta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“Tenga la seguridad de que los ETF eventualmente sucederán” – Emin Gün S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rusted-execution-environment-tee-makes-phones-devices-safer-when-using-cryptocurrency/</text:p>
          </table:table-cell>
          <table:table-cell office:value-type="string" table:style-name="ce1">
            <text:p>ZyCrypto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rusted Execution Environment (TEE) makes phones devices safer when using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ibusiness.ca/2018/07/28/the-debate-on-bitcoin-cash-pre-consensus-is-still-on/</text:p>
          </table:table-cell>
          <table:table-cell office:value-type="string" table:style-name="ce1">
            <text:p>Hi Business</text:p>
          </table:table-cell>
          <table:table-cell office:value-type="date" office:date-value="2018-07-28T00:00:00" table:style-name="ce3">
            <text:p>07/28/18</text:p>
          </table:table-cell>
          <table:table-cell office:value-type="string" table:style-name="ce1">
            <text:p>The Debate On Bitcoin Cash Pre-Consensus Is Still 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7/bitcoin-etfs-will-eventually-happen-says-cornell-computer-science-professor/</text:p>
          </table:table-cell>
          <table:table-cell office:value-type="string" table:style-name="ce1">
            <text:p>Crypto Globe</text:p>
          </table:table-cell>
          <table:table-cell office:value-type="date" office:date-value="2018-07-29T00:00:00" table:style-name="ce3">
            <text:p>07/29/18</text:p>
          </table:table-cell>
          <table:table-cell office:value-type="string" table:style-name="ce1">
            <text:p>Bitcoin ETFs “Will Eventually Happen,” Says Cornell Computer Science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nama.com/2018/07/223-data-protection-bill-comment/</text:p>
          </table:table-cell>
          <table:table-cell office:value-type="string" table:style-name="ce1">
            <text:p>Medianama</text:p>
          </table:table-cell>
          <table:table-cell office:value-type="date" office:date-value="2018-07-31T00:00:00" table:style-name="ce3">
            <text:p>07/31/18</text:p>
          </table:table-cell>
          <table:table-cell office:value-type="string" table:style-name="ce1">
            <text:p>All roads of data sovereignty lead to a dystopia - Guest Colum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lockstream-buys-up-mining-gear-what-does-it-mean-for-bitcoin</text:p>
          </table:table-cell>
          <table:table-cell office:value-type="string" table:style-name="ce1">
            <text:p>Finder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Blockstream buys up mining gear. What does it mean for bit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8/08/01/a-year-later-how-the-bitcoin-cash-community-found-itself-on-a-verge-of-a-split/</text:p>
          </table:table-cell>
          <table:table-cell office:value-type="string" table:style-name="ce1">
            <text:p>ICO Brothers</text:p>
          </table:table-cell>
          <table:table-cell office:value-type="date" office:date-value="2018-08-01T00:00:00" table:style-name="ce3">
            <text:p>08/01/18</text:p>
          </table:table-cell>
          <table:table-cell office:value-type="string" table:style-name="ce1">
            <text:p>A Year Later: How the Bitcoin Cash Community Found Itself On a Verge of a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heddar.com/videos/crypto-scammers-move-from-twitter-to-instagram</text:p>
          </table:table-cell>
          <table:table-cell office:value-type="string" table:style-name="ce1">
            <text:p>Cheddar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Crypto-Scammers Move From Twitter to Instagr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tezos-foundation-new-grants/</text:p>
          </table:table-cell>
          <table:table-cell office:value-type="string" table:style-name="ce1">
            <text:p>Bits Onlin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Foundation Issues New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s-btc-lightning-network-impractical-even-for-highly-technical-users/</text:p>
          </table:table-cell>
          <table:table-cell office:value-type="string" table:style-name="ce1">
            <text:p>Crypto Glob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Bitcoin’s (BTC) Lightning Network “Impractical Even For Highly Technical Users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odaysgazette.com/tezos-xtz-funds-cornell-university-research-three-other-institutions/</text:p>
          </table:table-cell>
          <table:table-cell office:value-type="string" table:style-name="ce1">
            <text:p>Today's Gazette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Tezos (XTZ) Funds Cornell University Research, Three Other Institutions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lightning-network-grew-by-85-in-one-month-but-are-we-closer-to-adoption/</text:p>
          </table:table-cell>
          <table:table-cell office:value-type="string" table:style-name="ce1">
            <text:p>Finance Magnates</text:p>
          </table:table-cell>
          <table:table-cell office:value-type="date" office:date-value="2018-08-09T00:00:00" table:style-name="ce3">
            <text:p>08/09/18</text:p>
          </table:table-cell>
          <table:table-cell office:value-type="string" table:style-name="ce1">
            <text:p>Lightning Network Grows by 85% in One Month, But Are We Closer to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 to Issue Grants for Blockchain and Smart Contract Resear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t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La Tezos Foundation rilascerà sovvenzioni per la ricerca su blockchain e smart contra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.cointelegraph.com/news/tezos-foundation-to-issue-grants-for-blockchain-and-smart-contract-research</text:p>
          </table:table-cell>
          <table:table-cell office:value-type="string" table:style-name="ce1">
            <text:p>Coin Telegraph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Foundation: Zuschüsse für Blockchain und Smart-Contract-Forschu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dt.vn/tin-tuc/6538/tezos-tai-tro-cho-4-to-chuc-nghien-cuu-emin-gun-sirer-university-of-beira-interior-decentralized-et-consulting-llc-decet-france-ioi/</text:p>
          </table:table-cell>
          <table:table-cell office:value-type="string" table:style-name="ce1">
            <text:p>usdt.vn News</text:p>
          </table:table-cell>
          <table:table-cell office:value-type="date" office:date-value="2018-08-10T00:00:00" table:style-name="ce3">
            <text:p>08/10/18</text:p>
          </table:table-cell>
          <table:table-cell office:value-type="string" table:style-name="ce1">
            <text:p>Tezos tài trợ cho 4 tổ chức nghiên cứu: Emin Gün Sirer, University of Beira Interior, Decentralized Et Consulting, LLC. (“Decet”),  France-IOI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tezos-to-gift-blockchain-and-smart-contract-grants-to-leading-university-institution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to Gift Blockchain and Smart Contract Grants to Leading University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tezos-foundation-bouncing-back-issues-blockchain-grants-to-research-institutions/</text:p>
          </table:table-cell>
          <table:table-cell office:value-type="string" table:style-name="ce1">
            <text:p>Crypto Disrupt</text:p>
          </table:table-cell>
          <table:table-cell office:value-type="date" office:date-value="2018-08-11T00:00:00" table:style-name="ce3">
            <text:p>08/11/18</text:p>
          </table:table-cell>
          <table:table-cell office:value-type="string" table:style-name="ce1">
            <text:p>Tezos Foundation Bouncing Back – Issues Blockchain Grants to Research Institu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instinctmagazine.com/post/watching-porn-online-someone-watching-you-intent-blackmail</text:p>
          </table:table-cell>
          <table:table-cell office:value-type="string" table:style-name="ce1">
            <text:p>Instinct</text:p>
          </table:table-cell>
          <table:table-cell office:value-type="date" office:date-value="2018-08-12T00:00:00" table:style-name="ce3">
            <text:p>08/12/18</text:p>
          </table:table-cell>
          <table:table-cell office:value-type="string" table:style-name="ce1">
            <text:p>Watching Porn Online? Is Someone Watching You With Intent To Blackma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vitalik-buterin-ve-emin-gun-sirer-tldeki-dususu-tartisti</text:p>
          </table:table-cell>
          <table:table-cell office:value-type="string" table:style-name="ce1">
            <text:p>Coin Turk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Vitalik Buterin Ve Emin Gün Sirer TL’deki Düşüşü Tartışt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bitmain-ipo-presents-a-new-way-to-bet-on-cryptocurrency-prices</text:p>
          </table:table-cell>
          <table:table-cell office:value-type="string" table:style-name="ce1">
            <text:p>Finder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Bitmain IPO presents a new way to bet on cryptocurrency pr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lish.manoramaonline.com/business/news/2018/08/13/technology-empowers-women-kerala-researcher-thiel-fellowship.html</text:p>
          </table:table-cell>
          <table:table-cell office:value-type="string" table:style-name="ce1">
            <text:p>Onmanorama</text:p>
          </table:table-cell>
          <table:table-cell office:value-type="date" office:date-value="2018-08-13T00:00:00" table:style-name="ce3">
            <text:p>08/13/18</text:p>
          </table:table-cell>
          <table:table-cell office:value-type="string" table:style-name="ce1">
            <text:p>Technology empowers women, says Kerala researcher who won a Thiel fellowship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inbase-distributed-systems-acquisition/</text:p>
          </table:table-cell>
          <table:table-cell office:value-type="string" table:style-name="ce1">
            <text:p>Wir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Doubles Down On The Future Of Digital Ident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248-uri-klarman-bloxroute-layer-0-scaling-with-akamai-for-blockchains/163131</text:p>
          </table:table-cell>
          <table:table-cell office:value-type="string" table:style-name="ce1">
            <text:p>Inside Bitcoins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#248 Uri Klarman: bloXroute – Layer-0 Scaling with Akamai for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coinbase-acquisition-exchange-digital-identity/</text:p>
          </table:table-cell>
          <table:table-cell office:value-type="string" table:style-name="ce1">
            <text:p>Unhashed</text:p>
          </table:table-cell>
          <table:table-cell office:value-type="date" office:date-value="2018-08-15T00:00:00" table:style-name="ce3">
            <text:p>08/15/18</text:p>
          </table:table-cell>
          <table:table-cell office:value-type="string" table:style-name="ce1">
            <text:p>Coinbase Acquisition Reveals the Exchange’s Interest in Providing Digital Identity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santiago-siri-radical-plan-for-blockchain-voting/</text:p>
          </table:table-cell>
          <table:table-cell office:value-type="string" table:style-name="ce1">
            <text:p>Wired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Meet The Man With A Radical Plan For Blockchain Voting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www.coindesk.com/what-intels-foreshadow-flaw-means-for-the-future-of-cryptocurrency/</text:p>
          </table:table-cell>
          <table:table-cell office:value-type="string" table:style-name="ce1">
            <text:p>CoinDesk</text:p>
          </table:table-cell>
          <table:table-cell office:value-type="date" office:date-value="2018-08-16T00:00:00" table:style-name="ce3">
            <text:p>08/16/18</text:p>
          </table:table-cell>
          <table:table-cell office:value-type="string" table:style-name="ce1">
            <text:p>What the Foreshadow Flaw Means for the Future of Cryptocurrency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unhashed.com/cryptocurrency-news/us-federal-trade-commission-reports-new-bitcoin-blackmail-scam-targeting-unfaithful-men/</text:p>
          </table:table-cell>
          <table:table-cell office:value-type="string" table:style-name="ce1">
            <text:p>Unhashed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US Federal Trade Commission Reports New Bitcoin Blackmail Scam Targeting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8/bitcoin-blackmailing-scams-targeting-unfaithful-men-reported-by-us-federal-trade-commission-ftc/</text:p>
          </table:table-cell>
          <table:table-cell office:value-type="string" table:style-name="ce1">
            <text:p>Crypto Globe</text:p>
          </table:table-cell>
          <table:table-cell office:value-type="date" office:date-value="2018-08-22T00:00:00" table:style-name="ce3">
            <text:p>08/22/18</text:p>
          </table:table-cell>
          <table:table-cell office:value-type="string" table:style-name="ce1">
            <text:p>Bitcoin Blackmailing Scams Targeting "Unfaithful" Men Reported By US Federal Trade Commission (FTC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y-should-crypto-care-foreshadow/</text:p>
          </table:table-cell>
          <table:table-cell office:value-type="string" table:style-name="ce1">
            <text:p>BTC Manager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Why Should Crypto Care about Foreshadow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gdaily.com/cryptocurrency-and-blockchain/xinfins-journey-to-revolutionizing-global-transaction-processing-for-businesses-and-individuals</text:p>
          </table:table-cell>
          <table:table-cell office:value-type="string" table:style-name="ce1">
            <text:p>TG Daily</text:p>
          </table:table-cell>
          <table:table-cell office:value-type="date" office:date-value="2018-08-24T00:00:00" table:style-name="ce3">
            <text:p>08/24/18</text:p>
          </table:table-cell>
          <table:table-cell office:value-type="string" table:style-name="ce1">
            <text:p>XinFin’s journey to revolutionizing global transaction processing for businesses and individu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ec-u-turn-on-etf-rejection-a-balancing-act-for-adoption</text:p>
          </table:table-cell>
          <table:table-cell office:value-type="string" table:style-name="ce1">
            <text:p>Coin Telegraph</text:p>
          </table:table-cell>
          <table:table-cell office:value-type="date" office:date-value="2018-08-25T00:00:00" table:style-name="ce3">
            <text:p>08/25/18</text:p>
          </table:table-cell>
          <table:table-cell office:value-type="string" table:style-name="ce1">
            <text:p>SEC U-Turn on ETF Rejection — A Balancing Act for Adop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ec-bitcoin-etf-denials-re-reviewed-crypto-adop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8-26T00:00:00" table:style-name="ce3">
            <text:p>08/26/18</text:p>
          </table:table-cell>
          <table:table-cell office:value-type="string" table:style-name="ce1">
            <text:p>True Crypto Adoption: SEC Bitcoin ETF Denials to be Re-Reviewed, a Deeper Meaning and Signaling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an-twitter-stop-its-crypto-hacks-and-scams/</text:p>
          </table:table-cell>
          <table:table-cell office:value-type="string" table:style-name="ce1">
            <text:p>UTB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Can Twitter Stop Its Crypto Hacks And Sca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New-from-IC3--Meetup-on-Aug-30--Boot-Camp-Videos--News-Blogs.html?soid=1126638416463&amp;aid=6RdwYQaFSIo</text:p>
          </table:table-cell>
          <table:table-cell office:value-type="string" table:style-name="ce1">
            <text:p>IC3</text:p>
          </table:table-cell>
          <table:table-cell office:value-type="date" office:date-value="2018-08-27T00:00:00" table:style-name="ce3">
            <text:p>08/27/18</text:p>
          </table:table-cell>
          <table:table-cell office:value-type="string" table:style-name="ce1">
            <text:p>IC3 Newsletter</text:p>
          </table:table-cell>
          <table:table-cell office:value-type="string" table:style-name="ce1">
            <text:p>eyal,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8/08/28/blockchain-courses/</text:p>
          </table:table-cell>
          <table:table-cell office:value-type="string" table:style-name="ce1">
            <text:p>Fortune</text:p>
          </table:table-cell>
          <table:table-cell office:value-type="date" office:date-value="2018-08-28T00:00:00" table:style-name="ce3">
            <text:p>08/28/18</text:p>
          </table:table-cell>
          <table:table-cell office:value-type="string" table:style-name="ce1">
            <text:p>The Hot New Subject on Campus? It's Blockchain</text:p>
          </table:table-cell>
          <table:table-cell table:number-columns-repeated="16380" table:style-name="ce1"/>
        </table:table-row>
        <table:table-row table:style-name="ro1">
          <table:table-cell office:value-type="string" table:style-name="ce1">
            <text:p>https://thenextweb.com/hardfork/2018/08/29/cryptocurrency-wright-bits-bytes/</text:p>
          </table:table-cell>
          <table:table-cell office:value-type="string" table:style-name="ce1">
            <text:p>The Next Web</text:p>
          </table:table-cell>
          <table:table-cell office:value-type="date" office:date-value="2018-08-29T00:00:00" table:style-name="ce3">
            <text:p>08/29/18</text:p>
          </table:table-cell>
          <table:table-cell office:value-type="string" table:style-name="ce1">
            <text:p>Why everyone in the cryptocurrency community is suddenly talking about bits and by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reviews/tezos-review/</text:p>
          </table:table-cell>
          <table:table-cell office:value-type="string" table:style-name="ce1">
            <text:p>Chain Bit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Tezos (XTZ) Review – True Decentralized Governance fo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.news/news/scams/latest-bitcoin-blackmailing-scam-targets-unfaithful-men-19608/</text:p>
          </table:table-cell>
          <table:table-cell office:value-type="string" table:style-name="ce1">
            <text:p>Crypto Coin News</text:p>
          </table:table-cell>
          <table:table-cell office:value-type="date" office:date-value="2018-08-30T00:00:00" table:style-name="ce3">
            <text:p>08/30/18</text:p>
          </table:table-cell>
          <table:table-cell office:value-type="string" table:style-name="ce1">
            <text:p>Latest Bitcoin Blackmailing Scam Targets ‘Unfaithful’ 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faketoshi-craig-wright-fails-bitcoin-block-calculations/</text:p>
          </table:table-cell>
          <table:table-cell office:value-type="string" table:style-name="ce1">
            <text:p>Crypto Slate</text:p>
          </table:table-cell>
          <table:table-cell office:value-type="date" office:date-value="2018-08-31T00:00:00" table:style-name="ce3">
            <text:p>08/31/18</text:p>
          </table:table-cell>
          <table:table-cell office:value-type="string" table:style-name="ce1">
            <text:p>‘Faketoshi’ Craig Wright Fails Bitcoin Block Calcul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waves-explained-a-nxt-blockchain-for-financial-and-custom-asset-operations</text:p>
          </table:table-cell>
          <table:table-cell office:value-type="string" table:style-name="ce1">
            <text:p>Bitrates</text:p>
          </table:table-cell>
          <table:table-cell office:value-type="date" office:date-value="2018-09-01T00:00:00" table:style-name="ce3">
            <text:p>09/01/18</text:p>
          </table:table-cell>
          <table:table-cell office:value-type="string" table:style-name="ce1">
            <text:p>Waves Explained: A Nxt Blockchain for Financial and Custom Asset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digitaljournal.com/pr/3922713</text:p>
          </table:table-cell>
          <table:table-cell office:value-type="string" table:style-name="ce1">
            <text:p>Digital Journal</text:p>
          </table:table-cell>
          <table:table-cell office:value-type="date" office:date-value="2018-09-04T00:00:00" table:style-name="ce3">
            <text:p>09/04/18</text:p>
          </table:table-cell>
          <table:table-cell office:value-type="string" table:style-name="ce1">
            <text:p>Cypherium Releases Scalable, Enterprise-Ready Blockchain in Be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kt.com/news/self-proclaimed-bitcoin-creator-faketoshi-wright-ridiculed-on-twitter-again</text:p>
          </table:table-cell>
          <table:table-cell office:value-type="string" table:style-name="ce1">
            <text:p>Blokt</text:p>
          </table:table-cell>
          <table:table-cell office:value-type="date" office:date-value="2018-09-05T00:00:00" table:style-name="ce3">
            <text:p>09/05/18</text:p>
          </table:table-cell>
          <table:table-cell office:value-type="string" table:style-name="ce1">
            <text:p>Self-Proclaimed Bitcoin Creator “Faketoshi” Wright Ridiculed on Twitter [Again]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-drama-hour-craig-wright-jihan-wu-and-sbis-threat-to-bch-hashing-power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06T00:00:00" table:style-name="ce3">
            <text:p>09/06/18</text:p>
          </table:table-cell>
          <table:table-cell office:value-type="string" table:style-name="ce1">
            <text:p>Crypto Drama Hour: Craig Wright, Jihan Wu and SBI’s Threat to BCH Hashing Po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tpress.com/how-secure-is-the-blockchain/</text:p>
          </table:table-cell>
          <table:table-cell office:value-type="string" table:style-name="ce1">
            <text:p>Bittpress</text:p>
          </table:table-cell>
          <table:table-cell office:value-type="date" office:date-value="2018-09-09T00:00:00" table:style-name="ce3">
            <text:p>09/09/18</text:p>
          </table:table-cell>
          <table:table-cell office:value-type="string" table:style-name="ce1">
            <text:p>How Secure is the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oes-it-matter-who-has-the-longest-chain-in-bitcoin-not-really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0T00:00:00" table:style-name="ce3">
            <text:p>09/10/18</text:p>
          </table:table-cell>
          <table:table-cell office:value-type="string" table:style-name="ce1">
            <text:p>Does It Matter Who Has the Longest Chain in Bitcoin? Not Real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crypto-exchanges/</text:p>
          </table:table-cell>
          <table:table-cell office:value-type="string" table:style-name="ce1">
            <text:p>Cryptoline News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With trading volumes dropping, crypto exchanges are resulting to controversial practices to attract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270778</text:p>
          </table:table-cell>
          <table:table-cell office:value-type="string" table:style-name="ce1">
            <text:p>8 BTC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为何说区块链彩票是一个糟糕的主意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8/09/qa-what-we-need-know-about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Q&amp;A: What we need to know about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tylab.com/life/2018/09/is-this-west-virginia-experiment-in-digital-democracy-crazy/569542/</text:p>
          </table:table-cell>
          <table:table-cell office:value-type="string" table:style-name="ce1">
            <text:p>City Lab</text:p>
          </table:table-cell>
          <table:table-cell office:value-type="date" office:date-value="2018-09-11T00:00:00" table:style-name="ce3">
            <text:p>09/11/18</text:p>
          </table:table-cell>
          <table:table-cell office:value-type="string" table:style-name="ce1">
            <text:p>Is This Experiment in Digital Democracy Too Crazy to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18/09/12/top-schools-like-wharton-seeing-demand-for-bitcoin-blockchain-classes.html</text:p>
          </table:table-cell>
          <table:table-cell office:value-type="string" table:style-name="ce1">
            <text:p>CNBC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At top schools like Wharton, students are flocking to classes on bitcoin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small-canadian-town-forced-to-pay-bitcoin-btc-ransom-to-regain-access-to-its-computer-network/</text:p>
          </table:table-cell>
          <table:table-cell office:value-type="string" table:style-name="ce1">
            <text:p>Crypto Globe</text:p>
          </table:table-cell>
          <table:table-cell office:value-type="date" office:date-value="2018-09-12T00:00:00" table:style-name="ce3">
            <text:p>09/12/18</text:p>
          </table:table-cell>
          <table:table-cell office:value-type="string" table:style-name="ce1">
            <text:p>Small Canadian Town Forced to Pay Bitcoin (BTC) Ransom to Regain Access to its Computer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worldonline.com/cryptocurrency-exchanges-resort-to-irregular-practices-for-demand/</text:p>
          </table:table-cell>
          <table:table-cell office:value-type="string" table:style-name="ce1">
            <text:p>Business World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ryptocurrency exchanges resort to irregular practices for dem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ents-interest-in-looking-for-bitcoin-and-blockchain-classes-soars-at-top-school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Students Interest In Looking For Bitcoin And Blockchain Classes Soars At Top Schoo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0-years-after-lehman-bitcoin-and-wall-street-are-closer-than-ever/</text:p>
          </table:table-cell>
          <table:table-cell office:value-type="string" table:style-name="ce1">
            <text:p>Coin Desk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After Lehman: Bitcoin and Wall Street Are Closer Than E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linenews.com/2018/09/has-bitcoin-achieved-its-goal/</text:p>
          </table:table-cell>
          <table:table-cell office:value-type="string" table:style-name="ce1">
            <text:p>Cryptoline News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10 years since inception, has Bitcoin achieved its goal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ornellsun.com/2018/09/13/cornell-beats-other-ivies-in-cryptocurrency-course-offerings/</text:p>
          </table:table-cell>
          <table:table-cell office:value-type="string" table:style-name="ce1">
            <text:p>The Cornell Daily Sun</text:p>
          </table:table-cell>
          <table:table-cell office:value-type="date" office:date-value="2018-09-13T00:00:00" table:style-name="ce3">
            <text:p>09/13/18</text:p>
          </table:table-cell>
          <table:table-cell office:value-type="string" table:style-name="ce1">
            <text:p>Cornell Beats Other Ivies in Cryptocurrency Course Offerings</text:p>
          </table:table-cell>
          <table:table-cell office:value-type="string" table:style-name="ce1">
            <text:p>sirer,juels,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3653/blockchain-classes-at-top-universities-like-wharton-and-cornell-are-all-full-house.html</text:p>
          </table:table-cell>
          <table:table-cell office:value-type="string" table:style-name="ce1">
            <text:p>Chepicap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1">
            <text:p>Blockchain classes at top universities like Wharton and Cornell are all full house</text:p>
          </table:table-cell>
          <table:table-cell office:value-type="string" table:style-name="ce1">
            <text:p>sirer,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cornell-university-is-top-of-the-class-for-crypto-and-blockchain-education/</text:p>
          </table:table-cell>
          <table:table-cell office:value-type="string" table:style-name="ce1">
            <text:p>Live Bitcoin News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Cornell University Is Top of the Class for Crypto and Blockchain Education</text:p>
          </table:table-cell>
          <table:table-cell office:value-type="string" table:style-name="ce1">
            <text:p>sirer, juels, morrisett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4557/what-happened-after-the-lehman-bitcoin-and-wall-street-have-never-been-close-like-that/</text:p>
          </table:table-cell>
          <table:table-cell office:value-type="string" table:style-name="ce1">
            <text:p>The Oofy</text:p>
          </table:table-cell>
          <table:table-cell office:value-type="date" office:date-value="2018-09-14T00:00:00" table:style-name="ce3">
            <text:p>09/14/18</text:p>
          </table:table-cell>
          <table:table-cell office:value-type="string" table:style-name="ce1">
            <text:p>What happened after the Lehman? Bitcoin and Wall Street have never been close like tha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cryptocurrency-and-blockchain-hugely-popular-at-university/</text:p>
          </table:table-cell>
          <table:table-cell office:value-type="string" table:style-name="ce1">
            <text:p>Bitcoinist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currency And Blockchain Hugely Popular at Univers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ypto-tribalism-future-decentralized-economy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Crypto Tribalism and its Effect on the Future of the Decentralized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lehman-brothers-wall-street-bitcoin/</text:p>
          </table:table-cell>
          <table:table-cell office:value-type="string" table:style-name="ce1">
            <text:p>BTC Manager</text:p>
          </table:table-cell>
          <table:table-cell office:value-type="date" office:date-value="2018-09-15T00:00:00" table:style-name="ce3">
            <text:p>09/15/18</text:p>
          </table:table-cell>
          <table:table-cell office:value-type="string" table:style-name="ce1">
            <text:p>Ten Years after Lehman Brothers Sunk, Wall Street Comes Full Circle on the Back of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ezos-mainnet-is-live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Tezos Mainnet I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dogecoin-price-watch-currency-continues-moving-up-in-the-altcoin-world/</text:p>
          </table:table-cell>
          <table:table-cell office:value-type="string" table:style-name="ce1">
            <text:p>Nulltx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Dogecoin Price Watch: Currency Continues Moving Up in the Altcoin Wor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cornell-researchers-propose-strategy-for-bribery-resistant-blockchain-voting</text:p>
          </table:table-cell>
          <table:table-cell office:value-type="string" table:style-name="ce1">
            <text:p>ETHNews</text:p>
          </table:table-cell>
          <table:table-cell office:value-type="date" office:date-value="2018-09-17T00:00:00" table:style-name="ce3">
            <text:p>09/17/18</text:p>
          </table:table-cell>
          <table:table-cell office:value-type="string" table:style-name="ce1">
            <text:p>Cornell Researchers Propose Strategy For Bribery-Resistant Blockchain Voting</text:p>
          </table:table-cell>
          <table:table-cell office:value-type="string" table:style-name="ce1">
            <text:p>daian, kell, miers, juels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thebitcoinpodcast.libsyn.com/hashing-it-out-23-avalanche-emin-gn-sirer</text:p>
          </table:table-cell>
          <table:table-cell office:value-type="string" table:style-name="ce1">
            <text:p>The Bitcoin Podcast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Hashing It Out # 23: Avalanche - Emin G<text:span text:style-name="T3">ü</text:span><text:span text:style-name="T4">n Sirer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therboard.vice.com/en_us/article/qvakp3/a-major-bug-in-bitcoin-software-could-have-crashed-the-currency</text:p>
          </table:table-cell>
          <table:table-cell office:value-type="string" table:style-name="ce1">
            <text:p>Motherboard</text:p>
          </table:table-cell>
          <table:table-cell office:value-type="date" office:date-value="2018-09-19T00:00:00" table:style-name="ce3">
            <text:p>09/19/18</text:p>
          </table:table-cell>
          <table:table-cell office:value-type="string" table:style-name="ce1">
            <text:p>A Major Bug In Bitcoin Software Could Have Crashed the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ealthisshow.com/s04e05/</text:p>
          </table:table-cell>
          <table:table-cell office:value-type="string" table:style-name="ce1">
            <text:p>Steal This Show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‘Satoshi Is Dead’, with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rrentfreak.com/steal-show-s04e05-satoshi-dead/</text:p>
          </table:table-cell>
          <table:table-cell office:value-type="string" table:style-name="ce1">
            <text:p>Torrent Freak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teal This Show S04E05: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09/20/no-bitcoin-did-not-nearly-crash-bugs-never-get-to-production-release/</text:p>
          </table:table-cell>
          <table:table-cell office:value-type="string" table:style-name="ce1">
            <text:p>News BTC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No, Bitcoin Did Not Nearly Crash, Bugs Never Get to Production Rele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74/crypto-mining-malware-spends-twice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Crypto Mining malware Spends Tw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dogecoin-unaffected-by-bitcoin-bug</text:p>
          </table:table-cell>
          <table:table-cell office:value-type="string" table:style-name="ce1">
            <text:p>ETHNews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Dogecoin Unaffected By Bitcoin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bitchute.com/video/2kcKaKq9ZBQ/</text:p>
          </table:table-cell>
          <table:table-cell office:value-type="string" table:style-name="ce1">
            <text:p>Bit Chute</text:p>
          </table:table-cell>
          <table:table-cell office:value-type="date" office:date-value="2018-09-20T00:00:00" table:style-name="ce3">
            <text:p>09/20/18</text:p>
          </table:table-cell>
          <table:table-cell office:value-type="string" table:style-name="ce1">
            <text:p>S04E05 W/ Emin G<text:span text:style-name="T3">ü</text:span><text:span text:style-name="T4">n</text:span><text:s/>Sirer, ‘Satoshi Is Dead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kedsecurity.sophos.com/2018/09/21/bitcoin-flaw-could-have-allowed-dreaded-51-takeover/</text:p>
          </table:table-cell>
          <table:table-cell office:value-type="string" table:style-name="ce1">
            <text:p>Naked Security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Bitcoin flaw could have allowed dreaded 51%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2789/htc-exodus-and-finney-from-sirin-target-cryptocurrency-user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09-21T00:00:00" table:style-name="ce3">
            <text:p>09/21/18</text:p>
          </table:table-cell>
          <table:table-cell office:value-type="string" table:style-name="ce1">
            <text:p>HTC Exodus and Finney from Sirin Target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latesthackingnews.com/2018/09/22/bitcoin-core-bug-could-crash-the-entire-bitcoin-network/</text:p>
          </table:table-cell>
          <table:table-cell office:value-type="string" table:style-name="ce1">
            <text:p>Lastest Hacking News</text:p>
          </table:table-cell>
          <table:table-cell office:value-type="date" office:date-value="2018-09-22T00:00:00" table:style-name="ce3">
            <text:p>09/22/18</text:p>
          </table:table-cell>
          <table:table-cell office:value-type="string" table:style-name="ce1">
            <text:p>Bitcoin Core Bug Could Crash The Entire Bitcoin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high-severity-bug-in-bitcoin-code-capable-of-crashing-the-cryptocurrency-detected-and-fixed/</text:p>
          </table:table-cell>
          <table:table-cell office:value-type="string" table:style-name="ce1">
            <text:p>Live Bitcoin News</text:p>
          </table:table-cell>
          <table:table-cell office:value-type="date" office:date-value="2018-09-23T00:00:00" table:style-name="ce3">
            <text:p>09/23/18</text:p>
          </table:table-cell>
          <table:table-cell office:value-type="string" table:style-name="ce1">
            <text:p>‘High Severity’ Bug in Bitcoin Code Capable of Crashing the Cryptocurrency – Detected and Fix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15775/the-high-severity-bug-in-bitcoin-code-that-could-have-crashed-the-entire-bitcoin-blockchain-detected-fixed-bitcoin-core-developers-say/</text:p>
          </table:table-cell>
          <table:table-cell office:value-type="string" table:style-name="ce1">
            <text:p>The Oofy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The ‘High Severity’ Bug in Bitcoin Code that Could Have Crashed the Entire Bitcoin Blockchain Detected &amp; Fixed: Bitcoin Core Developer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isrupt.com/antminer-dr3-bitmains-next-target-is-decred/</text:p>
          </table:table-cell>
          <table:table-cell office:value-type="string" table:style-name="ce1">
            <text:p>Crypto Disrupt</text:p>
          </table:table-cell>
          <table:table-cell office:value-type="date" office:date-value="2018-09-24T00:00:00" table:style-name="ce3">
            <text:p>09/24/18</text:p>
          </table:table-cell>
          <table:table-cell office:value-type="string" table:style-name="ce1">
            <text:p>Antminer DR3 — Bitmain’s Next Target Is Decr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introduction-of-crypto-insider/</text:p>
          </table:table-cell>
          <table:table-cell office:value-type="string" table:style-name="ce1">
            <text:p>Crypto Insider</text:p>
          </table:table-cell>
          <table:table-cell office:value-type="date" office:date-value="2018-09-25T00:00:00" table:style-name="ce3">
            <text:p>09/25/18</text:p>
          </table:table-cell>
          <table:table-cell office:value-type="string" table:style-name="ce1">
            <text:p>Introducing Crypto Insid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-week-after-bug-discovery-bitcoin-network-remains-vulnerable</text:p>
          </table:table-cell>
          <table:table-cell office:value-type="string" table:style-name="ce1">
            <text:p>ETHNews</text:p>
          </table:table-cell>
          <table:table-cell office:value-type="date" office:date-value="2018-09-26T00:00:00" table:style-name="ce3">
            <text:p>09/26/18</text:p>
          </table:table-cell>
          <table:table-cell office:value-type="string" table:style-name="ce1">
            <text:p>A Week After Bug Discovery, Bitcoin Network Remains Vulnera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infraestructura/nodos-bitcoin-actualizacion-bitcoin-core/</text:p>
          </table:table-cell>
          <table:table-cell office:value-type="string" table:style-name="ce1">
            <text:p>Cripto Noticias</text:p>
          </table:table-cell>
          <table:table-cell office:value-type="date" office:date-value="2018-09-27T00:00:00" table:style-name="ce3">
            <text:p>09/27/18</text:p>
          </table:table-cell>
          <table:table-cell office:value-type="string" table:style-name="ce1">
            <text:p>Bitcoin En Riesgo Por Pocos Nodos De Bitcoin Core Actualizad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zjournals.com/buffalo/news/2018/09/28/blockchain-booster-why-krista-marcucci-is-hosting.html</text:p>
          </table:table-cell>
          <table:table-cell office:value-type="string" table:style-name="ce1">
            <text:p>Biz Journals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Blockchain Booster: Why Krista Marcucci is hosting major blockchain events in Buffal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09/academic-courses-on-blockchain-technology-must-be-taught-by-professionals-with-industry-experience/</text:p>
          </table:table-cell>
          <table:table-cell office:value-type="string" table:style-name="ce1">
            <text:p>Crypto Glob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Academic Courses on Blockchain Technology Must Be Taught By Professionals with Industry Experie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09/28/90-percent-of-the-bitcoin-network-nodes-are-not-updated-to-the-new-bug-free-bitcoin-core-client/</text:p>
          </table:table-cell>
          <table:table-cell office:value-type="string" table:style-name="ce1">
            <text:p>Billionaire 365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90 Percent Of The Bitcoin Network Nodes are Not Updated To The New Bug-Free Bitcoin Core Cli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heconversation.com/cryptocurrencies-blockchains-and-their-dark-side-4-essential-reads-103567</text:p>
          </table:table-cell>
          <table:table-cell office:value-type="string" table:style-name="ce1">
            <text:p>The Conversation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 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chronicle.com/news/article/Cryptocurrencies-blockchains-and-their-dark-13265301.php</text:p>
          </table:table-cell>
          <table:table-cell office:value-type="string" table:style-name="ce1">
            <text:p>San Francisco Chronicle</text:p>
          </table:table-cell>
          <table:table-cell office:value-type="date" office:date-value="2018-09-28T00:00:00" table:style-name="ce3">
            <text:p>09/28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zzfeednews.com/article/janelytvynenko/bitcoin-mining-plan-cryptocurrency-lending-scheme</text:p>
          </table:table-cell>
          <table:table-cell office:value-type="string" table:style-name="ce1">
            <text:p>Buzzfeed News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How A Hapless Bitcoin Entrepreneur Got Swept Up In The Crypto Craze And Started A Multimillion-Dollar Ponzi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pcwire.com/off-the-wire/acm-ifip-usenix-middleware-2018-conference-issues-call-for-participation/</text:p>
          </table:table-cell>
          <table:table-cell office:value-type="string" table:style-name="ce1">
            <text:p>HPC Wire</text:p>
          </table:table-cell>
          <table:table-cell office:value-type="date" office:date-value="2018-10-02T00:00:00" table:style-name="ce3">
            <text:p>10/02/18</text:p>
          </table:table-cell>
          <table:table-cell office:value-type="string" table:style-name="ce1">
            <text:p>ACM/IFIP/USENIX Middleware 2018 Conference Issues Call for Particip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aprate.com/cryptocurrency/blockchain/coindesk-ranks-the-top-10-us-blockchain-universities/</text:p>
          </table:table-cell>
          <table:table-cell office:value-type="string" table:style-name="ce1">
            <text:p>LeapRate.com</text:p>
          </table:table-cell>
          <table:table-cell office:value-type="date" office:date-value="2018-10-03T00:00:00" table:style-name="ce3">
            <text:p>10/03/18</text:p>
          </table:table-cell>
          <table:table-cell office:value-type="string" table:style-name="ce1">
            <text:p>CoinDesk ranks the top 10 US blockchain universiti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review-the-top-10-blockchain-colleges-and-universities-in-the-united-state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Review the Top 10 Blockchain Colleges And Universities In The United States</text:p>
          </table:table-cell>
          <table:table-cell office:value-type="string" table:style-name="ce1">
            <text:p>juels, shi, pas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hacker-wastes-entire-day-hacking-pigeoncoin-cryptocurrency-only-to-make-15000/</text:p>
          </table:table-cell>
          <table:table-cell office:value-type="string" table:style-name="ce1">
            <text:p>ZD Net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Hacker wastes entire day hacking Pigeoncoin cryptocurrency only to make $15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tezos-network-mainnet-dpos/</text:p>
          </table:table-cell>
          <table:table-cell office:value-type="string" table:style-name="ce1">
            <text:p>Crypto Insider</text:p>
          </table:table-cell>
          <table:table-cell office:value-type="date" office:date-value="2018-10-04T00:00:00" table:style-name="ce3">
            <text:p>10/04/18</text:p>
          </table:table-cell>
          <table:table-cell office:value-type="string" table:style-name="ce1">
            <text:p>The future of Tezos after mainnet launch and why DPoS matt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0/06/pigeoncoin-pgn-hacked-due-to-bitcoin-protocol-bug-copycat-coins-in-danger/</text:p>
          </table:table-cell>
          <table:table-cell office:value-type="string" table:style-name="ce1">
            <text:p>New BTC</text:p>
          </table:table-cell>
          <table:table-cell office:value-type="date" office:date-value="2018-10-06T00:00:00" table:style-name="ce3">
            <text:p>10/06/18</text:p>
          </table:table-cell>
          <table:table-cell office:value-type="string" table:style-name="ce1">
            <text:p>Pigeoncoin (PGN) Hacked Due to Bitcoin Protocol Bug, Copycat Coins in Dange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government-tracking-of-crypto-is-growing-but-there-are-ways-to-avoid-it</text:p>
          </table:table-cell>
          <table:table-cell office:value-type="string" table:style-name="ce1">
            <text:p>Cointelegraph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Government Tracking of Crypto Is Growing, But There Are Ways to Avoid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alon.com/2018/10/07/what-to-know-cryptocurrencies-bitcoin-blockchain_partner/</text:p>
          </table:table-cell>
          <table:table-cell office:value-type="string" table:style-name="ce1">
            <text:p>Salon</text:p>
          </table:table-cell>
          <table:table-cell office:value-type="date" office:date-value="2018-10-07T00:00:00" table:style-name="ce3">
            <text:p>10/07/18</text:p>
          </table:table-cell>
          <table:table-cell office:value-type="string" table:style-name="ce1">
            <text:p>Cryptocurrencies, blockchains and their dark side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pigeoncoin-hacked-15000-may-warning-sign-bitcoin-forks/</text:p>
          </table:table-cell>
          <table:table-cell office:value-type="string" table:style-name="ce1">
            <text:p>Unhashed</text:p>
          </table:table-cell>
          <table:table-cell office:value-type="date" office:date-value="2018-10-08T00:00:00" table:style-name="ce3">
            <text:p>10/08/18</text:p>
          </table:table-cell>
          <table:table-cell office:value-type="string" table:style-name="ce1">
            <text:p>Pigeoncoin Hacked for $15,000: May be a Warning Sign for Other Bitcoin For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com.au/pigeoncoin-the-coin-that-couldnt-fly/</text:p>
          </table:table-cell>
          <table:table-cell office:value-type="string" table:style-name="ce1">
            <text:p>Bitcoin Australia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Pigeoncoin – The Coin That Couldn’t Fl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thereum-we-havent-seen-the-last-of-the-bug-that-killed-the-dao/</text:p>
          </table:table-cell>
          <table:table-cell office:value-type="string" table:style-name="ce1">
            <text:p>CCN</text:p>
          </table:table-cell>
          <table:table-cell office:value-type="date" office:date-value="2018-10-10T00:00:00" table:style-name="ce3">
            <text:p>10/10/18</text:p>
          </table:table-cell>
          <table:table-cell office:value-type="string" table:style-name="ce1">
            <text:p>Ethereum: We Haven’t Seen the Last of the Bug That Killed the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which-crypto-phrases-will-become-extinct-industry-experts-weigh-in/</text:p>
          </table:table-cell>
          <table:table-cell office:value-type="string" table:style-name="ce1">
            <text:p>Crypto Globe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Which Crypto Phrases Will Become Extinct? Industry Experts Weigh 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oshitimes.com/the-dao-vulnerability-could-be-a-problem-for-other-projects-according-to-cornell-professor/</text:p>
          </table:table-cell>
          <table:table-cell office:value-type="string" table:style-name="ce1">
            <text:p>Toshi Times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The DAO Vulnerability Could Be a Problem for Other Projects, According to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fighting-51-attacks-by-penalizing-delayed-block-submissions-by-miners/</text:p>
          </table:table-cell>
          <table:table-cell office:value-type="string" table:style-name="ce1">
            <text:p>XBT</text:p>
          </table:table-cell>
          <table:table-cell office:value-type="date" office:date-value="2018-10-11T00:00:00" table:style-name="ce3">
            <text:p>10/11/18</text:p>
          </table:table-cell>
          <table:table-cell office:value-type="string" table:style-name="ce1">
            <text:p>Fighting 51% Attacks By Penalizing Delayed Block Submissions By Min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pankchain-hacker-returns-stolen-ethereum-earns-9000-reward/</text:p>
          </table:table-cell>
          <table:table-cell office:value-type="string" table:style-name="ce1">
            <text:p>CCN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SpankChain Hacker Returns Stolen Ethereum, Earns $9,000 Rewa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51-attack-being-livestreamed-for-educational-purposes-exclusive-interview/</text:p>
          </table:table-cell>
          <table:table-cell office:value-type="string" table:style-name="ce1">
            <text:p>BTC Manager</text:p>
          </table:table-cell>
          <table:table-cell office:value-type="date" office:date-value="2018-10-12T00:00:00" table:style-name="ce3">
            <text:p>10/12/18</text:p>
          </table:table-cell>
          <table:table-cell office:value-type="string" table:style-name="ce1">
            <text:p>51% Attack Being Livestreamed For Educational Purposes: Exclusive Intervie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37481/ethereum-eth-latest-update-spankchain-rewards-anonymous-hacker-with-9k-after-he-returns-stolen-ethereum-eth-worth-40k-ethereum-eth-news-today-eth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0-13T00:00:00" table:style-name="ce3">
            <text:p>10/13/18</text:p>
          </table:table-cell>
          <table:table-cell office:value-type="string" table:style-name="ce1">
            <text:p>SpankChain Rewards Anonymous Hacker with $9k After He Returns Stolen Ethereum (ETH) Worth $4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imf-rapid-growth-of-bitcoin-and-crypto-will-impact-global-financial-system/</text:p>
          </table:table-cell>
          <table:table-cell office:value-type="string" table:style-name="ce1">
            <text:p>CCN</text:p>
          </table:table-cell>
          <table:table-cell office:value-type="date" office:date-value="2018-10-14T00:00:00" table:style-name="ce3">
            <text:p>10/14/18</text:p>
          </table:table-cell>
          <table:table-cell office:value-type="string" table:style-name="ce1">
            <text:p>IMF: Rapid Growth of Bitcoin and Crypto Will Impact Global Financial 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ether-price-stablecoin/</text:p>
          </table:table-cell>
          <table:table-cell office:value-type="string" table:style-name="ce1">
            <text:p>Crypto Briefing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Tether Demise: The Titanic Was Unthinkably Unsinkable, To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nmoi.news/imf-danh-gia-tac-dong-cua-tien-ma-hoa-den-he-thong-tai-chinh-toan-cau-p1449261.html</text:p>
          </table:table-cell>
          <table:table-cell office:value-type="string" table:style-name="ce1">
            <text:p>Tinmoi News</text:p>
          </table:table-cell>
          <table:table-cell office:value-type="date" office:date-value="2018-10-15T00:00:00" table:style-name="ce3">
            <text:p>10/15/18</text:p>
          </table:table-cell>
          <table:table-cell office:value-type="string" table:style-name="ce1">
            <text:p>IMF đánh giá tác động của tiền mã hóa đến hệ thống tài chính toàn cầ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news.ovh/emin-gun-sirer-invigorated-by-bch-community-at-bch-devcon-blockchains-meant-to-be-used-not-an-imaginary-store-of-value/</text:p>
          </table:table-cell>
          <table:table-cell office:value-type="string" table:style-name="ce1">
            <text:p>Crypto News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Emin Gün Sirer “invigorated” by BCH community at BCH Devcon. Blockchains meant to be used, not an “imaginary” store of value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-standard.com/article/technology/cryptocurrencies-blockchains-and-their-dark-side-4-essential-reads-118101600425_1.html</text:p>
          </table:table-cell>
          <table:table-cell office:value-type="string" table:style-name="ce1">
            <text:p>Business Standard</text:p>
          </table:table-cell>
          <table:table-cell office:value-type="date" office:date-value="2018-10-16T00:00:00" table:style-name="ce3">
            <text:p>10/16/18</text:p>
          </table:table-cell>
          <table:table-cell office:value-type="string" table:style-name="ce1">
            <text:p>Cryptocurrencies, blockchains and their dark side: 4 essential reads</text:p>
          </table:table-cell>
          <table:table-cell office:value-type="string" table:style-name="ce1">
            <text:p>juels, eyal, bento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imesunion.com/news/article/Blockchains-won-t-fix-internet-voting-security-13316926.php</text:p>
          </table:table-cell>
          <table:table-cell office:value-type="string" table:style-name="ce1">
            <text:p>Times Union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't fix internet voting security – and could make it 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eavy.com/news/2018/10/blockchains-internet-voting-security/</text:p>
          </table:table-cell>
          <table:table-cell office:value-type="string" table:style-name="ce1">
            <text:p>Heavy</text:p>
          </table:table-cell>
          <table:table-cell office:value-type="date" office:date-value="2018-10-18T00:00:00" table:style-name="ce3">
            <text:p>10/18/18</text:p>
          </table:table-cell>
          <table:table-cell office:value-type="string" table:style-name="ce1">
            <text:p>Blockchains Won’t Fix Internet Voting Security – &amp; Could Make It Worse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8/10/certificate-program-teaches-how-leverage-blockchain-technology</text:p>
          </table:table-cell>
          <table:table-cell office:value-type="string" table:style-name="ce1">
            <text:p>Cornell Chronicl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innews.com/article__detail/465589110-certificate-program-teaches-how-to-leverage-blockchain-technology?vcode=XIbw</text:p>
          </table:table-cell>
          <table:table-cell office:value-type="string" table:style-name="ce1">
            <text:p>EIN Technology Today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ertificate program teaches how to leverage blockchain technolog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slate.com/is-the-blockchain-the-right-tool-to-fix-voting-problems/</text:p>
          </table:table-cell>
          <table:table-cell office:value-type="string" table:style-name="ce1">
            <text:p>Crypto Slat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Is the Blockchain the Right Tool to Fix Voting Problems?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ndianexpress.com/article/technology/how-the-blockchain-could-break-big-techs-hold-on-ai-5408431/</text:p>
          </table:table-cell>
          <table:table-cell office:value-type="string" table:style-name="ce1">
            <text:p>The Indian Express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How the blockchain could break big tech’s hold on 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https://www.cryptoglobe.com/latest/2018/10/cornell-professor-emin-gun-sirer-impressed-with-bitcoin-cash-devcon/</text:p>
          </table:table-cell>
          <table:table-cell office:value-type="string" table:style-name="ce1">
            <text:p>Crypto Globe</text:p>
          </table:table-cell>
          <table:table-cell office:value-type="date" office:date-value="2018-10-19T00:00:00" table:style-name="ce3">
            <text:p>10/19/18</text:p>
          </table:table-cell>
          <table:table-cell office:value-type="string" table:style-name="ce1">
            <text:p>Cornell Professor Emin Gün Sirer Impressed With Bitcoin Cash Devc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globe.com/latest/2018/10/hacker-attempts-to-blackmail-apple-demands-150000-in-bitcoin-btc-for-not-selling-319-million-compromised-icloud-accounts/</text:p>
          </table:table-cell>
          <table:table-cell office:value-type="string" table:style-name="ce1">
            <text:p>Crypto Globe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acker Tries to Blackmail Apple for $150,000 in BTC After Compromising 319 Million iCloud Accoun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ytimes.com/2018/10/20/technology/how-the-blockchain-could-break-big-techs-hold-on-ai.html</text:p>
          </table:table-cell>
          <table:table-cell office:value-type="string" table:style-name="ce1">
            <text:p>New York Times</text:p>
          </table:table-cell>
          <table:table-cell office:value-type="date" office:date-value="2018-10-20T00:00:00" table:style-name="ce3">
            <text:p>10/20/18</text:p>
          </table:table-cell>
          <table:table-cell office:value-type="string" table:style-name="ce1">
            <text:p>How the Blockchain Could Break Big Tech’s Hold on A.I.</text:p>
          </table:table-cell>
          <table:table-cell office:value-type="string" table:style-name="ce1">
            <text:p>song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ryptocurrency.rodipex.com/list-of-cryptocurrencies-by-value/bitcoin-cash-devcon-gets-commended-by-cornell-professor-emin-gun-sirer/</text:p>
          </table:table-cell>
          <table:table-cell office:value-type="string" table:style-name="ce1">
            <text:p>Cryptocurrency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martereum.com/38615/bitcoin-cash-bch-bitcoin-cash-devcon-gets-commended-by-cornell-professor-emin-gun-sirer-bc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arketwatch.com/story/voting-by-blockchain-could-add-new-risks-to-our-elections-including-making-it-easier-to-buy-votes-2018-10-18</text:p>
          </table:table-cell>
          <table:table-cell office:value-type="string" table:style-name="ce1">
            <text:p>Market Watch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Opinion: Voting by blockchain could add new risks to our elections — including making it easier to buy vote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st.com.my/opinion/columnists/2018/10/423209/how-it-can-break-big-techs-hold-ai</text:p>
          </table:table-cell>
          <table:table-cell office:value-type="string" table:style-name="ce1">
            <text:p>New Straits Times</text:p>
          </table:table-cell>
          <table:table-cell office:value-type="date" office:date-value="2018-10-21T00:00:00" table:style-name="ce3">
            <text:p>10/21/18</text:p>
          </table:table-cell>
          <table:table-cell office:value-type="string" table:style-name="ce1">
            <text:p>How it can break big tech's hold on A.I.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isruptblock.com/blockchain/scholars-think-blockchain-can-create-new-problems-elections/#</text:p>
          </table:table-cell>
          <table:table-cell office:value-type="string" table:style-name="ce1">
            <text:p>Disrupt Block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Scholars think Blockchain can create new problems in election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doo.com/research-blockchain-cannot-improve-the-election-process/</text:p>
          </table:table-cell>
          <table:table-cell office:value-type="string" table:style-name="ce1">
            <text:p>Coin Doo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Research: Blockchain Cannot Improve the Election Process</text:p>
          </table:table-cell>
          <table:table-cell office:value-type="string" table:style-name="ce1">
            <text:p>juels, eyal, nao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conomictimes.indiatimes.com/small-biz/startups/features/how-the-blockchain-could-break-big-techs-hold-on-ai/articleshow/66311427.cms</text:p>
          </table:table-cell>
          <table:table-cell office:value-type="string" table:style-name="ce1">
            <text:p>Economic Times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.economictimes.indiatimes.com/news/technology/how-the-blockchain-could-break-big-techs-hold-on-ai/66315482</text:p>
          </table:table-cell>
          <table:table-cell office:value-type="string" table:style-name="ce1">
            <text:p>ET Tech</text:p>
          </table:table-cell>
          <table:table-cell office:value-type="date" office:date-value="2018-10-22T00:00:00" table:style-name="ce3">
            <text:p>10/22/18</text:p>
          </table:table-cell>
          <table:table-cell office:value-type="string" table:style-name="ce1">
            <text:p>How the Blockchain Could Break Big Tech's Hold on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blockchainland.com/2018/10/23/researchers-dissect-online-voting-possibility/</text:p>
          </table:table-cell>
          <table:table-cell office:value-type="string" table:style-name="ce1">
            <text:p>Blockchain Land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Researchers Dissect Online Voting Possibility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390-cornell-researchers-blockchain-will-make-online-voting-worse-not-better/</text:p>
          </table:table-cell>
          <table:table-cell office:value-type="string" table:style-name="ce1">
            <text:p>Crowdfund Insi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Researchers: Blockchain Will Make Online Voting Worse, Not Better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do-private-blockchains-have-a-point-lets-ask-the-bank-of-canada</text:p>
          </table:table-cell>
          <table:table-cell office:value-type="string" table:style-name="ce1">
            <text:p>Finder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Do private blockchains have a point? Let’s ask the Bank of Cana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lockwire.com/cornell-tech-adds-blockchain-course/</text:p>
          </table:table-cell>
          <table:table-cell office:value-type="string" table:style-name="ce1">
            <text:p>Crypto Block Wire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Cornell Tech Offers Two-Month Blockchain Cour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blockchain-could-be-crucial-for-moving-ai-tech-forward/185987</text:p>
          </table:table-cell>
          <table:table-cell office:value-type="string" table:style-name="ce1">
            <text:p>Inside Bitcoins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blockchain-could-be-crucial-to-move-ai-tech-forward/</text:p>
          </table:table-cell>
          <table:table-cell office:value-type="string" table:style-name="ce1">
            <text:p>Bitcoinist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lockchain Could Be Crucial for Moving AI Tech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turkofamerica.com/index.php/people/academians/item/4799-bitcoin-cash-devcon-gets-commended-by-cornell-professor-emin-guen-sirer</text:p>
          </table:table-cell>
          <table:table-cell office:value-type="string" table:style-name="ce1">
            <text:p>Turk of America</text:p>
          </table:table-cell>
          <table:table-cell office:value-type="date" office:date-value="2018-10-23T00:00:00" table:style-name="ce3">
            <text:p>10/23/18</text:p>
          </table:table-cell>
          <table:table-cell office:value-type="string" table:style-name="ce1">
            <text:p>Bitcoin Cash Devcon Gets Commended By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arrynpollock/2018/10/24/universities-show-a-surprising-leading-light-in-cryptocurrency-adoption/#53629e7a1bd5</text:p>
          </table:table-cell>
          <table:table-cell office:value-type="string" table:style-name="ce1">
            <text:p>Forbe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Universities Show A Surprising Leading Light In Cryptocurrency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psu.edu/story/543643/2018/10/24/research/nsf-selects-penn-state-create-lead-center-trustworthy-machine</text:p>
          </table:table-cell>
          <table:table-cell office:value-type="string" table:style-name="ce1">
            <text:p>Penn State News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create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ekalert.org/pub_releases/2018-10/ps-nsp102418.php</text:p>
          </table:table-cell>
          <table:table-cell office:value-type="string" table:style-name="ce1">
            <text:p>Eureka Alert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NSF selects Penn State to establish, lead Center for Trustworthy Machine Learning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blockchain-dlt-will-advance-artificial-intelligence-ai-forward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4T00:00:00" table:style-name="ce3">
            <text:p>10/24/18</text:p>
          </table:table-cell>
          <table:table-cell office:value-type="string" table:style-name="ce1">
            <text:p>How Blockchain (DLT) Will Advance Artificial Intelligence (AI) Forward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ryptocurrency-courses-students/</text:p>
          </table:table-cell>
          <table:table-cell office:value-type="string" table:style-name="ce1">
            <text:p>Blockonomi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Cryptocurrency Courses Becoming More Popular Among College Stud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3374/professor-emin-gun-sirer-states-tomorrows-blockchain-will-not-be-like-todays/</text:p>
          </table:table-cell>
          <table:table-cell office:value-type="string" table:style-name="ce1">
            <text:p>The Currency Analytics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Professor Emin Gun Sirer States Tomorrows Blockchain Will Not Be Like Tod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universities-spark-next-crypto-boom/</text:p>
          </table:table-cell>
          <table:table-cell office:value-type="string" table:style-name="ce1">
            <text:p>Crypto Insider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will spark the next crypto bo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fehaven.com/cryptocurrencies/cryptocurrencies-other/How-Universities-Are-Fueling-Crypto-Adoption.html</text:p>
          </table:table-cell>
          <table:table-cell office:value-type="string" table:style-name="ce1">
            <text:p>Safe Haven</text:p>
          </table:table-cell>
          <table:table-cell office:value-type="date" office:date-value="2018-10-25T00:00:00" table:style-name="ce3">
            <text:p>10/25/18</text:p>
          </table:table-cell>
          <table:table-cell office:value-type="string" table:style-name="ce1">
            <text:p>How Universities Are Fueling Crypto Adop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hy-colleges-and-universities-are-accelerating-cryptocurrency-adoption-worldwid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0-26T00:00:00" table:style-name="ce3">
            <text:p>10/26/18</text:p>
          </table:table-cell>
          <table:table-cell office:value-type="string" table:style-name="ce1">
            <text:p>Why Colleges and Universities are Accelerating Cryptocurrency Adoption Worldwid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8/10/interview-perlin-project-manager-dorjee-sun-on-bringing-one-billion-people-to-the-crypto-economy/</text:p>
          </table:table-cell>
          <table:table-cell office:value-type="string" table:style-name="ce1">
            <text:p>Crypto Globe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Interview: Perlin Project Manager Dorjee Sun on Bringing One Billion People to the Crypto Econom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opedia.com/energy-inefficiency-in-blockchain-consensus/2/33508</text:p>
          </table:table-cell>
          <table:table-cell office:value-type="string" table:style-name="ce1">
            <text:p>Techopedia</text:p>
          </table:table-cell>
          <table:table-cell office:value-type="date" office:date-value="2018-10-29T00:00:00" table:style-name="ce3">
            <text:p>10/29/18</text:p>
          </table:table-cell>
          <table:table-cell office:value-type="string" table:style-name="ce1">
            <text:p>Energy (In)Efficiency In Blockchain Consens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8/10/140659-crypto-donation-platform-wetrustspring-offers-matching-campaign-through-giving-tuesday/</text:p>
          </table:table-cell>
          <table:table-cell office:value-type="string" table:style-name="ce1">
            <text:p>Crowdfund Insider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Crypto Donation Platform WeTrust Spring Offers Matching Campaign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journal.net/wetrust-spring-to-match-100-of-eth-donations-through-giving-tuesday-announces-14-partnerships/</text:p>
          </table:table-cell>
          <table:table-cell office:value-type="string" table:style-name="ce1">
            <text:p>Coin Journa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to Match 100% of ETH Donations Through Giving Tuesday, Announces 14 Partnershi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wetrust-spring-fundraising-platform-will-match-eth-donations/</text:p>
          </table:table-cell>
          <table:table-cell office:value-type="string" table:style-name="ce1">
            <text:p>Block Tribune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WeTrust Spring Fundraising Platform Will Match ETH Don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18/10/30/ethereum-powered-fundraising-platform-launches-groundbreaking-initiative-to-spark-social-change-with-crypto/</text:p>
          </table:table-cell>
          <table:table-cell office:value-type="string" table:style-name="ce1">
            <text:p>The Daily Hodl</text:p>
          </table:table-cell>
          <table:table-cell office:value-type="date" office:date-value="2018-10-30T00:00:00" table:style-name="ce3">
            <text:p>10/30/18</text:p>
          </table:table-cell>
          <table:table-cell office:value-type="string" table:style-name="ce1">
            <text:p>Ethereum-Powered Fundraising Platform Launches Groundbreaking Initiative to Spark Social Change With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coin-whitepaper-10-years-since-satoshis-vision-was-brought-to-life</text:p>
          </table:table-cell>
          <table:table-cell office:value-type="string" table:style-name="ce1">
            <text:p>Coin Telegraph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White Paper – 10 Years Since Satoshi’s Vision Was Brought to Lif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fter-10-years-bitcoin-changed-everything-nothing/</text:p>
          </table:table-cell>
          <table:table-cell office:value-type="string" table:style-name="ce1">
            <text:p>Wired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After 10 Years, Bitcoin Has Changed Everything - And Noth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rse.com/article/50372-bitcoin-is-10-how-its-next-10-years-could-transform-digital-society</text:p>
          </table:table-cell>
          <table:table-cell office:value-type="string" table:style-name="ce1">
            <text:p>Inverse</text:p>
          </table:table-cell>
          <table:table-cell office:value-type="date" office:date-value="2018-10-31T00:00:00" table:style-name="ce3">
            <text:p>10/31/18</text:p>
          </table:table-cell>
          <table:table-cell office:value-type="string" table:style-name="ce1">
            <text:p>Bitcoin Is 10: How Its Next 10 Years Could Transform Digital Socie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sys-con.com/node/4340328</text:p>
          </table:table-cell>
          <table:table-cell office:value-type="string" table:style-name="ce1">
            <text:p>Sys-Con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town-crier-from-the-initiative-for-cryptocurrencies-and-contracts-300741835.html</text:p>
          </table:table-cell>
          <table:table-cell office:value-type="string" table:style-name="ce1">
            <text:p>Cision PR Newswire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from the Initiative for Cryptocurrencies and Contrac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8/11/01/chainlink-acquires-town-crier-to-bolster-secure-smart-contracts-network/</text:p>
          </table:table-cell>
          <table:table-cell office:value-type="string" table:style-name="ce1">
            <text:p>Crypto Ninjas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cquires Town Crier to Bolster Secure Smart Contracts Net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echvicity.com/2018/11/chainlink-announces-acquisition-of-town-crier-a-cornell-backed-ic3-developed-technology.html</text:p>
          </table:table-cell>
          <table:table-cell office:value-type="string" table:style-name="ce1">
            <text:p>Techvicity</text:p>
          </table:table-cell>
          <table:table-cell office:value-type="date" office:date-value="2018-11-01T00:00:00" table:style-name="ce3">
            <text:p>11/01/18</text:p>
          </table:table-cell>
          <table:table-cell office:value-type="string" table:style-name="ce1">
            <text:p>Chainlink Announces Acquisition of Town Crier a Cornell backed IC3 Developed Technolog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etrust-spring-to-match-all-ethereum-eth-donations-with-new-partnership-announcements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WeTrust Spring To Match All Ethereum (ETH) Donations With New Partnership Announce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universities-building-foundation-for-educated-blockchain-generation</text:p>
          </table:table-cell>
          <table:table-cell office:value-type="string" table:style-name="ce1">
            <text:p>Today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Universities Building Foundation for Educated Blockchain Gener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-week-of-satoshi-what-is-on-the-horizon-for-bitcoin/</text:p>
          </table:table-cell>
          <table:table-cell office:value-type="string" table:style-name="ce1">
            <text:p>BTC Manager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A Week of Satoshi Pt. 5: What Is on the Horizon for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urrencytalk.com/video/view/159598-the-case-for-proof-of-stake-emin-gun-sirer-devcon-4/</text:p>
          </table:table-cell>
          <table:table-cell office:value-type="string" table:style-name="ce1">
            <text:p>Cryptocurrency Talk</text:p>
          </table:table-cell>
          <table:table-cell office:value-type="date" office:date-value="2018-11-02T00:00:00" table:style-name="ce3">
            <text:p>11/02/18</text:p>
          </table:table-cell>
          <table:table-cell office:value-type="string" table:style-name="ce1">
            <text:p>The Case For Proof of Stake (Emin Gun Sirer - DevCon 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edium.com/blockwhat/03-it-s-karma-484fdc2d8657</text:p>
          </table:table-cell>
          <table:table-cell office:value-type="string" table:style-name="ce1">
            <text:p>Medium</text:p>
          </table:table-cell>
          <table:table-cell office:value-type="date" office:date-value="2018-11-03T00:00:00" table:style-name="ce3">
            <text:p>11/03/18</text:p>
          </table:table-cell>
          <table:table-cell office:value-type="string" table:style-name="ce1">
            <text:p>’03 | It’s Kar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ethebitcoin.com/chainlink-acquires-town-crier-provides-secure-smart-contract-networks/</text:p>
          </table:table-cell>
          <table:table-cell office:value-type="string" table:style-name="ce1">
            <text:p>Use the Bitcoi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ChainLink Acquires Town Crier, Provides Secure Smart Contract Network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fake-elon-musk-crypto-giveaway-scam-gets-0-4-btc-as-twitter-fails-to-vet-advert/</text:p>
          </table:table-cell>
          <table:table-cell office:value-type="string" table:style-name="ce1">
            <text:p>CCN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Fake Elon Musk Crypto Giveaway Scam Gets 0.4 BTC as Twitter Fails to Vet Adve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sonline.com/bancorx-connect-eos-ethereum/</text:p>
          </table:table-cell>
          <table:table-cell office:value-type="string" table:style-name="ce1">
            <text:p>Bitsonline</text:p>
          </table:table-cell>
          <table:table-cell office:value-type="date" office:date-value="2018-11-06T00:00:00" table:style-name="ce3">
            <text:p>11/06/18</text:p>
          </table:table-cell>
          <table:table-cell office:value-type="string" table:style-name="ce1">
            <text:p>New BancorX Service Looks to Connect EOS and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star-trek-star-william-shatner-defends-ethereum-from-inaccurate-claims/</text:p>
          </table:table-cell>
          <table:table-cell office:value-type="string" table:style-name="ce1">
            <text:p>CCN</text:p>
          </table:table-cell>
          <table:table-cell office:value-type="date" office:date-value="2018-11-08T00:00:00" table:style-name="ce3">
            <text:p>11/08/18</text:p>
          </table:table-cell>
          <table:table-cell office:value-type="string" table:style-name="ce1">
            <text:p>Star Trek Star William Shatner Defends Ethereum From Inaccurate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unconfirmed.libsyn.com/emin-gun-sirer-on-the-secetherdelta-settlement-and-why-code-is-speech-ep045</text:p>
          </table:table-cell>
          <table:table-cell office:value-type="string" table:style-name="ce1">
            <text:p>Unconfirmed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8/11/09/crypto-community-responds-to-fake-satoshis-fk-you-email-to-roger-ver/</text:p>
          </table:table-cell>
          <table:table-cell office:value-type="string" table:style-name="ce1">
            <text:p>News BTC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">
            <text:p>Crypto Community Responds to Fake Satoshi’s “F**k You” Email to Roger 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unconfirmed-insights-and-analysis-from-the-top-minds-in-crypto/emin-gun-sirer-on-the-secetherdelta-settlement-and-why-code-is-speech-ep045</text:p>
          </table:table-cell>
          <table:table-cell office:value-type="string" table:style-name="ce1">
            <text:p>Player FM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Emin Gun Sirer on the SEC/EtherDelta Settlement and Why Code Is Speech - Ep.04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lr.com/guides/proof-of-work-pow/</text:p>
          </table:table-cell>
          <table:table-cell office:value-type="string" table:style-name="ce1">
            <text:p>Blocklr</text:p>
          </table:table-cell>
          <table:table-cell office:value-type="date" office:date-value="2018-11-09T00:00:00" table:style-name="ce3">
            <text:p>11/09/18</text:p>
          </table:table-cell>
          <table:table-cell office:value-type="string" table:style-name="ce12">
            <text:p>Proof of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greg-maxwell-bitcoin-sv-maybe-the-real-fake-bitcoin-but-who-cares/</text:p>
          </table:table-cell>
          <table:table-cell office:value-type="string" table:style-name="ce1">
            <text:p>CCN</text:p>
          </table:table-cell>
          <table:table-cell office:value-type="date" office:date-value="2018-11-12T00:00:00" table:style-name="ce3">
            <text:p>11/12/18</text:p>
          </table:table-cell>
          <table:table-cell office:value-type="string" table:style-name="ce12">
            <text:p>Greg Maxwell: Bitcoin SV ‘Maybe’ the ‘Real Fake Bitcoin’ – ‘But Who Cares?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eos-arbitrators-ruling-prompts-more-debate-about-decentralization</text:p>
          </table:table-cell>
          <table:table-cell office:value-type="string" table:style-name="ce1">
            <text:p>ETHNews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EOS Arbitrator's Ruling Prompts More Debate About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prominent-btc-developer-gregory-maxwell-confirms-he-emailed-craig-wright-to-offer-technical-assistance/</text:p>
          </table:table-cell>
          <table:table-cell office:value-type="string" table:style-name="ce1">
            <text:p>Bitcoin Exchange Guide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Prominent BTC Developer Gregory Maxwell Confirms He Emailed Craig Wright to Offer Technical Assist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hard-fork/</text:p>
          </table:table-cell>
          <table:table-cell office:value-type="string" table:style-name="ce1">
            <text:p>Coinspeaker</text:p>
          </table:table-cell>
          <table:table-cell office:value-type="date" office:date-value="2018-11-13T00:00:00" table:style-name="ce3">
            <text:p>11/13/18</text:p>
          </table:table-cell>
          <table:table-cell office:value-type="string" table:style-name="ce1">
            <text:p>Upcoming Bitcoin Cash Hard Fork: Never Ending Disputes in Dubious Contex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when-fork-forks-what-you-need-know-bitcoin-cash-goes-war/</text:p>
          </table:table-cell>
          <table:table-cell office:value-type="string" table:style-name="ce1">
            <text:p>Bitcoin Magazine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When the Fork Forks: What You Need to Know as Bitcoin Cash Goes to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bdio.com/BigData/2018-11/14/content_5916264.htm</text:p>
          </table:table-cell>
          <table:table-cell office:value-type="string" table:style-name="ce1">
            <text:p>China Big Data Industrial Observation</text:p>
          </table:table-cell>
          <table:table-cell office:value-type="date" office:date-value="2018-11-14T00:00:00" table:style-name="ce3">
            <text:p>11/14/18</text:p>
          </table:table-cell>
          <table:table-cell office:value-type="string" table:style-name="ce1">
            <text:p>专访美国康奈尔大学副教授Emin Gün Sirer：关于区块链我们需要知道些什么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122777353427.htm</text:p>
          </table:table-cell>
          <table:table-cell office:value-type="string" table:style-name="ce1">
            <text:p>Chain News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BCH 分叉快评：51% 攻击已经发生，BCH 已经中心化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2059/bitcoin-cash-fork-what-you-didnt-know-about-the-ongoing-bitcoin-cash-fork-war-bitcoin-cash-news-today/</text:p>
          </table:table-cell>
          <table:table-cell office:value-type="string" table:style-name="ce1">
            <text:p>Smartereum</text:p>
          </table:table-cell>
          <table:table-cell office:value-type="date" office:date-value="2018-11-15T00:00:00" table:style-name="ce3">
            <text:p>11/15/18</text:p>
          </table:table-cell>
          <table:table-cell office:value-type="string" table:style-name="ce1">
            <text:p>What You Didn’t Know About The Ongoing Bitcoin Cash Fork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bitcoin-cash-was-never-going-to-lose-the-hash-war-with-sv/</text:p>
          </table:table-cell>
          <table:table-cell office:value-type="string" table:style-name="ce1">
            <text:p>CCN</text:p>
          </table:table-cell>
          <table:table-cell office:value-type="date" office:date-value="2018-11-16T00:00:00" table:style-name="ce3">
            <text:p>11/16/18</text:p>
          </table:table-cell>
          <table:table-cell office:value-type="string" table:style-name="ce1">
            <text:p>Why Bitcoin Cash Was Never Going to Lose the Hash War With SV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theres-a-huge-turkish-community-around-crypto-turks-reply-vitalik-buterins-tweet-after-creating-a-twitter-buzz/</text:p>
          </table:table-cell>
          <table:table-cell office:value-type="string" table:style-name="ce1">
            <text:p>ZyCrypto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“There’s a huge Turkish community around crypto” Turks reply Vitalik Buterin’s tweet after creating a Twitter buz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twitter-bitcoin-scams-came-from-third-party-marketing-app/</text:p>
          </table:table-cell>
          <table:table-cell office:value-type="string" table:style-name="ce1">
            <text:p>CCN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Twitter: Bitcoin Scams Came from Third-Party Marketing Ap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443/blockchain-smart-contracts-can-finally-have-a-real-world-impact/</text:p>
          </table:table-cell>
          <table:table-cell office:value-type="string" table:style-name="ce1">
            <text:p>MIT Technology Review</text:p>
          </table:table-cell>
          <table:table-cell office:value-type="date" office:date-value="2018-11-19T00:00:00" table:style-name="ce3">
            <text:p>11/19/18</text:p>
          </table:table-cell>
          <table:table-cell office:value-type="string" table:style-name="ce1">
            <text:p>Blockchain smart contracts are finally good for something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there-is-huge-turkish-community-around-crypto-say-turks-to-vitalik-buterin/40783/</text:p>
          </table:table-cell>
          <table:table-cell office:value-type="string" table:style-name="ce1">
            <text:p>BCFocu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“There is huge Turkish community around crypto,” say Turks to Vitalik Buter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rogerhuang/2018/11/20/wetrust-spring-will-match-your-cryptocurrency-donations-through-giving-tuesday/#2add47492461</text:p>
          </table:table-cell>
          <table:table-cell office:value-type="string" table:style-name="ce1">
            <text:p>Forbes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WeTrust Spring Will Match Your Cryptocurrency Donations Through Giving Tuesd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craig-wright-bsv-195004524.html</text:p>
          </table:table-cell>
          <table:table-cell office:value-type="string" table:style-name="ce1">
            <text:p>Yahoo Finance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Bitcoin Cash: Craig Wright’s BSV Suffers Multi-Block Reorg, Wins ‘Drama per Second’ Batt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llionaire365.com/2018/11/20/crypto-exchanges-enabled-deposits-and-withdrawals-of-bchsv-but-only-under-specific-conditions/</text:p>
          </table:table-cell>
          <table:table-cell office:value-type="string" table:style-name="ce1">
            <text:p>Billionaire 365</text:p>
          </table:table-cell>
          <table:table-cell office:value-type="date" office:date-value="2018-11-20T00:00:00" table:style-name="ce3">
            <text:p>11/20/18</text:p>
          </table:table-cell>
          <table:table-cell office:value-type="string" table:style-name="ce1">
            <text:p>Crypto Exchanges Enabled Deposits and Withdrawals Of BCHSV, But Only Under Specific Cond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s-begin-to-disregard-bitcoin-cash-sv-after-block-reorg/</text:p>
          </table:table-cell>
          <table:table-cell office:value-type="string" table:style-name="ce1">
            <text:p>CCN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Crypto Exchanges Begin to Disregard Bitcoin Cash SV After Block Reor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bitcoin-cash-sv-blockchain-reorg/</text:p>
          </table:table-cell>
          <table:table-cell office:value-type="string" table:style-name="ce1">
            <text:p>Coinspeaker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Faces Huge Criticism Over ‘Blockchain Reorg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inshark.net/bitcoin-cash-cv-goes-wild-and-reorganizes-its-own-blocks/</text:p>
          </table:table-cell>
          <table:table-cell office:value-type="string" table:style-name="ce1">
            <text:p>The Coin Shark</text:p>
          </table:table-cell>
          <table:table-cell office:value-type="date" office:date-value="2018-11-21T00:00:00" table:style-name="ce3">
            <text:p>11/21/18</text:p>
          </table:table-cell>
          <table:table-cell office:value-type="string" table:style-name="ce1">
            <text:p>Bitcoin Cash SV Goes Wild and Reorganizes Its Own Blo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Ethereum-Founder-Exploring-Ground-in-Turkey</text:p>
          </table:table-cell>
          <table:table-cell office:value-type="string" table:style-name="ce1">
            <text:p>Crypto Daily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Ethereum Founder Exploring Ground In Tur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hy-major-crypto-exchanges-are-granting-bitcoin-cash-with-bch-ticker/</text:p>
          </table:table-cell>
          <table:table-cell office:value-type="string" table:style-name="ce1">
            <text:p>CCN</text:p>
          </table:table-cell>
          <table:table-cell office:value-type="date" office:date-value="2018-11-22T00:00:00" table:style-name="ce3">
            <text:p>11/22/18</text:p>
          </table:table-cell>
          <table:table-cell office:value-type="string" table:style-name="ce1">
            <text:p>Why Major Crypto Exchanges are Granting Bitcoin Cash With BCH Tick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economy.net/en/bitcoin-sv-began-to-lose-support-from-the-exchanges/</text:p>
          </table:table-cell>
          <table:table-cell office:value-type="string" table:style-name="ce1">
            <text:p>Crypto Economy</text:p>
          </table:table-cell>
          <table:table-cell office:value-type="date" office:date-value="2018-11-23T00:00:00" table:style-name="ce3">
            <text:p>11/23/18</text:p>
          </table:table-cell>
          <table:table-cell office:value-type="string" table:style-name="ce1">
            <text:p>Bitcoin SV [BSV] began to lose support from the exchan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how-crypto-social-network-minds-is-using-ad-buys-to-create-a-semi-stablecoin/</text:p>
          </table:table-cell>
          <table:table-cell office:value-type="string" table:style-name="ce1">
            <text:p>CCN</text:p>
          </table:table-cell>
          <table:table-cell office:value-type="date" office:date-value="2018-11-24T00:00:00" table:style-name="ce3">
            <text:p>11/24/18</text:p>
          </table:table-cell>
          <table:table-cell office:value-type="string" table:style-name="ce1">
            <text:p>How Crypto Social Network Minds is Using Ad Buys to Create a ‘Semi-Stablecoin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bc-vs-cv-assessing-the-consequences-of-the-bitcoin-cash-war</text:p>
          </table:table-cell>
          <table:table-cell office:value-type="string" table:style-name="ce1">
            <text:p>Coin Telegraph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ABC vs SV: Assessing the Consequences of the Bitcoin Cash W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will-ohios-acceptance-of-bitcoin-for-tax-payments-increase-legitimacy-of-crypto/</text:p>
          </table:table-cell>
          <table:table-cell office:value-type="string" table:style-name="ce1">
            <text:p>CCN</text:p>
          </table:table-cell>
          <table:table-cell office:value-type="date" office:date-value="2018-11-26T00:00:00" table:style-name="ce3">
            <text:p>11/26/18</text:p>
          </table:table-cell>
          <table:table-cell office:value-type="string" table:style-name="ce1">
            <text:p>Will Ohio’s Acceptance of Bitcoin for Tax Payments Increase Legitimacy of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-exchange-giant-binance-creates-combined-stablecoin-market/</text:p>
          </table:table-cell>
          <table:table-cell office:value-type="string" table:style-name="ce1">
            <text:p>CCN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Crypto Exchange Giant Binance Creates Combined Stablecoin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arriortradingnews.com/2018/11/27/folks-talk-bch-as-both-sv-and-abc-persevere/</text:p>
          </table:table-cell>
          <table:table-cell office:value-type="string" table:style-name="ce1">
            <text:p>Warrior Trading News</text:p>
          </table:table-cell>
          <table:table-cell office:value-type="date" office:date-value="2018-11-27T00:00:00" table:style-name="ce3">
            <text:p>11/27/18</text:p>
          </table:table-cell>
          <table:table-cell office:value-type="string" table:style-name="ce1">
            <text:p>Folks Talk BCH, as Both SV and ABC Perseve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even-with-the-market-crash-crypto-holders-are-still-giving/</text:p>
          </table:table-cell>
          <table:table-cell office:value-type="string" table:style-name="ce1">
            <text:p>CC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Even with the Market Crash, Crypto Holders Are Still Giv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der.com.au/tether-reopens-direct-usdt-redemption-as-bitfinex-adds-new-usdt-fiat-pairs</text:p>
          </table:table-cell>
          <table:table-cell office:value-type="string" table:style-name="ce1">
            <text:p>Finder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Tether reopens direct USDT redemption as Bitfinex adds new USDT fiat pai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what-is-chainlink-link/</text:p>
          </table:table-cell>
          <table:table-cell office:value-type="string" table:style-name="ce1">
            <text:p>Invest In Blockchain</text:p>
          </table:table-cell>
          <table:table-cell office:value-type="date" office:date-value="2018-11-28T00:00:00" table:style-name="ce3">
            <text:p>11/28/18</text:p>
          </table:table-cell>
          <table:table-cell office:value-type="string" table:style-name="ce1">
            <text:p>What Is ChainLink (LINK)?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dan-the-butterfly-larimer-is-flitting-from-one-token-to-another-after-bitshares-steemit-and-eos-is-he-going-to-start-another-project/</text:p>
          </table:table-cell>
          <table:table-cell office:value-type="string" table:style-name="ce1">
            <text:p>Captainaltcoin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Dan “The butterfly” Larimer is flitting from one token to another. After BitShares, Steemit and EOS, is he going to start another project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18/11/crypto-crash-encourages-eth-holders-to-give-ethereum-away</text:p>
          </table:table-cell>
          <table:table-cell office:value-type="string" table:style-name="ce1">
            <text:p>Crypto Daily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Crypto Crash Encourages ETH Holders To GIVE Ethereum Aw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loxroute-joins-the-block-size-debate-with-new-block-propagation-service/</text:p>
          </table:table-cell>
          <table:table-cell office:value-type="string" table:style-name="ce1">
            <text:p>Bitcoin.com</text:p>
          </table:table-cell>
          <table:table-cell office:value-type="date" office:date-value="2018-11-29T00:00:00" table:style-name="ce3">
            <text:p>11/29/18</text:p>
          </table:table-cell>
          <table:table-cell office:value-type="string" table:style-name="ce1">
            <text:p>Bloxroute Joins the Block Size Debate With New Block Propagation 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oofy.com/25106/eoss-dan-larimers-hypothetical-token-concept-fails-to-impress-fans/</text:p>
          </table:table-cell>
          <table:table-cell office:value-type="string" table:style-name="ce1">
            <text:p>The Oofy</text:p>
          </table:table-cell>
          <table:table-cell office:value-type="date" office:date-value="2018-11-30T00:00:00" table:style-name="ce3">
            <text:p>11/30/18</text:p>
          </table:table-cell>
          <table:table-cell office:value-type="string" table:style-name="ce1">
            <text:p>EOS’s Dan Larimer’s Hypothetical Token Concept Fails to Impress Fa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tcoinbuzz.io/blockchain-course-offered-at-university-of-tokyo/</text:p>
          </table:table-cell>
          <table:table-cell office:value-type="string" table:style-name="ce1">
            <text:p>Altcoin Buzz</text:p>
          </table:table-cell>
          <table:table-cell office:value-type="date" office:date-value="2018-12-01T00:00:00" table:style-name="ce3">
            <text:p>12/01/18</text:p>
          </table:table-cell>
          <table:table-cell office:value-type="string" table:style-name="ce1">
            <text:p>Blockchain Course Offered At University Of Toky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cryptolatest.com/votem-welcomes-dr-emin-gun-sirer-to-board-of-advisors-2/</text:p>
          </table:table-cell>
          <table:table-cell office:value-type="string" table:style-name="ce1">
            <text:p>Crypto Latest</text:p>
          </table:table-cell>
          <table:table-cell office:value-type="date" office:date-value="2018-12-02T00:00:00" table:style-name="ce3">
            <text:p>12/02/18</text:p>
          </table:table-cell>
          <table:table-cell office:value-type="string" table:style-name="ce1">
            <text:p>Votem® Welcomes Dr. Emin Gün Sirer to Board of Advis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ingtech.com/2018/12/from-here-to-aeternity-first-live-implementation-of-next-gen-blockchain/</text:p>
          </table:table-cell>
          <table:table-cell office:value-type="string" table:style-name="ce1">
            <text:p>Banking Tech</text:p>
          </table:table-cell>
          <table:table-cell office:value-type="date" office:date-value="2018-12-03T00:00:00" table:style-name="ce3">
            <text:p>12/03/18</text:p>
          </table:table-cell>
          <table:table-cell office:value-type="string" table:style-name="ce1">
            <text:p>From here to æternity: first live implementation of next-ge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hatter-report-zhao-ponders-next-bull-market-trigger/</text:p>
          </table:table-cell>
          <table:table-cell office:value-type="string" table:style-name="ce1">
            <text:p>Bitcoin.com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hatter Report: Sirer Says Crypto ‘Too Volatile’, Zhao Ponders ‘Next Bull Trigger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hvalnews.com/crypto-currencies/turkey-increasingly-turning-less-volatile-cryptocurrency-analysis</text:p>
          </table:table-cell>
          <table:table-cell office:value-type="string" table:style-name="ce1">
            <text:p>Ahval New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urkey increasingly turning to less volatile cryptocurrency - analy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8/12/turkey-cryptocurrency-bitcoin-lira-volatility.html</text:p>
          </table:table-cell>
          <table:table-cell office:value-type="string" table:style-name="ce1">
            <text:p>Slate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What’s More Volatile, Cryptocurrency or the Lira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ptainaltcoin.com/tenx-responds-to-accusations-aimed-at-their-founder-julian-hosp-while-eos-tragicomedy-has-a-new-dimension-to-it/</text:p>
          </table:table-cell>
          <table:table-cell office:value-type="string" table:style-name="ce1">
            <text:p>Captainaltcoin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TenX responds to accusations aimed at their founder Julian Hosp while EOS’ tragicomedy has a new dimension to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sirer-calls-crypto-a-poor-store-of-value/</text:p>
          </table:table-cell>
          <table:table-cell office:value-type="string" table:style-name="ce1">
            <text:p>BTC Wires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Sirer Calls Crypto a ‘Poor Store of Value,’ Zhao Deliberates for Ways to ‘Trigger’ Next Bull R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2018/12/10/coinbase-to-mull-listing-30-new-altcoins/</text:p>
          </table:table-cell>
          <table:table-cell office:value-type="string" table:style-name="ce1">
            <text:p>Decrypt Media</text:p>
          </table:table-cell>
          <table:table-cell office:value-type="date" office:date-value="2018-12-10T00:00:00" table:style-name="ce3">
            <text:p>12/10/18</text:p>
          </table:table-cell>
          <table:table-cell office:value-type="string" table:style-name="ce1">
            <text:p>Coinbase to mull listing 30+ new al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hub.news/cs/article/ethereumfoundation-the-case-for-proof-of-stake-by-emin-gun-sirer-devcon4</text:p>
          </table:table-cell>
          <table:table-cell office:value-type="string" table:style-name="ce1">
            <text:p>Coinhub.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he Case for Proof-of-Stake by Emin Gün Sirer (Devcon4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martereum.com/45254/crypto-latest-update-turkey-may-be-shifting-to-cryptocurrency-despite-lira-recovery-crypto-news-today-crypto-usd-price-today/</text:p>
          </table:table-cell>
          <table:table-cell office:value-type="string" table:style-name="ce1">
            <text:p>Smartereum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ey May be Shifting to Cryptocurrency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urks-may-be-turning-to-crypto-despite-lira-recovery-3051.htm</text:p>
          </table:table-cell>
          <table:table-cell office:value-type="string" table:style-name="ce1">
            <text:p>Crypto News</text:p>
          </table:table-cell>
          <table:table-cell office:value-type="date" office:date-value="2018-12-11T00:00:00" table:style-name="ce3">
            <text:p>12/11/18</text:p>
          </table:table-cell>
          <table:table-cell office:value-type="string" table:style-name="ce1">
            <text:p>Turks May be Turning to Crypto Despite Lira Recov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weekly-roundup-november-10-2018-to-november-15-2018/</text:p>
          </table:table-cell>
          <table:table-cell office:value-type="string" table:style-name="ce1">
            <text:p>BTC Wires</text:p>
          </table:table-cell>
          <table:table-cell office:value-type="date" office:date-value="2018-12-15T00:00:00" table:style-name="ce3">
            <text:p>12/15/18</text:p>
          </table:table-cell>
          <table:table-cell office:value-type="string" table:style-name="ce1">
            <text:p>Weekly Roundup: November 10, 2018 to November 15,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tiny-artwork-sold-in-a-tiny-auction-via-tiny-lightning-network-payments</text:p>
          </table:table-cell>
          <table:table-cell office:value-type="string" table:style-name="ce1">
            <text:p>ETHNews</text:p>
          </table:table-cell>
          <table:table-cell office:value-type="date" office:date-value="2018-12-21T00:00:00" table:style-name="ce3">
            <text:p>12/21/18</text:p>
          </table:table-cell>
          <table:table-cell office:value-type="string" table:style-name="ce1">
            <text:p>Tiny Artwork Sold In A Tiny Auction Via Tiny Lightning Network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is-ethereum-really-decentralized/</text:p>
          </table:table-cell>
          <table:table-cell office:value-type="string" table:style-name="ce1">
            <text:p>BTC Wires</text:p>
          </table:table-cell>
          <table:table-cell office:value-type="date" office:date-value="2018-12-22T00:00:00" table:style-name="ce3">
            <text:p>12/22/18</text:p>
          </table:table-cell>
          <table:table-cell office:value-type="string" table:style-name="ce1">
            <text:p>Is Ethereum Really Decentraliz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spy.com/south-korea-business-school-offers-crypto-mba/</text:p>
          </table:table-cell>
          <table:table-cell office:value-type="string" table:style-name="ce1">
            <text:p>Crypto Coin Spy</text:p>
          </table:table-cell>
          <table:table-cell office:value-type="date" office:date-value="2018-12-23T00:00:00" table:style-name="ce3">
            <text:p>12/23/18</text:p>
          </table:table-cell>
          <table:table-cell office:value-type="string" table:style-name="ce1">
            <text:p>South Korea Business School Offers Crypto MB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turkey-volatile-bitcoin-lira/</text:p>
          </table:table-cell>
          <table:table-cell office:value-type="string" table:style-name="ce1">
            <text:p>BTC Manager</text:p>
          </table:table-cell>
          <table:table-cell office:value-type="date" office:date-value="2018-12-26T00:00:00" table:style-name="ce3">
            <text:p>12/26/18</text:p>
          </table:table-cell>
          <table:table-cell office:value-type="string" table:style-name="ce1">
            <text:p>In Turkey, Even the Volatile Bitcoin Looks Pretty Good Compared to the Li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8/12/29/blockchain-cryptocurrency-podcast/</text:p>
          </table:table-cell>
          <table:table-cell office:value-type="string" table:style-name="ce1">
            <text:p>The Next Web</text:p>
          </table:table-cell>
          <table:table-cell office:value-type="date" office:date-value="2018-12-29T00:00:00" table:style-name="ce3">
            <text:p>12/29/18</text:p>
          </table:table-cell>
          <table:table-cell office:value-type="string" table:style-name="ce1">
            <text:p>5 of the best podcasts to get you into cryptocurrency and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ivebitcoinnews.com/top-crypto-podcasts-of-2018/</text:p>
          </table:table-cell>
          <table:table-cell office:value-type="string" table:style-name="ce1">
            <text:p>Live Bitcoin News</text:p>
          </table:table-cell>
          <table:table-cell office:value-type="date" office:date-value="2018-12-30T00:00:00" table:style-name="ce3">
            <text:p>12/30/18</text:p>
          </table:table-cell>
          <table:table-cell office:value-type="string" table:style-name="ce1">
            <text:p>Top Crypto Podcasts of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en.brinkwire.com/news/end-of-year-crypto-roundup-how-did-cardano-perform-in-2018/</text:p>
          </table:table-cell>
          <table:table-cell office:value-type="string" table:style-name="ce1">
            <text:p>Brinkwire</text:p>
          </table:table-cell>
          <table:table-cell office:value-type="date" office:date-value="2018-12-31T00:00:00" table:style-name="ce3">
            <text:p>12/31/18</text:p>
          </table:table-cell>
          <table:table-cell office:value-type="string" table:style-name="ce1">
            <text:p>End of year crypto roundup: How did Cardano perform in 2018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a-whole-years-worth-of-works-just-fell-into-the-public-domain/</text:p>
          </table:table-cell>
          <table:table-cell office:value-type="string" table:style-name="ce1">
            <text:p>ARS Technica</text:p>
          </table:table-cell>
          <table:table-cell office:value-type="date" office:date-value="2019-01-01T00:00:00" table:style-name="ce3">
            <text:p>01/01/19</text:p>
          </table:table-cell>
          <table:table-cell office:value-type="string" table:style-name="ce1">
            <text:p>Mickey Mouse will be public domain soon—here’s what that mean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avalanche-protocolnew-age-consensus/</text:p>
          </table:table-cell>
          <table:table-cell office:value-type="string" table:style-name="ce1">
            <text:p>BTC Manager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The Avalanche Protocol: The New Age Of Consensu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cienceblog.com/505039/researchers-link-realism-to-blockchains-promise/</text:p>
          </table:table-cell>
          <table:table-cell office:value-type="string" table:style-name="ce1">
            <text:p>Science Blog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Researchers Link Realism To Blockchain’s Promi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republic.com/article/what-to-expect-from-blockchain-in-2019/</text:p>
          </table:table-cell>
          <table:table-cell office:value-type="string" table:style-name="ce1">
            <text:p>Tech Republic</text:p>
          </table:table-cell>
          <table:table-cell office:value-type="date" office:date-value="2019-01-02T00:00:00" table:style-name="ce3">
            <text:p>01/02/19</text:p>
          </table:table-cell>
          <table:table-cell office:value-type="string" table:style-name="ce1">
            <text:p>What to expect from blockchain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713/five-emerging-cyber-threats-2019/</text:p>
          </table:table-cell>
          <table:table-cell office:value-type="string" table:style-name="ce1">
            <text:p>Technology Review</text:p>
          </table:table-cell>
          <table:table-cell office:value-type="date" office:date-value="2019-01-04T00:00:00" table:style-name="ce3">
            <text:p>01/04/19</text:p>
          </table:table-cell>
          <table:table-cell office:value-type="string" table:style-name="ce1">
            <text:p>Five emerging cyber-threats to worry about in 2019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1/05/microsoft-google-artificial-intelligence/</text:p>
          </table:table-cell>
          <table:table-cell office:value-type="string" table:style-name="ce1">
            <text:p>Fortune</text:p>
          </table:table-cell>
          <table:table-cell office:value-type="date" office:date-value="2019-01-05T00:00:00" table:style-name="ce3">
            <text:p>01/05/19</text:p>
          </table:table-cell>
          <table:table-cell office:value-type="string" table:style-name="ce1">
            <text:p>Microsoft, Google Use Artificial Intelligence to Fight Hacker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1-08/ethereum-classic-movements-halted-by-coinbase-on-signs-of-attack</text:p>
          </table:table-cell>
          <table:table-cell office:value-type="string" table:style-name="ce1">
            <text:p>Bloomberg</text:p>
          </table:table-cell>
          <table:table-cell office:value-type="date" office:date-value="2019-01-07T00:00:00" table:style-name="ce3">
            <text:p>01/07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morgan-creek-self-promotes-again-with-lambo-sale-3171.htm</text:p>
          </table:table-cell>
          <table:table-cell office:value-type="string" table:style-name="ce1">
            <text:p>Crypto News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organ Creek Self-Promotes Again with Lambo Sa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major-mining-pools-have-a-high-die-off-rate-study-reveals/</text:p>
          </table:table-cell>
          <table:table-cell office:value-type="string" table:style-name="ce1">
            <text:p>Bitcoin.com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Major Mining Pools Have a 'High Die-Off Rate' Study Reveals</text:p>
          </table:table-cell>
          <table:table-cell office:value-type="string" table:style-name="ce1">
            <text:p>sirer, 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oinbase-blocks-ethereum-classic-double-spend/</text:p>
          </table:table-cell>
          <table:table-cell office:value-type="string" table:style-name="ce1">
            <text:p>BTC Manager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Coinbase Suspends Ethereum Classic Transactions after Double Spend Att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sky.com/story/ethereum-classic-hackers-hijack-blockchain-in-rare-51-attack-11601786</text:p>
          </table:table-cell>
          <table:table-cell office:value-type="string" table:style-name="ce1">
            <text:p>Sky News<text:s/>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Ethereum Classic: Hackers hijack blockchain in rare '51% attack'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eise.de/tr/artikel/Das-sichere-Orakel-4251974.html</text:p>
          </table:table-cell>
          <table:table-cell office:value-type="string" table:style-name="ce1">
            <text:p>Heise Online</text:p>
          </table:table-cell>
          <table:table-cell office:value-type="date" office:date-value="2019-01-08T00:00:00" table:style-name="ce3">
            <text:p>01/08/19</text:p>
          </table:table-cell>
          <table:table-cell office:value-type="string" table:style-name="ce1">
            <text:p>Das sichere Orake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a-mag.com/news/cryptocurrency-ethereum-classic-software-remains-under-siege-42665.html</text:p>
          </table:table-cell>
          <table:table-cell office:value-type="string" table:style-name="ce1">
            <text:p>Financial Advisor</text:p>
          </table:table-cell>
          <table:table-cell office:value-type="date" office:date-value="2019-01-09T00:00:00" table:style-name="ce3">
            <text:p>01/09/19</text:p>
          </table:table-cell>
          <table:table-cell office:value-type="string" table:style-name="ce1">
            <text:p>Cryptocurrency Ethereum Classic Software Remains Under Sie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augur-users-bet-on-ethereum-classic-etc-delisting-from-coinbase-201901101253</text:p>
          </table:table-cell>
          <table:table-cell office:value-type="string" table:style-name="ce1">
            <text:p>FX Stree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Augur users Bet on Ethereum Classic (ETC) delisting from Coinba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thereum-classic-51-attack-the-reality-of-proof-of-work</text:p>
          </table:table-cell>
          <table:table-cell office:value-type="string" table:style-name="ce1">
            <text:p>Coin Telegraph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Ethereum Classic 51% Attack — The Reality of Proof-of-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why-51-attacks-dont-affect-price/</text:p>
          </table:table-cell>
          <table:table-cell office:value-type="string" table:style-name="ce1">
            <text:p>Bitcoinist</text:p>
          </table:table-cell>
          <table:table-cell office:value-type="date" office:date-value="2019-01-10T00:00:00" table:style-name="ce3">
            <text:p>01/10/19</text:p>
          </table:table-cell>
          <table:table-cell office:value-type="string" table:style-name="ce1">
            <text:p>Here's Why 51% Attacks Don't Affect Price</text:p>
          </table:table-cell>
          <table:table-cell office:value-type="string" table:style-name="ce1">
            <text:p>mccorry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4296/exchanges-that-support-the-coins-that-burn-less-than-100000-are-technically-negligent/</text:p>
          </table:table-cell>
          <table:table-cell office:value-type="string" table:style-name="ce1">
            <text:p>The Currency Analytics</text:p>
          </table:table-cell>
          <table:table-cell office:value-type="date" office:date-value="2019-01-11T00:00:00" table:style-name="ce3">
            <text:p>01/11/19</text:p>
          </table:table-cell>
          <table:table-cell office:value-type="string" table:style-name="ce1">
            <text:p>Exchanges That Support the Coins that Burn Less than $100,000 Are Technically Neglig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cobrothers.media/2019/01/12/augur-users-bet-on-ethereum-classic-delisting/</text:p>
          </table:table-cell>
          <table:table-cell office:value-type="string" table:style-name="ce1">
            <text:p>ICO Brothers</text:p>
          </table:table-cell>
          <table:table-cell office:value-type="date" office:date-value="2019-01-12T00:00:00" table:style-name="ce3">
            <text:p>01/12/19</text:p>
          </table:table-cell>
          <table:table-cell office:value-type="string" table:style-name="ce1">
            <text:p>Augur Users Bet on Ethereum Classic Delist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news/proof-of-work-proof-of-stake-avalanche-forks-optimism-cornells-emin-gun-sirer/</text:p>
          </table:table-cell>
          <table:table-cell office:value-type="string" table:style-name="ce1">
            <text:p>Coin Spice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Proof of Work, Proof of Stake, Avalanche, Forks, Optimism: Cornell’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-edward-kelso/episodes/Milk-S2E9-Emin-Gn-Sirer-e2v6t3</text:p>
          </table:table-cell>
          <table:table-cell office:value-type="string" table:style-name="ce1">
            <text:p>Anchor</text:p>
          </table:table-cell>
          <table:table-cell office:value-type="date" office:date-value="2019-01-16T00:00:00" table:style-name="ce3">
            <text:p>01/16/19</text:p>
          </table:table-cell>
          <table:table-cell office:value-type="string" table:style-name="ce1">
            <text:p>Milk S2E9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Blockchain-Innovations-and-Events-from-IC3.html?soid=1126638416463&amp;aid=o6D6JRvikQg</text:p>
          </table:table-cell>
          <table:table-cell office:value-type="string" table:style-name="ce1">
            <text:p>IC3 Newsletter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IC3 Newsletter, January 17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better-bitcoin-project-unit-e/</text:p>
          </table:table-cell>
          <table:table-cell office:value-type="string" table:style-name="ce1">
            <text:p>Nulltx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A Better Bitcoin: Stanford, MIT, U.C Berkeley Partner On Ambitious Venture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bitcoin-news/here-comes-the-competition-to-bitcoin-from-mit-stanford</text:p>
          </table:table-cell>
          <table:table-cell office:value-type="string" table:style-name="ce1">
            <text:p>Coin Trust</text:p>
          </table:table-cell>
          <table:table-cell office:value-type="date" office:date-value="2019-01-17T00:00:00" table:style-name="ce3">
            <text:p>01/17/19</text:p>
          </table:table-cell>
          <table:table-cell office:value-type="string" table:style-name="ce1">
            <text:p>Here Comes The Competition To Bitcoin From MIT, Stanford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cfocus.com/news/ethereum-co-founder-vitalik-buterin-on-trons-popularity-why-its-founder-is-not-worth-listening-to/48166/</text:p>
          </table:table-cell>
          <table:table-cell office:value-type="string" table:style-name="ce1">
            <text:p>BCFocus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Ethereum co-founder Vitalik Buterin on TRON’s popularity &amp; why its founder is “not worth listening to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tron-is-no-operating-system-says-cornell-professor-ethereum-eths-vitalik-buterin-contributes/</text:p>
          </table:table-cell>
          <table:table-cell office:value-type="string" table:style-name="ce1">
            <text:p>AMB Crypto</text:p>
          </table:table-cell>
          <table:table-cell office:value-type="date" office:date-value="2019-01-21T00:00:00" table:style-name="ce3">
            <text:p>01/21/19</text:p>
          </table:table-cell>
          <table:table-cell office:value-type="string" table:style-name="ce1">
            <text:p>‘Tron is no operating system,’ says Cornell Professor; Ethereum [ETH]’s Vitalik Buterin contribu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ethereum-price-analysis-eth-bulls-have-a-chance-above-135/</text:p>
          </table:table-cell>
          <table:table-cell office:value-type="string" table:style-name="ce1">
            <text:p>EWN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Ethereum Price Analysis: ETH Bulls Have a Chance Above $135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en/analysis-news/the-age-of-algorithms/1371571</text:p>
          </table:table-cell>
          <table:table-cell office:value-type="string" table:style-name="ce1">
            <text:p>AA</text:p>
          </table:table-cell>
          <table:table-cell office:value-type="date" office:date-value="2019-01-22T00:00:00" table:style-name="ce3">
            <text:p>01/22/19</text:p>
          </table:table-cell>
          <table:table-cell office:value-type="string" table:style-name="ce1">
            <text:p>The Age of Algorithms</text:p>
          </table:table-cell>
          <table:table-cell office:value-type="string" table:style-name="ce1">
            <text:p>o'hara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fake-stake-attach-discovered-on-pos-cryptos/</text:p>
          </table:table-cell>
          <table:table-cell office:value-type="string" table:style-name="ce1">
            <text:p>Chain Bit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“Fake Stake” Attach Discovered on PoS Crypto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ers-find-flaws-proof-of-stake-pos-cryptocurrency-projects/?q=/researchers-find-flaws-proof-of-stake-pos-cryptocurrency-projects/&amp;</text:p>
          </table:table-cell>
          <table:table-cell office:value-type="string" table:style-name="ce1">
            <text:p>BTC Manager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Researchers Find Flaws with Proof of Stake (POS) Cryptocurrency Project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6859/emin-gun-sirer-dexs-can-be-more-trustworthy-than-wall-street.html</text:p>
          </table:table-cell>
          <table:table-cell office:value-type="string" table:style-name="ce1">
            <text:p>Chepicap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1/24/emin-gun-sirer-dexs-can-be-more-trustworthy-than-wall-street/</text:p>
          </table:table-cell>
          <table:table-cell office:value-type="string" table:style-name="ce1">
            <text:p>Eleven News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DEXs can be more trustworthy than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los-dex-pueden-ser-mas-confiables-que-wall-street/</text:p>
          </table:table-cell>
          <table:table-cell office:value-type="string" table:style-name="ce1">
            <text:p>Criptoinforme</text:p>
          </table:table-cell>
          <table:table-cell office:value-type="date" office:date-value="2019-01-24T00:00:00" table:style-name="ce3">
            <text:p>01/24/19</text:p>
          </table:table-cell>
          <table:table-cell office:value-type="string" table:style-name="ce1">
            <text:p>Emin Gun Sirer: los DEX pueden ser más confiables que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rstechnica.com/tech-policy/2019/01/google-asks-supreme-court-to-overrule-disastrous-ruling-on-api-copyrights/</text:p>
          </table:table-cell>
          <table:table-cell office:value-type="string" table:style-name="ce1">
            <text:p>ARS Technica</text:p>
          </table:table-cell>
          <table:table-cell office:value-type="date" office:date-value="2019-01-25T00:00:00" table:style-name="ce3">
            <text:p>01/25/19</text:p>
          </table:table-cell>
          <table:table-cell office:value-type="string" table:style-name="ce1">
            <text:p>Google asks Supreme Court to overrule disastrous ruling on API copyrights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ob.com/posts/info/8096</text:p>
          </table:table-cell>
          <table:table-cell office:value-type="string" table:style-name="ce1">
            <text:p>Interchain Pulse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神仙对话：美国康奈尔大学Emin Gun Sirer教授为V神答疑？ | Unitimes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what-is-trons-btt-token-and-how-does-it-work/</text:p>
          </table:table-cell>
          <table:table-cell office:value-type="string" table:style-name="ce1">
            <text:p>BTC Manager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What Is TRON’s BTT Token and How Does It Work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353737</text:p>
          </table:table-cell>
          <table:table-cell office:value-type="string" table:style-name="ce1">
            <text:p>8 btc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康奈尔大学Emin Gun Sirer：目前没有真正去中心化的加密货币，PoS优于P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onghash.com/news/interview-with-emin-gun-sirer-there-are-no-truly-decentralized-coins</text:p>
          </table:table-cell>
          <table:table-cell office:value-type="string" table:style-name="ce1">
            <text:p>Long Hash</text:p>
          </table:table-cell>
          <table:table-cell office:value-type="date" office:date-value="2019-01-28T00:00:00" table:style-name="ce3">
            <text:p>01/28/19</text:p>
          </table:table-cell>
          <table:table-cell office:value-type="string" table:style-name="ce1">
            <text:p>Interview with Emin Gun Sirer: There Are No Truly Decentralized 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pice.io/icymi/icymi-bitgrail-bitfury-venezuela/</text:p>
          </table:table-cell>
          <table:table-cell office:value-type="string" table:style-name="ce1">
            <text:p>Coin Spice</text:p>
          </table:table-cell>
          <table:table-cell office:value-type="date" office:date-value="2019-01-30T00:00:00" table:style-name="ce3">
            <text:p>01/30/19</text:p>
          </table:table-cell>
          <table:table-cell office:value-type="string" table:style-name="ce1">
            <text:p>Bitgrail CEO Found Guilty, Lightning Not Anonymous, Decentralization a My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issing-crypto-quadrigacxs-150-million-moving-experts</text:p>
          </table:table-cell>
          <table:table-cell office:value-type="string" table:style-name="ce1">
            <text:p>CCN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Is the Missing Crypto From QuadrigaCX’s $150 Million Disaster On the Move? Experts Weigh-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gogo.com/news/25466</text:p>
          </table:table-cell>
          <table:table-cell office:value-type="string" table:style-name="ce1">
            <text:p>Coin Gogo</text:p>
          </table:table-cell>
          <table:table-cell office:value-type="date" office:date-value="2019-02-03T00:00:00" table:style-name="ce3">
            <text:p>02/03/19</text:p>
          </table:table-cell>
          <table:table-cell office:value-type="string" table:style-name="ce1">
            <text:p>康奈尔大学教授：MimbleWimble并未解决实际问题，反而创造了新的问题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heceomagazine.com/finance/us190-million-lost-after-crypto-founder-dies/</text:p>
          </table:table-cell>
          <table:table-cell office:value-type="string" table:style-name="ce1">
            <text:p>CEO Magazine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US$190 million lost after crypto founder dies with only passwor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the-quadrigacx-case-just-got-a-whole-lot-more-complicated-3309.htm</text:p>
          </table:table-cell>
          <table:table-cell office:value-type="string" table:style-name="ce1">
            <text:p>Crypto News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The QuadrigaCX Case Just Got a Whole Lot More Complica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ycrypto-ceo-quadrigacx-may-not-have-ethereum-cold-wallet-wheres-the-missing-150m</text:p>
          </table:table-cell>
          <table:table-cell office:value-type="string" table:style-name="ce1">
            <text:p>CCN</text:p>
          </table:table-cell>
          <table:table-cell office:value-type="date" office:date-value="2019-02-04T00:00:00" table:style-name="ce3">
            <text:p>02/04/19</text:p>
          </table:table-cell>
          <table:table-cell office:value-type="string" table:style-name="ce1">
            <text:p>MyCrypto CEO: QuadrigaCX May Not Have Ethereum Cold Wallet, Where’s the Missing $150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5/zcash-vulnerability-cryptocurrency/?xid=gn_editorspicks</text:p>
          </table:table-cell>
          <table:table-cell office:value-type="string" table:style-name="ce1">
            <text:p>Fortun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Zcash Discloses Vulnerability That Could Have Allowed 'Infinite Counterfeit'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xnews.com/tech/death-dogs-and-a-missing-190-million-the-strange-case-of-crypto-exchange-quadrigacx</text:p>
          </table:table-cell>
          <table:table-cell office:value-type="string" table:style-name="ce1">
            <text:p>Fox News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Death, dogs and a missing $190 million: The strange case of crypto exchange QuadrigaC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node.com/2019/02/05/2019-is-the-year-of-blockchain-boosted-privacy/</text:p>
          </table:table-cell>
          <table:table-cell office:value-type="string" table:style-name="ce1">
            <text:p>Tech Node</text:p>
          </table:table-cell>
          <table:table-cell office:value-type="date" office:date-value="2019-02-05T00:00:00" table:style-name="ce3">
            <text:p>02/05/19</text:p>
          </table:table-cell>
          <table:table-cell office:value-type="string" table:style-name="ce1">
            <text:p>2019 is the year of blockchain-boosted privacy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ctionforex.com/contributors/technical-analysis/170710-crytocurrencies-continue-to-decline-following-the-death-of-quadriga-ceo/</text:p>
          </table:table-cell>
          <table:table-cell office:value-type="string" table:style-name="ce1">
            <text:p>Action Forex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Crytocurrencies Continue To Decline Following The Death Of Quadriga Ce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uturism.com/the-byte/did-a-crypto-ceo-fake-his-own-death-the-latest-updates</text:p>
          </table:table-cell>
          <table:table-cell office:value-type="string" table:style-name="ce1">
            <text:p>Futurism</text:p>
          </table:table-cell>
          <table:table-cell office:value-type="date" office:date-value="2019-02-06T00:00:00" table:style-name="ce3">
            <text:p>02/06/19</text:p>
          </table:table-cell>
          <table:table-cell office:value-type="string" table:style-name="ce1">
            <text:p>Did A Crypto CEO Fake His Own Death? The Great Quadriga Conspiracy, Day 6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275-million-zcashs-fix-of-deadly-infinite-counterfeit-vulnerability-earns-praise-from-edward-snowden</text:p>
          </table:table-cell>
          <table:table-cell office:value-type="string" table:style-name="ce1">
            <text:p>CCN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$275 Million ZCash’s Fix of Deadly ‘Infinite Counterfeit’ Vulnerability Earns Praise from Edward Snowd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.in/news/ethereum/blockchain-analysis-suggests-quadriga-moving-ether-larger-exchanges-january/</text:p>
          </table:table-cell>
          <table:table-cell office:value-type="string" table:style-name="ce1">
            <text:p>Crypto News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Blockchain Analysis Suggests Quadriga Was Moving Ether to Larger Exchanges in Janua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fortune.com/2019/02/06/quadriga-cryptocurrency-exchange-gerald-cotten-death-frozen-funds/</text:p>
          </table:table-cell>
          <table:table-cell office:value-type="string" table:style-name="ce1">
            <text:p>Fortune</text:p>
          </table:table-cell>
          <table:table-cell office:value-type="date" office:date-value="2019-02-07T00:00:00" table:style-name="ce3">
            <text:p>02/07/19</text:p>
          </table:table-cell>
          <table:table-cell office:value-type="string" table:style-name="ce1">
            <text:p>Story of Quadriga's Trapped Cryptocurrency Fails Smell Test, Experts Sa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edgemarkets.com/article/sleuths-scour-frozen-quadriga-coins-crypto-drama</text:p>
          </table:table-cell>
          <table:table-cell office:value-type="string" table:style-name="ce1">
            <text:p>The Edge Marke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Sleuths scour for frozen Quadriga coins in crypto dr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bits.com/news/quadrigacx-story-gets-even-murkier/</text:p>
          </table:table-cell>
          <table:table-cell office:value-type="string" table:style-name="ce1">
            <text:p>Chain Bits</text:p>
          </table:table-cell>
          <table:table-cell office:value-type="date" office:date-value="2019-02-08T00:00:00" table:style-name="ce3">
            <text:p>02/08/19</text:p>
          </table:table-cell>
          <table:table-cell office:value-type="string" table:style-name="ce1">
            <text:p>QuadrigaCX Story Gets Even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anadas-regulators-might-help-crypto-exchange-quadrigacxs-victims-after-all</text:p>
          </table:table-cell>
          <table:table-cell office:value-type="string" table:style-name="ce1">
            <text:p>CCN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Canada’s Regulators Might Help Crypto Exchange QuadrigaCX’s Victims After 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ch-avalanche-transactions-show-finality-speeds-10x-faster-than-ethereum/</text:p>
          </table:table-cell>
          <table:table-cell office:value-type="string" table:style-name="ce1">
            <text:p>Bitcoin News</text:p>
          </table:table-cell>
          <table:table-cell office:value-type="date" office:date-value="2019-02-10T00:00:00" table:style-name="ce3">
            <text:p>02/10/19</text:p>
          </table:table-cell>
          <table:table-cell office:value-type="string" table:style-name="ce1">
            <text:p>BCH Avalanche Transactions Show Finality Speed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fgate.com/technology/businessinsider/article/The-bigger-mystery-is-why-anyone-trusted-13606891.php</text:p>
          </table:table-cell>
          <table:table-cell office:value-type="string" table:style-name="ce1">
            <text:p>SF Gat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'The bigger mystery is why anyone trusted Quadriga in the first place': The story of the CEO who died with the passwords to $190 million of cryptocurrency is getting stranger by the day (BITCOIN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new-bch-avalanche-pre-consensus-is-10x-faster-than-ethereum/</text:p>
          </table:table-cell>
          <table:table-cell office:value-type="string" table:style-name="ce1">
            <text:p>BTC Wir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New BCH Avalanche Pre-Consensus i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eroes.ch/bchs-avalanche-transactions-10x-faster-than-ethereum/</text:p>
          </table:table-cell>
          <table:table-cell office:value-type="string" table:style-name="ce1">
            <text:p>Crypto Heroes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BCH’s avalanche transactions 10x faster than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study-shows-bch-avalanche-gives-speeds-10x-faster-than-ethereum-with-reorganization-protection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2-11T00:00:00" table:style-name="ce3">
            <text:p>02/11/19</text:p>
          </table:table-cell>
          <table:table-cell office:value-type="string" table:style-name="ce1">
            <text:p>Study Shows BCH Avalanche Gives Speeds 10x Faster Than Ethereum with Reorganization Prote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2974/once-hailed-as-unhackable-blockchains-are-now-getting-hacked/</text:p>
          </table:table-cell>
          <table:table-cell office:value-type="string" table:style-name="ce1">
            <text:p>Technology Review</text:p>
          </table:table-cell>
          <table:table-cell office:value-type="date" office:date-value="2019-02-19T00:00:00" table:style-name="ce3">
            <text:p>02/19/19</text:p>
          </table:table-cell>
          <table:table-cell office:value-type="string" table:style-name="ce1">
            <text:p>Once hailed as unhackable, blockchains are now getting hacked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.theinvestor.co.kr/view.php?ud=20190221000752</text:p>
          </table:table-cell>
          <table:table-cell office:value-type="string" table:style-name="ce1">
            <text:p>The Investor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Deconomy’s 2nd edition to be held on April 4-5 in Seo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restonbusinessreview.com/how-did-yoshis-island-music-end-up-in-an-official-us-govt-web-game/127621/</text:p>
          </table:table-cell>
          <table:table-cell office:value-type="string" table:style-name="ce1">
            <text:p>Preston Business Review</text:p>
          </table:table-cell>
          <table:table-cell office:value-type="date" office:date-value="2019-02-21T00:00:00" table:style-name="ce3">
            <text:p>02/21/19</text:p>
          </table:table-cell>
          <table:table-cell office:value-type="string" table:style-name="ce1">
            <text:p>How did Yoshi’s Island music end up in an official US gov’t Web game?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nextweb.com/hardfork/2019/02/22/bitcoin-sex-scam-blackmailers/</text:p>
          </table:table-cell>
          <table:table-cell office:value-type="string" table:style-name="ce1">
            <text:p>The Next Web</text:p>
          </table:table-cell>
          <table:table-cell office:value-type="date" office:date-value="2019-02-22T00:00:00" table:style-name="ce3">
            <text:p>02/22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blackmailers-rakes-in-over-330000-worth-of-bitcoin-through-a-sextortion-scheme/</text:p>
          </table:table-cell>
          <table:table-cell office:value-type="string" table:style-name="ce1">
            <text:p>BTC Wires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lackmailers Rakes-in over $330,000 Worth of Bitcoin through a ‘Sextortion’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nchor.fm/coinspicepodcast/episodes/CoinSpice-Podcast-Emin-Gn-Sirer-e39rf4</text:p>
          </table:table-cell>
          <table:table-cell office:value-type="string" table:style-name="ce1">
            <text:p>Coin Spi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CoinSpice Podcast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ounce.com/beware-bitcoin-sextortion-racket-dont-get-scammed/</text:p>
          </table:table-cell>
          <table:table-cell office:value-type="string" table:style-name="ce1">
            <text:p>Coinnounce</text:p>
          </table:table-cell>
          <table:table-cell office:value-type="date" office:date-value="2019-02-23T00:00:00" table:style-name="ce3">
            <text:p>02/23/19</text:p>
          </table:table-cell>
          <table:table-cell office:value-type="string" table:style-name="ce1">
            <text:p>Beware: Bitcoin Sextortion Racket, Don’t get scamm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report-new-sextortion-operation-swiped-over-300k-in-bitcoin/</text:p>
          </table:table-cell>
          <table:table-cell office:value-type="string" table:style-name="ce1">
            <text:p>All Stocks</text:p>
          </table:table-cell>
          <table:table-cell office:value-type="date" office:date-value="2019-02-25T00:00:00" table:style-name="ce3">
            <text:p>02/25/19</text:p>
          </table:table-cell>
          <table:table-cell office:value-type="string" table:style-name="ce1">
            <text:p>Report: New Sextortion Operation Swiped Over $300K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ackers-want-bitcoin-to-keep-your-dirty-online-secrets/</text:p>
          </table:table-cell>
          <table:table-cell office:value-type="string" table:style-name="ce1">
            <text:p>Be In Crypto</text:p>
          </table:table-cell>
          <table:table-cell office:value-type="date" office:date-value="2019-02-26T00:00:00" table:style-name="ce3">
            <text:p>02/26/19</text:p>
          </table:table-cell>
          <table:table-cell office:value-type="string" table:style-name="ce1">
            <text:p>Hackers Made $300k in Bitcoin to Keep Dirty Online Secr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ist.com/turkey-cryptocurrency-europe-owners/</text:p>
          </table:table-cell>
          <table:table-cell office:value-type="string" table:style-name="ce1">
            <text:p>Bitcoinist</text:p>
          </table:table-cell>
          <table:table-cell office:value-type="date" office:date-value="2019-02-28T00:00:00" table:style-name="ce3">
            <text:p>02/28/19</text:p>
          </table:table-cell>
          <table:table-cell office:value-type="string" table:style-name="ce1">
            <text:p>Turks Own More Cryptocurrency Than Any Other European N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pplife.com/2-million-eos-hack-exposes-serious-flaw-with-block-producer-model/</text:p>
          </table:table-cell>
          <table:table-cell office:value-type="string" table:style-name="ce1">
            <text:p>Dapp Life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2 Million EOS “Hack” Exposes Serious Flaw with Block Producer Mode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nn.com/cryptocurrency-news/turkey-takes-the-lead-in-cryptocurrency-ownership-over-other-european-countries/</text:p>
          </table:table-cell>
          <table:table-cell office:value-type="string" table:style-name="ce1">
            <text:p>BTCNN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 Takes the Lead in Cryptocurrency Ownership Over Other European Countr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turkey-the-european-country-with-most-crypto-ownership/</text:p>
          </table:table-cell>
          <table:table-cell office:value-type="string" table:style-name="ce1">
            <text:p>BTC Wires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Turkey, The European Country With Most Crypto Ow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7821/facebook-coin-emin-g-n-sirer-claims-it-s-a-big-step-for-decentralization.html</text:p>
          </table:table-cell>
          <table:table-cell office:value-type="string" table:style-name="ce1">
            <text:p>Chepicap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Facebook Coin: Emin Gün Sirer claims it's a big step for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3/144991-deputy-of-russian-ruling-party-proposes-experimental-use-of-blockchain-tech-for-voting-in-next-moscow-election/</text:p>
          </table:table-cell>
          <table:table-cell office:value-type="string" table:style-name="ce1">
            <text:p>Crowdfund Insider</text:p>
          </table:table-cell>
          <table:table-cell office:value-type="date" office:date-value="2019-03-01T00:00:00" table:style-name="ce3">
            <text:p>03/01/19</text:p>
          </table:table-cell>
          <table:table-cell office:value-type="string" table:style-name="ce1">
            <text:p>Deputy of Russian Ruling Party Proposes Experimental Use of “Blockchain” Tech for Voting in Next Moscow Election</text:p>
          </table:table-cell>
          <table:table-cell office:value-type="string" table:style-name="ce1">
            <text:p>juels, eyal, nao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value-facebook-cryptocoin/</text:p>
          </table:table-cell>
          <table:table-cell office:value-type="string" table:style-name="ce1">
            <text:p>Wired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What's the Value of A Facebook Cryptoco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-bitcoin-news.com/bitcoin-oncusu-emin-gur-sirerden-facebook-coin-yorumu-kripto-koin/#.XJk7y6BKguU</text:p>
          </table:table-cell>
          <table:table-cell office:value-type="string" table:style-name="ce1">
            <text:p>The Bitcoin News</text:p>
          </table:table-cell>
          <table:table-cell office:value-type="date" office:date-value="2019-03-02T00:00:00" table:style-name="ce3">
            <text:p>03/02/19</text:p>
          </table:table-cell>
          <table:table-cell office:value-type="string" table:style-name="ce1">
            <text:p>Bitcoin Öncüsü Emin Gür Sirer’den Facebook Coin Yorumu – Kripto K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conotimes.com/Deconomy-Forum-is-Back-and-Even-Better-than-the-LastAnd-Here-is-What-to-Expect-from-Seoul-this-April-1505507</text:p>
          </table:table-cell>
          <table:table-cell office:value-type="string" table:style-name="ce1">
            <text:p>Econo Time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Deconomy Forum is Back and Even Better than the Last And Here is What to Expect from Seoul this Apri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nhashed.com/cryptocurrency-news/rumor-debunked-tezos-isnt-hiring-eos-creator-dan-larimer/</text:p>
          </table:table-cell>
          <table:table-cell office:value-type="string" table:style-name="ce1">
            <text:p>Unhashed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Rumor Debunked: Tezos Isn’t Hiring EOS Creator Dan Larim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ipplenews.tech/2019/03/04/blackmailers-made-332000-in-bitcoin-during-sextortion-scam/</text:p>
          </table:table-cell>
          <table:table-cell office:value-type="string" table:style-name="ce1">
            <text:p>Ripple News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Blackmailers made $332,000 in Bitcoin during ‘sextortion’ sc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informe.com/emin-gun-sirer-afirma-que-la-criptomoneda-de-facebook-es-un-gran-paso-para-la-descentralizacion/</text:p>
          </table:table-cell>
          <table:table-cell office:value-type="string" table:style-name="ce1">
            <text:p>Criptoinforme</text:p>
          </table:table-cell>
          <table:table-cell office:value-type="date" office:date-value="2019-03-04T00:00:00" table:style-name="ce3">
            <text:p>03/04/19</text:p>
          </table:table-cell>
          <table:table-cell office:value-type="string" table:style-name="ce1">
            <text:p>Emin Gün Sirer afirma que la criptomoneda de Facebook es un gran paso para la descentralizació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compared.com/magazine/news/facebook-crypto-likened-paypal-blockchain</text:p>
          </table:table-cell>
          <table:table-cell office:value-type="string" table:style-name="ce1">
            <text:p>FX Compared</text:p>
          </table:table-cell>
          <table:table-cell office:value-type="date" office:date-value="2019-03-05T00:00:00" table:style-name="ce3">
            <text:p>03/05/19</text:p>
          </table:table-cell>
          <table:table-cell office:value-type="string" table:style-name="ce1">
            <text:p>Facebook crypto likened to PayPal on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no-eos-developer-dan-larimer-is-not-joining-tezos/10652/</text:p>
          </table:table-cell>
          <table:table-cell office:value-type="string" table:style-name="ce1">
            <text:p>Crypto News Z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No! EOS Developer Dan Larimer is Not Joining Tezo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flscience.com/technology/the-mystery-of-the-cryptocurrency-ceo-s-death-just-got-murkier/</text:p>
          </table:table-cell>
          <table:table-cell office:value-type="string" table:style-name="ce1">
            <text:p>IFL Science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The Mystery Of The Cryptocurrency CEO’s Death Just Got Murki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16-universities-offering-blockchain-courses/</text:p>
          </table:table-cell>
          <table:table-cell office:value-type="string" table:style-name="ce1">
            <text:p>Coin News Press</text:p>
          </table:table-cell>
          <table:table-cell office:value-type="date" office:date-value="2019-03-06T00:00:00" table:style-name="ce3">
            <text:p>03/06/19</text:p>
          </table:table-cell>
          <table:table-cell office:value-type="string" table:style-name="ce1">
            <text:p>16 Universities Offering Blockchain Cours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zcash-concedes-the-presence-of-a-major-glitch-that-could-have-been-exploited/10944/</text:p>
          </table:table-cell>
          <table:table-cell office:value-type="string" table:style-name="ce1">
            <text:p>Crypto News Z</text:p>
          </table:table-cell>
          <table:table-cell office:value-type="date" office:date-value="2019-03-08T00:00:00" table:style-name="ce3">
            <text:p>03/08/19</text:p>
          </table:table-cell>
          <table:table-cell office:value-type="string" table:style-name="ce1">
            <text:p>Zcash Concedes the Presence of a Major Glitch that Could have been Exploit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quadrigacx-redditor-claims-exchange-used-social-media-to-trade-against-its-customers-without-assets-to-back-them/</text:p>
          </table:table-cell>
          <table:table-cell office:value-type="string" table:style-name="ce1">
            <text:p>AMB Crypto</text:p>
          </table:table-cell>
          <table:table-cell office:value-type="date" office:date-value="2019-03-10T00:00:00" table:style-name="ce3">
            <text:p>03/10/19</text:p>
          </table:table-cell>
          <table:table-cell office:value-type="string" table:style-name="ce1">
            <text:p>QuadrigaCX: Redditor claims exchange used to trade against its customers without assets to back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blockmason-link-announces-oasis-blockchain-platform-and-smart-contract-support-300809897.html</text:p>
          </table:table-cell>
          <table:table-cell office:value-type="string" table:style-name="ce1">
            <text:p>PR Newswire</text:p>
          </table:table-cell>
          <table:table-cell office:value-type="date" office:date-value="2019-03-11T00:00:00" table:style-name="ce3">
            <text:p>03/11/19</text:p>
          </table:table-cell>
          <table:table-cell office:value-type="string" table:style-name="ce1">
            <text:p>Blockmason Link Announces Oasis Blockchain Platform and Smart Contract Suppor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19/03/12/cornell-blockchain-conference-will-explore-the-future-and-potential-of-cryptocurrencies/</text:p>
          </table:table-cell>
          <table:table-cell office:value-type="string" table:style-name="ce1">
            <text:p>Cornell Daily Sun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ornell Blockchain Conference Will Explore the Future and Potential of Cryptocurrencies</text:p>
          </table:table-cell>
          <table:table-cell office:value-type="string" table:style-name="ce1">
            <text:p>sirer, juels, 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eo-of-chainlink-details-how-blockchain-smart-contracts-are-a-game-changer-in-the-real-world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3-12T00:00:00" table:style-name="ce3">
            <text:p>03/12/19</text:p>
          </table:table-cell>
          <table:table-cell office:value-type="string" table:style-name="ce1">
            <text:p>CEO of ChainLink Details How Blockchain Smart Contracts Are a Game Changer in the Real Worl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3/14/tether-spotlight-once-again-controversy-over-100-peg-to-usd/</text:p>
          </table:table-cell>
          <table:table-cell office:value-type="string" table:style-name="ce1">
            <text:p>News BTC</text:p>
          </table:table-cell>
          <table:table-cell office:value-type="date" office:date-value="2019-03-14T00:00:00" table:style-name="ce3">
            <text:p>03/14/19</text:p>
          </table:table-cell>
          <table:table-cell office:value-type="string" table:style-name="ce1">
            <text:p>Tether Spotlight Once Again: Controversy Over 100% Peg to US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btc-lightning-network-is-semi-custodial-banking-says-bitcoin-unlimiteds-peter-rizun/</text:p>
          </table:table-cell>
          <table:table-cell office:value-type="string" table:style-name="ce1">
            <text:p>AMB Crypto</text:p>
          </table:table-cell>
          <table:table-cell office:value-type="date" office:date-value="2019-03-15T00:00:00" table:style-name="ce3">
            <text:p>03/15/19</text:p>
          </table:table-cell>
          <table:table-cell office:value-type="string" table:style-name="ce1">
            <text:p>Bitcoin’s [BTC] Lightning Network is semi-custodial banking, says Bitcoin Unlimited’s Pete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163/the-5-most-outrageous-cryptocurrency-price-predictions.html</text:p>
          </table:table-cell>
          <table:table-cell office:value-type="string" table:style-name="ce1">
            <text:p>Chepicap</text:p>
          </table:table-cell>
          <table:table-cell office:value-type="date" office:date-value="2019-03-19T00:00:00" table:style-name="ce3">
            <text:p>03/19/19</text:p>
          </table:table-cell>
          <table:table-cell office:value-type="string" table:style-name="ce1">
            <text:p>The 5 most outrageous cryptocurrency price predi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22T00:00:00" table:style-name="ce3">
            <text:p>03/22/19</text:p>
          </table:table-cell>
          <table:table-cell office:value-type="string" table:style-name="ce1">
            <text:p>IC3 Newsletter, March 22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170/emtech-digital-dawn-song-adversarial-machine-learning/</text:p>
          </table:table-cell>
          <table:table-cell office:value-type="string" table:style-name="ce1">
            <text:p>MIT Technology Review</text:p>
          </table:table-cell>
          <table:table-cell office:value-type="date" office:date-value="2019-03-25T00:00:00" table:style-name="ce3">
            <text:p>03/25/19</text:p>
          </table:table-cell>
          <table:table-cell office:value-type="string" table:style-name="ce1">
            <text:p>How malevolent machine learning could derail AI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mu.edu/news/stories/archives/2019/march/cybersecurity-experts.html</text:p>
          </table:table-cell>
          <table:table-cell office:value-type="string" table:style-name="ce1">
            <text:p>Carnegie Mellon University News</text:p>
          </table:table-cell>
          <table:table-cell office:value-type="date" office:date-value="2019-03-26T00:00:00" table:style-name="ce3">
            <text:p>03/26/19</text:p>
          </table:table-cell>
          <table:table-cell office:value-type="string" table:style-name="ce1">
            <text:p>Cybersecurity Stars</text:p>
          </table:table-cell>
          <table:table-cell office:value-type="string" table:style-name="ce1">
            <text:p>fant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ommunity-suspects-justin-sun-of-foul-play-during-tesla-give-3600.htm</text:p>
          </table:table-cell>
          <table:table-cell office:value-type="string" table:style-name="ce1">
            <text:p>CryptoNews</text:p>
          </table:table-cell>
          <table:table-cell office:value-type="date" office:date-value="2019-03-28T00:00:00" table:style-name="ce3">
            <text:p>03/28/19</text:p>
          </table:table-cell>
          <table:table-cell office:value-type="string" table:style-name="ce1">
            <text:p>Justin Sun Suspected of Foul Play During Tesla Giveaway 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omberg.com/news/articles/2019-03-29/cryptosphere-cries-foul-as-tron-founder-redraws-tesla-lottery</text:p>
          </table:table-cell>
          <table:table-cell office:value-type="string" table:style-name="ce1">
            <text:p>Bloomberg</text:p>
          </table:table-cell>
          <table:table-cell office:value-type="date" office:date-value="2019-03-29T00:00:00" table:style-name="ce3">
            <text:p>03/29/19</text:p>
          </table:table-cell>
          <table:table-cell office:value-type="string" table:style-name="ce1">
            <text:p>Tron CEO Sun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newsbtc.com/2019/03/31/what-a-bitcoin-friendly-cornell-prof-thinks-will-propel-crypto-past-1-trillion/</text:p>
          </table:table-cell>
          <table:table-cell office:value-type="string" table:style-name="ce1">
            <text:p>News BTC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What A Bitcoin-Friendly Cornell Prof Thinks Will Propel Crypto Past $1 Trillion</text:p>
          </table:table-cell>
          <table:table-cell office:value-type="string" table:style-name="ce1">
            <text:p>sirer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myemail.constantcontact.com/Upcoming-Blockchain-Events-in-NY-from-IC3.html?soid=1126638416463&amp;aid=j7fNCi9CKrk</text:p>
          </table:table-cell>
          <table:table-cell office:value-type="string" table:style-name="ce1">
            <text:p>IC3 Newsletter</text:p>
          </table:table-cell>
          <table:table-cell office:value-type="date" office:date-value="2019-03-31T00:00:00" table:style-name="ce3">
            <text:p>03/31/19</text:p>
          </table:table-cell>
          <table:table-cell office:value-type="string" table:style-name="ce1">
            <text:p>IC3 Newsletter - Upcoming Events</text:p>
          </table:table-cell>
          <table:table-cell office:value-type="string" table:style-name="ce1">
            <text:p>al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afr.com/news/world/north-america/ceo-to-give-away-two-teslas-after-bungling-promotion-20190401-p519iu</text:p>
          </table:table-cell>
          <table:table-cell office:value-type="string" table:style-name="ce1">
            <text:p>Financial Revie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EO to give away two Teslas after bungling promo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atmu.com/turkey/announcement-of-bitcoin-price-world-professor-of-world-fiction/</text:p>
          </table:table-cell>
          <table:table-cell office:value-type="string" table:style-name="ce1">
            <text:p>Satmu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Announcement of Bitcoin Price World Professor of World Fict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oogleness.com/turkey/bitcoins-prediction-price-of-the-world-famous-turkish-professor/</text:p>
          </table:table-cell>
          <table:table-cell office:value-type="string" table:style-name="ce1">
            <text:p>Googlenes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's prediction price of the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eng.letknow.news/news/crypto-market-is-promisedcapitalisation-growth-upto-1-trillion-20672.html</text:p>
          </table:table-cell>
          <table:table-cell office:value-type="string" table:style-name="ce1">
            <text:p>Let Know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Crypto market is promisedcapitalisation growth upto $ 1 trillion<text:s/>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shilfa.com/turkey/forecasting-the-cost-of-a-world-famous-turkish-professor/</text:p>
          </table:table-cell>
          <table:table-cell office:value-type="string" table:style-name="ce1">
            <text:p>Shilfa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Forecasting the cost of a world famous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halids.com/turkey/bitcoin-price-predicted-by-the-world-renowned-turkish-professor/</text:p>
          </table:table-cell>
          <table:table-cell office:value-type="string" table:style-name="ce1">
            <text:p>halids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Bitcoin Price Predicted by the World renowned Turkish Professo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beezer.com/turkey/dunyaca-unlu-turk-profesorunden-bitcoin-fiyat-tahmini/</text:p>
          </table:table-cell>
          <table:table-cell office:value-type="string" table:style-name="ce1">
            <text:p>News Beezer</text:p>
          </table:table-cell>
          <table:table-cell office:value-type="date" office:date-value="2019-04-01T00:00:00" table:style-name="ce3">
            <text:p>04/01/19</text:p>
          </table:table-cell>
          <table:table-cell office:value-type="string" table:style-name="ce1">
            <text:p>Dünyaca Ünlü Türk Profesöründen Bitcoin Fiyat Tahmini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ewsz.com/experts-are-putting-their-thoughts-on-the-crypto-market-reaching-1-trillion/13589/</text:p>
          </table:table-cell>
          <table:table-cell office:value-type="string" table:style-name="ce1">
            <text:p>Crypto News Z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Experts are Putting Their Thoughts on the Crypto Market Reaching $1 Tr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shitimes.com/what-can-take-crypto-past-1-trillion/</text:p>
          </table:table-cell>
          <table:table-cell office:value-type="string" table:style-name="ce1">
            <text:p>Toshi Times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What Can Take Crypto Past $1 Trillion? Cornell Professor Shares His Thought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kriptokoin.com/dunyaca-unlu-turk-profesorden-bitcoin-fiyat-ongorusu/</text:p>
          </table:table-cell>
          <table:table-cell office:value-type="string" table:style-name="ce1">
            <text:p>Kripto Koin</text:p>
          </table:table-cell>
          <table:table-cell office:value-type="date" office:date-value="2019-04-03T00:00:00" table:style-name="ce3">
            <text:p>04/03/19</text:p>
          </table:table-cell>
          <table:table-cell office:value-type="string" table:style-name="ce1">
            <text:p>Dünyaca Ünlü Türk Profesörden Bitcoin Fiyat Öngörüsü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attendees-say-roubini-vs-buterin-2019-ended-in-a-draw-3639.htm</text:p>
          </table:table-cell>
          <table:table-cell office:value-type="string" table:style-name="ce1">
            <text:p>CryptoNews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Attendees Say Roubini vs Buterin 2019 ‘Ended in a Draw’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hot-seat-hodler-vs-hot-take-hater-vitalik-buterin-nouriel-roubini-to-face-off-in-seoul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04T00:00:00" table:style-name="ce3">
            <text:p>04/04/19</text:p>
          </table:table-cell>
          <table:table-cell office:value-type="string" table:style-name="ce1">
            <text:p>[Hot Seat Hodler vs Hot Take Hater] Vitalik Buterin, Nouriel Roubini to Face-Off in Seoul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news.com/news/this-chart-shows-where-true-bitcoin-believers-live-3642.htm</text:p>
          </table:table-cell>
          <table:table-cell office:value-type="string" table:style-name="ce1">
            <text:p>CryptoNews</text:p>
          </table:table-cell>
          <table:table-cell office:value-type="date" office:date-value="2019-04-05T00:00:00" table:style-name="ce3">
            <text:p>04/05/19</text:p>
          </table:table-cell>
          <table:table-cell office:value-type="string" table:style-name="ce1">
            <text:p>This Chart Shows Where True Bitcoin Believers Liv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8718/what-to-do-with-crypto-burn-it-with-fire-says-crypto-skeptic.html</text:p>
          </table:table-cell>
          <table:table-cell office:value-type="string" table:style-name="ce1">
            <text:p>Chepicap</text:p>
          </table:table-cell>
          <table:table-cell office:value-type="date" office:date-value="2019-04-06T00:00:00" table:style-name="ce3">
            <text:p>04/06/19</text:p>
          </table:table-cell>
          <table:table-cell office:value-type="string" table:style-name="ce1">
            <text:p>What to do with crypto? 'Burn it with fire' says crypto skepti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s-lightning-network-users-can-lose-all-their-money-through-no-fault-of-their-own-says-peter-r-rizun/</text:p>
          </table:table-cell>
          <table:table-cell office:value-type="string" table:style-name="ce1">
            <text:p>AMB Crypto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Bitcoin’s Lightning Network: Users can lose all their money through no fault of their own, says Peter R Rizu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bs-efm-this-morning-1273459/ep-0408-news-focus-2-with-prof-emin-gun-sirer-deconomy-and-future-of-bitcoins</text:p>
          </table:table-cell>
          <table:table-cell office:value-type="string" table:style-name="ce1">
            <text:p>Player FM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0408 News Focus 2 with Prof. Emin Gun Sirer: Deconomy and future of bit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fight-over-specialized-chips-threatens-ethereum-split/</text:p>
          </table:table-cell>
          <table:table-cell office:value-type="string" table:style-name="ce1">
            <text:p>Wired</text:p>
          </table:table-cell>
          <table:table-cell office:value-type="date" office:date-value="2019-04-08T00:00:00" table:style-name="ce3">
            <text:p>04/08/19</text:p>
          </table:table-cell>
          <table:table-cell office:value-type="string" table:style-name="ce1">
            <text:p>A Fight Over Specialized Chips Threatens an Ethereum Split</text:p>
          </table:table-cell>
          <table:table-cell office:value-type="string" table:style-name="ce1">
            <text:p>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mining-china-ban/</text:p>
          </table:table-cell>
          <table:table-cell office:value-type="string" table:style-name="ce1">
            <text:p>Mashable</text:p>
          </table:table-cell>
          <table:table-cell office:value-type="date" office:date-value="2019-04-09T00:00:00" table:style-name="ce3">
            <text:p>04/09/19</text:p>
          </table:table-cell>
          <table:table-cell office:value-type="string" table:style-name="ce1">
            <text:p>China wants to ban Bitcoin mining, report clai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4/blockchain-conference-gets-ringing-start-nasdaq-floor</text:p>
          </table:table-cell>
          <table:table-cell office:value-type="string" table:style-name="ce1">
            <text:p>Cornell Chronicle</text:p>
          </table:table-cell>
          <table:table-cell office:value-type="date" office:date-value="2019-04-11T00:00:00" table:style-name="ce3">
            <text:p>04/11/19</text:p>
          </table:table-cell>
          <table:table-cell office:value-type="string" table:style-name="ce1">
            <text:p>Blockchain conference gets ringing start on Nasdaq flo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dgerinsights.com/international-chamber-of-commerce-icc-blockchain-perlin-dx-exchange/</text:p>
          </table:table-cell>
          <table:table-cell office:value-type="string" table:style-name="ce1">
            <text:p>Ledger Insights</text:p>
          </table:table-cell>
          <table:table-cell office:value-type="date" office:date-value="2019-04-12T00:00:00" table:style-name="ce3">
            <text:p>04/12/19</text:p>
          </table:table-cell>
          <table:table-cell office:value-type="string" table:style-name="ce1">
            <text:p>International Chamber of Commerce launches blockchain alliance with start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4-14T00:00:00" table:style-name="ce3">
            <text:p>04/14/19</text:p>
          </table:table-cell>
          <table:table-cell office:value-type="string" table:style-name="ce1">
            <text:p>IC3 Newsletter, May 14, 2019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ekingalpha.com/news/3450814-cryptos-fall-report-flash-boys-crypto-trading-bots</text:p>
          </table:table-cell>
          <table:table-cell office:value-type="string" table:style-name="ce1">
            <text:p>Seeking Alpha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Cryptos fall after report on`Flash Boys' crypto trading bot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4-15/-flash-boys-trading-bots-are-running-wild-on-crypto-exchanges</text:p>
          </table:table-cell>
          <table:table-cell office:value-type="string" table:style-name="ce1">
            <text:p>Bloomberg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‘Flash Boys’ Trading Bots Are Running Wild on Crypto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rbitrage-bots-found-taking-advantage-of-ordinary-users-trades-on-decentralized-exchange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15T00:00:00" table:style-name="ce3">
            <text:p>04/15/19</text:p>
          </table:table-cell>
          <table:table-cell office:value-type="string" table:style-name="ce1">
            <text:p>Arbitrage Bots Found Taking Advantage of Ordinary Users’ Trades on Decentralized Exchang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research-autonomous-trading-bots-manipulating-billions-dollars-centralized-exchanges/?q=/research-autonomous-trading-bots-manipulating-billions-dollars-centralized-exchanges/&amp;</text:p>
          </table:table-cell>
          <table:table-cell office:value-type="string" table:style-name="ce1">
            <text:p>BTC Manager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Research: Autonomous Trading Bots Could Be Manipulating Billions of Dollars on 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market-manipulation-trading-bots-decentralized-exchanges/</text:p>
          </table:table-cell>
          <table:table-cell office:value-type="string" table:style-name="ce1">
            <text:p>Nulltx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rket Manipulation Through Trading Bots Rampant on Decentralized Exchange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manipulation-rampant-on-decentralized-crypto-exchanges-says-latest-research/</text:p>
          </table:table-cell>
          <table:table-cell office:value-type="string" table:style-name="ce1">
            <text:p>Crypto Slate</text:p>
          </table:table-cell>
          <table:table-cell office:value-type="date" office:date-value="2019-04-16T00:00:00" table:style-name="ce3">
            <text:p>04/16/19</text:p>
          </table:table-cell>
          <table:table-cell office:value-type="string" table:style-name="ce1">
            <text:p>Manipulation rampant on decentralized crypto exchanges says latest research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some-crypto-exchanges-are-encouraging-manipulations-latest-research-reveals/221670</text:p>
          </table:table-cell>
          <table:table-cell office:value-type="string" table:style-name="ce1">
            <text:p>Inside Bitcoins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Some Crypto Exchanges Are Encouraging Manipulations: Latest Research Reveal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hichblockchain.com/news/decentralized-crypto-exchanges/</text:p>
          </table:table-cell>
          <table:table-cell office:value-type="string" table:style-name="ce1">
            <text:p>Which Blockchain</text:p>
          </table:table-cell>
          <table:table-cell office:value-type="date" office:date-value="2019-04-17T00:00:00" table:style-name="ce3">
            <text:p>04/17/19</text:p>
          </table:table-cell>
          <table:table-cell office:value-type="string" table:style-name="ce1">
            <text:p>Market Manipulation Using Bots Is Controlling Decentralized Crypto Exchang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okenmantra.com/flash-boys-trading-bots-are-having-a-field-day-in-crypto-exchanges/</text:p>
          </table:table-cell>
          <table:table-cell office:value-type="string" table:style-name="ce1">
            <text:p>Token Mantra</text:p>
          </table:table-cell>
          <table:table-cell office:value-type="date" office:date-value="2019-04-18T00:00:00" table:style-name="ce3">
            <text:p>04/18/19</text:p>
          </table:table-cell>
          <table:table-cell office:value-type="string" table:style-name="ce1">
            <text:p>‘Flash Boys’ Trading Bots Are Having a Field Day in Crypto Exchanges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irishtechnews.ie/chains-trains-and-state-run-industries-a-deeper-dive-into-the-chinese-blockchain-scene/</text:p>
          </table:table-cell>
          <table:table-cell office:value-type="string" table:style-name="ce1">
            <text:p>Irish Tech New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Chains, Trains And State-run Industries, A Deeper Dive Into the Chinese Blockchain Scen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eaprate.com/cryptocurrency/exchange/report-crypto-trading-bots-caught-arbitraging-investors-by-front-running/</text:p>
          </table:table-cell>
          <table:table-cell office:value-type="string" table:style-name="ce1">
            <text:p>Leap Rate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Report: Crypto trading ‘bots’ caught arbitraging investors by front run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ryptoninjas.net/2019/04/19/protocol-labs-announces-first-recipients-of-grant-program/</text:p>
          </table:table-cell>
          <table:table-cell office:value-type="string" table:style-name="ce1">
            <text:p>Crypto Ninjas</text:p>
          </table:table-cell>
          <table:table-cell office:value-type="date" office:date-value="2019-04-19T00:00:00" table:style-name="ce3">
            <text:p>04/19/19</text:p>
          </table:table-cell>
          <table:table-cell office:value-type="string" table:style-name="ce1">
            <text:p>Protocol Labs announces first recipients of grant program</text:p>
          </table:table-cell>
          <table:table-cell office:value-type="string" table:style-name="ce1">
            <text:p>juels, miers, cecchetti<text:s/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exchangeguide.com/next-crypto-bull-run-might-drive-bitcoin-market-cap-over-the-one-trillion-dollar-mark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4-21T00:00:00" table:style-name="ce3">
            <text:p>04/21/19</text:p>
          </table:table-cell>
          <table:table-cell office:value-type="string" table:style-name="ce1">
            <text:p>Next Crypto Bull Run Might Drive Bitcoin Market Cap Over The One Trillion Dollar Mark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dealstreetasia.com/stories/htc-backed-proof-of-capital-launches-50m-blockchain-fund-131794/</text:p>
          </table:table-cell>
          <table:table-cell office:value-type="string" table:style-name="ce1">
            <text:p>Deal Street Asia</text:p>
          </table:table-cell>
          <table:table-cell office:value-type="date" office:date-value="2019-04-22T00:00:00" table:style-name="ce3">
            <text:p>04/22/19</text:p>
          </table:table-cell>
          <table:table-cell office:value-type="string" table:style-name="ce1">
            <text:p>HTC-backed Proof of Capital launches $50m blockchain fund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media.com/6656/crypto-grow-faster-algorithmic-staking</text:p>
          </table:table-cell>
          <table:table-cell office:value-type="string" table:style-name="ce1">
            <text:p>Decrypt Media</text:p>
          </table:table-cell>
          <table:table-cell office:value-type="date" office:date-value="2019-04-23T00:00:00" table:style-name="ce3">
            <text:p>04/23/19</text:p>
          </table:table-cell>
          <table:table-cell office:value-type="string" table:style-name="ce1">
            <text:p>Make your crypto grow faster: An insight into algorithmic staking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yo.jp/article/10006861</text:p>
          </table:table-cell>
          <table:table-cell office:value-type="string" table:style-name="ce1">
            <text:p>Coin Tokyo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コンピュータサイエンス教授Emin Gün Sirer氏「2019年はPOSコインの年」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inance.yahoo.com/news/emin-g-n-sirer-am-143331994.html</text:p>
          </table:table-cell>
          <table:table-cell office:value-type="string" table:style-name="ce1">
            <text:p>Yahoo Finance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rivet.com/emin-gun-sirer-i-am-the-grandfather-of-the-uasf-movement/</text:p>
          </table:table-cell>
          <table:table-cell office:value-type="string" table:style-name="ce1">
            <text:p>Coin Rivet</text:p>
          </table:table-cell>
          <table:table-cell office:value-type="date" office:date-value="2019-04-26T00:00:00" table:style-name="ce3">
            <text:p>04/26/19</text:p>
          </table:table-cell>
          <table:table-cell office:value-type="string" table:style-name="ce1">
            <text:p>Emin Gün Sirer: “I am the grandfather of the UASF movement”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://news.cornell.edu/stories/2019/04/bots-exploiting-blockchains-profit</text:p>
          </table:table-cell>
          <table:table-cell office:value-type="string" table:style-name="ce1">
            <text:p>Cornell Chronicle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office:value-type="string" table:style-name="ce1">
            <text:p>feature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oinnewspress.com/need-to-give-your-career-a-lift-study-blockchain-for-business-at-cornell-university/</text:p>
          </table:table-cell>
          <table:table-cell office:value-type="string" table:style-name="ce1">
            <text:p>Coin Newspress</text:p>
          </table:table-cell>
          <table:table-cell office:value-type="date" office:date-value="2019-04-29T00:00:00" table:style-name="ce3">
            <text:p>04/29/19</text:p>
          </table:table-cell>
          <table:table-cell office:value-type="string" table:style-name="ce1">
            <text:p>Need To Give Your Career A Lift? Study Blockchain for Business at Cornell Univers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echxplore.com/news/2019-04-bots-exploiting-blockchains-profit.html</text:p>
          </table:table-cell>
          <table:table-cell office:value-type="string" table:style-name="ce1">
            <text:p>Tech Xplore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sciencedaily.com/releases/2019/04/190430121722.htm</text:p>
          </table:table-cell>
          <table:table-cell office:value-type="string" table:style-name="ce1">
            <text:p>Science Daily</text:p>
          </table:table-cell>
          <table:table-cell office:value-type="date" office:date-value="2019-04-30T00:00:00" table:style-name="ce3">
            <text:p>04/30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nceptnewsnow.com/crypto-market-digs-further-down-to-241-billion/50/</text:p>
          </table:table-cell>
          <table:table-cell office:value-type="string" table:style-name="ce1">
            <text:p>Concept News Now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Crypto Market Digs Further Down To $241 Billion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ecnmag.com/news/2019/05/bots-exploiting-blockchains-profit</text:p>
          </table:table-cell>
          <table:table-cell office:value-type="string" table:style-name="ce1">
            <text:p>ECN Mag</text:p>
          </table:table-cell>
          <table:table-cell office:value-type="date" office:date-value="2019-05-01T00:00:00" table:style-name="ce3">
            <text:p>05/01/19</text:p>
          </table:table-cell>
          <table:table-cell office:value-type="string" table:style-name="ce1">
            <text:p>Bots Exploiting Blockchains for Profit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tockvisionary.com/software-of-the-cryptocurrency-ethereum-classic-remains-under-siege-by-51-per-cent-attacks/10782/</text:p>
          </table:table-cell>
          <table:table-cell office:value-type="string" table:style-name="ce1">
            <text:p>Stock Visionary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Software of the cryptocurrency Ethereum Classic remains under siege by 51 per cent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emin-gun-sirer-on-delistsv-bitcoin-sv-delisiting-regulation-and-implications/</text:p>
          </table:table-cell>
          <table:table-cell office:value-type="string" table:style-name="ce1">
            <text:p>Dash News</text:p>
          </table:table-cell>
          <table:table-cell office:value-type="date" office:date-value="2019-05-02T00:00:00" table:style-name="ce3">
            <text:p>05/02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newsbot.com/emin-gun-sirer-on-delistsv-bitcoin-sv-delisiting-regulation-and-implications/</text:p>
          </table:table-cell>
          <table:table-cell office:value-type="string" table:style-name="ce1">
            <text:p>Bitnewsbot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observer.in/2019/05/03/blockchain-is-not-as-secure-as-it-ought-to-be-heres-why/</text:p>
          </table:table-cell>
          <table:table-cell office:value-type="string" table:style-name="ce1">
            <text:p>Tech Observer</text:p>
          </table:table-cell>
          <table:table-cell office:value-type="date" office:date-value="2019-05-03T00:00:00" table:style-name="ce3">
            <text:p>05/03/19</text:p>
          </table:table-cell>
          <table:table-cell office:value-type="string" table:style-name="ce1">
            <text:p>Blockchain is not as secure as it ought to be; Here’s why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april-29th-may-4th/</text:p>
          </table:table-cell>
          <table:table-cell office:value-type="string" table:style-name="ce1">
            <text:p>Dash News</text:p>
          </table:table-cell>
          <table:table-cell office:value-type="date" office:date-value="2019-05-04T00:00:00" table:style-name="ce3">
            <text:p>05/04/19</text:p>
          </table:table-cell>
          <table:table-cell office:value-type="string" table:style-name="ce1">
            <text:p>This Week In Dash: April 29th – May 4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emin-gun-sirer-on-rethinking-blockchain-promoting-good-crypto-use-and-leaving-stagnation-behind</text:p>
          </table:table-cell>
          <table:table-cell office:value-type="string" table:style-name="ce1">
            <text:p>Coin Telegraph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n Gün Si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media.com/6901/chainlink-smart-contracts-swift-canonical-list</text:p>
          </table:table-cell>
          <table:table-cell office:value-type="string" table:style-name="ce1">
            <text:p>Decrypt Media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Who’s using Chainlink to connect smart contracts to the real world? The Decrypt canonical l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investing.com/news/cryptocurrency-news/emin-gun-sirer-on-rethinking-blockchain-promoting-good-crypto-use-and-leaving-stagnation-behind-1857003</text:p>
          </table:table-cell>
          <table:table-cell office:value-type="string" table:style-name="ce1">
            <text:p>Investing.com</text:p>
          </table:table-cell>
          <table:table-cell office:value-type="date" office:date-value="2019-05-06T00:00:00" table:style-name="ce3">
            <text:p>05/06/19</text:p>
          </table:table-cell>
          <table:table-cell office:value-type="string" table:style-name="ce1">
            <text:p>Emi̇n Gün Si̇rer on Rethinking Blockchain, Promoting Good Crypto Use and Leaving Stagnation Behi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emin-gun-sirer-on-delistsv-bitcoin-sv-delisiting-regulation-and-implications</text:p>
          </table:table-cell>
          <table:table-cell office:value-type="string" table:style-name="ce1">
            <text:p>Token Daily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Emin Gün Sirer on #DelistSV Bitcoin SV Delisiting, Regulation, and Implic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hack-binance-cryptocurrency-exchange/</text:p>
          </table:table-cell>
          <table:table-cell office:value-type="string" table:style-name="ce1">
            <text:p>Wired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Hack Brief: Hackers Stole $40 Million From Binance Cryptocurrency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19-05-08/crypto-savior-spurs-outcry-by-suggesting-blockchain-rollback</text:p>
          </table:table-cell>
          <table:table-cell office:value-type="string" table:style-name="ce1">
            <text:p>Bloomberg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nance CEO Spurs Outcry by Suggesting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fate-of-satoshis-vision-a-fork-of-a-fork-of-a-fork-and-an-appeal-to-the-law</text:p>
          </table:table-cell>
          <table:table-cell office:value-type="string" table:style-name="ce1">
            <text:p>Bitrates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The Fate of Satoshi's Vision: A Fork of a Fork of a Fork and an Appeal to the Law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hat-a-bitcoin-reorg-is-and-what-binance-has-to-do-with-it</text:p>
          </table:table-cell>
          <table:table-cell office:value-type="string" table:style-name="ce1">
            <text:p>Coin Desk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reorg-binance-194133373.html</text:p>
          </table:table-cell>
          <table:table-cell office:value-type="string" table:style-name="ce1">
            <text:p>Yahoo Finance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What a Bitcoin ‘Reorg’ Is and What Binance Has to Do With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legraph.co.uk/technology/2019/05/08/bitcoin-safety-spotlight-hackers-steal-30-million-digital-currency/</text:p>
          </table:table-cell>
          <table:table-cell office:value-type="string" table:style-name="ce1">
            <text:p>The Telegraph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Bitcoin safety in spotlight after hackers steal £30 million in digital 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study-cryptocurrency-trading-bots-rise/</text:p>
          </table:table-cell>
          <table:table-cell office:value-type="string" table:style-name="ce1">
            <text:p>BTC Manager</text:p>
          </table:table-cell>
          <table:table-cell office:value-type="date" office:date-value="2019-05-08T00:00:00" table:style-name="ce3">
            <text:p>05/08/19</text:p>
          </table:table-cell>
          <table:table-cell office:value-type="string" table:style-name="ce1">
            <text:p>Study: Cryptocurrency Trading Bots on the Rise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tezos-arthur-breitman/</text:p>
          </table:table-cell>
          <table:table-cell office:value-type="string" table:style-name="ce1">
            <text:p>Coin Rive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ezos’ Arthur Breitman on changing the way people think about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talk-of-a-bitcoin-reorg-following-binance-hack-sparks-uproar/</text:p>
          </table:table-cell>
          <table:table-cell office:value-type="string" table:style-name="ce1">
            <text:p>XBT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Talk Of A Bitcoin ‘Reorg’ Following Binance Hack Sparks Upro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vibes.com/blockchain/binance-ceo-sparks-an-outcry-over-blockchain-rollback/</text:p>
          </table:table-cell>
          <table:table-cell office:value-type="string" table:style-name="ce1">
            <text:p>Crypto Vibes</text:p>
          </table:table-cell>
          <table:table-cell office:value-type="date" office:date-value="2019-05-09T00:00:00" table:style-name="ce3">
            <text:p>05/09/19</text:p>
          </table:table-cell>
          <table:table-cell office:value-type="string" table:style-name="ce1">
            <text:p>Binance CEO Sparks an Outcry over Blockchain Rollbac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fincen-releases-massive-new-crypto-guidance/</text:p>
          </table:table-cell>
          <table:table-cell office:value-type="string" table:style-name="ce1">
            <text:p>Block Onomi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Major U.S. Money Watchdog FinCEN Releases “Massive” New Crypto Guid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cypherium-partners-amazon-services-launch-162100882.html</text:p>
          </table:table-cell>
          <table:table-cell office:value-type="string" table:style-name="ce1">
            <text:p>Yahoo Financ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fincen-reveals-regulatory-document-crypto-community-shares-divided-feedback-about-it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veals Regulatory Document, Crypto Community Shares Divided Feedback About 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.acrofan.com/detail.php?number=107181</text:p>
          </table:table-cell>
          <table:table-cell office:value-type="string" table:style-name="ce1">
            <text:p>Acrofan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Cypherium Partners with Amazon Web Services to Launch Enterprise Blockchain-as-a-Servi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fincen-releases-new-guidance-document-for-crypto-entities-and-activities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FinCEN releases new guidance document for crypto-entities and activit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bitcoin-lightning-node-and-fincen-its-just-silly-honestly-people-stop-with-this-stuff-says-legal-officer/</text:p>
          </table:table-cell>
          <table:table-cell office:value-type="string" table:style-name="ce1">
            <text:p>AMB Crypto</text:p>
          </table:table-cell>
          <table:table-cell office:value-type="date" office:date-value="2019-05-10T00:00:00" table:style-name="ce3">
            <text:p>05/10/19</text:p>
          </table:table-cell>
          <table:table-cell office:value-type="string" table:style-name="ce1">
            <text:p>Bitcoin Lightning node and FinCen: ‘It’s just silly. Honestly, people, stop with this stuff,’ says Legal Offic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boncoincrypto.fr/2019/05/11/emin-gun-sirer-evoque-lindustrie-de-la-blockchain-et-incite-les-gens-a-etre-optimistes/blockchain/26953/</text:p>
          </table:table-cell>
          <table:table-cell office:value-type="string" table:style-name="ce1">
            <text:p>LBCC</text:p>
          </table:table-cell>
          <table:table-cell office:value-type="date" office:date-value="2019-05-11T00:00:00" table:style-name="ce3">
            <text:p>05/11/19</text:p>
          </table:table-cell>
          <table:table-cell office:value-type="string" table:style-name="ce1">
            <text:p>Emin Gün Sirer évoque l’industrie de la Blockchain et incite les gens à être optimis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odlers-digest-may-612-top-stories-price-movements-quotes-and-fud-of-the-week</text:p>
          </table:table-cell>
          <table:table-cell office:value-type="string" table:style-name="ce1">
            <text:p>Coin Telegraph</text:p>
          </table:table-cell>
          <table:table-cell office:value-type="date" office:date-value="2019-05-12T00:00:00" table:style-name="ce3">
            <text:p>05/12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hodlers-digest-may-6-12-top-stories-price-movements-quotes-and-fud-of-the-week-201905130732</text:p>
          </table:table-cell>
          <table:table-cell office:value-type="string" table:style-name="ce1">
            <text:p>FX Street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odler’s Digest, May 6–12: Top Stories, Price Movements, Quotes and FUD of the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maltawinds.com/2019/05/13/hedera-hashgraph-and-chainlink-collaborate-on-decentralized-oracle-network-for-hedera-users/</text:p>
          </table:table-cell>
          <table:table-cell office:value-type="string" table:style-name="ce1">
            <text:p>Malta Wind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Hedera Hashgraph and Chainlink collaborate on Decentralized Oracle Network for Hedera Use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michaeldelcastillo/2019/05/13/top-100-enterprise-blockchain-startups-shows-changing-global-climate/#15ffd2db538d</text:p>
          </table:table-cell>
          <table:table-cell office:value-type="string" table:style-name="ce1">
            <text:p>Forbes</text:p>
          </table:table-cell>
          <table:table-cell office:value-type="date" office:date-value="2019-05-13T00:00:00" table:style-name="ce3">
            <text:p>05/13/19</text:p>
          </table:table-cell>
          <table:table-cell office:value-type="string" table:style-name="ce1">
            <text:p>100 Enterprise Blockchain Startups Paint Vivid Picture Of Changing Landscape</text:p>
          </table:table-cell>
          <table:table-cell office:value-type="string" table:style-name="ce1">
            <text:p>oasi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vitalik-buterin-over-uncle-rate-vs-gas-generation/19495/</text:p>
          </table:table-cell>
          <table:table-cell office:value-type="string" table:style-name="ce1">
            <text:p>Crypto News Z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Vitalik Buterin Says Ethereum (ETH) Strong Enough To Withstand Uncle Rates, Gas Generation Stro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microsoft-wants-protect-identity-bitcoin/</text:p>
          </table:table-cell>
          <table:table-cell office:value-type="string" table:style-name="ce1">
            <text:p>Wired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Microsoft Wants To Protect Your Identity With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how-microsoft-aims-to-use-the-bitcoin-blockchain-to-create-portable-credentials-online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Microsoft Aims To Use The Bitcoin Blockchain To Create Portable Credentials Onlin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ologyreview.com/s/613520/how-ai-could-save-lives-without-spilling-secrets/</text:p>
          </table:table-cell>
          <table:table-cell office:value-type="string" table:style-name="ce1">
            <text:p>Technology Review</text:p>
          </table:table-cell>
          <table:table-cell office:value-type="date" office:date-value="2019-05-14T00:00:00" table:style-name="ce3">
            <text:p>05/14/19</text:p>
          </table:table-cell>
          <table:table-cell office:value-type="string" table:style-name="ce1">
            <text:p>How AI could save lives without spilling medical secret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insider.com/heres-why-chain-reorg-on-btc-ledger-is-exponentially-unfeasible-donald-mcintyre/</text:p>
          </table:table-cell>
          <table:table-cell office:value-type="string" table:style-name="ce1">
            <text:p>Crypto Insid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Here’s why chain reorg on BTC ledger is exponentially unfeasible: Donald McIntyre</text:p>
          </table:table-cell>
          <table:table-cell office:value-type="string" table:style-name="ce1">
            <text:p>sirer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because-of-microsoft-alone-bitcoin-btc-at-8000-is-significantly-underpriced/</text:p>
          </table:table-cell>
          <table:table-cell office:value-type="string" table:style-name="ce1">
            <text:p>EWN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Because Of Microsoft Alone, Bitcoin (BTC) At $8000 Is Significantly Under-price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yemail.constantcontact.com/IC3-Blockchain-Camp-June-10-16--News--and-More.html?soid=1126638416463&amp;aid=ExfFq40gdHo</text:p>
          </table:table-cell>
          <table:table-cell office:value-type="string" table:style-name="ce1">
            <text:p>IC3 Newsletter</text:p>
          </table:table-cell>
          <table:table-cell office:value-type="date" office:date-value="2019-05-15T00:00:00" table:style-name="ce3">
            <text:p>05/15/19</text:p>
          </table:table-cell>
          <table:table-cell office:value-type="string" table:style-name="ce1">
            <text:p>IC3 Newsletter - Blockchain Camp June 10-16, News, and More</text:p>
          </table:table-cell>
          <table:table-cell office:value-type="string" table:style-name="ce1">
            <text:p>al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bch-price-resumes-climb-after-upgrade-attack-is-foiled/</text:p>
          </table:table-cell>
          <table:table-cell office:value-type="string" table:style-name="ce1">
            <text:p>Hacked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(BCH) Price Resumes Climb After Upgrade Attack is Foil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orthwestern.com/2019/05/16/campus/blockchain-startup-headed-by-northwestern-and-cornell-professors-exceeds-10-million-in-investments/</text:p>
          </table:table-cell>
          <table:table-cell office:value-type="string" table:style-name="ce1">
            <text:p>The Daily Northwestern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lockchain startup headed by Northwestern and Cornell professors exceeds $10 million in investments</text:p>
          </table:table-cell>
          <table:table-cell office:value-type="string" table:style-name="ce1">
            <text:p>sirer, basu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tcoin-cash-hard-fork-damage-control-and-fixing-the-bug/?q=/bitcoin-cash-hard-fork-damage-control-and-fixing-the-bug/&amp;</text:p>
          </table:table-cell>
          <table:table-cell office:value-type="string" table:style-name="ce1">
            <text:p>BTC Manager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Bitcoin Cash Hard Fork: Damage Control and Fixing the Bu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hackers-blackmailing-porn-viewers-have-reportedly-made-nearly-1-million-in-bitcoin/</text:p>
          </table:table-cell>
          <table:table-cell office:value-type="string" table:style-name="ce1">
            <text:p>Crypto Globe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Hackers Blackmailing Porn Viewers Have Reportedly Made Nearly $1 Million in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finance/cornell-university-crypto-professor-launching-his-own-coin</text:p>
          </table:table-cell>
          <table:table-cell office:value-type="string" table:style-name="ce1">
            <text:p>Crain's New York Business</text:p>
          </table:table-cell>
          <table:table-cell office:value-type="date" office:date-value="2019-05-16T00:00:00" table:style-name="ce3">
            <text:p>05/16/19</text:p>
          </table:table-cell>
          <table:table-cell office:value-type="string" table:style-name="ce1">
            <text:p>A Cornell University crypto professor is launching his own 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party.jp/exatc/ex-165be53b23e57d5768b46a633ce69eb614fd7062b3b3b670fb50eedc17b8af9d</text:p>
          </table:table-cell>
          <table:table-cell office:value-type="string" table:style-name="ce1">
            <text:p>Coin Party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bs Exits Stealth, Launches Blockchain Testnet Based on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news/962592274648.htm</text:p>
          </table:table-cell>
          <table:table-cell office:value-type="string" table:style-name="ce1">
            <text:p>Chai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创立的新项目 Ava Labs 发布基于雪崩协议的测试网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levenews.com/2019/05/17/cornell-universitys-emin-gun-sirer-to-launch-ava-slated-to-compete-with-ethereum/</text:p>
          </table:table-cell>
          <table:table-cell office:value-type="string" table:style-name="ce1">
            <text:p>Eleven 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versity’s Emin Gün Sirer to launch Ava; slated to compete with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517230577903.html</text:p>
          </table:table-cell>
          <table:table-cell office:value-type="string" table:style-name="ce1">
            <text:p>Ox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的Emin Gun Sirer在投资600万美元后首次亮相Ava区块链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adermeetscoder.com/cornell-prof-launches-cryptocurrency-backed-by-major-vcs/</text:p>
          </table:table-cell>
          <table:table-cell office:value-type="string" table:style-name="ce1">
            <text:p>Tradermeetscoder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Prof. Launches Cryptocurrency Backed by Major VC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s-emin-gun-sirer-debuts-ava-blockchain-following-6-million-investment</text:p>
          </table:table-cell>
          <table:table-cell office:value-type="string" table:style-name="ce1">
            <text:p>Coin Telegraph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Uni’s Emin Gun Sirer Debuts Ava Blockchain Following $6 Million 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thnews.com/ava-launch-emin-guen-sirers-blockchain-startup-releases-testnet</text:p>
          </table:table-cell>
          <table:table-cell office:value-type="string" table:style-name="ce1">
            <text:p>ETHNew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thereumworldnews.com/cornell-cryptocurrency-professor-launches-ava-testnet-challenges-visa/</text:p>
          </table:table-cell>
          <table:table-cell office:value-type="string" table:style-name="ce1">
            <text:p>EWN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vigilante-liquidates-upgraded-124128595.html</text:p>
          </table:table-cell>
          <table:table-cell office:value-type="string" table:style-name="ce1">
            <text:p>Yahoo Finance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Bitcoin Cash Vigilante ‘Liquidates’ Upgraded Blockchain Attacker’s Fund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david-schwartz-on-stellars-downtime-brian-armstrong-on-institutional-investors-and-more/</text:p>
          </table:table-cell>
          <table:table-cell office:value-type="string" table:style-name="ce1">
            <text:p>AMB Crypto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David Schwartz on Stellar’s downtime, Brian Armstrong on institutional investors and m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7091/curry-with-the-blocks-mike-dudas</text:p>
          </table:table-cell>
          <table:table-cell office:value-type="string" table:style-name="ce1">
            <text:p>Decrypt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urry with The Block’s Mike Duda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blog.fr/emin-gun-sirer-de-cornell-uni-lance-ava-blockchain-apres-un-investissement-de-6-millions-de-dollars/</text:p>
          </table:table-cell>
          <table:table-cell office:value-type="string" table:style-name="ce1">
            <text:p>Block Blog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Emin Gun Sirer de Cornell Uni lance Ava Blockchain après un investissement de 6 millions de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price.media/ava-launch-emin-gn-sirers-blockchain-startup-releases-testnet.html</text:p>
          </table:table-cell>
          <table:table-cell office:value-type="string" table:style-name="ce1">
            <text:p>Bitcoin Price Media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Ava Launch: Emin Gün Sirer's Blockchain Startup Releases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press.com/prof-emin-gun-sirer-of-cornell-university-launches-ava-blockchain/</text:p>
          </table:table-cell>
          <table:table-cell office:value-type="string" table:style-name="ce1">
            <text:p>Coin Newspress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Prof. Emin Gun Sirer of Cornell University Launches Ava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mak.co.uk/cornell-cryptocurrency-professor-launches-ava-testnet-challenges-visa/</text:p>
          </table:table-cell>
          <table:table-cell office:value-type="string" table:style-name="ce1">
            <text:p>Cryptomak</text:p>
          </table:table-cell>
          <table:table-cell office:value-type="date" office:date-value="2019-05-17T00:00:00" table:style-name="ce3">
            <text:p>05/17/19</text:p>
          </table:table-cell>
          <table:table-cell office:value-type="string" table:style-name="ce1">
            <text:p>Cornell Cryptocurrency Professor Launches Ava Testnet, Challenges Vis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this-university-professor-is-launching-his-own-cryptocurrency-cryptopolitan-cryptopolitan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his university professor is launching his own cryptocurrency | Cryptopolitan – Cryptopolit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newstelegraph.com/cornell-unis-emin-gun-sirer-debuts-ava-blockchain-following-6-million-investment-investing-com/</text:p>
          </table:table-cell>
          <table:table-cell office:value-type="string" table:style-name="ce1">
            <text:p>Coin News Telegraph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Cornell Uni’s Emin Gun Sirer Debuts Ava Blockchain Following $6 Million Investment – Investing.co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koin.com/haberler/turk-kripto-uzmani-emin-gun-sirer-kripto-para-cikariyor/</text:p>
          </table:table-cell>
          <table:table-cell office:value-type="string" table:style-name="ce1">
            <text:p>Haberkoin</text:p>
          </table:table-cell>
          <table:table-cell office:value-type="date" office:date-value="2019-05-18T00:00:00" table:style-name="ce3">
            <text:p>05/18/19</text:p>
          </table:table-cell>
          <table:table-cell office:value-type="string" table:style-name="ce1">
            <text:p>Türk Kripto Uzmanı Emin Gün Sirer, Kripto Para Çıkar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0xzx.com/201906210113130700.html</text:p>
          </table:table-cell>
          <table:table-cell office:value-type="string" table:style-name="ce1">
            <text:p>Ox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这位大学教授正在推出他自己的加密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ll-stocks.net/a-cornell-professor-poised-to-launch-his-own-cryptocurrency-with-faster-transaction-times/</text:p>
          </table:table-cell>
          <table:table-cell office:value-type="string" table:style-name="ce1">
            <text:p>All Stocks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A Cornell Professor Poised to Launch his Own Cryptocurrency with Faster Transaction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vy-league-professors-crypto-has-the-solution-to-blockchain-scalability/</text:p>
          </table:table-cell>
          <table:table-cell office:value-type="string" table:style-name="ce1">
            <text:p>Block Publisher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Ivy League Professor’s Crypto Has the Solution to Blockchain Scal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tempo.com/ava-network-from-emin-gun-sirer/</text:p>
          </table:table-cell>
          <table:table-cell office:value-type="string" table:style-name="ce1">
            <text:p>Block Tempo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區塊鏈學術界知名 康乃爾大學教授 的新區塊鏈「 Ava network 」測試網首次亮相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udgefeed.com/crypto-week-in-review-5-19-19/</text:p>
          </table:table-cell>
          <table:table-cell office:value-type="string" table:style-name="ce1">
            <text:p>Sludge Feed</text:p>
          </table:table-cell>
          <table:table-cell office:value-type="date" office:date-value="2019-05-19T00:00:00" table:style-name="ce3">
            <text:p>05/19/19</text:p>
          </table:table-cell>
          <table:table-cell office:value-type="string" table:style-name="ce1">
            <text:p>Crypto Week in Review: Bitcoin (BTC) Bulls Come Out to Play for Blockchain We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aomoi.com/giao-su-dai-hoc-my-tung-dong-ma-hoa-rieng/c/30776867.epi</text:p>
          </table:table-cell>
          <table:table-cell office:value-type="string" table:style-name="ce1">
            <text:p>Baomoi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Giáo sư đại học Mỹ tung đồng mã hóa riê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tellars-blockchain-briefly-goes-offline-confirming-the-project-lacks-decentralization</text:p>
          </table:table-cell>
          <table:table-cell office:value-type="string" table:style-name="ce1">
            <text:p>Coin Telegraph</text:p>
          </table:table-cell>
          <table:table-cell office:value-type="date" office:date-value="2019-05-20T00:00:00" table:style-name="ce3">
            <text:p>05/20/19</text:p>
          </table:table-cell>
          <table:table-cell office:value-type="string" table:style-name="ce1">
            <text:p>Stellar’s Blockchain Briefly Goes Offline, Confirming the Project Lacks Decentral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exnews.com/berita/cornell-uni-emin-gun-sirer-memulai-debutnya-ava-blockchain-setelah-investasi-6-juta</text:p>
          </table:table-cell>
          <table:table-cell office:value-type="string" table:style-name="ce1">
            <text:p>Inforex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ornell Uni Emin Gun Sirer Memulai Debutnya Ava Blockchain Setelah Investasi $ 6 Ju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verse-is-laughing-at-faketoshi-s-recent-move-bsv-jumps-3907.htm</text:p>
          </table:table-cell>
          <table:table-cell office:value-type="string" table:style-name="ce1">
            <text:p>Crypto News</text:p>
          </table:table-cell>
          <table:table-cell office:value-type="date" office:date-value="2019-05-21T00:00:00" table:style-name="ce3">
            <text:p>05/21/19</text:p>
          </table:table-cell>
          <table:table-cell office:value-type="string" table:style-name="ce1">
            <text:p>Cryptoverse is Laughing at 'Faketoshi's' Recent Move, BSV Jumps 70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daily.news/emin-gun-sirer-a-blockchain-academic-expert-has-launched-his-own-cryptocurrency-ava-testnet/</text:p>
          </table:table-cell>
          <table:table-cell office:value-type="string" table:style-name="ce1">
            <text:p>Crypto Daily New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, a Blockchain Academic Expert Has Launched his Own Cryptocurrency Ava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stellar-network-down-for-2-hours-incident-goes-unnoticed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Stellar Network Down For 2 Hours, Incident Goes Unnotic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raig-wright-files-copyright-claim-bitcoin-whitepaper/</text:p>
          </table:table-cell>
          <table:table-cell office:value-type="string" table:style-name="ce1">
            <text:p>BTC Manager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raig Wright Files Copyright Claim for Bitcoin Whitepa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napperbuzz.com/cornellunis-emingunsirer-debutsava-blockchain-6millioninvestment/</text:p>
          </table:table-cell>
          <table:table-cell office:value-type="string" table:style-name="ce1">
            <text:p>Snapper Buzz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CornellUni’s EminGunSirer DebutsAva Blockchain $6MillionInvest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tunf.com/emin-gun-sirer-an-university-professor-is-planning-on-launching-his-cryptocurrency/025216</text:p>
          </table:table-cell>
          <table:table-cell office:value-type="string" table:style-name="ce1">
            <text:p>Tunf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Emin Gun Sirer; an University Professor Is Planning On Launching Hi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blockchain.com/battle-between-ripple-and-stellar-a-clear-winner-may-be-emerging-expert-says/</text:p>
          </table:table-cell>
          <table:table-cell office:value-type="string" table:style-name="ce1">
            <text:p>Invest In Blockchain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Battle Between Ripple And Stellar, A Clear Winner May Be Emerging, Expert Say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the-binance-hack-in-retrospect-what-does-it-mean-for-crypto</text:p>
          </table:table-cell>
          <table:table-cell office:value-type="string" table:style-name="ce1">
            <text:p>Bitrates</text:p>
          </table:table-cell>
          <table:table-cell office:value-type="date" office:date-value="2019-05-22T00:00:00" table:style-name="ce3">
            <text:p>05/22/19</text:p>
          </table:table-cell>
          <table:table-cell office:value-type="string" table:style-name="ce1">
            <text:p>The Binance Hack in Retrospect: What Does It Mean for Crypto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authorities-will-regret-shutting-down-bitcoin-mixer-crypto-p-3916.htm</text:p>
          </table:table-cell>
          <table:table-cell office:value-type="string" table:style-name="ce1">
            <text:p>Crypto New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Authorities Will Regret Shutting Down Bitcoin Mixer - Crypto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19/05/top-cryptocurrency-coin-mixer-seized-grayscale-has-big-news-cme-group-bitcoin-futures-high-continues/</text:p>
          </table:table-cell>
          <table:table-cell office:value-type="string" table:style-name="ce1">
            <text:p>Crypto Globe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op Cryptocurrency Coin Mixer Seized; Grayscale Investments 'Big News' Today; More Records for CME's Bitcoin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0466/next-advance-cryptocurrency-emin-gun-sirer-launches-ava</text:p>
          </table:table-cell>
          <table:table-cell office:value-type="string" table:style-name="ce1">
            <text:p>Cornell CIS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The Next Advance in Cryptocurrency: Emin Gün Sirer Launches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9922/european-law-enforcements-shut-down-crypto-transaction-mixer-website.html</text:p>
          </table:table-cell>
          <table:table-cell office:value-type="string" table:style-name="ce1">
            <text:p>Chepicap</text:p>
          </table:table-cell>
          <table:table-cell office:value-type="date" office:date-value="2019-05-23T00:00:00" table:style-name="ce3">
            <text:p>05/23/19</text:p>
          </table:table-cell>
          <table:table-cell office:value-type="string" table:style-name="ce1">
            <text:p>Dutch police shuts down one of the world's largest crypto transaction mixer sit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publisher.com/it-is-legal-to-buy-bitcoin-in-china-despite-a-crypto-ban/</text:p>
          </table:table-cell>
          <table:table-cell office:value-type="string" table:style-name="ce1">
            <text:p>Block Publisher</text:p>
          </table:table-cell>
          <table:table-cell office:value-type="date" office:date-value="2019-05-24T00:00:00" table:style-name="ce3">
            <text:p>05/24/19</text:p>
          </table:table-cell>
          <table:table-cell office:value-type="string" table:style-name="ce1">
            <text:p>It is Legal to Buy Bitcoin in China Despite a Crypto B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miners-exploit-recent-bug-to-launch-51-attack-on-the-bitcoin-cash-network/</text:p>
          </table:table-cell>
          <table:table-cell office:value-type="string" table:style-name="ce1">
            <text:p>ZyCrypto</text:p>
          </table:table-cell>
          <table:table-cell office:value-type="date" office:date-value="2019-05-25T00:00:00" table:style-name="ce3">
            <text:p>05/25/19</text:p>
          </table:table-cell>
          <table:table-cell office:value-type="string" table:style-name="ce1">
            <text:p>Miners Exploit Recent Bug to Launch 51% Attack on the Bitcoin Cash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ryptocurrency-mixers-and-why-governments-may-want-to-shut-them-down</text:p>
          </table:table-cell>
          <table:table-cell office:value-type="string" table:style-name="ce1">
            <text:p>Coin Telegraph</text:p>
          </table:table-cell>
          <table:table-cell office:value-type="date" office:date-value="2019-05-28T00:00:00" table:style-name="ce3">
            <text:p>05/28/19</text:p>
          </table:table-cell>
          <table:table-cell office:value-type="string" table:style-name="ce1">
            <text:p>Cryptocurrency Mixers and Why Governments May Want to Shut Them Dow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cryptokitties-and-dice-games-fail-to-lure-users-to-dapps-11559122201</text:p>
          </table:table-cell>
          <table:table-cell office:value-type="string" table:style-name="ce1">
            <text:p>The Wall Street Journal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Kitties and Dice Games Fail to Lure Users to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kin-foundation-establishes-5-million-usd-defend-crypto-fund-to-take-on-sec/</text:p>
          </table:table-cell>
          <table:table-cell office:value-type="string" table:style-name="ce1">
            <text:p>Dash News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Kin Foundation Establishes $5 Million USD Defend Crypto Fund To Take on SE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xbt.net/blog/cryptocurrency-mixers-and-why-shutdowns-could-force-a-pivot-toward-on-chain-anonymization/</text:p>
          </table:table-cell>
          <table:table-cell office:value-type="string" table:style-name="ce1">
            <text:p>XBT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Cryptocurrency Mixers And Why Shutdowns Could Force A Pivot Toward On-Chain Anonymiz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447</text:p>
          </table:table-cell>
          <table:table-cell office:value-type="string" table:style-name="ce1">
            <text:p>Coinsosik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Emin Gun sirer "The Infrastructure for Blockchain 3.0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mario-blockchain-cryptokitties-wide-scale/</text:p>
          </table:table-cell>
          <table:table-cell office:value-type="string" table:style-name="ce1">
            <text:p>CCN</text:p>
          </table:table-cell>
          <table:table-cell office:value-type="date" office:date-value="2019-05-29T00:00:00" table:style-name="ce3">
            <text:p>05/29/19</text:p>
          </table:table-cell>
          <table:table-cell office:value-type="string" table:style-name="ce1">
            <text:p>‘Mario of the Blockchain’ CryptoKitties Has Yet to Gain Wide-Scale Us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how-far-is-a-trillion-dollar-market-cap-for-the-crypto-industry/228183</text:p>
          </table:table-cell>
          <table:table-cell office:value-type="string" table:style-name="ce1">
            <text:p>Inside Bitcoins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How Far Is A Trillion Dollar Market Cap For The Crypto Indust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ethereums-vitalik-buterin-iotas-coordicide-seems-like-a-clone-of-avalanche/</text:p>
          </table:table-cell>
          <table:table-cell office:value-type="string" table:style-name="ce1">
            <text:p>AMB Cryp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Ethereum’s Vitalik Buterin: IOTA’s Coordicide seems like a clone of Avalanch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thundercore-we-are-100-times-faster-than-ethereum-special-interview/</text:p>
          </table:table-cell>
          <table:table-cell office:value-type="string" table:style-name="ce1">
            <text:p>Crypto Potato</text:p>
          </table:table-cell>
          <table:table-cell office:value-type="date" office:date-value="2019-05-30T00:00:00" table:style-name="ce3">
            <text:p>05/30/19</text:p>
          </table:table-cell>
          <table:table-cell office:value-type="string" table:style-name="ce1">
            <text:p>ThunderCore: We Are 100 Times Faster Than Ethereum (Special Interview)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cryptocurrency-mixing-dangers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02T00:00:00" table:style-name="ce3">
            <text:p>06/02/19</text:p>
          </table:table-cell>
          <table:table-cell office:value-type="string" table:style-name="ce1">
            <text:p>Cryptocurrency Mixing Dangers: Why Governments See Tumblers as Risky and Want Shut Dow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dnet.com/article/wave-of-sim-swapping-attacks-hit-us-cryptocurrency-users/</text:p>
          </table:table-cell>
          <table:table-cell office:value-type="string" table:style-name="ce1">
            <text:p>ZDNet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Wave of SIM swapping attacks hit US cryptocurrency us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a-japanese-bar-has-agreed-to-be-a-lightning-network-guinea-pig/228849</text:p>
          </table:table-cell>
          <table:table-cell office:value-type="string" table:style-name="ce1">
            <text:p>Inside Bitcoins</text:p>
          </table:table-cell>
          <table:table-cell office:value-type="date" office:date-value="2019-06-03T00:00:00" table:style-name="ce3">
            <text:p>06/03/19</text:p>
          </table:table-cell>
          <table:table-cell office:value-type="string" table:style-name="ce1">
            <text:p>A Japanese Bar Has Agreed to Be a Lightning Network Guinea Pi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19/06/148079-new-wave-of-sim-swap-hacks-hits-cryptocurrency-aficionados-in-us/</text:p>
          </table:table-cell>
          <table:table-cell office:value-type="string" table:style-name="ce1">
            <text:p>Crowdfund Insider</text:p>
          </table:table-cell>
          <table:table-cell office:value-type="date" office:date-value="2019-06-04T00:00:00" table:style-name="ce3">
            <text:p>06/04/19</text:p>
          </table:table-cell>
          <table:table-cell office:value-type="string" table:style-name="ce1">
            <text:p>New Wave of SIM-Swap Hacks Hits Cryptocurrency Aficionados i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report-insists-bitcoin-was-not-purpose-built-to-first-be-a-store-of-value/</text:p>
          </table:table-cell>
          <table:table-cell office:value-type="string" table:style-name="ce1">
            <text:p>Bitcoin.com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port Insists 'Bitcoin Was Not Purpose-Built to First Be a Store of Value'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revealed-how-to-cash-in-on-facebooks-cryptocurrency/</text:p>
          </table:table-cell>
          <table:table-cell office:value-type="string" table:style-name="ce1">
            <text:p>Micky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REVEALED: How to cash in on Facebook’s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93242110220.htm</text:p>
          </table:table-cell>
          <table:table-cell office:value-type="string" table:style-name="ce1">
            <text:p>Chain News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 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facebooks-globalcoin-node-10-million-license/?q=/facebooks-globalcoin-node-10-million-license/&amp;</text:p>
          </table:table-cell>
          <table:table-cell office:value-type="string" table:style-name="ce1">
            <text:p>BTC Manager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Facebook’s GlobalCoin Node Is Worth $10 Million Per Licen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kuaibao.qq.com/s/20190607A064WG00?refer=spider</text:p>
          </table:table-cell>
          <table:table-cell office:value-type="string" table:style-name="ce1">
            <text:p>Kuaibao</text:p>
          </table:table-cell>
          <table:table-cell office:value-type="date" office:date-value="2019-06-07T00:00:00" table:style-name="ce3">
            <text:p>06/07/19</text:p>
          </table:table-cell>
          <table:table-cell office:value-type="string" table:style-name="ce1">
            <text:p>独家专访康奈尔大学教授Emin Gun Sirer：他的新通证可能超越比特币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sosik.com/hotclip?id=4637</text:p>
          </table:table-cell>
          <table:table-cell office:value-type="string" table:style-name="ce1">
            <text:p>Coinsosik</text:p>
          </table:table-cell>
          <table:table-cell office:value-type="date" office:date-value="2019-06-10T00:00:00" table:style-name="ce3">
            <text:p>06/10/19</text:p>
          </table:table-cell>
          <table:table-cell office:value-type="string" table:style-name="ce1">
            <text:p>[Deconomy] Emin Gun Sirer talks about How the blockchain has been and where it is head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19/06/jacobs-technion-cornell-institute-names-first-endowed-professor</text:p>
          </table:table-cell>
          <table:table-cell office:value-type="string" table:style-name="ce1">
            <text:p>Cornell Chronicle</text:p>
          </table:table-cell>
          <table:table-cell office:value-type="date" office:date-value="2019-06-12T00:00:00" table:style-name="ce3">
            <text:p>06/12/19</text:p>
          </table:table-cell>
          <table:table-cell office:value-type="string" table:style-name="ce1">
            <text:p>Jacobs Technion-Cornell Institute names first endowed professo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head-of-the-facebook-coin-announcement-how-it-may-end-up-4048.htm</text:p>
          </table:table-cell>
          <table:table-cell office:value-type="string" table:style-name="ce1">
            <text:p>Crypto News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Ahead of the Facebook Coin Announcement: How it May End Up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rivet.com/cypherium-launches-mainnet-preview-to-bring-enterprise-grade-scalability-to-public-blockchains/</text:p>
          </table:table-cell>
          <table:table-cell office:value-type="string" table:style-name="ce1">
            <text:p>Coin Rivet</text:p>
          </table:table-cell>
          <table:table-cell office:value-type="date" office:date-value="2019-06-15T00:00:00" table:style-name="ce3">
            <text:p>06/15/19</text:p>
          </table:table-cell>
          <table:table-cell office:value-type="string" table:style-name="ce1">
            <text:p>Cypherium launches Mainnet Preview to bring enterprise-grade scalability to public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06/17/cypherium-enterprise-grade-public-blockchain-previews-mainnet/</text:p>
          </table:table-cell>
          <table:table-cell office:value-type="string" table:style-name="ce1">
            <text:p>Crypto Ninjas</text:p>
          </table:table-cell>
          <table:table-cell office:value-type="date" office:date-value="2019-06-17T00:00:00" table:style-name="ce3">
            <text:p>06/17/19</text:p>
          </table:table-cell>
          <table:table-cell office:value-type="string" table:style-name="ce1">
            <text:p>Cypherium enterprise grade public blockchain previews main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nem.com/facebook-wants-to-make-cryptocurrency-mainstream/article_d7687ad0-002c-571d-9e58-fce60007dd80.html</text:p>
          </table:table-cell>
          <table:table-cell office:value-type="string" table:style-name="ce1">
            <text:p>WNEM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bc57.com/news/facebook-wants-to-make-cryptocurrency-mainstream-heres-how</text:p>
          </table:table-cell>
          <table:table-cell office:value-type="string" table:style-name="ce1">
            <text:p>ABC 57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Facebook wants to make cryptocurrency mainstream. Here's how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blockchainhq.com/blockchain-trends/businesses-blockchain-consumer-data/</text:p>
          </table:table-cell>
          <table:table-cell office:value-type="string" table:style-name="ce1">
            <text:p>Business Blockchain HQ</text:p>
          </table:table-cell>
          <table:table-cell office:value-type="date" office:date-value="2019-06-18T00:00:00" table:style-name="ce3">
            <text:p>06/18/19</text:p>
          </table:table-cell>
          <table:table-cell office:value-type="string" table:style-name="ce1">
            <text:p>Businesses Using Blockchain to Protect Consumer Data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indonesia-reveals-facebook-libra-plan-040041662.html</text:p>
          </table:table-cell>
          <table:table-cell office:value-type="string" table:style-name="ce1">
            <text:p>Yahoo Financ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hat Indonesia Reveals About Facebook’s Cryptocurrency Ambi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waves-upgrades-blockchain-to-enable-dapps-development-smart-contracts-to-rival-eth-eos-and-trx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6-26T00:00:00" table:style-name="ce3">
            <text:p>06/26/19</text:p>
          </table:table-cell>
          <table:table-cell office:value-type="string" table:style-name="ce1">
            <text:p>Waves Upgrades Blockchain to Enable DApps Development, Smart Contracts to Rival ETH, EOS and TR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s.apple.com/au/podcast/hashing-it-out-50-ava-labs-emin-g%C3%BCn-sirer/id1000457699?i=1000442958938</text:p>
          </table:table-cell>
          <table:table-cell office:value-type="string" table:style-name="ce1">
            <text:p>The Bitcoin Podcast Network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bitcoin-podcast-network/hashing-it-out-50-ava-labs-emin-gun-sirer</text:p>
          </table:table-cell>
          <table:table-cell office:value-type="string" table:style-name="ce1">
            <text:p>Player FM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Hashing It Out #50 - AVA Labs -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nowledge.wharton.upenn.edu/article/facebook-cryptocurrency-libra/</text:p>
          </table:table-cell>
          <table:table-cell office:value-type="string" table:style-name="ce1">
            <text:p>Knowledge @ Wharton</text:p>
          </table:table-cell>
          <table:table-cell office:value-type="date" office:date-value="2019-06-27T00:00:00" table:style-name="ce3">
            <text:p>06/27/19</text:p>
          </table:table-cell>
          <table:table-cell office:value-type="string" table:style-name="ce1">
            <text:p>Will Facebook’s Libra Bring Cryptocurrency into the Mainstream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itfinex-hack-new-twist-two-arrested-in-israel-after-15m-moved</text:p>
          </table:table-cell>
          <table:table-cell office:value-type="string" table:style-name="ce1">
            <text:p>Coin Telegraph</text:p>
          </table:table-cell>
          <table:table-cell office:value-type="date" office:date-value="2019-07-01T00:00:00" table:style-name="ce3">
            <text:p>07/01/19</text:p>
          </table:table-cell>
          <table:table-cell office:value-type="string" table:style-name="ce1">
            <text:p>Bitfinex Hack New Twist: Two Arrested in Israel After $1.5M Mov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dapps-smart-contracts-crypto-collectibles-164641624.html</text:p>
          </table:table-cell>
          <table:table-cell office:value-type="string" table:style-name="ce1">
            <text:p>Yahoo Finance</text:p>
          </table:table-cell>
          <table:table-cell office:value-type="date" office:date-value="2019-07-02T00:00:00" table:style-name="ce3">
            <text:p>07/02/19</text:p>
          </table:table-cell>
          <table:table-cell office:value-type="string" table:style-name="ce1">
            <text:p>Dapps, smart contracts and crypto collectibles come to Wav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crypto/cornell-professor-reopens-scaling-debate-with-bitcoin-critique/2019/07/05/</text:p>
          </table:table-cell>
          <table:table-cell office:value-type="string" table:style-name="ce1">
            <text:p>CCN</text:p>
          </table:table-cell>
          <table:table-cell office:value-type="date" office:date-value="2019-07-05T00:00:00" table:style-name="ce3">
            <text:p>07/05/19</text:p>
          </table:table-cell>
          <table:table-cell office:value-type="string" table:style-name="ce1">
            <text:p>Cornell Professor Reopens Scaling Debate With Bitcoin Critiqu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epicap.com/en/news/11027/cornell-professor-questions-future-of-btc-this-stuff-isn-t-high-tech-.html</text:p>
          </table:table-cell>
          <table:table-cell office:value-type="string" table:style-name="ce1">
            <text:p>Chepicap</text:p>
          </table:table-cell>
          <table:table-cell office:value-type="date" office:date-value="2019-07-06T00:00:00" table:style-name="ce3">
            <text:p>07/06/19</text:p>
          </table:table-cell>
          <table:table-cell office:value-type="string" table:style-name="ce1">
            <text:p>Cornell professor questions future of BTC: "this stuff isn't high tech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oliticians-internet-reactions-mixed-after-facebook-s-libra-4254.htm</text:p>
          </table:table-cell>
          <table:table-cell office:value-type="string" table:style-name="ce1">
            <text:p>CryptoNews</text:p>
          </table:table-cell>
          <table:table-cell office:value-type="date" office:date-value="2019-07-17T00:00:00" table:style-name="ce3">
            <text:p>07/17/19</text:p>
          </table:table-cell>
          <table:table-cell office:value-type="string" table:style-name="ce1">
            <text:p>Politicians, Internet Reactions Mixed after Facebook’s Libra Hearing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shable.com/article/bitcoin-price-10000-libra-hearing/</text:p>
          </table:table-cell>
          <table:table-cell office:value-type="string" table:style-name="ce1">
            <text:p>Mashable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With all eyes on Libra, Bitcoin drops deep below $10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videodioggi.com/guide/crypto/ethereum/emin-gun-sirer-speaks-on-avalanche-to-silicon-valley-ethereum/</text:p>
          </table:table-cell>
          <table:table-cell office:value-type="string" table:style-name="ce1">
            <text:p>Video di oggi</text:p>
          </table:table-cell>
          <table:table-cell office:value-type="date" office:date-value="2019-07-18T00:00:00" table:style-name="ce3">
            <text:p>07/18/19</text:p>
          </table:table-cell>
          <table:table-cell office:value-type="string" table:style-name="ce1">
            <text:p>Emin Gün Sirer speaks on Avalanche to Silicon Valle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dash-protected-against-several-proof-of-work-vulnerabilities-post-chainlocks/</text:p>
          </table:table-cell>
          <table:table-cell office:value-type="string" table:style-name="ce1">
            <text:p>Dash News</text:p>
          </table:table-cell>
          <table:table-cell office:value-type="date" office:date-value="2019-07-19T00:00:00" table:style-name="ce3">
            <text:p>07/19/19</text:p>
          </table:table-cell>
          <table:table-cell office:value-type="string" table:style-name="ce1">
            <text:p>Dash Protected Against Several Proof-of-Work Vulnerabilities Post-ChainLocks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mbcrypto.com/ripples-david-schwartz-emin-gun-sirer-go-head-to-head-as-community-debates-on-whether-bitcoin-miners-are-middlemen/</text:p>
          </table:table-cell>
          <table:table-cell office:value-type="string" table:style-name="ce1">
            <text:p>AMB Crypto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’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.au/story/ripples-david-schwartz-emin-gn-sirer-go-head-to-head-as-community-debates-on-94824</text:p>
          </table:table-cell>
          <table:table-cell office:value-type="string" table:style-name="ce1">
            <text:p>Crypto News</text:p>
          </table:table-cell>
          <table:table-cell office:value-type="date" office:date-value="2019-07-20T00:00:00" table:style-name="ce3">
            <text:p>07/20/19</text:p>
          </table:table-cell>
          <table:table-cell office:value-type="string" table:style-name="ce1">
            <text:p>Ripples David Schwartz, Emin Gün Sirer go head-to-head as community debates on whether Bitcoin miners are middlem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david-schwartz-of-ripple-and-emin-gun-sirer-head-to-head-about-bitcoin-mining-ecosystem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thexrpnews.com/xrp/a/16275/</text:p>
          </table:table-cell>
          <table:table-cell office:value-type="string" table:style-name="ce1">
            <text:p>The Xrp News</text:p>
          </table:table-cell>
          <table:table-cell office:value-type="date" office:date-value="2019-07-21T00:00:00" table:style-name="ce3">
            <text:p>07/21/19</text:p>
          </table:table-cell>
          <table:table-cell office:value-type="string" table:style-name="ce1">
            <text:p>David Schwartz of Ripple and Emin Gun Sirer Head to Head About Bitcoin Mining Ecosyst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blockchains-distributed-ledger-unlocking-forensics/</text:p>
          </table:table-cell>
          <table:table-cell office:value-type="string" table:style-name="ce1">
            <text:p>Crypto Briefing</text:p>
          </table:table-cell>
          <table:table-cell office:value-type="date" office:date-value="2019-07-22T00:00:00" table:style-name="ce3">
            <text:p>07/22/19</text:p>
          </table:table-cell>
          <table:table-cell office:value-type="string" table:style-name="ce1">
            <text:p>Blockchain Ledgers Are Unlocking the Next Level of Forensics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731/16235842691/ftcs-settlement-with-equifax-is-such-joke-ftc-is-now-begging-you-not-to-ask-cash-settlement.shtml</text:p>
          </table:table-cell>
          <table:table-cell office:value-type="string" table:style-name="ce1">
            <text:p>Tech Dirt</text:p>
          </table:table-cell>
          <table:table-cell office:value-type="date" office:date-value="2019-08-01T00:00:00" table:style-name="ce3">
            <text:p>08/01/19</text:p>
          </table:table-cell>
          <table:table-cell office:value-type="string" table:style-name="ce1">
            <text:p>The FTC's Settlement With Equifax Is Such A Joke, The FTC Is Now Begging You Not To Ask For A Cash Settlement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bitcoin-cash-bch-community-and-developers-celebrate-independence-from-bitcoin-core/</text:p>
          </table:table-cell>
          <table:table-cell office:value-type="string" table:style-name="ce1">
            <text:p>OBN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hacked.com/bitcoin-cash-celebrates-2-year-birthday-with-bch-fiat-exchange-launch/</text:p>
          </table:table-cell>
          <table:table-cell office:value-type="string" table:style-name="ce1">
            <text:p>Hacked</text:p>
          </table:table-cell>
          <table:table-cell office:value-type="date" office:date-value="2019-08-02T00:00:00" table:style-name="ce3">
            <text:p>08/02/19</text:p>
          </table:table-cell>
          <table:table-cell office:value-type="string" table:style-name="ce1">
            <text:p>Bitcoin Cash {BCH} community and developers celebrate independence from Bitcoin Co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zycrypto.com/bitcoin-cash-bch-ekes-out-moderate-gains-as-bitcoin-com-rolls-out-plans-to-launch-a-crypto-exchange/</text:p>
          </table:table-cell>
          <table:table-cell office:value-type="string" table:style-name="ce1">
            <text:p>ZyCrypto</text:p>
          </table:table-cell>
          <table:table-cell office:value-type="date" office:date-value="2019-08-03T00:00:00" table:style-name="ce3">
            <text:p>08/03/19</text:p>
          </table:table-cell>
          <table:table-cell office:value-type="string" table:style-name="ce1">
            <text:p>Bitcoin Cash (BCH) Ekes Out Moderate Gains As Bitcoin.com Rolls Out Plans To Launch A Crypto Ex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lexology.com/library/detail.aspx?g=49d8bd3a-3cc8-449d-a156-23fcdcb09cb7</text:p>
          </table:table-cell>
          <table:table-cell office:value-type="string" table:style-name="ce1">
            <text:p>Lexology</text:p>
          </table:table-cell>
          <table:table-cell office:value-type="date" office:date-value="2019-08-04T00:00:00" table:style-name="ce3">
            <text:p>08/04/19</text:p>
          </table:table-cell>
          <table:table-cell office:value-type="string" table:style-name="ce1">
            <text:p>Demystifying Decentralisation</text:p>
          </table:table-cell>
          <table:table-cell office:value-type="string" table:style-name="ce1">
            <text:p>gencer, basu, eyal, van renesse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close-your-next-big-deal-at-chainpoint/</text:p>
          </table:table-cell>
          <table:table-cell office:value-type="string" table:style-name="ce1">
            <text:p>Cryptopolitian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Close your next big deal at ChainPoin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vault-back-coder-revives-plan-140032537.html</text:p>
          </table:table-cell>
          <table:table-cell office:value-type="string" table:style-name="ce1">
            <text:p>Yahoo Financ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e ‘Vault’ Is Back: Coder Revives Plan to Shield Bitcoin Wallets from Theft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magazine.com/articles/revamped-idea-bitcoin-vaults-may-end-exchange-hacks-good</text:p>
          </table:table-cell>
          <table:table-cell office:value-type="string" table:style-name="ce1">
            <text:p>Bitcoin Magazine</text:p>
          </table:table-cell>
          <table:table-cell office:value-type="date" office:date-value="2019-08-07T00:00:00" table:style-name="ce3">
            <text:p>08/07/19</text:p>
          </table:table-cell>
          <table:table-cell office:value-type="string" table:style-name="ce1">
            <text:p>This Revamped Idea for “Bitcoin Vaults” May End Exchange Hacks for Good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perfect-combo-for-crypto-adoption-low-interest-trade-wars-hong-kong-protests/</text:p>
          </table:table-cell>
          <table:table-cell office:value-type="string" table:style-name="ce1">
            <text:p>EWN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Perfect Combo for Crypto Adoption: Low Interest, Trade Wars, Hong Kong Protes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anklesstimes.com/2019/08/08/ava-labs-avalanche-protocol-targeting-improves-financial-services/</text:p>
          </table:table-cell>
          <table:table-cell office:value-type="string" table:style-name="ce1">
            <text:p>Bankless Times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VA Labs’ Avalanche Protocol targeting improved financial services</text:p>
          </table:table-cell>
          <table:table-cell office:value-type="string" table:style-name="ce1">
            <text:p>sirer, sekniq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brian-bishop-says-no-more-bitcoin-btc-thefts-with-plans-to-bring-back-the-vault-idea/</text:p>
          </table:table-cell>
          <table:table-cell office:value-type="string" table:style-name="ce1">
            <text:p>Bitcoin Exchange Guide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Brian Bishop Says “No More Bitcoin (BTC) Thefts!” with Plans to Bring Back the “Vault” Idea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i-needs-data-you-should-get-paid/</text:p>
          </table:table-cell>
          <table:table-cell office:value-type="string" table:style-name="ce1">
            <text:p>Wired</text:p>
          </table:table-cell>
          <table:table-cell office:value-type="date" office:date-value="2019-08-08T00:00:00" table:style-name="ce3">
            <text:p>08/08/19</text:p>
          </table:table-cell>
          <table:table-cell office:value-type="string" table:style-name="ce1">
            <text:p>AI Needs Your Data—and You Should Get Paid for It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twitter-crypto-scammers-continue-to-fly-under-the-companys-radar/</text:p>
          </table:table-cell>
          <table:table-cell office:value-type="string" table:style-name="ce1">
            <text:p>Bitcoin.com</text:p>
          </table:table-cell>
          <table:table-cell office:value-type="date" office:date-value="2019-08-12T00:00:00" table:style-name="ce3">
            <text:p>08/12/19</text:p>
          </table:table-cell>
          <table:table-cell office:value-type="string" table:style-name="ce1">
            <text:p>Twitter Crypto Scammers Continue to Fly Under the Company’s Rad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oresablount/2019/08/13/10-tech-entrepreneurs-you-should-keep-your-eye-on/#25ba2e4722db</text:p>
          </table:table-cell>
          <table:table-cell office:value-type="string" table:style-name="ce1">
            <text:p>Forbes</text:p>
          </table:table-cell>
          <table:table-cell office:value-type="date" office:date-value="2019-08-13T00:00:00" table:style-name="ce3">
            <text:p>08/13/19</text:p>
          </table:table-cell>
          <table:table-cell office:value-type="string" table:style-name="ce1">
            <text:p>10 Tech Entrepreneurs You Should Keep Your Eye On</text:p>
          </table:table-cell>
          <table:table-cell office:value-type="string" table:style-name="ce1">
            <text:p>ford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sa.inquirer.net/36954/the-dark-side-of-cryptocurrencies-and-blockchains</text:p>
          </table:table-cell>
          <table:table-cell office:value-type="string" table:style-name="ce1">
            <text:p>Inquirer</text:p>
          </table:table-cell>
          <table:table-cell office:value-type="date" office:date-value="2019-08-14T00:00:00" table:style-name="ce3">
            <text:p>08/14/19</text:p>
          </table:table-cell>
          <table:table-cell office:value-type="string" table:style-name="ce1">
            <text:p>The Dark Side of Cryptocurrencies and Blockchains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unconfirmed-bitcoin-transactions-are-at-a-low-since-2017-peak/</text:p>
          </table:table-cell>
          <table:table-cell office:value-type="string" table:style-name="ce1">
            <text:p>Be In Crypto</text:p>
          </table:table-cell>
          <table:table-cell office:value-type="date" office:date-value="2019-08-19T00:00:00" table:style-name="ce3">
            <text:p>08/19/19</text:p>
          </table:table-cell>
          <table:table-cell office:value-type="string" table:style-name="ce1">
            <text:p>Bitcoin Isn’t Slow: Unconfirmed BTC Transactions at Post-2017 Low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cky.com.au/lightning-network-returns-just-48-a-year-for-1m-locked-up/</text:p>
          </table:table-cell>
          <table:table-cell office:value-type="string" table:style-name="ce1">
            <text:p>Micky</text:p>
          </table:table-cell>
          <table:table-cell office:value-type="date" office:date-value="2019-08-21T00:00:00" table:style-name="ce3">
            <text:p>08/21/19</text:p>
          </table:table-cell>
          <table:table-cell office:value-type="string" table:style-name="ce1">
            <text:p>Lightning Network returns just $48 a year for $1m locked u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eres-what-you-need-to-know-about-binances-next-ieo-perlin/</text:p>
          </table:table-cell>
          <table:table-cell office:value-type="string" table:style-name="ce1">
            <text:p>Be In Crypto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Here’s What You Need to Know About Binance’s Next IEO, Perl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ormation-age.com/blockchain-based-smart-contracts-stupid-123484494/</text:p>
          </table:table-cell>
          <table:table-cell office:value-type="string" table:style-name="ce1">
            <text:p>Information Age</text:p>
          </table:table-cell>
          <table:table-cell office:value-type="date" office:date-value="2019-08-22T00:00:00" table:style-name="ce3">
            <text:p>08/22/19</text:p>
          </table:table-cell>
          <table:table-cell office:value-type="string" table:style-name="ce1">
            <text:p>Are blockchain-based smart contracts stupid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8777/student-interest-cryptocurrency-education-doubles-2019-coinbase</text:p>
          </table:table-cell>
          <table:table-cell office:value-type="string" table:style-name="ce1">
            <text:p>Decrypt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Coinbase: Student interest in cryptocurrency education doubles in 2019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u.today/news/more-than-half-of-top-50-universities-now-offer-cryptocurrency-related-courses-coinbase-report</text:p>
          </table:table-cell>
          <table:table-cell office:value-type="string" table:style-name="ce1">
            <text:p>U Today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More Than Half of Top 50 Universities Now Offer Cryptocurrency-Related Courses: Coinbase Report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.coinbase.com/highereducation-c4fb40ecbc0e</text:p>
          </table:table-cell>
          <table:table-cell office:value-type="string" table:style-name="ce1">
            <text:p>The Coinbase Blog</text:p>
          </table:table-cell>
          <table:table-cell office:value-type="date" office:date-value="2019-08-28T00:00:00" table:style-name="ce3">
            <text:p>08/28/19</text:p>
          </table:table-cell>
          <table:table-cell office:value-type="string" table:style-name="ce1">
            <text:p>The 2019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vest.com/news/coinbase-research-more-than-half-of-top-universities-offer-crypto-courses/</text:p>
          </table:table-cell>
          <table:table-cell office:value-type="string" table:style-name="ce1">
            <text:p>Cryptovest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Research: More Than Half of Top Universities Offer Crypto Course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coinbase-studies-cryptocurrency-educational-institutions/</text:p>
          </table:table-cell>
          <table:table-cell office:value-type="string" table:style-name="ce1">
            <text:p>Coinspeaker</text:p>
          </table:table-cell>
          <table:table-cell office:value-type="date" office:date-value="2019-08-29T00:00:00" table:style-name="ce3">
            <text:p>08/29/19</text:p>
          </table:table-cell>
          <table:table-cell office:value-type="string" table:style-name="ce1">
            <text:p>Coinbase Study: Cryptocurrency Is the Next Big Thing in Educational Institutions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ightning-network-leaks-payment-information-says-noted-developer/</text:p>
          </table:table-cell>
          <table:table-cell office:value-type="string" table:style-name="ce1">
            <text:p>Be In Crypto</text:p>
          </table:table-cell>
          <table:table-cell office:value-type="date" office:date-value="2019-09-01T00:00:00" table:style-name="ce3">
            <text:p>09/01/19</text:p>
          </table:table-cell>
          <table:table-cell office:value-type="string" table:style-name="ce1">
            <text:p>Lightning Network Leaks Payment Information Says Noted Develop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choose.com/news/does-lightning-network-leak-private-payment-details/</text:p>
          </table:table-cell>
          <table:table-cell office:value-type="string" table:style-name="ce1">
            <text:p>Coin Choose</text:p>
          </table:table-cell>
          <table:table-cell office:value-type="date" office:date-value="2019-09-02T00:00:00" table:style-name="ce3">
            <text:p>09/02/19</text:p>
          </table:table-cell>
          <table:table-cell office:value-type="string" table:style-name="ce1">
            <text:p>Does Lightning Network Leak Private Payment Detail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new-storm-concept-could-strengthen-bitcoin-cash-instant-transactions/</text:p>
          </table:table-cell>
          <table:table-cell office:value-type="string" table:style-name="ce1">
            <text:p>Bitcoin.com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New Storm Concept Could Strengthen Bitcoin Cash Instant Transac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humans-of-bitcoin/emin-gun-sirer-on-bitcoin-folklore-twitter-pow-and-ava</text:p>
          </table:table-cell>
          <table:table-cell office:value-type="string" table:style-name="ce1">
            <text:p>Humans of Bitcoin</text:p>
          </table:table-cell>
          <table:table-cell office:value-type="date" office:date-value="2019-09-03T00:00:00" table:style-name="ce3">
            <text:p>09/03/19</text:p>
          </table:table-cell>
          <table:table-cell office:value-type="string" table:style-name="ce1">
            <text:p>Emin Gun Sirer on Bitcoin Folklore, Twitter, POW and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-against-the-next-recession-survival-of-the-fittest/</text:p>
          </table:table-cell>
          <table:table-cell office:value-type="string" table:style-name="ce1">
            <text:p>AMB Crypto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Bitcoin against the next recession : Survival of the fitt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chainlink-unveil-mixicles/</text:p>
          </table:table-cell>
          <table:table-cell office:value-type="string" table:style-name="ce1">
            <text:p>Block Onomi</text:p>
          </table:table-cell>
          <table:table-cell office:value-type="date" office:date-value="2019-09-06T00:00:00" table:style-name="ce3">
            <text:p>09/06/19</text:p>
          </table:table-cell>
          <table:table-cell office:value-type="string" table:style-name="ce1">
            <text:p>Chainlink Unveil Mixicles: a New Privacy Solution for Smart Contracts</text:p>
          </table:table-cell>
          <table:table-cell office:value-type="string" table:style-name="ce1">
            <text:p>juels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dirt.com/articles/20190910/09304542956/equifax-victims-jump-through-hoops-to-nab-settlement-money-they-wont-get-anyway.shtml</text:p>
          </table:table-cell>
          <table:table-cell office:value-type="string" table:style-name="ce1">
            <text:p>Tech Dir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Equifax Victims Jump Through Hoops To Nab Settlement Money They Won't Get Anyway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enturebeat.com/2019/09/10/chainlink-cryptocurrency-trading-shows-signs-of-pump-and-dump-scam/</text:p>
          </table:table-cell>
          <table:table-cell office:value-type="string" table:style-name="ce1">
            <text:p>Venture Beat</text:p>
          </table:table-cell>
          <table:table-cell office:value-type="date" office:date-value="2019-09-10T00:00:00" table:style-name="ce3">
            <text:p>09/10/19</text:p>
          </table:table-cell>
          <table:table-cell office:value-type="string" table:style-name="ce1">
            <text:p>Chainlink cryptocurrency trading shows signs of pump-and-dump sca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layer.fm/series/the-trader-cobb-crypto-podcast/emin-gun-sirer-talks-the-future-of-crypto</text:p>
          </table:table-cell>
          <table:table-cell office:value-type="string" table:style-name="ce1">
            <text:p>Trader Cobb Crypto Podcast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Emin Gun Sirer Talks The Future of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80-staked</text:p>
          </table:table-cell>
          <table:table-cell office:value-type="string" table:style-name="ce1">
            <text:p>Brave New Coin</text:p>
          </table:table-cell>
          <table:table-cell office:value-type="date" office:date-value="2019-09-11T00:00:00" table:style-name="ce3">
            <text:p>09/11/19</text:p>
          </table:table-cell>
          <table:table-cell office:value-type="string" table:style-name="ce1">
            <text:p>Tezos Price Analysis - 80% stak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huobi-moves-full-speed-turkey-150000373.html</text:p>
          </table:table-cell>
          <table:table-cell office:value-type="string" table:style-name="ce1">
            <text:p>Yahoo Finance</text:p>
          </table:table-cell>
          <table:table-cell office:value-type="date" office:date-value="2019-09-12T00:00:00" table:style-name="ce3">
            <text:p>09/12/19</text:p>
          </table:table-cell>
          <table:table-cell office:value-type="string" table:style-name="ce1">
            <text:p>Huobi Moves Full Speed Into Turkey by Hosting the Eurasia Blockchain Summ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yearlong-ico-eos-raised-040001589.html</text:p>
          </table:table-cell>
          <table:table-cell office:value-type="string" table:style-name="ce1">
            <text:p>Yahoo Finance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the-first-yearlong-ico-for-eos-raised-4-billion-the-second-just-2-8-million</text:p>
          </table:table-cell>
          <table:table-cell office:value-type="string" table:style-name="ce1">
            <text:p>Coin Desk</text:p>
          </table:table-cell>
          <table:table-cell office:value-type="date" office:date-value="2019-09-17T00:00:00" table:style-name="ce3">
            <text:p>09/17/19</text:p>
          </table:table-cell>
          <table:table-cell office:value-type="string" table:style-name="ce1">
            <text:p>The First Yearlong ICO for EOS Raised $4 Billion. The Second? Just $2.8 Mill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cornell-professor-emin-sirer-proof-of-stake-systems-keep-value-within-the-system-unlike-proof-of-work/</text:p>
          </table:table-cell>
          <table:table-cell office:value-type="string" table:style-name="ce1">
            <text:p>Be In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Proof-of-Stake Keeps ‘Value Within the System,’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zos-arthur-breitman-discusses-transactions-fees-and-inflation-for-pos-based-blockchains/</text:p>
          </table:table-cell>
          <table:table-cell office:value-type="string" table:style-name="ce1">
            <text:p>AMB Crypto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Tezos’ Arthur Breitman discusses transactions fees and inflation for PoS-based blockch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.cointelegraph.com/news/tezos-founder-arthur-breitman-and-cornell-university-professor-explain-advantages-of-proof-of-stake</text:p>
          </table:table-cell>
          <table:table-cell office:value-type="string" table:style-name="ce1">
            <text:p>Coin Telegraph</text:p>
          </table:table-cell>
          <table:table-cell office:value-type="date" office:date-value="2019-09-18T00:00:00" table:style-name="ce3">
            <text:p>09/18/19</text:p>
          </table:table-cell>
          <table:table-cell office:value-type="string" table:style-name="ce1">
            <text:p>Fundador da Tezos, Arthur Breitman e professor da Cornell University explicam as vantagens do sistema "Proof of Stake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sicak-gelisme-dev-bitcoin-borsasi-coinbase-17-altcoini-listeleyebilir/</text:p>
          </table:table-cell>
          <table:table-cell office:value-type="string" table:style-name="ce1">
            <text:p>Kripto Koin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Sıcak Gelişme: Dev Bitcoin Borsası Coinbase, 17 Altcoin’i Listeleyebili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dikkat-coinbasein-listeleyecegi-17-yeni-kripto-para-belli-oldu-listede-surprizler-de-var-13457.html</text:p>
          </table:table-cell>
          <table:table-cell office:value-type="string" table:style-name="ce1">
            <text:p>Coin Bilgi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Dikkat: Coinbase’in listeleyeceği 17 yeni kripto para belli oldu: listede sürprizler de v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0/bitcoin-evangelist-calls-to-boycott-edward-snowdens-book/</text:p>
          </table:table-cell>
          <table:table-cell office:value-type="string" table:style-name="ce1">
            <text:p>News BTC</text:p>
          </table:table-cell>
          <table:table-cell office:value-type="date" office:date-value="2019-09-20T00:00:00" table:style-name="ce3">
            <text:p>09/20/19</text:p>
          </table:table-cell>
          <table:table-cell office:value-type="string" table:style-name="ce1">
            <text:p>Bitcoin Evangelist Calls to Boycott Edward Snowden’s Book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2T00:00:00" table:style-name="ce3">
            <text:p>09/22/19</text:p>
          </table:table-cell>
          <table:table-cell office:value-type="string" table:style-name="ce1">
            <text:p>Do Crypto Payment Restrictions Undermine Blockchain’s Core Value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product-release/exclusive-overview-all-17-unknown-coins-coinbase-is-exploring/</text:p>
          </table:table-cell>
          <table:table-cell office:value-type="string" table:style-name="ce1">
            <text:p>Altcoin Buzz</text:p>
          </table:table-cell>
          <table:table-cell office:value-type="date" office:date-value="2019-09-23T00:00:00" table:style-name="ce3">
            <text:p>09/23/19</text:p>
          </table:table-cell>
          <table:table-cell office:value-type="string" table:style-name="ce1">
            <text:p>Exclusive Overview: All 17 Unknown Coins Coinbase is Exploring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4/bitcoin-hashrate-bombs-30-following-bakkt-launch-coincidence/</text:p>
          </table:table-cell>
          <table:table-cell office:value-type="string" table:style-name="ce1">
            <text:p>News BTC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Bombs 30% Following Bakkt Launch, Coincidenc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hashrate-flash-crashes-40-highlighting-pure-proof-of-work-vulnerability/</text:p>
          </table:table-cell>
          <table:table-cell office:value-type="string" table:style-name="ce1">
            <text:p>Dash News</text:p>
          </table:table-cell>
          <table:table-cell office:value-type="date" office:date-value="2019-09-24T00:00:00" table:style-name="ce3">
            <text:p>09/24/19</text:p>
          </table:table-cell>
          <table:table-cell office:value-type="string" table:style-name="ce1">
            <text:p>Bitcoin Hashrate Flash-Crashes 40% Highlighting Pure Proof-of-Work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bitcoin-em-foco-quais-as-causas-de-uma-desvalorizacao-de-15/</text:p>
          </table:table-cell>
          <table:table-cell office:value-type="string" table:style-name="ce1">
            <text:p>Money Times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em foco: quais as causas de uma desvalorização de 15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hashrate-bitcoin-plonge-30-remonte-lendemain/</text:p>
          </table:table-cell>
          <table:table-cell office:value-type="string" table:style-name="ce1">
            <text:p>Journal Du Coin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Le hashrate de Bitcoin plonge de 30%… et remonte le lendem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de/bitcoin-hashrate-bricht-drastisch-ein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Auch Bitcoin Hashrate bricht plötzlich drastisch e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cryptocurrencies-crashed/</text:p>
          </table:table-cell>
          <table:table-cell office:value-type="string" table:style-name="ce1">
            <text:p>Cryptotic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and other cryptocurrencies crashed – Reas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do-crypto-payment-restrictions-undermine-blockchains-core-values</text:p>
          </table:table-cell>
          <table:table-cell office:value-type="string" table:style-name="ce1">
            <text:p>Coin Telegraph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¿Las restricciones de los procesadores de pago en criptomoneda limitan los valores centrales de la tecnología Blockchai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ltcoinbuzz.io/crypto-news/finance-and-funding/bitcoin-massacre-why-1100-plunge/</text:p>
          </table:table-cell>
          <table:table-cell office:value-type="string" table:style-name="ce1">
            <text:p>Altcoin Buzz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Bitcoin Massacre: Why $1100 Plunge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what-is-proof-of-work/</text:p>
          </table:table-cell>
          <table:table-cell office:value-type="string" table:style-name="ce1">
            <text:p>Crypto Slate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What is Proof of Work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plummeted-btc-hash-rate/</text:p>
          </table:table-cell>
          <table:table-cell office:value-type="string" table:style-name="ce1">
            <text:p>Coinspeaker</text:p>
          </table:table-cell>
          <table:table-cell office:value-type="date" office:date-value="2019-09-25T00:00:00" table:style-name="ce3">
            <text:p>09/25/19</text:p>
          </table:table-cell>
          <table:table-cell office:value-type="string" table:style-name="ce1">
            <text:p>Plummeted Bitcoin Hash Rate: Coincidence or Conspira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zen.net/nachricht/devisen/nach-meilenstein-rekordrate-zunichte-gemacht-40-prozent-crash-bei-bitcoin-hashraten-8033072</text:p>
          </table:table-cell>
          <table:table-cell office:value-type="string" table:style-name="ce1">
            <text:p>Finanzen.net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Rekordrate zunichte gemacht: 40-Prozent-Crash bei Bitcoin-Hashrate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sina.com.cn/blockchain/roll/2019-09-26/doc-iicezueu8477994.shtml</text:p>
          </table:table-cell>
          <table:table-cell office:value-type="string" table:style-name="ce1">
            <text:p>Finance Sina</text:p>
          </table:table-cell>
          <table:table-cell office:value-type="date" office:date-value="2019-09-26T00:00:00" table:style-name="ce3">
            <text:p>09/26/19</text:p>
          </table:table-cell>
          <table:table-cell office:value-type="string" table:style-name="ce1">
            <text:p>72000个比特币爆仓 谁是罪魁祸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bitcoin-mining-is-ancient-tech-says-cornell-professor-emin-gun-sirer/</text:p>
          </table:table-cell>
          <table:table-cell office:value-type="string" table:style-name="ce1">
            <text:p>Dash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Mining is Ancient Tech Says Cornell Professor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bitcoin-hash-rate-drop-never-took-place/</text:p>
          </table:table-cell>
          <table:table-cell office:value-type="string" table:style-name="ce1">
            <text:p>Blockonomi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Analyst: Bitcoin Hash Rate Drop “Never Took Place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insider.com/technologies-that-should-concern-us-ai-spyware-facial-recognition-2019-9#3d-printing-and-computer-aided-design-have-unintended-side-effects-6</text:p>
          </table:table-cell>
          <table:table-cell office:value-type="string" table:style-name="ce1">
            <text:p>Business Insid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Experts say these 7 emerging technologies should concern u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binance-staking-service-cryptocurrencies/?q=/binance-staking-service-cryptocurrencies/&amp;</text:p>
          </table:table-cell>
          <table:table-cell office:value-type="string" table:style-name="ce1">
            <text:p>BTC Manager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nance to Launch Staking Service for Suite of Cryptocurrenci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coincidencia-ou-correlacao-a-queda-do-mercado-de-acoes-e-a-queda-do-bitcoin/</text:p>
          </table:table-cell>
          <table:table-cell office:value-type="string" table:style-name="ce1">
            <text:p>Money Time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Coincidência ou correlação? A queda do mercado de ações e a queda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bitcoins-hash-rate-drop-causes-bewilderment-variance-or-technical-problem/</text:p>
          </table:table-cell>
          <table:table-cell office:value-type="string" table:style-name="ce1">
            <text:p>AMB Crypto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’s hash rate drop causes bewilderment; variance or technical problem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.ethereumworldnews.com/bitcoin-hash-rate-fresh-high-price/</text:p>
          </table:table-cell>
          <table:table-cell office:value-type="string" table:style-name="ce1">
            <text:p>Ethereum World News</text:p>
          </table:table-cell>
          <table:table-cell office:value-type="date" office:date-value="2019-09-27T00:00:00" table:style-name="ce3">
            <text:p>09/27/19</text:p>
          </table:table-cell>
          <table:table-cell office:value-type="string" table:style-name="ce1">
            <text:p>Bitcoin (BTC) Hash Rate Sets Fresh High After Price Crash to $8,00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ticker.io/en/bitcoin-hash-rate/</text:p>
          </table:table-cell>
          <table:table-cell office:value-type="string" table:style-name="ce1">
            <text:p>Cryptoticker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Bitcoin Hash Rate Doubles Regardless of Price Drop: Why Hash rate Matter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shnews.org/this-week-in-dash-september-23rd-september-28th/</text:p>
          </table:table-cell>
          <table:table-cell office:value-type="string" table:style-name="ce1">
            <text:p>Dash News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This Week In Dash: September 23rd – September 28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19/09/28/crypto-tidbits-venezuela-owns-bitcoin-sofi-adds-cryptocurrency-trading-libra-launch-unclear/</text:p>
          </table:table-cell>
          <table:table-cell office:value-type="string" table:style-name="ce1">
            <text:p>News BTC</text:p>
          </table:table-cell>
          <table:table-cell office:value-type="date" office:date-value="2019-09-28T00:00:00" table:style-name="ce3">
            <text:p>09/28/19</text:p>
          </table:table-cell>
          <table:table-cell office:value-type="string" table:style-name="ce1">
            <text:p>Crypto Tidbits: Venezuela Owns Bitcoin, SoFi Adds Cryptocurrency Trading, Libra Launch Unclea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ifengcha.com/news/5d92a0602dbc5c7511de1a12</text:p>
          </table:table-cell>
          <table:table-cell office:value-type="string" table:style-name="ce1">
            <text:p>Mifengcha</text:p>
          </table:table-cell>
          <table:table-cell office:value-type="date" office:date-value="2019-09-30T00:00:00" table:style-name="ce3">
            <text:p>09/30/19</text:p>
          </table:table-cell>
          <table:table-cell office:value-type="string" table:style-name="ce1">
            <text:p>康奈尔大学的教授Emin Gün Sirer表示，比特币挖矿采用的技术落伍了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blockchain-teknolojisi-istanbul-avrasya-blockchain-zirvesinde-tartisilacak/</text:p>
          </table:table-cell>
          <table:table-cell office:value-type="string" table:style-name="ce1">
            <text:p>Kripto Koin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Blockchain Teknolojisi İstanbul Avrasya Blockchain Zirvesi’nde Tartışı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knowing.asia/news/3d59ed12-1052-42eb-ab26-14381af8893e</text:p>
          </table:table-cell>
          <table:table-cell office:value-type="string" table:style-name="ce1">
            <text:p>Knowing</text:p>
          </table:table-cell>
          <table:table-cell office:value-type="date" office:date-value="2019-10-01T00:00:00" table:style-name="ce3">
            <text:p>10/01/19</text:p>
          </table:table-cell>
          <table:table-cell office:value-type="string" table:style-name="ce1">
            <text:p>Google將實現「量子霸權」？加密貨幣世界備受威脅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unya.com/ekonomi/avrasya-bolgesinin-en-buyuk-blockchain-zirvesi-turkiyede-gerceklesiyor-haberi-454606</text:p>
          </table:table-cell>
          <table:table-cell office:value-type="string" table:style-name="ce1">
            <text:p>Dunya</text:p>
          </table:table-cell>
          <table:table-cell office:value-type="date" office:date-value="2019-10-02T00:00:00" table:style-name="ce3">
            <text:p>10/02/19</text:p>
          </table:table-cell>
          <table:table-cell office:value-type="string" table:style-name="ce1">
            <text:p>Avrasya Bölgesinin en büyük Blockchain Zirvesi Türkiye’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s://www.haberturk.com/avrasya-blockchain-zirvesi-ne-geri-sayim-basladi-2527487-ekonomi</text:p>
          </table:table-cell>
          <table:table-cell office:value-type="string" table:style-name="ce1">
            <text:p>Haber Turk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Avrasya Blockchain Zirvesi'ne geri sayim ba<text:span text:style-name="T3">ş</text:span><text:span text:style-name="T4">ladi</text:span>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bilgi.net/huobi-global-avrasya-blockchain-zirvesi-ile-turkiye-pazarina-tam-gaz-giriyor-13841.html</text:p>
          </table:table-cell>
          <table:table-cell office:value-type="string" table:style-name="ce1">
            <text:p>Coin Bilgi</text:p>
          </table:table-cell>
          <table:table-cell office:value-type="date" office:date-value="2019-10-03T00:00:00" table:style-name="ce3">
            <text:p>10/03/19</text:p>
          </table:table-cell>
          <table:table-cell office:value-type="string" table:style-name="ce1">
            <text:p>Huobi Global, Avrasya Blockchain Zirvesi ile Türkiye pazarına tam gaz gir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news.ch/blockchain_bitcoin/the-2019-global-leaders-in-crypto-education/30935/</text:p>
          </table:table-cell>
          <table:table-cell office:value-type="string" table:style-name="ce1">
            <text:p>Fintech Switzerland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The 2019 Global Leaders in Crypto Education</text:p>
          </table:table-cell>
          <table:table-cell office:value-type="string" table:style-name="ce1">
            <text:p>ic3, sirer, song</text:p>
          </table:table-cell>
          <table:table-cell table:number-columns-repeated="16379"/>
        </table:table-row>
        <table:table-row table:style-name="ro4">
          <table:table-cell office:value-type="string" table:style-name="ce1">
            <text:p>http://www.bursadabugun.com/haber/blockchain-de-buyuk-bulusma-1185294.html</text:p>
          </table:table-cell>
          <table:table-cell office:value-type="string" table:style-name="ce1">
            <text:p>Bursada Bug<text:span text:style-name="T3">ü</text:span><text:span text:style-name="T4">n</text:span>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Blockchain'de büyük buluş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ondakika.com/haber/haber-avrasya-bolgesinin-en-buyuk-blockchain-zirvesi-12494035/</text:p>
          </table:table-cell>
          <table:table-cell office:value-type="string" table:style-name="ce1">
            <text:p>SonDakika</text:p>
          </table:table-cell>
          <table:table-cell office:value-type="date" office:date-value="2019-10-04T00:00:00" table:style-name="ce3">
            <text:p>10/04/19</text:p>
          </table:table-cell>
          <table:table-cell office:value-type="string" table:style-name="ce1">
            <text:p>Avrasya Bölgesinin en büyük Blockchain Zirvesi Türkiye'de gerçekleşi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05T00:00:00" table:style-name="ce3">
            <text:p>10/05/19</text:p>
          </table:table-cell>
          <table:table-cell office:value-type="string" table:style-name="ce1">
            <text:p>What’s Next for the Industry as ‘Crypto Winter’ Thaw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ifinex-inc-are-facing-another-law-suit-over-bitcoin-price-manipulation-201910071912</text:p>
          </table:table-cell>
          <table:table-cell office:value-type="string" table:style-name="ce1">
            <text:p>FX Street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iFinex Inc are facing another law suit over Bitcoin price manipula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uiadobitcoin.com.br/tether-e-acusada-em-acao-coletiva-de-manipular-preco-do-bitcoin/</text:p>
          </table:table-cell>
          <table:table-cell office:value-type="string" table:style-name="ce1">
            <text:p>Guia Do Bitcoin</text:p>
          </table:table-cell>
          <table:table-cell office:value-type="date" office:date-value="2019-10-07T00:00:00" table:style-name="ce3">
            <text:p>10/07/19</text:p>
          </table:table-cell>
          <table:table-cell office:value-type="string" table:style-name="ce1">
            <text:p>Tether é acusada em ação coletiva de manipular preço do Bit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haber3.com/guncel/avrasyanin-en-buyuk-blockchain-zirvesi-unlu-isimlerin-agirlayacak-haberi-5046701</text:p>
          </table:table-cell>
          <table:table-cell office:value-type="string" table:style-name="ce1">
            <text:p>Haber 3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'nın en büyük Blockchain Zirvesi ünlü isimlerin ağırlay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ebrazzi.com/2019/10/08/avrasya-blockchain-zirvesi-basliyor/</text:p>
          </table:table-cell>
          <table:table-cell office:value-type="string" table:style-name="ce1">
            <text:p>Webrazzi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Avrasya Blockchain Zirvesi Başlıyor! Dünya’dan finans ve teknoloji alanında yatırımcılar Türkiye’de buluş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owser.io/news/manipulation-allegations-brought-tether-to-court/</text:p>
          </table:table-cell>
          <table:table-cell office:value-type="string" table:style-name="ce1">
            <text:p>Crypto Browser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Manipulation Allegations Brought Tether To Cour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r-sirerden-mesaj-geliyoruz-istanbul-tasin-topragin-altin-degil-blockchain-olacak/</text:p>
          </table:table-cell>
          <table:table-cell office:value-type="string" table:style-name="ce1">
            <text:p>Kripto Koin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Emin Gün Sirer’den Mesaj: “Geliyoruz İstanbul! Taşın Toprağın Altın Değil Blockchain Olacak.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crypto-market-unimpressed-by-tether-lawsuit-4814.htm</text:p>
          </table:table-cell>
          <table:table-cell office:value-type="string" table:style-name="ce1">
            <text:p>Crypto News</text:p>
          </table:table-cell>
          <table:table-cell office:value-type="date" office:date-value="2019-10-08T00:00:00" table:style-name="ce3">
            <text:p>10/08/19</text:p>
          </table:table-cell>
          <table:table-cell office:value-type="string" table:style-name="ce1">
            <text:p>Crypto Market Unimpressed by Tether Lawsu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xstreet.com/cryptocurrencies/news/twitter-reacts-to-us-senators-warning-visa-mastercard-and-stripe-about-libra-involvement-201910100445</text:p>
          </table:table-cell>
          <table:table-cell office:value-type="string" table:style-name="ce1">
            <text:p>FX Street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witter reacts to US Senators warning Visa, Mastercard and Stripe about Libra involve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codex.com/article/5469/top-5-blockchain-events-in-q4-2019/</text:p>
          </table:table-cell>
          <table:table-cell office:value-type="string" table:style-name="ce1">
            <text:p>Coin Codex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Top 5 Blockchain Events In Q4 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8btc.com/article/493515</text:p>
          </table:table-cell>
          <table:table-cell office:value-type="string" table:style-name="ce1">
            <text:p>8btc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Emin Gün Sirer确认出席世界区块链大会·乌镇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741681056551.htm</text:p>
          </table:table-cell>
          <table:table-cell office:value-type="string" table:style-name="ce1">
            <text:p>Chain News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康奈尔大学教授 Emin Gün Sirer 确认出席世界区块链大会·乌镇，他曾早中本聪 6 年发布 PoW 数字货币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wabi.com/timeline/1509250.html</text:p>
          </table:table-cell>
          <table:table-cell office:value-type="string" table:style-name="ce1">
            <text:p>Wabi</text:p>
          </table:table-cell>
          <table:table-cell office:value-type="date" office:date-value="2019-10-10T00:00:00" table:style-name="ce3">
            <text:p>10/10/19</text:p>
          </table:table-cell>
          <table:table-cell office:value-type="string" table:style-name="ce1">
            <text:p>巴比特资讯：【康奈尔大学教授Emin Gün Sirer确认出席世界区块链大会·乌镇】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post.com/AVA-Labs-releases-Athereum-testnet-subnetwork-moves-entire-ethereum-blockchain-on-AVA-platform-3774</text:p>
          </table:table-cell>
          <table:table-cell office:value-type="string" table:style-name="ce1">
            <text:p>Token Post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AVA Labs releases Athereum testnet subnetwork, moves entire ethereum blockchain on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thereum-athereum-sirer/</text:p>
          </table:table-cell>
          <table:table-cell office:value-type="string" table:style-name="ce1">
            <text:p>Uzman Coin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min Gün Sirer, Athereum’u duyurd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19/10/11/ethereum-blockchain-poc-deployed-on-high-speed-ava-platform/</text:p>
          </table:table-cell>
          <table:table-cell office:value-type="string" table:style-name="ce1">
            <text:p>Crypto Ninjas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Ethereum blockchain POC deployed on high-speed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athereum-a-fork-of-ethereum-that-includes-1-percent-ava-was-presented</text:p>
          </table:table-cell>
          <table:table-cell office:value-type="string" table:style-name="ce1">
            <text:p>Coin Telegraph</text:p>
          </table:table-cell>
          <table:table-cell office:value-type="date" office:date-value="2019-10-11T00:00:00" table:style-name="ce3">
            <text:p>10/11/19</text:p>
          </table:table-cell>
          <table:table-cell office:value-type="string" table:style-name="ce1">
            <text:p>Presentaron Athereum, una bifurcación de Ethereum que incluye 1 por ciento de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36kr.com/p/5255108</text:p>
          </table:table-cell>
          <table:table-cell office:value-type="string" table:style-name="ce1">
            <text:p>36Kr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ETH周报 | ​CFTC主席预计将允许以太坊期货上市；赵长鹏认为3年内BNB市值无法超过ETH（10.7-10.13）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.thenodist.com/articles/42266</text:p>
          </table:table-cell>
          <table:table-cell office:value-type="string" table:style-name="ce1">
            <text:p>The Nodist</text:p>
          </table:table-cell>
          <table:table-cell office:value-type="date" office:date-value="2019-10-14T00:00:00" table:style-name="ce3">
            <text:p>10/14/19</text:p>
          </table:table-cell>
          <table:table-cell office:value-type="string" table:style-name="ce1">
            <text:p>아바랩스, 데브콘에서 이더리움을 프렌들리 포크한 ‘에이더리움’ 네트워크 공개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athereum-avalanche-consensus-ethereum/</text:p>
          </table:table-cell>
          <table:table-cell office:value-type="string" table:style-name="ce1">
            <text:p>Blockonomi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Meet Athereum: Avalanche Consensus for the Benefit of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hurriyet.com.tr/teknoloji/blockchain-ve-finans-teknolojilerinin-kalbi-istanbulda-atacak-41351450</text:p>
          </table:table-cell>
          <table:table-cell office:value-type="string" table:style-name="ce1">
            <text:p>Hurriyet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Blockchain ve finans teknolojilerinin kalbi İstanbul'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cointelegraph.com/news/whats-next-for-the-industry-as-crypto-winter-thaws</text:p>
          </table:table-cell>
          <table:table-cell office:value-type="string" table:style-name="ce1">
            <text:p>Coin Telegraph</text:p>
          </table:table-cell>
          <table:table-cell office:value-type="date" office:date-value="2019-10-15T00:00:00" table:style-name="ce3">
            <text:p>10/15/19</text:p>
          </table:table-cell>
          <table:table-cell office:value-type="string" table:style-name="ce1">
            <text:p>¿Qué sigue para la industria como deshielo del “Cripto-invierno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athereum-launches-from-ava-lab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Athereum launches from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ulusalturk.com/turkiyeden-ve-dunyadan-uzmanlarin-katilimi-ile-blockchain-ve-finans-teknolojilerinin--47379h.htm</text:p>
          </table:table-cell>
          <table:table-cell office:value-type="string" table:style-name="ce1">
            <text:p>Ulusal Turk</text:p>
          </table:table-cell>
          <table:table-cell office:value-type="date" office:date-value="2019-10-16T00:00:00" table:style-name="ce3">
            <text:p>10/16/19</text:p>
          </table:table-cell>
          <table:table-cell office:value-type="string" table:style-name="ce1">
            <text:p>Türkiye'den ve dünyadan uzmanların katılımı ile Blockchain ve finans teknolojilerini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ar.com.tr/ekonomi/finansin-kalbi-istanbulda-atacak-haber-1487530/</text:p>
          </table:table-cell>
          <table:table-cell office:value-type="string" table:style-name="ce1">
            <text:p>Star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Finans’ın kalbi İstanbul’da at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s.net/article/index/la-crypto-education-terreau-fertile-des-innovations-futures/1016</text:p>
          </table:table-cell>
          <table:table-cell office:value-type="string" table:style-name="ce1">
            <text:p>Cryptos</text:p>
          </table:table-cell>
          <table:table-cell office:value-type="date" office:date-value="2019-10-17T00:00:00" table:style-name="ce3">
            <text:p>10/17/19</text:p>
          </table:table-cell>
          <table:table-cell office:value-type="string" table:style-name="ce1">
            <text:p>La crypto-éducation, terreau fertile des innovations futur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emin-gun-sirerden-bitcoin-ve-blockchain-vurgusu/</text:p>
          </table:table-cell>
          <table:table-cell office:value-type="string" table:style-name="ce1">
            <text:p>Kripto Koin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’den Bitcoin ve Blockchain Vurgusu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haber.cicegim.net/mobil/haber/39139/emin-gun-sirerden-bitcoin-ve-blockchain-vurgusu-son-dakika-haberi.html</text:p>
          </table:table-cell>
          <table:table-cell office:value-type="string" table:style-name="ce1">
            <text:p>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Emin Gün Sirer'den Bitcoin ve Blockchain Vurgusu Son dakika haber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nde-bugun-neler-konusuldu</text:p>
          </table:table-cell>
          <table:table-cell office:value-type="string" table:style-name="ce1">
            <text:p>Coin Turk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’nde Bugün Neler Konuşuldu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ness.com/news/429364</text:p>
          </table:table-cell>
          <table:table-cell office:value-type="string" table:style-name="ce1">
            <text:p>Coin Ness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#Eurasia Summit# Emin Gün Sirer: New Protocols Will Change DeFi Game And Promise Which Is Delivered In Drea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avrasya-blockchain-zirvesi-istanbulda-gerceklesti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19T00:00:00" table:style-name="ce3">
            <text:p>10/19/19</text:p>
          </table:table-cell>
          <table:table-cell office:value-type="string" table:style-name="ce1">
            <text:p>Avrasya Blockchain Zirvesi, İstanbul’da gerçekleşt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ashingtonpost.com/news/powerpost/paloma/the-cybersecurity-202/2019/10/21/the-cybersecurity-202-russia-s-false-flags-in-winter-olympics-cyberattack-herald-a-more-complicated-future/5dac9e2888e0fa3155a71266/</text:p>
          </table:table-cell>
          <table:table-cell office:value-type="string" table:style-name="ce1">
            <text:p>The Washington Post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The Cybersecurity 202: Russia's false flags in Winter Olympics cyberattack herald a more complicated futur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coingrowth.com/2019/10/21/coindesk-at-devcon-5-interview-with-ceo-of-ava-labs-emin-gun-sirer/</text:p>
          </table:table-cell>
          <table:table-cell office:value-type="string" table:style-name="ce1">
            <text:p>Crypto Coin Growth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oinDesk at Devcon 5: Interview with CEO of Ava Labs,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-plus.net/erkan-oz/-sg1X2O-Qvg</text:p>
          </table:table-cell>
          <table:table-cell office:value-type="string" table:style-name="ce1">
            <text:p>TR-plus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DÜNYACA ÜNLÜ KRİPTO PARA UZMANI EMİN GÜN SİRER İLE ÖZEL RÖPORTAJ - DÜNYANIN HABERİ 13 - 20.10.2019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news.cornell.edu/stories/2019/10/certificate-program-combines-tech-financial-services</text:p>
          </table:table-cell>
          <table:table-cell office:value-type="string" table:style-name="ce1">
            <text:p>Cornell Chronicle</text:p>
          </table:table-cell>
          <table:table-cell office:value-type="date" office:date-value="2019-10-21T00:00:00" table:style-name="ce3">
            <text:p>10/21/19</text:p>
          </table:table-cell>
          <table:table-cell office:value-type="string" table:style-name="ce1">
            <text:p>Certificate program combines tech, financial servic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watch-ava-blockchain-founder-plans-to-launch-in-december</text:p>
          </table:table-cell>
          <table:table-cell office:value-type="string" table:style-name="ce1">
            <text:p>Coin Desk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WATCH: Ava Blockchain Founder Plans to Launch in Decemb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emin-gun-sirer-ava-platformu-55932.html</text:p>
          </table:table-cell>
          <table:table-cell office:value-type="string" table:style-name="ce1">
            <text:p>Koin Bulteni</text:p>
          </table:table-cell>
          <table:table-cell office:value-type="date" office:date-value="2019-10-22T00:00:00" table:style-name="ce3">
            <text:p>10/22/19</text:p>
          </table:table-cell>
          <table:table-cell office:value-type="string" table:style-name="ce1">
            <text:p>Emin Gün Sirer’in Ava Platformu Birkaç Aya Hazı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ssuecollector.com/%EC%95%84%EB%B0%94%EB%9E%A9%EC%8A%A4-ceo-%EC%97%90%EB%AF%BC-%EA%B5%B0-%EC%8B%9C%EB%9F%ACemin-gun-sirer-%EA%B5%90%EC%88%98-%EC%BD%94%EC%9D%B8%EB%8D%B0%EC%8A%A4%ED%81%AC-%EC%9D%B8%ED%84%B0%EB%B7%B0/</text:p>
          </table:table-cell>
          <table:table-cell office:value-type="string" table:style-name="ce1">
            <text:p>Issue Collector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[아바랩스] CEO 에민 군 시러(Emin Gün Sirer) 교수 코인데스크 인터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first-eurasia-blockchain-summit-sees-123000832.html</text:p>
          </table:table-cell>
          <table:table-cell office:value-type="string" table:style-name="ce1">
            <text:p>Yahoo Finance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The First Eurasia Blockchain Summit Sees Turkey Becoming a Blockchain Powerhous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avrasya-blockchain-zirvesi-uzerine-emin-gun-sirer-ruzgari-ve-libra</text:p>
          </table:table-cell>
          <table:table-cell office:value-type="string" table:style-name="ce1">
            <text:p>Coin Turk</text:p>
          </table:table-cell>
          <table:table-cell office:value-type="date" office:date-value="2019-10-23T00:00:00" table:style-name="ce3">
            <text:p>10/23/19</text:p>
          </table:table-cell>
          <table:table-cell office:value-type="string" table:style-name="ce1">
            <text:p>Avrasya Blockchain Zirvesi Üzerine: Emin Gün Sirer Rüzgarı ve Libr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blockchain-ve-kripto-parann-cazibe-merkezi-stanbul-1914240</text:p>
          </table:table-cell>
          <table:table-cell office:value-type="string" table:style-name="ce1">
            <text:p>Investing.com</text:p>
          </table:table-cell>
          <table:table-cell office:value-type="date" office:date-value="2019-10-24T00:00:00" table:style-name="ce3">
            <text:p>10/24/19</text:p>
          </table:table-cell>
          <table:table-cell office:value-type="string" table:style-name="ce1">
            <text:p>Blockchain ve kripto paranın cazibe merkezi İstanbu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parahaber.com/ilk-avrasya-blockchain-zirvesi-ile-turkiye-blockchain-merkezine-donustu.html</text:p>
          </table:table-cell>
          <table:table-cell office:value-type="string" table:style-name="ce1">
            <text:p>Kripto Parahaber</text:p>
          </table:table-cell>
          <table:table-cell office:value-type="date" office:date-value="2019-10-25T00:00:00" table:style-name="ce3">
            <text:p>10/25/19</text:p>
          </table:table-cell>
          <table:table-cell office:value-type="string" table:style-name="ce1">
            <text:p>İlk Avrasya Blockchain Zirvesi ile Türkiye blockchain merkezine dönüştü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ngularityhub.com/2019/10/27/towards-a-scalable-efficient-cryptocurrency-bitcoins-new-low-energy-competitor/</text:p>
          </table:table-cell>
          <table:table-cell office:value-type="string" table:style-name="ce1">
            <text:p>Singularity Hub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Towards a Scalable, Efficient Cryptocurrency: Bitcoin’s New Low-Energy Competi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emin-gun-sirerden-inin-kripto-yasas-ile-ilgili-yorum-1914765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Emin Gün Sirer’den Çin’in kripto yasası ile ilgili yor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blockchain-ve-yapay-zekay-snr-otesi-islemlerde-kullanmaya-hazrlanyor-1914794</text:p>
          </table:table-cell>
          <table:table-cell office:value-type="string" table:style-name="ce1">
            <text:p>Investing.com</text:p>
          </table:table-cell>
          <table:table-cell office:value-type="date" office:date-value="2019-10-27T00:00:00" table:style-name="ce3">
            <text:p>10/27/19</text:p>
          </table:table-cell>
          <table:table-cell office:value-type="string" table:style-name="ce1">
            <text:p>Çin blockchain ve yapay zekâyı sınır ötesi işlemlerde kullanmaya hazırlanıy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whats-blockchain-good-for-not-much/</text:p>
          </table:table-cell>
          <table:table-cell office:value-type="string" table:style-name="ce1">
            <text:p>Wired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What's Blockchain Actually Good for, Anyway? For Now, Not Muc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in-devlet-medyasndan-bitcoin-tantm-atag-1914849</text:p>
          </table:table-cell>
          <table:table-cell office:value-type="string" table:style-name="ce1">
            <text:p>Investing.com</text:p>
          </table:table-cell>
          <table:table-cell office:value-type="date" office:date-value="2019-10-28T00:00:00" table:style-name="ce3">
            <text:p>10/28/19</text:p>
          </table:table-cell>
          <table:table-cell office:value-type="string" table:style-name="ce1">
            <text:p>Çin devlet medyasından Bitcoin tanıtım atağ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nreview.vn/tin-tuc-kinh-doanh/-/view_content/content/2969324/cong-nghe-blockchain-da-thuc-su-lam-duoc-nhung-gi</text:p>
          </table:table-cell>
          <table:table-cell office:value-type="string" table:style-name="ce1">
            <text:p>VN Review</text:p>
          </table:table-cell>
          <table:table-cell office:value-type="date" office:date-value="2019-11-01T00:00:00" table:style-name="ce3">
            <text:p>11/01/19</text:p>
          </table:table-cell>
          <table:table-cell office:value-type="string" table:style-name="ce1">
            <text:p>CÔNG NGHỆ BLOCKCHAIN ĐÃ THỰC SỰ LÀM ĐƯỢC NHỮNG GÌ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researchers-trying-build-better-blockchain/</text:p>
          </table:table-cell>
          <table:table-cell office:value-type="string" table:style-name="ce1">
            <text:p>Wired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hese Researchers Are Trying to Build a Better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ether-issuance-in-2019-moved-bitcoin-prices-77-of-the-time/</text:p>
          </table:table-cell>
          <table:table-cell office:value-type="string" table:style-name="ce1">
            <text:p>AMB Crypto</text:p>
          </table:table-cell>
          <table:table-cell office:value-type="date" office:date-value="2019-11-04T00:00:00" table:style-name="ce3">
            <text:p>11/04/19</text:p>
          </table:table-cell>
          <table:table-cell office:value-type="string" table:style-name="ce1">
            <text:p>Tether issuance in 2019 moved Bitcoin prices 77% of the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zawya.com/mena/en/press-releases/story/UAE_can_become_the_next_Wall_Street_says_Nick_Spanos_at_World_Blockchain_Summit_in_Dubai-ZAWYA20191106115855/</text:p>
          </table:table-cell>
          <table:table-cell office:value-type="string" table:style-name="ce1">
            <text:p>Zawya</text:p>
          </table:table-cell>
          <table:table-cell office:value-type="date" office:date-value="2019-11-06T00:00:00" table:style-name="ce3">
            <text:p>11/06/19</text:p>
          </table:table-cell>
          <table:table-cell office:value-type="string" table:style-name="ce1">
            <text:p>"UAE can become the next Wall Street,"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affinity.com/uae-can-become-the-next-wall-street-says-nick-spanos-at-world-blockchain-summit-in-dubai/</text:p>
          </table:table-cell>
          <table:table-cell office:value-type="string" table:style-name="ce1">
            <text:p>News Affinity</text:p>
          </table:table-cell>
          <table:table-cell office:value-type="date" office:date-value="2019-11-07T00:00:00" table:style-name="ce3">
            <text:p>11/07/19</text:p>
          </table:table-cell>
          <table:table-cell office:value-type="string" table:style-name="ce1">
            <text:p>“UAE can become the next Wall Street,” says Nick Spanos at World Blockchain Summit in Duba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a.com.tr/tr/bilim-teknoloji/facebookun-kripto-para-projesi-libra-icin-finansal-guvenlik-uyarisi/1639960</text:p>
          </table:table-cell>
          <table:table-cell office:value-type="string" table:style-name="ce1">
            <text:p>AA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bursadabugun.com/haber/facebook-un-kripto-para-projesi-libra-icin-finansal-guvenlik-uyarisi-1203673.html</text:p>
          </table:table-cell>
          <table:table-cell office:value-type="string" table:style-name="ce1">
            <text:p>Bursada Bugün</text:p>
          </table:table-cell>
          <table:table-cell office:value-type="date" office:date-value="2019-11-09T00:00:00" table:style-name="ce3">
            <text:p>11/09/19</text:p>
          </table:table-cell>
          <table:table-cell office:value-type="string" table:style-name="ce1">
            <text:p>Facebook'un kripto para projesi Libra için 'finansal güvenlik' uyarı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rustnodes.com/2019/11/10/ethereum-fork-to-give-free-a-eth-meet-ava</text:p>
          </table:table-cell>
          <table:table-cell office:value-type="string" table:style-name="ce1">
            <text:p>Trustnodes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Ethereum Fork to Give Free ATH, Meet AV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omist.ch/2019/11/10/leader-educazione-crypto/</text:p>
          </table:table-cell>
          <table:table-cell office:value-type="string" table:style-name="ce1">
            <text:p>The Cryptonomist</text:p>
          </table:table-cell>
          <table:table-cell office:value-type="date" office:date-value="2019-11-10T00:00:00" table:style-name="ce3">
            <text:p>11/10/19</text:p>
          </table:table-cell>
          <table:table-cell office:value-type="string" table:style-name="ce1">
            <text:p>I leader nell’educazione cryp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uae-can-become-the-next-wall-street</text:p>
          </table:table-cell>
          <table:table-cell office:value-type="string" table:style-name="ce1">
            <text:p>Coin Telegraph</text:p>
          </table:table-cell>
          <table:table-cell office:value-type="date" office:date-value="2019-11-11T00:00:00" table:style-name="ce3">
            <text:p>11/11/19</text:p>
          </table:table-cell>
          <table:table-cell office:value-type="string" table:style-name="ce1">
            <text:p>UAE Can Become the Next Wall Stre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uro.cz/kryptomeny/vybral-na-projekt-s-blockchainem-temer-pul-miliardy-nyni-penize-vraci-1473380</text:p>
          </table:table-cell>
          <table:table-cell office:value-type="string" table:style-name="ce1">
            <text:p>Euro</text:p>
          </table:table-cell>
          <table:table-cell office:value-type="date" office:date-value="2019-11-13T00:00:00" table:style-name="ce3">
            <text:p>11/13/19</text:p>
          </table:table-cell>
          <table:table-cell office:value-type="string" table:style-name="ce1">
            <text:p>Zaseknutý blockchain. Uplatnění technologie v praxi pokulhává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thereum-co-founder-ava-labs-ceo-discuss-anonymity-types-and-differentiators/</text:p>
          </table:table-cell>
          <table:table-cell office:value-type="string" table:style-name="ce1">
            <text:p>AMB Crypto</text:p>
          </table:table-cell>
          <table:table-cell office:value-type="date" office:date-value="2019-11-15T00:00:00" table:style-name="ce3">
            <text:p>11/15/19</text:p>
          </table:table-cell>
          <table:table-cell office:value-type="string" table:style-name="ce1">
            <text:p>Ethereum Co-founder, AVA Labs CEO discuss anonymity types and differentia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ethereum-eth-vitalik-buterin-se-mete-en-discusion-en-twitter-sobre-beneficios-del-anonimato/</text:p>
          </table:table-cell>
          <table:table-cell office:value-type="string" table:style-name="ce1">
            <text:p>AMB Crypto</text:p>
          </table:table-cell>
          <table:table-cell office:value-type="date" office:date-value="2019-11-16T00:00:00" table:style-name="ce3">
            <text:p>11/16/19</text:p>
          </table:table-cell>
          <table:table-cell office:value-type="string" table:style-name="ce1">
            <text:p>Ethereum [ETH]: Vitalik Buterin se mete en discusión en Twitter sobre beneficios del anonimat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cn.com/litecoin-creator-charlie-lee-responds-to-mimblewimble-privacy-vulnerability/</text:p>
          </table:table-cell>
          <table:table-cell office:value-type="string" table:style-name="ce1">
            <text:p>CCN</text:p>
          </table:table-cell>
          <table:table-cell office:value-type="date" office:date-value="2019-11-18T00:00:00" table:style-name="ce3">
            <text:p>11/18/19</text:p>
          </table:table-cell>
          <table:table-cell office:value-type="string" table:style-name="ce1">
            <text:p>Litecoin Creator Charlie Lee Responds to MimbleWimble Privacy Vulnerabi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grin-price-crashes-on-inaccurate-broken-mimblewimble-news-5103.htm</text:p>
          </table:table-cell>
          <table:table-cell office:value-type="string" table:style-name="ce1">
            <text:p>Crypto News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Price Crashes on 'Inaccurate' 'Broken Mimblewimble' New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.pl/grin-poczatek-konca/</text:p>
          </table:table-cell>
          <table:table-cell office:value-type="string" table:style-name="ce1">
            <text:p>Bitcoin.pl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Grin – początek końca “Bitcoina 2.0.”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tcoin-8-kritik/</text:p>
          </table:table-cell>
          <table:table-cell office:value-type="string" table:style-name="ce1">
            <text:p>Nexo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Bitcoin fiyatını etkileyebilecek 8 kritik geliş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un-chercheur-compromet-lanonymat-de-mimblewimble-pour-60-dollars/</text:p>
          </table:table-cell>
          <table:table-cell office:value-type="string" table:style-name="ce1">
            <text:p>The Coin Tribune</text:p>
          </table:table-cell>
          <table:table-cell office:value-type="date" office:date-value="2019-11-19T00:00:00" table:style-name="ce3">
            <text:p>11/19/19</text:p>
          </table:table-cell>
          <table:table-cell office:value-type="string" table:style-name="ce1">
            <text:p>Un chercheur compromet l’anonymat de MimbleWimble pour 60 doll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iptonoticias.com/redes-protocolos/estudio-duda-privacidad-criptomonedas-protocolo-mimblewimble/</text:p>
          </table:table-cell>
          <table:table-cell office:value-type="string" table:style-name="ce1">
            <text:p>Cripto Noticias</text:p>
          </table:table-cell>
          <table:table-cell office:value-type="date" office:date-value="2019-11-20T00:00:00" table:style-name="ce3">
            <text:p>11/20/19</text:p>
          </table:table-cell>
          <table:table-cell office:value-type="string" table:style-name="ce1">
            <text:p>Estudio pone en duda privacidad de criptomonedas que usan el protocolo MimbleWimbl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slabit.com/96259/bitcoin-conoce-las-principales-bifurcaciones-de-esta-criptomoneda.html</text:p>
          </table:table-cell>
          <table:table-cell office:value-type="string" table:style-name="ce1">
            <text:p>Isla Bit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Bitcoin: conoce las principales bifurcaciones de esta criptomoned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top-de-noticias-semanal-de-criptomonedas-bitcoin-litecoin-binance-ripple-tron-y-ethereum-23/</text:p>
          </table:table-cell>
          <table:table-cell office:value-type="string" table:style-name="ce1">
            <text:p>AMB Crypto</text:p>
          </table:table-cell>
          <table:table-cell office:value-type="date" office:date-value="2019-11-22T00:00:00" table:style-name="ce3">
            <text:p>11/22/19</text:p>
          </table:table-cell>
          <table:table-cell office:value-type="string" table:style-name="ce1">
            <text:p>Top de Noticias Semanal de Criptomonedas: bitcoin, Litecoin, Binance, Ripple, Tron y Ethereu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roportaj-emin-gun-sirer-ava-blockchain-ve-kripto-paralar-hakkinda-sorulari-cevapladi-60529.html</text:p>
          </table:table-cell>
          <table:table-cell office:value-type="string" table:style-name="ce1">
            <text:p>Koin Bulteni</text:p>
          </table:table-cell>
          <table:table-cell office:value-type="date" office:date-value="2019-11-24T00:00:00" table:style-name="ce3">
            <text:p>11/24/19</text:p>
          </table:table-cell>
          <table:table-cell office:value-type="string" table:style-name="ce1">
            <text:p>Röportaj: Emin Gün Sirer AVA, Blockchain ve Kripto Paralar Hakkında Soruları Cevapladı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odcast.solana.com/episodes/emin-gun-sirer-episode-7-no-sharding-podcast-QFS6ASq9</text:p>
          </table:table-cell>
          <table:table-cell office:value-type="string" table:style-name="ce1">
            <text:p>Solana Podcast</text:p>
          </table:table-cell>
          <table:table-cell office:value-type="date" office:date-value="2019-11-25T00:00:00" table:style-name="ce3">
            <text:p>11/25/19</text:p>
          </table:table-cell>
          <table:table-cell office:value-type="string" table:style-name="ce1">
            <text:p>Emin Gün Sirer - Cornell Professor &amp; Founder of AVA Labs Ep #1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ulltx.com/academics-highlight-flaws-and-potential-of-bitcoins-lightning-network/</text:p>
          </table:table-cell>
          <table:table-cell office:value-type="string" table:style-name="ce1">
            <text:p>Nulltx</text:p>
          </table:table-cell>
          <table:table-cell office:value-type="date" office:date-value="2019-11-26T00:00:00" table:style-name="ce3">
            <text:p>11/26/19</text:p>
          </table:table-cell>
          <table:table-cell office:value-type="string" table:style-name="ce1">
            <text:p>Academics Highlight Flaws and Potential of Bitcoin’s Lightning Networ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saxon.org/as-the-bubble-deflates-blockchain/1240/</text:p>
          </table:table-cell>
          <table:table-cell office:value-type="string" table:style-name="ce1">
            <text:p>The Saxon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s the Bubble Deflates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picenter.tv/episodes/134/</text:p>
          </table:table-cell>
          <table:table-cell office:value-type="string" table:style-name="ce1">
            <text:p>Epicenter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On a Rocky 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nalyticsinsight.net/ai-cryptocurrency-blockchain-cornerstones-future-fintech/</text:p>
          </table:table-cell>
          <table:table-cell office:value-type="string" table:style-name="ce1">
            <text:p>Analytics Insight</text:p>
          </table:table-cell>
          <table:table-cell office:value-type="date" office:date-value="2019-11-29T00:00:00" table:style-name="ce3">
            <text:p>11/29/19</text:p>
          </table:table-cell>
          <table:table-cell office:value-type="string" table:style-name="ce1">
            <text:p>Are AI, Cryptocurrency &amp; Blockchani Cornerstones for Future of Fintech?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ape.com/cryptocurrency-educator/</text:p>
          </table:table-cell>
          <table:table-cell office:value-type="string" table:style-name="ce1">
            <text:p>Coin Gape</text:p>
          </table:table-cell>
          <table:table-cell office:value-type="date" office:date-value="2019-11-30T00:00:00" table:style-name="ce3">
            <text:p>11/30/19</text:p>
          </table:table-cell>
          <table:table-cell office:value-type="string" table:style-name="ce1">
            <text:p>FBI Arrests Crypto Educator for aiding North Korea – Is it an Overreaction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dailyhawker.com/cryptocurrency/podcasts-that-will-get-you-hooked-with-cryptocurrency/</text:p>
          </table:table-cell>
          <table:table-cell office:value-type="string" table:style-name="ce1">
            <text:p>Daily Hawker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Podcasts That Will Get You Hooked With Cryptocurrenc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-kripto-para-projesi-bilira-piyasaya-suruluyor/</text:p>
          </table:table-cell>
          <table:table-cell office:value-type="string" table:style-name="ce1">
            <text:p>Kripto Koin</text:p>
          </table:table-cell>
          <table:table-cell office:value-type="date" office:date-value="2019-12-02T00:00:00" table:style-name="ce3">
            <text:p>12/02/19</text:p>
          </table:table-cell>
          <table:table-cell office:value-type="string" table:style-name="ce1">
            <text:p>Türk Kripto Para Projesi BiLira, Piyasaya Sürülüyor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2020-could-be-the-year-of-staking-predicts-analyst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Could Be the Year of Staking, Predicts Analy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koinfinans.com/turk-lirasina-endeksli-stablecoin-icin-son-1-hafta/</text:p>
          </table:table-cell>
          <table:table-cell office:value-type="string" table:style-name="ce1">
            <text:p>Koin Finans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Türk Lirası’na Endeksli Stablecoin İçin Son 1 Hafta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ationalmagazine.ca/en-ca/articles/legal-market/legal-tech/2019/disruptive-technology</text:p>
          </table:table-cell>
          <table:table-cell office:value-type="string" table:style-name="ce1">
            <text:p>National Magazine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Disruptive technolog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beincrypto.com/2020-podria-ser-el-ano-de-staking-predice-un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ría ser el año de Staking, predice un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.br/2020-pode-ser-o-ano-do-staking-preve-analista/</text:p>
          </table:table-cell>
          <table:table-cell office:value-type="string" table:style-name="ce1">
            <text:p>Be In Crypto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2020 Pode Ser o Ano do Staking, Prevê Analist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-turk.com/bilira-nedir-nasil-calisir</text:p>
          </table:table-cell>
          <table:table-cell office:value-type="string" table:style-name="ce1">
            <text:p>Coin Turk</text:p>
          </table:table-cell>
          <table:table-cell office:value-type="date" office:date-value="2019-12-03T00:00:00" table:style-name="ce3">
            <text:p>12/03/19</text:p>
          </table:table-cell>
          <table:table-cell office:value-type="string" table:style-name="ce1">
            <text:p>BiLira Nedir? Nasıl Çalışı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collaborative-software-wary-cloud/</text:p>
          </table:table-cell>
          <table:table-cell office:value-type="string" table:style-name="ce1">
            <text:p>Wired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You Can Have Collaborative Software That’s Wary of the Clo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venture-capitalists-have-invested-over-200m-in-stablecoins/</text:p>
          </table:table-cell>
          <table:table-cell office:value-type="string" table:style-name="ce1">
            <text:p>Bitcoin.com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Venture Capitalists Have Invested Over $200M in Stableco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iptokoin.com/turkiye-bitcoin-ve-kripto-paralarin-benimsenmesiyle-ilgili-carpici-bir-ornek/</text:p>
          </table:table-cell>
          <table:table-cell office:value-type="string" table:style-name="ce1">
            <text:p>Kripto Koin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Türkiye: Bitcoin ve Kripto Paraların Benimsenmesiyle İlgili Çarpıcı Bir Örne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2%AF%E3%83%A9%E3%82%A6%E3%83%89%E3%82%92%E5%BF%83%E9%85%8D%E3%81%99%E3%82%8B%E5%85%B1%E5%90%8C%E3%82%BD%E3%83%95%E3%83%88%E3%82%A6%E3%82%A7%E3%82%A2%E3%82%92%E4%BD%BF%E7%94%A8%E3%81%A7%E3%81%8D/</text:p>
          </table:table-cell>
          <table:table-cell office:value-type="string" table:style-name="ce1">
            <text:p>Omochaya</text:p>
          </table:table-cell>
          <table:table-cell office:value-type="date" office:date-value="2019-12-06T00:00:00" table:style-name="ce3">
            <text:p>12/06/19</text:p>
          </table:table-cell>
          <table:table-cell office:value-type="string" table:style-name="ce1">
            <text:p>クラウドを心配する共同ソフトウェアを使用できます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sj.com/articles/brace-for-the-digital-money-wars-11575694806</text:p>
          </table:table-cell>
          <table:table-cell office:value-type="string" table:style-name="ce1">
            <text:p>Wall Street Journal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race for the Digital-Money Wa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valliantnews.com/2019/12/06/bitcoin-may-not-be-the-future-but-the-technology-behind-it-might-well-be/</text:p>
          </table:table-cell>
          <table:table-cell office:value-type="string" table:style-name="ce1">
            <text:p>Valliant News</text:p>
          </table:table-cell>
          <table:table-cell office:value-type="date" office:date-value="2019-12-07T00:00:00" table:style-name="ce3">
            <text:p>12/07/19</text:p>
          </table:table-cell>
          <table:table-cell office:value-type="string" table:style-name="ce1">
            <text:p>Bitcoin May Not Be the Future But the Technology Behind it Might Well B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news.com/articles/849355358967.htm</text:p>
          </table:table-cell>
          <table:table-cell office:value-type="string" table:style-name="ce1">
            <text:p>Chain News</text:p>
          </table:table-cell>
          <table:table-cell office:value-type="date" office:date-value="2019-12-09T00:00:00" table:style-name="ce3">
            <text:p>12/09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.uk/news-releases/the-first-global-stabilised-digital-currency-controlled-by-its-holders-saga-sga-lists-on-global-cryptocurrency-exchange-liquid-808409807.html</text:p>
          </table:table-cell>
          <table:table-cell office:value-type="string" table:style-name="ce1">
            <text:p>Cision PR Newswire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e first global, stabilised, digital currency controlled by its holders, SAGA (SGA) lists on global cryptocurrency exchange Liqu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haindd.com/3261980.html</text:p>
          </table:table-cell>
          <table:table-cell office:value-type="string" table:style-name="ce1">
            <text:p>Chain D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Avalanche 共识协议发明者 Emin Gün Sirer：我们的目标是华尔街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bilira-sonunda-coiny/</text:p>
          </table:table-cell>
          <table:table-cell office:value-type="string" table:style-name="ce1">
            <text:p>Uzman Coin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Lira sonunda borsaya gir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://www.cntgol.com/sulan/2019/1210/238929.html</text:p>
          </table:table-cell>
          <table:table-cell office:value-type="string" table:style-name="ce1">
            <text:p>cntgol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BIGBEECOIN是不是真的：一致协议发明者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alleged-bitcoin-scam-like-pyramid-scheme/</text:p>
          </table:table-cell>
          <table:table-cell office:value-type="string" table:style-name="ce1">
            <text:p>Wired</text:p>
          </table:table-cell>
          <table:table-cell office:value-type="date" office:date-value="2019-12-10T00:00:00" table:style-name="ce3">
            <text:p>12/10/19</text:p>
          </table:table-cell>
          <table:table-cell office:value-type="string" table:style-name="ce1">
            <text:p>This Alleged Bitcoin Scam Looked a Lot Like a Pyramid Sche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omochaya3.com/%E3%81%93%E3%81%AE%E3%83%93%E3%83%83%E3%83%88%E3%82%B3%E3%82%A4%E3%83%B3%E8%A9%90%E6%AC%BA%E3%81%AE%E7%96%91%E3%81%84%E3%81%AF%E3%80%81%E3%83%94%E3%83%A9%E3%83%9F%E3%83%83%E3%83%89%E6%96%B9%E5%BC%8F/</text:p>
          </table:table-cell>
          <table:table-cell office:value-type="string" table:style-name="ce1">
            <text:p>Omochaya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このビットコイン詐欺の疑いは、ピラミッド方式のように見えまし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oinbulteni.com/bilira-yeni-borsada-listelendi-63424.html</text:p>
          </table:table-cell>
          <table:table-cell office:value-type="string" table:style-name="ce1">
            <text:p>Koin Bulten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Türk Lirası’na Endeksli Bilira Yeni Bir Borsada Listelen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spot.com/news/83139-doj-arrests-four-men-involved-722-million-cryptocurrency.html</text:p>
          </table:table-cell>
          <table:table-cell office:value-type="string" table:style-name="ce1">
            <text:p>Techspot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DOJ arrests four men involved in a $722 million cryptocurrency frau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onomi.com/move-over-libra-saga-launches-stablecoin/</text:p>
          </table:table-cell>
          <table:table-cell office:value-type="string" table:style-name="ce1">
            <text:p>Blockonomi</text:p>
          </table:table-cell>
          <table:table-cell office:value-type="date" office:date-value="2019-12-11T00:00:00" table:style-name="ce3">
            <text:p>12/11/19</text:p>
          </table:table-cell>
          <table:table-cell office:value-type="string" table:style-name="ce1">
            <text:p>Move Over Libra: Saga Launches Its SGA Basket-Pegged Stableco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coinbase-oxt/</text:p>
          </table:table-cell>
          <table:table-cell office:value-type="string" table:style-name="ce1">
            <text:p>Uzman Coin</text:p>
          </table:table-cell>
          <table:table-cell office:value-type="date" office:date-value="2019-12-12T00:00:00" table:style-name="ce3">
            <text:p>12/12/19</text:p>
          </table:table-cell>
          <table:table-cell office:value-type="string" table:style-name="ce1">
            <text:p>Coinbase, 17 token arasından listeleyeceği ilk token’ı belirledi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ex.hu/techtud/2019/12/16/bitcoin_piramisjatek_targyalas_atveres/</text:p>
          </table:table-cell>
          <table:table-cell office:value-type="string" table:style-name="ce1">
            <text:p>Index</text:p>
          </table:table-cell>
          <table:table-cell office:value-type="date" office:date-value="2019-12-16T00:00:00" table:style-name="ce3">
            <text:p>12/16/19</text:p>
          </table:table-cell>
          <table:table-cell office:value-type="string" table:style-name="ce1">
            <text:p>Idióták hátán épült fel a 722 millió dolláros bitcoinos piramisjáté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ppdevelopermagazine.com/decentralized-technologies-solve-illiquidity-problems/</text:p>
          </table:table-cell>
          <table:table-cell office:value-type="string" table:style-name="ce1">
            <text:p>App Developer Magazine</text:p>
          </table:table-cell>
          <table:table-cell office:value-type="date" office:date-value="2019-12-17T00:00:00" table:style-name="ce3">
            <text:p>12/17/19</text:p>
          </table:table-cell>
          <table:table-cell office:value-type="string" table:style-name="ce1">
            <text:p>Decentralized technologies solve Illiquidity problem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limited-upside-potential</text:p>
          </table:table-cell>
          <table:table-cell office:value-type="string" table:style-name="ce1">
            <text:p>Brave New Coin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Tezos Price Analysis - Limited upside potentia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chain-insider.de/konsensus-engines-auf-dem-pruefstand-a-890248/</text:p>
          </table:table-cell>
          <table:table-cell office:value-type="string" table:style-name="ce1">
            <text:p>Blockchain Insider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Konsensus-Engines auf dem Prüfsta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late.com/technology/2019/12/quadriga-gerald-cotten-death-cryptocurrency.html</text:p>
          </table:table-cell>
          <table:table-cell office:value-type="string" table:style-name="ce1">
            <text:p>Slate</text:p>
          </table:table-cell>
          <table:table-cell office:value-type="date" office:date-value="2019-12-18T00:00:00" table:style-name="ce3">
            <text:p>12/18/19</text:p>
          </table:table-cell>
          <table:table-cell office:value-type="string" table:style-name="ce1">
            <text:p>How Weird Is It That a Company Lost Hundreds of Millions in Cryptocurrency Because Its CEO Died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torm.mg/article/2081272</text:p>
          </table:table-cell>
          <table:table-cell office:value-type="string" table:style-name="ce1">
            <text:p>Storm</text:p>
          </table:table-cell>
          <table:table-cell office:value-type="date" office:date-value="2019-12-19T00:00:00" table:style-name="ce3">
            <text:p>12/19/19</text:p>
          </table:table-cell>
          <table:table-cell office:value-type="string" table:style-name="ce1">
            <text:p>華爾街日報》人民幣和美元一旦數位化，世界將發生哪些變化？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mainnete-gececek-bu-projeleri-takip-ederek-paranz-katlayabilirsiniz-1925763</text:p>
          </table:table-cell>
          <table:table-cell office:value-type="string" table:style-name="ce1">
            <text:p>Investing.com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Mainnet’e Geçecek Bu Projeleri Takip Ederek Paranızı Katlayabilirsiniz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kolik.com/2020-mainnet-gececek-bu-altcoinleri-takip-ederek-paranizi-katlayabilirsiniz/</text:p>
          </table:table-cell>
          <table:table-cell office:value-type="string" table:style-name="ce1">
            <text:p>Coin Kolik</text:p>
          </table:table-cell>
          <table:table-cell office:value-type="date" office:date-value="2019-12-22T00:00:00" table:style-name="ce3">
            <text:p>12/22/19</text:p>
          </table:table-cell>
          <table:table-cell office:value-type="string" table:style-name="ce1">
            <text:p>2020’de Mainnet’e Geçecek Bu Altcoin’leri Takip Ederek Paranızı Katlayabilirsin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oneytimes.com.br/segundo-casa-de-analise-de-dados-ha-total-correlacao-entre-bitcoin-e-o-tether/</text:p>
          </table:table-cell>
          <table:table-cell office:value-type="string" table:style-name="ce1">
            <text:p>Crypto Times</text:p>
          </table:table-cell>
          <table:table-cell office:value-type="date" office:date-value="2019-12-23T00:00:00" table:style-name="ce3">
            <text:p>12/23/19</text:p>
          </table:table-cell>
          <table:table-cell office:value-type="string" table:style-name="ce1">
            <text:p>Segundo casa de análise de dados, há total correlação entre Bitcoin e o Teth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r.investing.com/news/cryptocurrency-news/turkiyenin-lk-stabil-coini-bilira-bilira-nedir-1926161</text:p>
          </table:table-cell>
          <table:table-cell office:value-type="string" table:style-name="ce1">
            <text:p>Investing.com</text:p>
          </table:table-cell>
          <table:table-cell office:value-type="date" office:date-value="2019-12-24T00:00:00" table:style-name="ce3">
            <text:p>12/24/19</text:p>
          </table:table-cell>
          <table:table-cell office:value-type="string" table:style-name="ce1">
            <text:p>Türkiye’nin İlk Stabil Coin’i BiLira! BiLira Nedir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ustinoconnell/2020/12/31/2010s-in-bitcoin-the-year-2018/#6133db096a3d</text:p>
          </table:table-cell>
          <table:table-cell office:value-type="string" table:style-name="ce1">
            <text:p>Forbes</text:p>
          </table:table-cell>
          <table:table-cell office:value-type="date" office:date-value="2019-12-31T00:00:00" table:style-name="ce3">
            <text:p>12/31/19</text:p>
          </table:table-cell>
          <table:table-cell office:value-type="string" table:style-name="ce1">
            <text:p>2010s In Bitcoin: The Year 2018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ahiwal.tv/avalanche-the-consensus-family-who-wants-to-snowball/</text:p>
          </table:table-cell>
          <table:table-cell office:value-type="string" table:style-name="ce1">
            <text:p>Sahiwal TV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: The Consensus Household Who Desires To Snowbal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journalducoin.com/bitcoin/avalanche-famille-consensus-boule-neige/</text:p>
          </table:table-cell>
          <table:table-cell office:value-type="string" table:style-name="ce1">
            <text:p>Journal Du Coi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Avalanche : la famille de consensus qui veut faire boule de nei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el-ceo-de-shapeshift-habla-con-nick-szabo/</text:p>
          </table:table-cell>
          <table:table-cell office:value-type="string" table:style-name="ce1">
            <text:p>Cripto Pasion</text:p>
          </table:table-cell>
          <table:table-cell office:value-type="date" office:date-value="2020-01-04T00:00:00" table:style-name="ce3">
            <text:p>01/04/20</text:p>
          </table:table-cell>
          <table:table-cell office:value-type="string" table:style-name="ce1">
            <text:p>El CEO de ShapeShift habla con Nick Szab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zmancoin.com/emin-gun-sirer-ava-2020/</text:p>
          </table:table-cell>
          <table:table-cell office:value-type="string" table:style-name="ce1">
            <text:p>Uzman Coin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Emin Gün Sirer: Blockchain’in nelere kadir olduğunu bu sene göreceğiz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logical.com/ripple-cto-im-the-anti-satoshi/</text:p>
          </table:table-cell>
          <table:table-cell office:value-type="string" table:style-name="ce1">
            <text:p>News Logical</text:p>
          </table:table-cell>
          <table:table-cell office:value-type="date" office:date-value="2020-01-06T00:00:00" table:style-name="ce3">
            <text:p>01/06/20</text:p>
          </table:table-cell>
          <table:table-cell office:value-type="string" table:style-name="ce1">
            <text:p>Ripple CTO: “I’m the Anti-Satoshi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www.iha.com.tr/haber-prof-dr-emin-gun-sirer-blockchain-konusunda-baska-ulkelerin-yapamadigini-yapmamiz-mumkun-821317/</text:p>
          </table:table-cell>
          <table:table-cell office:value-type="string" table:style-name="ce1">
            <text:p>IHA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.yeniakit.com.tr/haber/prof-dr-emin-gun-sirer-blockchain-konusunda-baska-ulkelerin-yapamadigini-yapmamiz-mumkun-996632.html</text:p>
          </table:table-cell>
          <table:table-cell office:value-type="string" table:style-name="ce1">
            <text:p>Akit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Prof. Dr Emin Gün Sirer: ”Blockchain konusunda başka ülkelerin yapamadığını yapmamız mümkün”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ajans.com/emin-gun-sirer-ve-dr-bora-erdamardan-carpici-bitcoin-blockchain-ve-ava-aciklamasi/</text:p>
          </table:table-cell>
          <table:table-cell office:value-type="string" table:style-name="ce1">
            <text:p>Coin Ajans</text:p>
          </table:table-cell>
          <table:table-cell office:value-type="date" office:date-value="2020-01-07T00:00:00" table:style-name="ce3">
            <text:p>01/07/20</text:p>
          </table:table-cell>
          <table:table-cell office:value-type="string" table:style-name="ce1">
            <text:p>Emin Gün Sirer ve Dr. Bora Erdamar’dan Çarpıcı Bitcoin, Blockchain ve AVA Açıklaması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eys-university-center-to-develop-blockchain-projects-on-cornell-profs-ava-platform</text:p>
          </table:table-cell>
          <table:table-cell office:value-type="string" table:style-name="ce1">
            <text:p>Coin Telegraph</text:p>
          </table:table-cell>
          <table:table-cell office:value-type="date" office:date-value="2020-01-08T00:00:00" table:style-name="ce3">
            <text:p>01/08/20</text:p>
          </table:table-cell>
          <table:table-cell office:value-type="string" table:style-name="ce1">
            <text:p>Turkey's University Center to Develop Blockchain Projects on Cornell Prof’s Ava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daily.co.uk/2020/01/blockchain-ava-labs-partnership</text:p>
          </table:table-cell>
          <table:table-cell office:value-type="string" table:style-name="ce1">
            <text:p>Crypto Daily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Blockchain-Based Projects Being Made With BlockchainIST Center &amp; Ava Labs Partnership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hamster.org/%D1%83%D0%BD%D0%B8%D0%B2%D0%B5%D1%80%D1%81%D0%B8%D1%82%D0%B5%D1%82%D1%81%D0%BA%D0%B8%D0%B9-%D1%86%D0%B5%D0%BD%D1%82%D1%80-%D1%82%D1%83%D1%80%D1%86%D0%B8%D0%B8-%D0%BF%D0%BE-%D1%80%D0%B0%D0%B7%D1%80/</text:p>
          </table:table-cell>
          <table:table-cell office:value-type="string" table:style-name="ce1">
            <text:p>Crypto Hamster</text:p>
          </table:table-cell>
          <table:table-cell office:value-type="date" office:date-value="2020-01-09T00:00:00" table:style-name="ce3">
            <text:p>01/09/20</text:p>
          </table:table-cell>
          <table:table-cell office:value-type="string" table:style-name="ce1">
            <text:p>Университетский центр Турции по разработке блокчейн-проектов на платформе Ava Cornell Prof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ckmedia.co.kr/archives/123649</text:p>
          </table:table-cell>
          <table:table-cell office:value-type="string" table:style-name="ce1">
            <text:p>Block Media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아바랩스, 터키 대학 블록체인센터와 파트너십 체결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the-cryptocurrency-community-of-all-mena-and-eurasia-region-are-gathering-in-blockchain-economy2020-in-istanbul/</text:p>
          </table:table-cell>
          <table:table-cell office:value-type="string" table:style-name="ce1">
            <text:p>Coin Speaker</text:p>
          </table:table-cell>
          <table:table-cell office:value-type="date" office:date-value="2020-01-13T00:00:00" table:style-name="ce3">
            <text:p>01/13/20</text:p>
          </table:table-cell>
          <table:table-cell office:value-type="string" table:style-name="ce1">
            <text:p>The Cryptocurrency Community of All MENA and Eurasia Region are Gathering in Blockchain Economy2020 in Istan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iptopasion.com/la-comunidad-de-criptomonedas-de-toda-la-region-mena-y-eurasia-se-esta-reuniendo-en-blockchain-economy2020-en-estambul/</text:p>
          </table:table-cell>
          <table:table-cell office:value-type="string" table:style-name="ce1">
            <text:p>Cripto Pasion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¡La comunidad de criptomonedas de toda la región MENA y Eurasia se está reuniendo en Blockchain Economy2020 en Estambul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edcon-to-start-2020-by-promoting-ethereum-ecosystems-health-and-development/</text:p>
          </table:table-cell>
          <table:table-cell office:value-type="string" table:style-name="ce1">
            <text:p>AMB Crypto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EDCON to start 2020 by promoting Ethereum ecosystem’s health and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tribune.com/actualites/blockchain-de-tous-les-jours-defi-dapps-le-dynamisme-du-milieu-universitaire-turc/</text:p>
          </table:table-cell>
          <table:table-cell office:value-type="string" table:style-name="ce1">
            <text:p>Coin Tribune</text:p>
          </table:table-cell>
          <table:table-cell office:value-type="date" office:date-value="2020-01-14T00:00:00" table:style-name="ce3">
            <text:p>01/14/20</text:p>
          </table:table-cell>
          <table:table-cell office:value-type="string" table:style-name="ce1">
            <text:p>“Blockchain de tous les jours”, DeFi, Dapps… le dynamisme du milieu universitaire Turc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s.ambcrypto.com/la-tokenizacion-de-activos-proporciona-garantia-y-auditabilidad-ava-labs-039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La tokenización de activos proporciona garantía y auditabilidad: AVA Labs &amp; # 039;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tokenization-of-assets-provides-assurance-auditability-ava-labs-gun-sirer/</text:p>
          </table:table-cell>
          <table:table-cell office:value-type="string" table:style-name="ce1">
            <text:p>AMB Crypto</text:p>
          </table:table-cell>
          <table:table-cell office:value-type="date" office:date-value="2020-01-19T00:00:00" table:style-name="ce3">
            <text:p>01/19/20</text:p>
          </table:table-cell>
          <table:table-cell office:value-type="string" table:style-name="ce1">
            <text:p>Tokenization of assets provides assurance, auditability: AVA Labs’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turkish-city-developing-crypto-and-blockchain-solutions-for-public-services</text:p>
          </table:table-cell>
          <table:table-cell office:value-type="string" table:style-name="ce1">
            <text:p>Coin Telegraph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Turkish City Developing Crypto and Blockchain Solutions for Public Servic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eng.ambcrypto.com/bitcoin-svs-chain-records-non-consensus-chain-split/</text:p>
          </table:table-cell>
          <table:table-cell office:value-type="string" table:style-name="ce1">
            <text:p>AMB Crypto</text:p>
          </table:table-cell>
          <table:table-cell office:value-type="date" office:date-value="2020-01-21T00:00:00" table:style-name="ce3">
            <text:p>01/21/20</text:p>
          </table:table-cell>
          <table:table-cell office:value-type="string" table:style-name="ce1">
            <text:p>Bitcoin SV’s chain records non-consensus chain spli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press-releases/blockchain-economy-conference-is-about-to-begin-30-days-left/</text:p>
          </table:table-cell>
          <table:table-cell office:value-type="string" table:style-name="ce1">
            <text:p>News BTC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Blockchain Economy Conference Is About to Begin- 30 Days Lef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gorodfinansov.ru/odin-majner-kontroliruet-93-seti-ethereum-classic-prisutstvuet-risk-ataki-51.html</text:p>
          </table:table-cell>
          <table:table-cell office:value-type="string" table:style-name="ce1">
            <text:p>City of Finance</text:p>
          </table:table-cell>
          <table:table-cell office:value-type="date" office:date-value="2020-01-22T00:00:00" table:style-name="ce3">
            <text:p>01/22/20</text:p>
          </table:table-cell>
          <table:table-cell office:value-type="string" table:style-name="ce1">
            <text:p>ОДИН МАЙНЕР КОНТРОЛИРУЕТ 93% СЕТИ ETHEREUM CLASSIC. ПРИСУТСТВУЕТ РИСК АТАКИ 51%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enisafak.com/gundem/10-yil-icerisinde-tum-paralar-dijital-olacak-3522818</text:p>
          </table:table-cell>
          <table:table-cell office:value-type="string" table:style-name="ce1">
            <text:p>Yenisafak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10 yıl içerisinde tüm paralar dijital olaca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thenextweb.com/hardfork/2020/01/23/cardano-q4-2019-all-dead-cat-and-no-bounce/</text:p>
          </table:table-cell>
          <table:table-cell office:value-type="string" table:style-name="ce1">
            <text:p>The Next Web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Cardano’s Q4 price performance leaves a lot to be desired, 2020 must be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cash-miners-propose-controversial-123024334.html</text:p>
          </table:table-cell>
          <table:table-cell office:value-type="string" table:style-name="ce1">
            <text:p>Yahoo Finance</text:p>
          </table:table-cell>
          <table:table-cell office:value-type="date" office:date-value="2020-01-23T00:00:00" table:style-name="ce3">
            <text:p>01/23/20</text:p>
          </table:table-cell>
          <table:table-cell office:value-type="string" table:style-name="ce1">
            <text:p>Bitcoin Cash Miners Propose Controversial Soft Fork for Zcash-Style Development Fun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btc.com/2020/01/27/crypto-needs-to-grow-up-or-mass-adoption-impossible-says-cornell-professor/</text:p>
          </table:table-cell>
          <table:table-cell office:value-type="string" table:style-name="ce1">
            <text:p>News BTC</text:p>
          </table:table-cell>
          <table:table-cell office:value-type="date" office:date-value="2020-01-27T00:00:00" table:style-name="ce3">
            <text:p>01/27/20</text:p>
          </table:table-cell>
          <table:table-cell office:value-type="string" table:style-name="ce1">
            <text:p>Crypto Needs to Grow Up or Mass Adoption Impossible, Says Cornell Profess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huobi-will-help-coronavirus-victims-binance-did/</text:p>
          </table:table-cell>
          <table:table-cell office:value-type="string" table:style-name="ce1">
            <text:p>Be In Crypto</text:p>
          </table:table-cell>
          <table:table-cell office:value-type="date" office:date-value="2020-01-29T00:00:00" table:style-name="ce3">
            <text:p>01/29/20</text:p>
          </table:table-cell>
          <table:table-cell office:value-type="string" table:style-name="ce1">
            <text:p>Huobi Will Help Coronavirus Victims as Binance Di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kryptomoney.com/blockchain-economy-conference-is-about-to-begin/</text:p>
          </table:table-cell>
          <table:table-cell office:value-type="string" table:style-name="ce1">
            <text:p>Krypto Money</text:p>
          </table:table-cell>
          <table:table-cell office:value-type="date" office:date-value="2020-02-01T00:00:00" table:style-name="ce3">
            <text:p>02/01/20</text:p>
          </table:table-cell>
          <table:table-cell office:value-type="string" table:style-name="ce1">
            <text:p>Blockchain Economy Conference Is About to Begin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c-buzz/huobi-jumps-in-to-help-coronavirus-victims-after-binance/</text:p>
          </table:table-cell>
          <table:table-cell office:value-type="string" table:style-name="ce1">
            <text:p>BTC Wires</text:p>
          </table:table-cell>
          <table:table-cell office:value-type="date" office:date-value="2020-02-03T00:00:00" table:style-name="ce3">
            <text:p>02/03/20</text:p>
          </table:table-cell>
          <table:table-cell office:value-type="string" table:style-name="ce1">
            <text:p>Huobi Jumps In To Help Coronavirus Victims After B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press-releases/blockchain-economy-conference-is-about-to-begin</text:p>
          </table:table-cell>
          <table:table-cell office:value-type="string" table:style-name="ce1">
            <text:p>Coin Telegraph</text:p>
          </table:table-cell>
          <table:table-cell office:value-type="date" office:date-value="2020-02-10T00:00:00" table:style-name="ce3">
            <text:p>02/10/20</text:p>
          </table:table-cell>
          <table:table-cell office:value-type="string" table:style-name="ce1">
            <text:p>Blockchain Economy Conference Is About to Beg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price-discovery-following-consistent-gains</text:p>
          </table:table-cell>
          <table:table-cell office:value-type="string" table:style-name="ce1">
            <text:p>Brave New Coin</text:p>
          </table:table-cell>
          <table:table-cell office:value-type="date" office:date-value="2020-02-12T00:00:00" table:style-name="ce3">
            <text:p>02/12/20</text:p>
          </table:table-cell>
          <table:table-cell office:value-type="string" table:style-name="ce1">
            <text:p>Tezos Price Analysis - Price discovery following consistent gai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eng.ambcrypto.com/defis-flash-loans-from-overtaking-wall-st-to-assassination-markets/</text:p>
          </table:table-cell>
          <table:table-cell office:value-type="string" table:style-name="ce1">
            <text:p>AMB Crypto</text:p>
          </table:table-cell>
          <table:table-cell office:value-type="date" office:date-value="2020-02-16T00:00:00" table:style-name="ce3">
            <text:p>02/16/20</text:p>
          </table:table-cell>
          <table:table-cell office:value-type="string" table:style-name="ce1">
            <text:p>DeFi’s Flash Loans: From overtaking Wall St. to assassination market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reporter.com/press-releases/changpeng-zhao-binance-paris-blockchain-week-11697/</text:p>
          </table:table-cell>
          <table:table-cell office:value-type="string" table:style-name="ce1">
            <text:p>Crypto Reporter</text:p>
          </table:table-cell>
          <table:table-cell office:value-type="date" office:date-value="2020-02-18T00:00:00" table:style-name="ce3">
            <text:p>02/18/20</text:p>
          </table:table-cell>
          <table:table-cell office:value-type="string" table:style-name="ce1">
            <text:p>Changpeng Zhao (CZ), Founder and CEO of Binance, announced as headline speaker for Paris Blockchain Week Summit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ethereum-conference-canceled-as-coronavirus-fears-mount</text:p>
          </table:table-cell>
          <table:table-cell office:value-type="string" table:style-name="ce1">
            <text:p>Brave New Coin</text:p>
          </table:table-cell>
          <table:table-cell office:value-type="date" office:date-value="2020-02-25T00:00:00" table:style-name="ce3">
            <text:p>02/25/20</text:p>
          </table:table-cell>
          <table:table-cell office:value-type="string" table:style-name="ce1">
            <text:p>Ethereum Conference canceled as Coronavirus fears mou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paris-blockchain-week-summit-reveals-2020-agenda-and-headlin-5889.htm</text:p>
          </table:table-cell>
          <table:table-cell office:value-type="string" table:style-name="ce1">
            <text:p>Crypto News</text:p>
          </table:table-cell>
          <table:table-cell office:value-type="date" office:date-value="2020-02-26T00:00:00" table:style-name="ce3">
            <text:p>02/26/20</text:p>
          </table:table-cell>
          <table:table-cell office:value-type="string" table:style-name="ce1">
            <text:p>Paris Blockchain Week Summit Reveals 2020 Agenda and Headline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1635/ava-buys-capital-markets-platform-investery</text:p>
          </table:table-cell>
          <table:table-cell office:value-type="string" table:style-name="ce1">
            <text:p>Finextra</text:p>
          </table:table-cell>
          <table:table-cell office:value-type="date" office:date-value="2020-02-27T00:00:00" table:style-name="ce3">
            <text:p>02/27/20</text:p>
          </table:table-cell>
          <table:table-cell office:value-type="string" table:style-name="ce1">
            <text:p>AVA buys capital marke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ava-labs-acquires-investry/</text:p>
          </table:table-cell>
          <table:table-cell office:value-type="string" table:style-name="ce1">
            <text:p>Cryptopolitian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AVA Labs acquires Investry to expand FinTec operation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an-bitcoin-be-seized-as-self</text:p>
          </table:table-cell>
          <table:table-cell office:value-type="string" table:style-name="ce1">
            <text:p>Coin Telegraph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news/fcoin-clients-not-happy-with-a-restart-plan-5903.htm</text:p>
          </table:table-cell>
          <table:table-cell office:value-type="string" table:style-name="ce1">
            <text:p>Cryptonews</text:p>
          </table:table-cell>
          <table:table-cell office:value-type="date" office:date-value="2020-02-28T00:00:00" table:style-name="ce3">
            <text:p>02/28/20</text:p>
          </table:table-cell>
          <table:table-cell office:value-type="string" table:style-name="ce1">
            <text:p>FCoin Clients Not Happy With a "Restart" Pla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lockchain-firm-ava-labs-acquires-private-investments-platform-investery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Blockchain Firm AVA Labs Acquires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looking-beyond-ethereum-crypto-interoperability-is-key/</text:p>
          </table:table-cell>
          <table:table-cell office:value-type="string" table:style-name="ce1">
            <text:p>Crypto Briefing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Looking Beyond Ethereum, Crypto Interoperability Is K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can-bitcoin-be-seized-as-self-proclaimed-btc-creator-craig-wright-claims/</text:p>
          </table:table-cell>
          <table:table-cell office:value-type="string" table:style-name="ce1">
            <text:p>The Bulletin Time</text:p>
          </table:table-cell>
          <table:table-cell office:value-type="date" office:date-value="2020-02-29T00:00:00" table:style-name="ce3">
            <text:p>02/29/20</text:p>
          </table:table-cell>
          <table:table-cell office:value-type="string" table:style-name="ce1">
            <text:p>Can Bitcoin Be Seized as Self-Proclaimed BTC Creator Craig Wright Claims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blockchain-startup-ava-labs-takes-over-private-investments-platform-investery</text:p>
          </table:table-cell>
          <table:table-cell office:value-type="string" table:style-name="ce1">
            <text:p>Coin Trust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Blockchain Startup AVA Labs Takes Over Private Investments Platform Invester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083-cornell-computer-science-professor-dr-emin-gun-sirers-ava-labs-acquires-fintech-investery-inc/</text:p>
          </table:table-cell>
          <table:table-cell office:value-type="string" table:style-name="ce1">
            <text:p>Crowdfund Insider</text:p>
          </table:table-cell>
          <table:table-cell office:value-type="date" office:date-value="2020-03-01T00:00:00" table:style-name="ce3">
            <text:p>03/01/20</text:p>
          </table:table-cell>
          <table:table-cell office:value-type="string" table:style-name="ce1">
            <text:p>Cornell Computer Science Professor Dr. Emin Gün Sirer’s AVA Labs Acquires Fintech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blockchain-startup-ava-labs-announces-acquisition-of-investery-inc/</text:p>
          </table:table-cell>
          <table:table-cell office:value-type="string" table:style-name="ce1">
            <text:p>Block Tribune</text:p>
          </table:table-cell>
          <table:table-cell office:value-type="date" office:date-value="2020-03-02T00:00:00" table:style-name="ce3">
            <text:p>03/02/20</text:p>
          </table:table-cell>
          <table:table-cell office:value-type="string" table:style-name="ce1">
            <text:p>Blockchain Startup AVA Labs Announces Acquisition Of Investery Inc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iliconangle.com/2020/03/11/ava-labs-open-sources-codebase-decentralized-finance-blockchain-platform/</text:p>
          </table:table-cell>
          <table:table-cell office:value-type="string" table:style-name="ce1">
            <text:p>Silicon Angle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Labs open-sources codebase for decentralized finance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steemit-takes-control-as-exchanges-reject-a-hostile-takeover</text:p>
          </table:table-cell>
          <table:table-cell office:value-type="string" table:style-name="ce1">
            <text:p>Brave New Coin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Steemit takes control as exchanges reject a hostile takeov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aithority.com/technology/blockchain/ava-releases-codebase-for-its-next-gen-blockchain-platform/</text:p>
          </table:table-cell>
          <table:table-cell office:value-type="string" table:style-name="ce1">
            <text:p>AI Thority</text:p>
          </table:table-cell>
          <table:table-cell office:value-type="date" office:date-value="2020-03-11T00:00:00" table:style-name="ce3">
            <text:p>03/11/20</text:p>
          </table:table-cell>
          <table:table-cell office:value-type="string" table:style-name="ce1">
            <text:p>AVA Releases Codebase for Its Next-Gen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eth-price-dai-collateral-loans-makerdao/</text:p>
          </table:table-cell>
          <table:table-cell office:value-type="string" table:style-name="ce1">
            <text:p>News Bitcoin</text:p>
          </table:table-cell>
          <table:table-cell office:value-type="date" office:date-value="2020-03-13T00:00:00" table:style-name="ce3">
            <text:p>03/13/20</text:p>
          </table:table-cell>
          <table:table-cell office:value-type="string" table:style-name="ce1">
            <text:p>ETH Price Strains Defi Collateral Loans as 'Black Swan' Event Strikes Makerda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attempts-to-increase-bitcoin-s-supply-would-end-up-with-anot-6030.htm</text:p>
          </table:table-cell>
          <table:table-cell office:value-type="string" table:style-name="ce1">
            <text:p>Crypto New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Attempts to Increase Bitcoin's Supply Would End Up With Another "Bitcoin"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3/158772-cornell-professor-emin-gun-sirers-ava-network-developers-release-code-for-blockchain-platform/</text:p>
          </table:table-cell>
          <table:table-cell office:value-type="string" table:style-name="ce1">
            <text:p>Crowdfund Insider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omics.news/cornell-professor-emin-gun-sirers-ava-network-developers-release-code-for-blockchain-platform/</text:p>
          </table:table-cell>
          <table:table-cell office:value-type="string" table:style-name="ce1">
            <text:p>Cryptonomics</text:p>
          </table:table-cell>
          <table:table-cell office:value-type="date" office:date-value="2020-03-14T00:00:00" table:style-name="ce3">
            <text:p>03/14/20</text:p>
          </table:table-cell>
          <table:table-cell office:value-type="string" table:style-name="ce1">
            <text:p>Cornell Professor Emin Gün Sirer’s AVA Network Developers Release Code for Blockchain Platfor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exclusives/how-will-bitcoin-halving-affect-its-security-6031.htm</text:p>
          </table:table-cell>
          <table:table-cell office:value-type="string" table:style-name="ce1">
            <text:p>Crypto News</text:p>
          </table:table-cell>
          <table:table-cell office:value-type="date" office:date-value="2020-03-15T00:00:00" table:style-name="ce3">
            <text:p>03/15/20</text:p>
          </table:table-cell>
          <table:table-cell office:value-type="string" table:style-name="ce1">
            <text:p>How Will Bitcoin Halving Affect Its Securit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carthage-amendment-brings-a-fleeting-price-high</text:p>
          </table:table-cell>
          <table:table-cell office:value-type="string" table:style-name="ce1">
            <text:p>Brave New Coin</text:p>
          </table:table-cell>
          <table:table-cell office:value-type="date" office:date-value="2020-03-16T00:00:00" table:style-name="ce3">
            <text:p>03/16/20</text:p>
          </table:table-cell>
          <table:table-cell office:value-type="string" table:style-name="ce1">
            <text:p>Tezos Price Analysis - Carthage Amendment brings a fleeting price hig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ecurityboulevard.com/2020/03/financial-cryptography-2020-recap/</text:p>
          </table:table-cell>
          <table:table-cell office:value-type="string" table:style-name="ce1">
            <text:p>Security Boulevard</text:p>
          </table:table-cell>
          <table:table-cell office:value-type="date" office:date-value="2020-03-18T00:00:00" table:style-name="ce3">
            <text:p>03/18/20</text:p>
          </table:table-cell>
          <table:table-cell office:value-type="string" table:style-name="ce1">
            <text:p>Financial Cryptography 2020 Recap</text:p>
          </table:table-cell>
          <table:table-cell office:value-type="string" table:style-name="ce1">
            <text:p>negy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fundamentals-remain-extremely-bullish</text:p>
          </table:table-cell>
          <table:table-cell office:value-type="string" table:style-name="ce1">
            <text:p>Brave New Coin</text:p>
          </table:table-cell>
          <table:table-cell office:value-type="date" office:date-value="2020-03-20T00:00:00" table:style-name="ce3">
            <text:p>03/20/20</text:p>
          </table:table-cell>
          <table:table-cell office:value-type="string" table:style-name="ce1">
            <text:p>ChainLink Price Analysis - Fundamentals remain extremely bullis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newsx.in/attempts-to-increase-bitcoins-offer-would-lead-to-another-bitcoin/</text:p>
          </table:table-cell>
          <table:table-cell office:value-type="string" table:style-name="ce1">
            <text:p>Daily Newsx</text:p>
          </table:table-cell>
          <table:table-cell office:value-type="date" office:date-value="2020-03-23T00:00:00" table:style-name="ce3">
            <text:p>03/23/20</text:p>
          </table:table-cell>
          <table:table-cell office:value-type="string" table:style-name="ce1">
            <text:p>Attempts to increase Bitcoin's offer would lead to another "Bitcoin".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emin-gun-sirers-ava-labs-seeks-wall-street-business-after-open-sourcing-avalanche-protocol</text:p>
          </table:table-cell>
          <table:table-cell office:value-type="string" table:style-name="ce1">
            <text:p>Coin Desk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Emin Gün Sirer’s AVA Labs Seeks Wall Street Business After Open Sourcing ‘Avalanche’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bitcoin-halving-50-days-global-economy-shudders/</text:p>
          </table:table-cell>
          <table:table-cell office:value-type="string" table:style-name="ce1">
            <text:p>News Bitcoin</text:p>
          </table:table-cell>
          <table:table-cell office:value-type="date" office:date-value="2020-03-24T00:00:00" table:style-name="ce3">
            <text:p>03/24/20</text:p>
          </table:table-cell>
          <table:table-cell office:value-type="string" table:style-name="ce1">
            <text:p>Crypto Mining Crunch Time - Bitcoin Halving Less Than 50 Days Away While Global Economy Shud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ava-labs-wants-be-ethereum-2-tesnet/</text:p>
          </table:table-cell>
          <table:table-cell office:value-type="string" table:style-name="ce1">
            <text:p>Crypto Briefing</text:p>
          </table:table-cell>
          <table:table-cell office:value-type="date" office:date-value="2020-03-25T00:00:00" table:style-name="ce3">
            <text:p>03/25/20</text:p>
          </table:table-cell>
          <table:table-cell office:value-type="string" table:style-name="ce1">
            <text:p>AVA Labs Wants to Be Ethereum 2.0’s Testnet, and Then So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tribune.com/expert-insights-revolut-launches-cryptocurrency-payments/</text:p>
          </table:table-cell>
          <table:table-cell office:value-type="string" table:style-name="ce1">
            <text:p>Block Tribune</text:p>
          </table:table-cell>
          <table:table-cell office:value-type="date" office:date-value="2020-04-03T00:00:00" table:style-name="ce3">
            <text:p>04/03/20</text:p>
          </table:table-cell>
          <table:table-cell office:value-type="string" table:style-name="ce1">
            <text:p>Expert Insights: Revolut Launches Cryptocurrency Paymen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itcoin-vaults-developer-bryan-bishop-161552376.html</text:p>
          </table:table-cell>
          <table:table-cell office:value-type="string" table:style-name="ce1">
            <text:p>Yahoo Finance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Bitcoin Vaults: Developer Bryan Bishop Releases Prototype for Secure On-Chain Storage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briefing.com/top-6-virtual-crypto-conferences-while-quarantine/</text:p>
          </table:table-cell>
          <table:table-cell office:value-type="string" table:style-name="ce1">
            <text:p>Crypto Briefing</text:p>
          </table:table-cell>
          <table:table-cell office:value-type="date" office:date-value="2020-04-13T00:00:00" table:style-name="ce3">
            <text:p>04/13/20</text:p>
          </table:table-cell>
          <table:table-cell office:value-type="string" table:style-name="ce1">
            <text:p>Top 6 Virtual Crypto Conferences to See While in Quarantin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unriseread.com/bitcoin-core-developer-introduces-prototype-secure-intranet-bitcoin-storage/86825/</text:p>
          </table:table-cell>
          <table:table-cell office:value-type="string" table:style-name="ce1">
            <text:p>Sunriseread</text:p>
          </table:table-cell>
          <table:table-cell office:value-type="date" office:date-value="2020-04-14T00:00:00" table:style-name="ce3">
            <text:p>04/14/20</text:p>
          </table:table-cell>
          <table:table-cell office:value-type="string" table:style-name="ce1">
            <text:p>Bitcoin Core Developer Introduces Prototype Secure Intranet Bitcoin Stora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erkle.com/canada-becomes-leading-blockchain-country-in-2020/</text:p>
          </table:table-cell>
          <table:table-cell office:value-type="string" table:style-name="ce1">
            <text:p>The Merkle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anada becomes leading blockchain country in 2020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harles-hoskison-reveals-his-9-favorite-crypto-projects</text:p>
          </table:table-cell>
          <table:table-cell office:value-type="string" table:style-name="ce1">
            <text:p>Coin Telegraph</text:p>
          </table:table-cell>
          <table:table-cell office:value-type="date" office:date-value="2020-04-15T00:00:00" table:style-name="ce3">
            <text:p>04/15/20</text:p>
          </table:table-cell>
          <table:table-cell office:value-type="string" table:style-name="ce1">
            <text:p>Charles Hoskinson Reveals His 9 Favorite Crypto Proj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4-17/new-startup-aims-to-prove-blockchain-is-fast-enough-for-finance</text:p>
          </table:table-cell>
          <table:table-cell office:value-type="string" table:style-name="ce1">
            <text:p>Bloomberg</text:p>
          </table:table-cell>
          <table:table-cell office:value-type="date" office:date-value="2020-04-17T00:00:00" table:style-name="ce3">
            <text:p>04/17/20</text:p>
          </table:table-cell>
          <table:table-cell office:value-type="string" table:style-name="ce1">
            <text:p>New Startup Aims to Prove Blockchain Is Fast Enough for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jasonbrett/2020/04/18/emin-gn-sirer-as-digital-financier--united-kingdoms-open-central-bank-digital-currency-project/#38e1df517074</text:p>
          </table:table-cell>
          <table:table-cell office:value-type="string" table:style-name="ce1">
            <text:p>Forbes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Emin Gün Sirer As Digital Financier? United Kingdom’s Open Central Bank Digital Currency Projec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4/18/cornell-professor-and-best-selling-author-champion-bitcoin-and-crypto-for-money-transfers-in-lebanon/</text:p>
          </table:table-cell>
          <table:table-cell office:value-type="string" table:style-name="ce1">
            <text:p>Daily Hodl</text:p>
          </table:table-cell>
          <table:table-cell office:value-type="date" office:date-value="2020-04-18T00:00:00" table:style-name="ce3">
            <text:p>04/18/20</text:p>
          </table:table-cell>
          <table:table-cell office:value-type="string" table:style-name="ce1">
            <text:p>Cornell Professor and Best-Selling Author Champion Bitcoin and Crypto for Money Transfers in Leban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ancemagnates.com/cryptocurrency/news/emin-gun-sirers-ava-releases-two-blockchain-testnets/</text:p>
          </table:table-cell>
          <table:table-cell office:value-type="string" table:style-name="ce1">
            <text:p>Finanace Magnates</text:p>
          </table:table-cell>
          <table:table-cell office:value-type="date" office:date-value="2020-04-20T00:00:00" table:style-name="ce3">
            <text:p>04/20/20</text:p>
          </table:table-cell>
          <table:table-cell office:value-type="string" table:style-name="ce1">
            <text:p>Emin Gün Sirer’s AVA Releases Two Blockchain Testne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pot-prices-and-on-chain-metrics-return-to-highs</text:p>
          </table:table-cell>
          <table:table-cell office:value-type="string" table:style-name="ce1">
            <text:p>Brave New Coin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Tezos Price Analysis - Spot prices and on-chain metrics return to high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injas.net/2020/04/22/ava-initiates-university-blockchain-hackathon-with-50k-in-prizes/</text:p>
          </table:table-cell>
          <table:table-cell office:value-type="string" table:style-name="ce1">
            <text:p>Crypto Ninjas</text:p>
          </table:table-cell>
          <table:table-cell office:value-type="date" office:date-value="2020-04-22T00:00:00" table:style-name="ce3">
            <text:p>04/22/20</text:p>
          </table:table-cell>
          <table:table-cell office:value-type="string" table:style-name="ce1">
            <text:p>AVA initiates university blockchain hackathon with $50K in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tcwires.com/round-the-block/ava-launches-first-university-worth-50k/</text:p>
          </table:table-cell>
          <table:table-cell office:value-type="string" table:style-name="ce1">
            <text:p>BTC Wires</text:p>
          </table:table-cell>
          <table:table-cell office:value-type="date" office:date-value="2020-04-23T00:00:00" table:style-name="ce3">
            <text:p>04/23/20</text:p>
          </table:table-cell>
          <table:table-cell office:value-type="string" table:style-name="ce1">
            <text:p>AVA Launches First University worth $50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blockchain-bites-coinbase-oracle-gun-165702800.html</text:p>
          </table:table-cell>
          <table:table-cell office:value-type="string" table:style-name="ce1">
            <text:p>Yahoo Finance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Blockchain Bites: Coinbase Oracle, Gun Sirer’s Grants and Lightning-Powered Private Messag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ava-labs-will-splash-millions-to-brain-merge-defi-and-traditional-finance</text:p>
          </table:table-cell>
          <table:table-cell office:value-type="string" table:style-name="ce1">
            <text:p>Coin Desk</text:p>
          </table:table-cell>
          <table:table-cell office:value-type="date" office:date-value="2020-04-24T00:00:00" table:style-name="ce3">
            <text:p>04/24/20</text:p>
          </table:table-cell>
          <table:table-cell office:value-type="string" table:style-name="ce1">
            <text:p>AVA Labs Will Splash Millions to ‘Brain Merge’ DeFi and Traditional Financ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defiant.substack.com/p/blockchains-are-an-extinction-level</text:p>
          </table:table-cell>
          <table:table-cell office:value-type="string" table:style-name="ce1">
            <text:p>The Defiant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"Blockchains are an Extinction-Level Event; They're Like an Asteroid in the Sky:"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ublish0x.com/equilibrium-eosdt/here-s-what-you-missed-at-the-emin-gun-sirer-ama-xoxnye</text:p>
          </table:table-cell>
          <table:table-cell office:value-type="string" table:style-name="ce1">
            <text:p>Publish0x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Here’s What You Missed At The Emin Gun Sirer AMA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btc-maximalists-are-right-that-95-of-crypto-is-a-scam-says-emin-gun-sirer</text:p>
          </table:table-cell>
          <table:table-cell office:value-type="string" table:style-name="ce1">
            <text:p>Coin Telegraph</text:p>
          </table:table-cell>
          <table:table-cell office:value-type="date" office:date-value="2020-05-01T00:00:00" table:style-name="ce3">
            <text:p>05/01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btc-maximalists-are-right-that-95-of-crypto-is-a-scam-says-emin-gun-sirer/</text:p>
          </table:table-cell>
          <table:table-cell office:value-type="string" table:style-name="ce1">
            <text:p>The Bulletin Time</text:p>
          </table:table-cell>
          <table:table-cell office:value-type="date" office:date-value="2020-05-02T00:00:00" table:style-name="ce3">
            <text:p>05/02/20</text:p>
          </table:table-cell>
          <table:table-cell office:value-type="string" table:style-name="ce1">
            <text:p>BTC Maximalists Are Right That 95% of Crypto Is a Scam, Says Emin Gu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ulletintime.com/news/hodlers-digest-april-27-may-3/</text:p>
          </table:table-cell>
          <table:table-cell office:value-type="string" table:style-name="ce1">
            <text:p>The Bulletin Time</text:p>
          </table:table-cell>
          <table:table-cell office:value-type="date" office:date-value="2020-05-03T00:00:00" table:style-name="ce3">
            <text:p>05/03/20</text:p>
          </table:table-cell>
          <table:table-cell office:value-type="string" table:style-name="ce1">
            <text:p>Hodler’s Digest, April 27–May 3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s.cornell.edu/information/news/newsitem11155/k-12-education-cornell-tech-donald-greenberg-anmol-kabra-emin-gun</text:p>
          </table:table-cell>
          <table:table-cell office:value-type="string" table:style-name="ce1">
            <text:p>Cornell Chronicle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K-12 Education from Cornell Tech; Donald Greenberg; Anmol Kabra;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okendaily.co/p/satoshi-s-identity-in-the-bitcoin-code-ava-labs-emin-gun-sirer-on-bugs-forks-and-dapps</text:p>
          </table:table-cell>
          <table:table-cell office:value-type="string" table:style-name="ce1">
            <text:p>Token Daily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7700/craig-wright-allegedly-plagiarized-his-phd-thesis</text:p>
          </table:table-cell>
          <table:table-cell office:value-type="string" table:style-name="ce1">
            <text:p>Decrypt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Craig Wright allegedly plagiarized his PhD thes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group.io/untold-stories-podcast/emin-gun-sirer</text:p>
          </table:table-cell>
          <table:table-cell office:value-type="string" table:style-name="ce1">
            <text:p>Blockworks group</text:p>
          </table:table-cell>
          <table:table-cell office:value-type="date" office:date-value="2020-05-05T00:00:00" table:style-name="ce3">
            <text:p>05/05/20</text:p>
          </table:table-cell>
          <table:table-cell office:value-type="string" table:style-name="ce1">
            <text:p>Satoshi's Identity in the Bitcoin Code? Ava Labs' Emin Gün Sirer on Bugs, Forks, and D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spglobal.com/marketintelligence/en/news-insights/latest-news-headlines/from-hygiene-to-aid-covid-19-strengthens-case-for-central-bank-digital-money-58321056</text:p>
          </table:table-cell>
          <table:table-cell office:value-type="string" table:style-name="ce1">
            <text:p>S&amp;P Global</text:p>
          </table:table-cell>
          <table:table-cell office:value-type="date" office:date-value="2020-05-06T00:00:00" table:style-name="ce3">
            <text:p>05/06/20</text:p>
          </table:table-cell>
          <table:table-cell office:value-type="string" table:style-name="ce1">
            <text:p>From hygiene to aid, COVID-19 strengthens case for central bank digital mone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join-cointelegraphs-bitcoin-halving-party-less-than-3-hours-to-go</text:p>
          </table:table-cell>
          <table:table-cell office:value-type="string" table:style-name="ce1">
            <text:p>Cointelegraph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Join Cointelegraph’s Bitcoin Halving Party, Less Than 3 Hours to Go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28490/the-bitcoin-halving-2020-just-happened-heres-what-you-missed</text:p>
          </table:table-cell>
          <table:table-cell office:value-type="string" table:style-name="ce1">
            <text:p>Decrypt</text:p>
          </table:table-cell>
          <table:table-cell office:value-type="date" office:date-value="2020-05-11T00:00:00" table:style-name="ce3">
            <text:p>05/11/20</text:p>
          </table:table-cell>
          <table:table-cell office:value-type="string" table:style-name="ce1">
            <text:p>The Bitcoin halving 2020 just happened: Here’s what you misse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3">
            <text:p>https://blokt.com/guides/chainlink</text:p>
          </table:table-cell>
          <table:table-cell office:value-type="string" table:style-name="ce1">
            <text:p>Blokt</text:p>
          </table:table-cell>
          <table:table-cell office:value-type="date" office:date-value="2020-05-16T00:00:00" table:style-name="ce3">
            <text:p>05/16/20</text:p>
          </table:table-cell>
          <table:table-cell office:value-type="string" table:style-name="ce1">
            <text:p>What is Chainlink? – The ULTIMATE Beginner’s Guid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fundamentals-lean-strongly-bullish-as-technicals-cool</text:p>
          </table:table-cell>
          <table:table-cell office:value-type="string" table:style-name="ce1">
            <text:p>Brave New Coin</text:p>
          </table:table-cell>
          <table:table-cell office:value-type="date" office:date-value="2020-05-22T00:00:00" table:style-name="ce3">
            <text:p>05/22/20</text:p>
          </table:table-cell>
          <table:table-cell office:value-type="string" table:style-name="ce1">
            <text:p>Tezos Price Analysis - Fundamentals lean strongly bullish as technicals co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integrates-chainlinks-decentralized-oracles-to-improve-defi-dapps-developmen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6-02T00:00:00" table:style-name="ce3">
            <text:p>06/02/20</text:p>
          </table:table-cell>
          <table:table-cell office:value-type="string" table:style-name="ce1">
            <text:p>AVA Labs Integrates Chainlink’s Decentralized Oracles to Improve DeFi Dapps Developmen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globe.com/latest/2020/06/crypto-market-update-for-4-june-2020-bitcoin-ethereum-cardano-chainlink/</text:p>
          </table:table-cell>
          <table:table-cell office:value-type="string" table:style-name="ce1">
            <text:p>Crypto Globe</text:p>
          </table:table-cell>
          <table:table-cell office:value-type="date" office:date-value="2020-06-04T00:00:00" table:style-name="ce3">
            <text:p>06/04/20</text:p>
          </table:table-cell>
          <table:table-cell office:value-type="string" table:style-name="ce1">
            <text:p>Crypto Market Update for 4 June 2020: Bitcoin, Ethereum, Cardano, Chainlink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31476/emin-gun-sirer-blockchain-wont-fix-this</text:p>
          </table:table-cell>
          <table:table-cell office:value-type="string" table:style-name="ce1">
            <text:p>Decrypt</text:p>
          </table:table-cell>
          <table:table-cell office:value-type="date" office:date-value="2020-06-06T00:00:00" table:style-name="ce3">
            <text:p>06/06/20</text:p>
          </table:table-cell>
          <table:table-cell office:value-type="string" table:style-name="ce1">
            <text:p>Emin Gün Sirer: Blockchain won’t fix thi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sdaq.com/articles/fragile-markets-liquidity-shocks-ring-alarm-bells-for-structural-change-2020-06-08</text:p>
          </table:table-cell>
          <table:table-cell office:value-type="string" table:style-name="ce1">
            <text:p>Nasdaq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Fragile Markets, Liquidity Shocks Ring Alarm Bells for Structural Chang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a-new-link-usd-record-high-nears</text:p>
          </table:table-cell>
          <table:table-cell office:value-type="string" table:style-name="ce1">
            <text:p>Brave New Coin</text:p>
          </table:table-cell>
          <table:table-cell office:value-type="date" office:date-value="2020-06-08T00:00:00" table:style-name="ce3">
            <text:p>06/08/20</text:p>
          </table:table-cell>
          <table:table-cell office:value-type="string" table:style-name="ce1">
            <text:p>ChainLink Price Analysis - A new LINK/USD record high near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amecoinnews.com/turkish-lira-backed-stablecoin-bilira-is-now-integrated-into-ava-labs/</text:p>
          </table:table-cell>
          <table:table-cell office:value-type="string" table:style-name="ce1">
            <text:p>Name Coin News</text:p>
          </table:table-cell>
          <table:table-cell office:value-type="date" office:date-value="2020-06-09T00:00:00" table:style-name="ce3">
            <text:p>06/09/20</text:p>
          </table:table-cell>
          <table:table-cell office:value-type="string" table:style-name="ce1">
            <text:p>Turkish Lira Backed Stablecoin BiLira is Now Integrated Into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blockcrypto.com/linked/67881/ethereum-miner-says-it-has-frozen-a-2-5-million-fee-paid-alongside-a-133-transaction</text:p>
          </table:table-cell>
          <table:table-cell office:value-type="string" table:style-name="ce1">
            <text:p>The Block Crypto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e.yahoo.com/news/ethereum-miner-says-frozen-2-140707162.html</text:p>
          </table:table-cell>
          <table:table-cell office:value-type="string" table:style-name="ce1">
            <text:p>Yahoo Finance</text:p>
          </table:table-cell>
          <table:table-cell office:value-type="date" office:date-value="2020-06-10T00:00:00" table:style-name="ce3">
            <text:p>06/10/20</text:p>
          </table:table-cell>
          <table:table-cell office:value-type="string" table:style-name="ce1">
            <text:p>Ethereum miner says it has frozen a $2.5 million fee paid alongside a $133 transactio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nickchong/2020/06/11/not-again-unknown-ethereum-user-pays-a-26-million-transaction-fee-for-the-second-time/#3847e8c93d08</text:p>
          </table:table-cell>
          <table:table-cell office:value-type="string" table:style-name="ce1">
            <text:p>Forbes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Not Again: Unknown Ethereum User Pays A $2.6 Million Transaction Fee For The Second Tim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hodl.com/2020/06/11/rich-and-reckless-ethereum-whale-spends-5200000-in-two-massive-blunders/</text:p>
          </table:table-cell>
          <table:table-cell office:value-type="string" table:style-name="ce1">
            <text:p>Daily Hodl</text:p>
          </table:table-cell>
          <table:table-cell office:value-type="date" office:date-value="2020-06-11T00:00:00" table:style-name="ce3">
            <text:p>06/11/20</text:p>
          </table:table-cell>
          <table:table-cell office:value-type="string" table:style-name="ce1">
            <text:p>Rich and Reckless? Ethereum Whale Spends $5,200,000 in Two Massive Blund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pipe.com/2020/06/12/another-sketchy-ethereum-transaction-user-pays-500k-fee-to-send-3200-eth/</text:p>
          </table:table-cell>
          <table:table-cell office:value-type="string" table:style-name="ce1">
            <text:p>Crypto News Pipe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Another Sketchy Ethereum Transaction: User Pays $500k Fee to Send 3,200 ETH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itrates.com/news/p/consensus-mechanisms-explained-how-blockchains-reach-finality</text:p>
          </table:table-cell>
          <table:table-cell office:value-type="string" table:style-name="ce1">
            <text:p>Bitrates</text:p>
          </table:table-cell>
          <table:table-cell office:value-type="date" office:date-value="2020-06-12T00:00:00" table:style-name="ce3">
            <text:p>06/12/20</text:p>
          </table:table-cell>
          <table:table-cell office:value-type="string" table:style-name="ce1">
            <text:p>Consensus Mechanisms Explained: How Blockchains Reach Final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politan.com/turkish-bilira-launch-on-ava-blockhain/</text:p>
          </table:table-cell>
          <table:table-cell office:value-type="string" table:style-name="ce1">
            <text:p>Cryptopolitian</text:p>
          </table:table-cell>
          <table:table-cell office:value-type="date" office:date-value="2020-06-13T00:00:00" table:style-name="ce3">
            <text:p>06/13/20</text:p>
          </table:table-cell>
          <table:table-cell office:value-type="string" table:style-name="ce1">
            <text:p>Turkish BiLira to launch on AVA block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u.today/bitcoin-ng-creator-calls-mining-horrible-idea-and-accuses-bitcoin-core-devs-of-fact-twisting</text:p>
          </table:table-cell>
          <table:table-cell office:value-type="string" table:style-name="ce1">
            <text:p>U Today</text:p>
          </table:table-cell>
          <table:table-cell office:value-type="date" office:date-value="2020-06-15T00:00:00" table:style-name="ce3">
            <text:p>06/15/20</text:p>
          </table:table-cell>
          <table:table-cell office:value-type="string" table:style-name="ce1">
            <text:p>Bitcoin NG Creator Calls Mining Horrible Idea and Accuses Bitcoin Core Devs of Fact Twisting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forklog.media/emin-gun-sirer-reveals-fundamentals-of-a-perfect-blockchain-pow-mining-is-not-included/</text:p>
          </table:table-cell>
          <table:table-cell office:value-type="string" table:style-name="ce1">
            <text:p>Forklog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Emin Gün Sirer Reveals Fundamentals of a Perfect Blockchain. PoW Mining Is Not Include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mysterious-wallet-again-sends-2-6-million-transaction-fee/</text:p>
          </table:table-cell>
          <table:table-cell office:value-type="string" table:style-name="ce1">
            <text:p>Our Bitcoin News</text:p>
          </table:table-cell>
          <table:table-cell office:value-type="date" office:date-value="2020-06-17T00:00:00" table:style-name="ce3">
            <text:p>06/17/20</text:p>
          </table:table-cell>
          <table:table-cell office:value-type="string" table:style-name="ce1">
            <text:p>Mysterious wallet again sends $ 2.6 million transaction fe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a-multi-million-mystery-likely-eth-fee-victim-steps-into-spotlight</text:p>
          </table:table-cell>
          <table:table-cell office:value-type="string" table:style-name="ce1">
            <text:p>Cointelegraph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xstreet.com/cryptocurrencies/news/a-multi-million-mystery-likely-eth-fee-victim-steps-into-spotlight-202006191641</text:p>
          </table:table-cell>
          <table:table-cell office:value-type="string" table:style-name="ce1">
            <text:p>FX Street</text:p>
          </table:table-cell>
          <table:table-cell office:value-type="date" office:date-value="2020-06-19T00:00:00" table:style-name="ce3">
            <text:p>06/19/20</text:p>
          </table:table-cell>
          <table:table-cell office:value-type="string" table:style-name="ce1">
            <text:p>A Multi-Million Mystery: Likely ETH fee ‘victim’ steps into spotlight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new-bill-to-outlaw-encryption-without-govt-backdoor-in-us-senate</text:p>
          </table:table-cell>
          <table:table-cell office:value-type="string" table:style-name="ce1">
            <text:p>Cointelegraph</text:p>
          </table:table-cell>
          <table:table-cell office:value-type="date" office:date-value="2020-06-24T00:00:00" table:style-name="ce3">
            <text:p>06/24/20</text:p>
          </table:table-cell>
          <table:table-cell office:value-type="string" table:style-name="ce1">
            <text:p>New Bill to Outlaw Encryption Without Gov’t Backdoor in US Senat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experts-split-on-practical-implications-of-quantum-cryptography</text:p>
          </table:table-cell>
          <table:table-cell office:value-type="string" table:style-name="ce1">
            <text:p>Cointelegraph</text:p>
          </table:table-cell>
          <table:table-cell office:value-type="date" office:date-value="2020-06-28T00:00:00" table:style-name="ce3">
            <text:p>06/28/20</text:p>
          </table:table-cell>
          <table:table-cell office:value-type="string" table:style-name="ce1">
            <text:p>Experts Split on Practical Implications of Quantum Cryptograph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prnewswire.com/news-releases/cryptograph-the-blockchain-based-digital-collectible-auction-site-run-on-ethereum-officially-launches-featuring-original-creations-by-world-crypto-leaders-301089806.html</text:p>
          </table:table-cell>
          <table:table-cell office:value-type="string" table:style-name="ce1">
            <text:p>PR Newswire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RYPTOGRAPH, the Blockchain Based Digital Collectible Auction Site Run on Ethereum, Officially Launches, Featuring Original Creations by World Crypto Leaders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link-usd-in-price-discovery</text:p>
          </table:table-cell>
          <table:table-cell office:value-type="string" table:style-name="ce1">
            <text:p>Brave New Coin</text:p>
          </table:table-cell>
          <table:table-cell office:value-type="date" office:date-value="2020-07-08T00:00:00" table:style-name="ce3">
            <text:p>07/08/20</text:p>
          </table:table-cell>
          <table:table-cell office:value-type="string" table:style-name="ce1">
            <text:p>ChainLink Price Analysis - LINK/USD in price discovery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6830/chainlink-link-might-very-soon-become-the-alternative-name-for-oracles-in-the-blockchain-space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7-14T00:00:00" table:style-name="ce3">
            <text:p>07/14/20</text:p>
          </table:table-cell>
          <table:table-cell office:value-type="string" table:style-name="ce1">
            <text:p>ChainLink (LINK) Might Very Soon Become the Alternative Name for Oracles in the Blockchain Spac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rookings.edu/research/design-choices-for-central-bank-digital-currency-policy-and-technical-considerations/</text:p>
          </table:table-cell>
          <table:table-cell office:value-type="string" table:style-name="ce1">
            <text:p>Brookings</text:p>
          </table:table-cell>
          <table:table-cell office:value-type="date" office:date-value="2020-07-23T00:00:00" table:style-name="ce3">
            <text:p>07/23/20</text:p>
          </table:table-cell>
          <table:table-cell office:value-type="string" table:style-name="ce1">
            <text:p>Design choices for central bank digital currency: Policy and technical considerations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finance.yahoo.com/news/coindesk-live-recap-dao-hack-031057720.html</text:p>
          </table:table-cell>
          <table:table-cell office:value-type="string" table:style-name="ce1">
            <text:p>Yahoo Finance</text:p>
          </table:table-cell>
          <table:table-cell office:value-type="date" office:date-value="2020-07-29T00:00:00" table:style-name="ce3">
            <text:p>07/29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coindesk-live-recap-the-dao-hack-is-still-a-mystery</text:p>
          </table:table-cell>
          <table:table-cell office:value-type="string" table:style-name="ce1">
            <text:p>Coindesk</text:p>
          </table:table-cell>
          <table:table-cell office:value-type="date" office:date-value="2020-07-30T00:00:00" table:style-name="ce3">
            <text:p>07/30/20</text:p>
          </table:table-cell>
          <table:table-cell office:value-type="string" table:style-name="ce1">
            <text:p>CoinDesk Live Recap: The DAO Hack Is Still a Mystery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unite-to-succeed-swiss-stablecoin-association-hopes-to-break-the-ice</text:p>
          </table:table-cell>
          <table:table-cell office:value-type="string" table:style-name="ce1">
            <text:p>Coin Telegraph</text:p>
          </table:table-cell>
          <table:table-cell office:value-type="date" office:date-value="2020-08-03T00:00:00" table:style-name="ce3">
            <text:p>08/03/20</text:p>
          </table:table-cell>
          <table:table-cell office:value-type="string" table:style-name="ce1">
            <text:p>Unite to Succeed: Swiss Stablecoin Association Hopes to Break the Ice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thecurrencyanalytics.com/17594/mining-pools-a-major-weakness-to-blockchain-decentralization-altcoins-such-as-eth2-ioc-avax-and-dgb-with-solutions/</text:p>
          </table:table-cell>
          <table:table-cell office:value-type="string" table:style-name="ce1">
            <text:p>The Currency Analytics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Mining Pools – a Major Weakness to Blockchain Decentralization: Altcoins such as ETH2, IOC, AVAX, and DGB with Solutions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0/08/blockchain-startup-raises-quick-42m-first-sale</text:p>
          </table:table-cell>
          <table:table-cell office:value-type="string" table:style-name="ce1">
            <text:p>Cornell Chronicle</text:p>
          </table:table-cell>
          <table:table-cell office:value-type="date" office:date-value="2020-08-04T00:00:00" table:style-name="ce3">
            <text:p>08/04/20</text:p>
          </table:table-cell>
          <table:table-cell office:value-type="string" table:style-name="ce1">
            <text:p>Blockchain startup raises a quick $42M in first sale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strong-fundamental-metrics-support-price-gains</text:p>
          </table:table-cell>
          <table:table-cell office:value-type="string" table:style-name="ce1">
            <text:p>Brave New Coin</text:p>
          </table:table-cell>
          <table:table-cell office:value-type="date" office:date-value="2020-08-07T00:00:00" table:style-name="ce3">
            <text:p>08/07/20</text:p>
          </table:table-cell>
          <table:table-cell office:value-type="string" table:style-name="ce1">
            <text:p>ChainLink Price Analysis - Strong fundamental metrics support price g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0-08-17/-link-marines-are-making-an-obscure-cryptocurrency-red-hot?utm_source=google&amp;utm_medium=bd&amp;cmpId=google</text:p>
          </table:table-cell>
          <table:table-cell office:value-type="string" table:style-name="ce1">
            <text:p>Bloomberg</text:p>
          </table:table-cell>
          <table:table-cell office:value-type="date" office:date-value="2020-08-17T00:00:00" table:style-name="ce3">
            <text:p>08/17/20</text:p>
          </table:table-cell>
          <table:table-cell office:value-type="string" table:style-name="ce1">
            <text:p>‘Link Marines’ Are Making an Obscure Cryptocurrency Red Ho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a-bullish-but-comparatively-sluggish-market</text:p>
          </table:table-cell>
          <table:table-cell office:value-type="string" table:style-name="ce1">
            <text:p>Brave New Coin</text:p>
          </table:table-cell>
          <table:table-cell office:value-type="date" office:date-value="2020-08-20T00:00:00" table:style-name="ce3">
            <text:p>08/20/20</text:p>
          </table:table-cell>
          <table:table-cell office:value-type="string" table:style-name="ce1">
            <text:p>Tezos Price Analysis - A bullish but comparatively sluggish mark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alarms.com/blockchain/947/chainlink-review-2020-all-you-need-to-know-about-chainlink/</text:p>
          </table:table-cell>
          <table:table-cell office:value-type="string" table:style-name="ce1">
            <text:p>News Alarms</text:p>
          </table:table-cell>
          <table:table-cell office:value-type="date" office:date-value="2020-08-21T00:00:00" table:style-name="ce3">
            <text:p>08/21/20</text:p>
          </table:table-cell>
          <table:table-cell office:value-type="string" table:style-name="ce1">
            <text:p>Chainlink Review 2020: All you need to know about Chainlink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587-ava-labs-avalanche-introduces-blockchain-based-everest-testnet-for-developing-decentralized-finance-or-defi-apps/</text:p>
          </table:table-cell>
          <table:table-cell office:value-type="string" table:style-name="ce1">
            <text:p>Crowdfund Insider</text:p>
          </table:table-cell>
          <table:table-cell office:value-type="date" office:date-value="2020-08-22T00:00:00" table:style-name="ce3">
            <text:p>08/22/20</text:p>
          </table:table-cell>
          <table:table-cell office:value-type="string" table:style-name="ce1">
            <text:p>AVA Labs’ Avalanche Introduces Blockchain based Everest Testnet for Developing Decentralized Finance or DeFi App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rnewswire.com/news-releases/chainlink-acquires-deco-from-cornell-university-301120614.html</text:p>
          </table:table-cell>
          <table:table-cell office:value-type="string" table:style-name="ce1">
            <text:p>PR Newswire</text:p>
          </table:table-cell>
          <table:table-cell office:value-type="date" office:date-value="2020-08-29T00:00:00" table:style-name="ce3">
            <text:p>08/29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-news-flash.com/chainlink-soars-by-9-after-aquisation-of-cornells-deco-protocol/</text:p>
          </table:table-cell>
          <table:table-cell office:value-type="string" table:style-name="ce1">
            <text:p>Crypto News Flash</text:p>
          </table:table-cell>
          <table:table-cell office:value-type="date" office:date-value="2020-08-30T00:00:00" table:style-name="ce3">
            <text:p>08/30/20</text:p>
          </table:table-cell>
          <table:table-cell office:value-type="string" table:style-name="ce1">
            <text:p>Chainlink soars by 9% after aquisation of Cornell’s DECO protoco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8/165922-european-asset-manager-might-create-a-real-estate-fund-using-dr-emin-gun-sirers-breakthrough-avalanche-protocol/</text:p>
          </table:table-cell>
          <table:table-cell office:value-type="string" table:style-name="ce1">
            <text:p>Crowdfund Insider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European Asset Manager Might Create a Real Estate Fund Using Dr. Emin Gün Sirer’s Breakthrough Avalanche Protocol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18474/chainlink-link-excited-about-having-ari-juels-as-their-chief-scientist/</text:p>
          </table:table-cell>
          <table:table-cell office:value-type="string" table:style-name="ce1">
            <text:p>Currency Analytics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(LINK) Excited about Having Ari Juels as Their Chief Scienti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ithority.com/technology/blockchain/chainlink-acquires-deco-from-cornell-university/</text:p>
          </table:table-cell>
          <table:table-cell office:value-type="string" table:style-name="ce1">
            <text:p>AI Thority</text:p>
          </table:table-cell>
          <table:table-cell office:value-type="date" office:date-value="2020-08-31T00:00:00" table:style-name="ce3">
            <text:p>08/31/20</text:p>
          </table:table-cell>
          <table:table-cell office:value-type="string" table:style-name="ce1">
            <text:p>Chainlink Acquires DECO From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-economy.com/chainlink-to-hold-virtual-hackathon-with-40k-plus-prizes/</text:p>
          </table:table-cell>
          <table:table-cell office:value-type="string" table:style-name="ce1">
            <text:p>Crypto Economy</text:p>
          </table:table-cell>
          <table:table-cell office:value-type="date" office:date-value="2020-09-01T00:00:00" table:style-name="ce3">
            <text:p>09/01/20</text:p>
          </table:table-cell>
          <table:table-cell office:value-type="string" table:style-name="ce1">
            <text:p>Chainlink to Hold Virtual Hackathon With $40K Plus Prize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erprisetimes.co.uk/2020/09/04/chainlink-acquires-deco-from-cornell/</text:p>
          </table:table-cell>
          <table:table-cell office:value-type="string" table:style-name="ce1">
            <text:p>Enterprise Times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Chainlink acquires DECO from Corne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techzoom.com/fintech_news_payment-systems/design-choices-for-central-bank-digital-currency-2/</text:p>
          </table:table-cell>
          <table:table-cell office:value-type="string" table:style-name="ce1">
            <text:p>Fintech Zoom</text:p>
          </table:table-cell>
          <table:table-cell office:value-type="date" office:date-value="2020-09-04T00:00:00" table:style-name="ce3">
            <text:p>09/04/20</text:p>
          </table:table-cell>
          <table:table-cell office:value-type="string" table:style-name="ce1">
            <text:p>Design selections for central bank digital foreign money</text:p>
          </table:table-cell>
          <table:table-cell office:value-type="string" table:style-name="ce1">
            <text:p>allen, capkun, eyal, fanti, ford, grimmelmann, juels, kostiainen, meiklejohn, miller, prasad, wust, zha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oundcloud.com/user-792539118-188863837/sep-8-emin-gun-sirer-inflation-fed-chair-says-dont-worry-but-should-you</text:p>
          </table:table-cell>
          <table:table-cell office:value-type="string" table:style-name="ce1">
            <text:p>Soundcloud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Sep 8: Emin Gün Sirer Inflation: Should You Worry?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1309/emin-gun-sirer-is-bullish-about-crypto-in-economic-climate</text:p>
          </table:table-cell>
          <table:table-cell office:value-type="string" table:style-name="ce1">
            <text:p>Decrypt</text:p>
          </table:table-cell>
          <table:table-cell office:value-type="date" office:date-value="2020-09-09T00:00:00" table:style-name="ce3">
            <text:p>09/09/20</text:p>
          </table:table-cell>
          <table:table-cell office:value-type="string" table:style-name="ce1">
            <text:p>Emin Gün Sirer is Bullish About Crypto in Economic Climate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price-and-on-chain-metrics-spike-to-record-highs</text:p>
          </table:table-cell>
          <table:table-cell office:value-type="string" table:style-name="ce1">
            <text:p>Brave New Coin</text:p>
          </table:table-cell>
          <table:table-cell office:value-type="date" office:date-value="2020-09-08T00:00:00" table:style-name="ce3">
            <text:p>09/08/20</text:p>
          </table:table-cell>
          <table:table-cell office:value-type="string" table:style-name="ce1">
            <text:p>ChainLink Price Analysis - Price and on-chain metrics spike to record high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ntroversial-new-proposal-would-forgive-slashed-polkadot-validator</text:p>
          </table:table-cell>
          <table:table-cell office:value-type="string" table:style-name="ce1">
            <text:p>Coin Telegraph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Controversial new proposal would forgive ‘slashed’ Polkadot validat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tradable.com/opinions/blockchain-projects-defi-cefi-are-similar-to-realworld-companies-by-hype-around-it</text:p>
          </table:table-cell>
          <table:table-cell office:value-type="string" table:style-name="ce1">
            <text:p>The Tradable</text:p>
          </table:table-cell>
          <table:table-cell office:value-type="date" office:date-value="2020-09-11T00:00:00" table:style-name="ce3">
            <text:p>09/11/20</text:p>
          </table:table-cell>
          <table:table-cell office:value-type="string" table:style-name="ce1">
            <text:p>Blockchain Projects (DeFi &amp; CeFi) Are Similar to Real-World Companies By Hype Around them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ght-fire-with-fire-mit-scholar-suggests-etc-counters-51-attacks</text:p>
          </table:table-cell>
          <table:table-cell office:value-type="string" table:style-name="ce1">
            <text:p>Coin Telegraph</text:p>
          </table:table-cell>
          <table:table-cell office:value-type="date" office:date-value="2020-09-15T00:00:00" table:style-name="ce3">
            <text:p>09/15/20</text:p>
          </table:table-cell>
          <table:table-cell office:value-type="string" table:style-name="ce1">
            <text:p>Fight fire with fire: MIT scholar suggests ETC counters 51% attack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tezos-price-analysis-smart-contracts-and-dapps-have-yet-to-take-hold</text:p>
          </table:table-cell>
          <table:table-cell office:value-type="string" table:style-name="ce1">
            <text:p>Brave New Coin</text:p>
          </table:table-cell>
          <table:table-cell office:value-type="date" office:date-value="2020-09-16T00:00:00" table:style-name="ce3">
            <text:p>09/16/20</text:p>
          </table:table-cell>
          <table:table-cell office:value-type="string" table:style-name="ce1">
            <text:p>Tezos Price Analysis - Smart contracts and dapps have yet to take hold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itcoinexchangeguide.com/ava-labs-to-launch-its-avalanche-avax-blockchain-mainnet-on-september-21st/</text:p>
          </table:table-cell>
          <table:table-cell office:value-type="string" table:style-name="ce1">
            <text:p>Bitcoin Exchange Guide</text:p>
          </table:table-cell>
          <table:table-cell office:value-type="date" office:date-value="2020-09-17T00:00:00" table:style-name="ce3">
            <text:p>09/17/20</text:p>
          </table:table-cell>
          <table:table-cell office:value-type="string" table:style-name="ce1">
            <text:p>AVA Labs to Launch Its Avalanche (AVAX) Blockchain Mainnet On September 21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owdfundinsider.com/2020/09/167106-blockchain-platform-avalanches-mainnet-now-live-projects-avax-tokens-will-launch-on-binance-bitfinex/</text:p>
          </table:table-cell>
          <table:table-cell office:value-type="string" table:style-name="ce1">
            <text:p>Crowdfund Insider</text:p>
          </table:table-cell>
          <table:table-cell office:value-type="date" office:date-value="2020-09-23T00:00:00" table:style-name="ce3">
            <text:p>09/23/20</text:p>
          </table:table-cell>
          <table:table-cell office:value-type="string" table:style-name="ce1">
            <text:p>Blockchain Platform Avalanche’s Mainnet Now Live, Project’s AVAX Tokens will Launch on Binance, Bitfinex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usiness.cornell.edu/hub/2020/09/24/how-two-curious-technologically-savvy-sha-students-forged-cornell-blockchain/</text:p>
          </table:table-cell>
          <table:table-cell office:value-type="string" table:style-name="ce1">
            <text:p>Cornell SC Johnson College of Business</text:p>
          </table:table-cell>
          <table:table-cell office:value-type="date" office:date-value="2020-09-24T00:00:00" table:style-name="ce3">
            <text:p>09/24/20</text:p>
          </table:table-cell>
          <table:table-cell office:value-type="string" table:style-name="ce1">
            <text:p>How two curious and technologically savvy SHA students forged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lma.do/live-crypto-legend-emin-gun-sirer-avax-token-has-released-along-with-avalanche-mainnet</text:p>
          </table:table-cell>
          <table:table-cell office:value-type="string" table:style-name="ce1">
            <text:p>Colmad News</text:p>
          </table:table-cell>
          <table:table-cell office:value-type="date" office:date-value="2020-10-12T00:00:00" table:style-name="ce3">
            <text:p>10/12/20</text:p>
          </table:table-cell>
          <table:table-cell office:value-type="string" table:style-name="ce1">
            <text:p>LIVE! – Crypto Legend Emin Gün Sirer | AVAX Token Has Released Along With Avalanche Mainnet!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cornell-university-shared-a-surprising-revelation-about-this-blockchain-paper</text:p>
          </table:table-cell>
          <table:table-cell office:value-type="string" table:style-name="ce1">
            <text:p>Cointelegraph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ornell University shared a surprising revelation about this blockchain paper</text:p>
          </table:table-cell>
          <table:table-cell office:value-type="string" table:style-name="ce1">
            <text:p>sirer, van renesse, genc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trong-as-oracle-use-increases</text:p>
          </table:table-cell>
          <table:table-cell office:value-type="string" table:style-name="ce1">
            <text:p>Brave New Coin</text:p>
          </table:table-cell>
          <table:table-cell office:value-type="date" office:date-value="2020-10-14T00:00:00" table:style-name="ce3">
            <text:p>10/14/20</text:p>
          </table:table-cell>
          <table:table-cell office:value-type="string" table:style-name="ce1">
            <text:p>ChainLink Price Analysis - On-chain metrics strong as oracle use increase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blog.btcbox.jp/en/archives/11658">https://blog.btcbox.jp/en/archives/11658</text:a></text:p>
          </table:table-cell>
          <table:table-cell office:value-type="string" table:style-name="ce1">
            <text:p>BTCBox</text:p>
          </table:table-cell>
          <table:table-cell office:value-type="date" office:date-value="2020-11-06T00:00:00" table:style-name="ce3">
            <text:p>11/06/20</text:p>
          </table:table-cell>
          <table:table-cell office:value-type="string" table:style-name="ce1">
            <text:p>Birth of the Avalanche Protocol : Interview with Emin Gün Sirer Co-founder and CEO at Ava Lab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0/11/students-across-disciplines-forge-cornell-blockchain</text:p>
          </table:table-cell>
          <table:table-cell office:value-type="string" table:style-name="ce1">
            <text:p>Cornell Chronicle</text:p>
          </table:table-cell>
          <table:table-cell office:value-type="date" office:date-value="2020-11-11T00:00:00" table:style-name="ce3">
            <text:p>11/11/20</text:p>
          </table:table-cell>
          <table:table-cell office:value-type="string" table:style-name="ce1">
            <text:p>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price-analysis-on-chain-metrics-support-the-current-bullish-trend</text:p>
          </table:table-cell>
          <table:table-cell office:value-type="string" table:style-name="ce1">
            <text:p>Brave New Coin</text:p>
          </table:table-cell>
          <table:table-cell office:value-type="date" office:date-value="2020-11-12T00:00:00" table:style-name="ce3">
            <text:p>11/12/20</text:p>
          </table:table-cell>
          <table:table-cell office:value-type="string" table:style-name="ce1">
            <text:p>ChainLink Price Analysis - On-chain metrics support the current bullish trend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yberplayground.org/2020/11/13/professor-emin-gun-sirer-students-from-across-disciplines-forge-cornell-blockchain/</text:p>
          </table:table-cell>
          <table:table-cell office:value-type="string" table:style-name="ce1">
            <text:p>Cyber Playground</text:p>
          </table:table-cell>
          <table:table-cell office:value-type="date" office:date-value="2020-11-13T00:00:00" table:style-name="ce3">
            <text:p>11/13/20</text:p>
          </table:table-cell>
          <table:table-cell office:value-type="string" table:style-name="ce1">
            <text:p>Professor Emin Gün Sirer Students from across disciplines forge Cornell Blockchain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ecrypt.co/49265/ethereum-avalanche-eth-bridge-liquidity</text:p>
          </table:table-cell>
          <table:table-cell office:value-type="string" table:style-name="ce1">
            <text:p>Decrypt</text:p>
          </table:table-cell>
          <table:table-cell office:value-type="date" office:date-value="2020-11-23T00:00:00" table:style-name="ce3">
            <text:p>11/23/20</text:p>
          </table:table-cell>
          <table:table-cell office:value-type="string" table:style-name="ce1">
            <text:p>Ethereum ‘Killer’ Avalanche Is Building an ETH Bridge to Liquid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amp/news/articles/2020-12-03/ethereum-xet-xrp-litecoin-xlc-cryptocurrency-alternative-to-bitcoin-btc</text:p>
          </table:table-cell>
          <table:table-cell office:value-type="string" table:style-name="ce1">
            <text:p>Bloomberg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Beyond Bitcoin: These Cryptocurrencies Are Doing Even Bett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sslstore.com/blog/what-is-blockchain-how-does-blockchain-work/</text:p>
          </table:table-cell>
          <table:table-cell office:value-type="string" table:style-name="ce1">
            <text:p>Hashed Out</text:p>
          </table:table-cell>
          <table:table-cell office:value-type="date" office:date-value="2020-12-03T00:00:00" table:style-name="ce3">
            <text:p>12/03/20</text:p>
          </table:table-cell>
          <table:table-cell office:value-type="string" table:style-name="ce1">
            <text:p>What Is Blockchain and How Does It Work?</text:p>
          </table:table-cell>
          <table:table-cell office:value-type="string" table:style-name="ce1">
            <text:p>eyal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86873/blockchain-denial-of-service-attack-miners</text:p>
          </table:table-cell>
          <table:table-cell office:value-type="string" table:style-name="ce1">
            <text:p>The Block Crypto</text:p>
          </table:table-cell>
          <table:table-cell office:value-type="date" office:date-value="2020-12-08T00:00:00" table:style-name="ce3">
            <text:p>12/08/20</text:p>
          </table:table-cell>
          <table:table-cell office:value-type="string" table:style-name="ce1">
            <text:p>A newly-described 'blockchain denial of service' attack could convince miners to stop mining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decline-as-bull-rally-diminishes</text:p>
          </table:table-cell>
          <table:table-cell office:value-type="string" table:style-name="ce1">
            <text:p>Brave New Coin</text:p>
          </table:table-cell>
          <table:table-cell office:value-type="date" office:date-value="2020-12-15T00:00:00" table:style-name="ce3">
            <text:p>12/15/20</text:p>
          </table:table-cell>
          <table:table-cell office:value-type="string" table:style-name="ce1">
            <text:p>ChainLink Price Analysis - On-chain metrics decline as bull rally diminishe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geek.com/new-research-paper-claims-to-describe-how-bdos-attack-can-cripple-blockchain/</text:p>
          </table:table-cell>
          <table:table-cell office:value-type="string" table:style-name="ce1">
            <text:p>Coin Geek</text:p>
          </table:table-cell>
          <table:table-cell office:value-type="date" office:date-value="2020-12-16T00:00:00" table:style-name="ce3">
            <text:p>12/16/20</text:p>
          </table:table-cell>
          <table:table-cell office:value-type="string" table:style-name="ce1">
            <text:p>New research paper claims to describe how BDos attack can cripple blockchain</text:p>
          </table:table-cell>
          <table:table-cell office:value-type="string" table:style-name="ce1">
            <text:p>eyal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explica.co/defi-in-2020-and-projections-for-2021/">https://www.explica.co/defi-in-2020-and-projections-for-2021/</text:a></text:p>
          </table:table-cell>
          <table:table-cell office:value-type="string" table:style-name="ce1">
            <text:p>Explica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DeFi in 2020 and projections for 2021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1015/2020-has-been-chainlinks-year-heres-why</text:p>
          </table:table-cell>
          <table:table-cell office:value-type="string" table:style-name="ce1">
            <text:p>Decrypt</text:p>
          </table:table-cell>
          <table:table-cell office:value-type="date" office:date-value="2020-12-25T00:00:00" table:style-name="ce3">
            <text:p>12/25/20</text:p>
          </table:table-cell>
          <table:table-cell office:value-type="string" table:style-name="ce1">
            <text:p>2020 Has Been Chainlink’s Year. Here’s Wh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on-chain-metrics-and-google-trends-near-all-time</text:p>
          </table:table-cell>
          <table:table-cell office:value-type="string" table:style-name="ce1">
            <text:p>Brave New Coin</text:p>
          </table:table-cell>
          <table:table-cell office:value-type="date" office:date-value="2021-01-12T00:00:00" table:style-name="ce3">
            <text:p>01/12/21</text:p>
          </table:table-cell>
          <table:table-cell office:value-type="string" table:style-name="ce1">
            <text:p>ChainLink Price Analysis - On-chain metrics and Google Trends near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log.chain.link/the-initiative-for-cryptocurrencies-and-contracts-ic3-awarded-a-chainlink-research-grant/</text:p>
          </table:table-cell>
          <table:table-cell office:value-type="string" table:style-name="ce1">
            <text:p>Chainlink Blog</text:p>
          </table:table-cell>
          <table:table-cell office:value-type="date" office:date-value="2021-01-15T00:00:00" table:style-name="ce3">
            <text:p>01/15/21</text:p>
          </table:table-cell>
          <table:table-cell office:value-type="string" table:style-name="ce1">
            <text:p>The Initiative for Cryptocurrencies and Contracts (IC3) Awarded a Chainlink Research Grant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chainbulletin.com/ic3-receives-chainlink-research-grant/</text:p>
          </table:table-cell>
          <table:table-cell office:value-type="string" table:style-name="ce1">
            <text:p>The Chain Bulletin</text:p>
          </table:table-cell>
          <table:table-cell office:value-type="date" office:date-value="2021-01-16T00:00:00" table:style-name="ce3">
            <text:p>01/16/21</text:p>
          </table:table-cell>
          <table:table-cell office:value-type="string" table:style-name="ce1">
            <text:p>Crypto Research Organization IC3 Receives Chainlink Research Grant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money.com/is-bitcoin-safe/</text:p>
          </table:table-cell>
          <table:table-cell office:value-type="string" table:style-name="ce1">
            <text:p>Money</text:p>
          </table:table-cell>
          <table:table-cell office:value-type="date" office:date-value="2021-02-03T00:00:00" table:style-name="ce3">
            <text:p>02/03/21</text:p>
          </table:table-cell>
          <table:table-cell office:value-type="string" table:style-name="ce1">
            <text:p>Is Bitcoin a Safe Investment? What You Need to Know About Hackers, Ransomware and Market Volatilit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rnellsun.com/2021/02/09/startup-spotlight-cornell-professor-founds-crypto-startup-with-two-graduate-students/</text:p>
          </table:table-cell>
          <table:table-cell office:value-type="string" table:style-name="ce1">
            <text:p>Cornell Sun</text:p>
          </table:table-cell>
          <table:table-cell office:value-type="date" office:date-value="2021-02-09T00:00:00" table:style-name="ce3">
            <text:p>02/09/21</text:p>
          </table:table-cell>
          <table:table-cell office:value-type="string" table:style-name="ce1">
            <text:p>Startup Spotlight: Cornell Professor Founds Crypto Startup With Two Graduate Students</text:p>
          </table:table-cell>
          <table:table-cell office:value-type="string" table:style-name="ce1">
            <text:p>sirer, sekniqi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iragenews.com/praxis-center-and-engineering-startups-grow-513796/</text:p>
          </table:table-cell>
          <table:table-cell office:value-type="string" table:style-name="ce1">
            <text:p>Mirage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Praxis Center and engineering startups grow together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ninabambysheva/2021/02/13/satoshi--company-the-10-most-important-scientific-white-papers-in-development-of-cryptocurrencies/?sh=32abc4262057</text:p>
          </table:table-cell>
          <table:table-cell office:value-type="string" table:style-name="ce1">
            <text:p>Forbes</text:p>
          </table:table-cell>
          <table:table-cell office:value-type="date" office:date-value="2021-02-13T00:00:00" table:style-name="ce3">
            <text:p>02/13/21</text:p>
          </table:table-cell>
          <table:table-cell office:value-type="string" table:style-name="ce1">
            <text:p>Satoshi &amp; Company: The 10 Most Important Scientific White Papers In Development Of Cryptocurrencies</text:p>
          </table:table-cell>
          <table:table-cell office:value-type="string" table:style-name="ce1">
            <text:p>miller, 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ravenewcoin.com/insights/chainlink-price-analysis-active-addresses-and-google-trends-return-to-all</text:p>
          </table:table-cell>
          <table:table-cell office:value-type="string" table:style-name="ce1">
            <text:p>Brave New Coin</text:p>
          </table:table-cell>
          <table:table-cell office:value-type="date" office:date-value="2021-02-19T00:00:00" table:style-name="ce3">
            <text:p>02/19/21</text:p>
          </table:table-cell>
          <table:table-cell office:value-type="string" table:style-name="ce1">
            <text:p>ChainLink Price Analysis - Active addresses and google trends return to all-time highs</text:p>
          </table:table-cell>
          <table:table-cell office:value-type="string" table:style-name="ce1">
            <text:p>juels, mill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decrypt.co/59244/chainlinks-latest-upgrade-a-rapid-evolution-for-defi-ceo-sergey-nazarov</text:p>
          </table:table-cell>
          <table:table-cell office:value-type="string" table:style-name="ce1">
            <text:p>Decrypt</text:p>
          </table:table-cell>
          <table:table-cell office:value-type="date" office:date-value="2021-02-24T00:00:00" table:style-name="ce3">
            <text:p>02/24/21</text:p>
          </table:table-cell>
          <table:table-cell office:value-type="string" table:style-name="ce1">
            <text:p>Chainlink's Latest Upgrade 'A Rapid Evolution' for DeFi: CEO Sergey Nazarov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microsoft-decentralized-id-blockchain/</text:p>
          </table:table-cell>
          <table:table-cell office:value-type="string" table:style-name="ce1">
            <text:p>Wired</text:p>
          </table:table-cell>
          <table:table-cell office:value-type="date" office:date-value="2021-03-02T00:00:00" table:style-name="ce3">
            <text:p>03/02/21</text:p>
          </table:table-cell>
          <table:table-cell office:value-type="string" table:style-name="ce1">
            <text:p>Microsoft's Dream of Decentralized IDs Enters the Real World</text:p>
          </table:table-cell>
          <table:table-cell office:value-type="string" table:style-name="ce1">
            <text:p>sire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1/03/high-school-programming-prelim-emphasizes-learning</text:p>
          </table:table-cell>
          <table:table-cell office:value-type="string" table:style-name="ce1">
            <text:p>Cornell Chronicle</text:p>
          </table:table-cell>
          <table:table-cell office:value-type="date" office:date-value="2021-03-04T00:00:00" table:style-name="ce3">
            <text:p>03/04/21</text:p>
          </table:table-cell>
          <table:table-cell office:value-type="string" table:style-name="ce1">
            <text:p>High school programming prelim emphasizes learning</text:p>
          </table:table-cell>
          <table:table-cell office:value-type="string" table:style-name="ce1">
            <text:p>van renesse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digital-currencys-popularity-rises-privacy-fears/</text:p>
          </table:table-cell>
          <table:table-cell office:value-type="string" table:style-name="ce1">
            <text:p>Wired</text:p>
          </table:table-cell>
          <table:table-cell office:value-type="date" office:date-value="2021-03-16T00:00:00" table:style-name="ce3">
            <text:p>03/16/21</text:p>
          </table:table-cell>
          <table:table-cell office:value-type="string" table:style-name="ce1">
            <text:p>As Digital Currency’s Popularity Rises, So Do Privacy Fea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miners-front-running-service-theft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Miners, Front-Running-as-a-Service Is Theft</text:p>
          </table:table-cell>
          <table:table-cell office:value-type="string" table:style-name="ce1">
            <text:p>eyal, juels, kelka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1b-fei-stablecoins-rocky-start-is-a-wake-up-call-for-defi-investors</text:p>
          </table:table-cell>
          <table:table-cell office:value-type="string" table:style-name="ce1">
            <text:p>Coindesk</text:p>
          </table:table-cell>
          <table:table-cell office:value-type="date" office:date-value="2021-04-07T00:00:00" table:style-name="ce3">
            <text:p>04/07/21</text:p>
          </table:table-cell>
          <table:table-cell office:value-type="string" table:style-name="ce1">
            <text:p>$1B Fei Stablecoin’s Rocky Start Is a Wake-Up Call for DeFi Investo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edia.mit.edu/posts/cryptoeconomic-systems-ces/</text:p>
          </table:table-cell>
          <table:table-cell office:value-type="string" table:style-name="ce1">
            <text:p>MIT Media Lab</text:p>
          </table:table-cell>
          <table:table-cell office:value-type="date" office:date-value="2021-04-08T00:00:00" table:style-name="ce3">
            <text:p>04/08/21</text:p>
          </table:table-cell>
          <table:table-cell office:value-type="string" table:style-name="ce1">
            <text:p>Cryptoeconomic Systems (CES)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ravenewcoin.com/insights/chainlink-2-0-the-mass-adoption-of-hybrid-smart-contracts</text:p>
          </table:table-cell>
          <table:table-cell office:value-type="string" table:style-name="ce1">
            <text:p>Brave New Coin</text:p>
          </table:table-cell>
          <table:table-cell office:value-type="date" office:date-value="2021-04-15T00:00:00" table:style-name="ce3">
            <text:p>04/15/21</text:p>
          </table:table-cell>
          <table:table-cell office:value-type="string" table:style-name="ce1">
            <text:p>Chainlink 2.0: The mass adoption of hybrid smart contracts</text:p>
          </table:table-cell>
          <table:table-cell office:value-type="string" table:style-name="ce1">
            <text:p>juels, 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esearch.fb.com/blog/2021/04/announcing-the-recipients-of-the-2021-facebook-fellowship-awards/</text:p>
          </table:table-cell>
          <table:table-cell office:value-type="string" table:style-name="ce1">
            <text:p>FaceBook Research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Announcing the recipients of the 2021 Facebook Fellowship awards</text:p>
          </table:table-cell>
          <table:table-cell office:value-type="string" table:style-name="ce1">
            <text:p>ji, tsabary, zhang, malva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yorker.com/news/daily-comment/why-bitcoin-is-bad-for-the-environment</text:p>
          </table:table-cell>
          <table:table-cell office:value-type="string" table:style-name="ce1">
            <text:p>The New Yorker</text:p>
          </table:table-cell>
          <table:table-cell office:value-type="date" office:date-value="2021-04-22T00:00:00" table:style-name="ce3">
            <text:p>04/22/21</text:p>
          </table:table-cell>
          <table:table-cell office:value-type="string" table:style-name="ce1">
            <text:p>Why Bitcoin Is Bad for the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stevenehrlich/2021/04/26/cardano-and-ethereum-founder-analyzes-the-newest-evolutions-in-crypto-and--blockchain-technology/?sh=34c5a3613e52</text:p>
          </table:table-cell>
          <table:table-cell office:value-type="string" table:style-name="ce1">
            <text:p>Forbes</text:p>
          </table:table-cell>
          <table:table-cell office:value-type="date" office:date-value="2021-04-26T00:00:00" table:style-name="ce3">
            <text:p>04/26/21</text:p>
          </table:table-cell>
          <table:table-cell office:value-type="string" table:style-name="ce1">
            <text:p>Cardano And Ethereum Founder Analyzes The Newest Evolutions In Crypto And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wired.com/story/bitcoin-fog-dark-web-cryptocurrency-arrest/</text:p>
          </table:table-cell>
          <table:table-cell office:value-type="string" table:style-name="ce1">
            <text:p>Wired</text:p>
          </table:table-cell>
          <table:table-cell office:value-type="date" office:date-value="2021-04-27T00:00:00" table:style-name="ce3">
            <text:p>04/27/21</text:p>
          </table:table-cell>
          <table:table-cell office:value-type="string" table:style-name="ce1">
            <text:p>Feds Arrest an Alleged $336M Bitcoin-Laundering Kingpin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lleged-366m-bitcoin-mixer-busted-after-analysis-of-10-years-of-blockchain-data</text:p>
          </table:table-cell>
          <table:table-cell office:value-type="string" table:style-name="ce1">
            <text:p>Coin Telegraph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Alleged $366M Bitcoin mixer busted after analysis of 10 years of blockchain data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potato.com/us-authorities-arrested-bitcoin-fogs-operator-for-laundering-336m-in-btc/</text:p>
          </table:table-cell>
          <table:table-cell office:value-type="string" table:style-name="ce1">
            <text:p>CryptoPotato</text:p>
          </table:table-cell>
          <table:table-cell office:value-type="date" office:date-value="2021-04-29T00:00:00" table:style-name="ce3">
            <text:p>04/29/21</text:p>
          </table:table-cell>
          <table:table-cell office:value-type="string" table:style-name="ce1">
            <text:p>US Authorities Arrested Bitcoin Fog’s Operator for Laundering $336M in BTC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bitcoin-mixer-kingpin-linked-to-336m-laundering-arrested/</text:p>
          </table:table-cell>
          <table:table-cell office:value-type="string" table:style-name="ce1">
            <text:p>Coin Geek</text:p>
          </table:table-cell>
          <table:table-cell office:value-type="date" office:date-value="2021-04-30T00:00:00" table:style-name="ce3">
            <text:p>04/30/21</text:p>
          </table:table-cell>
          <table:table-cell office:value-type="string" table:style-name="ce1">
            <text:p>Bitcoin mixer kingpin linked to $336M laundering arrested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coinradar.com/bitcoins-grim-close-teslas-crypto-sell-offs-ethers-jaw-dropping-surge-hodlers-digest-april-25-may-1/?utm_source=rss&amp;utm_medium=rss&amp;utm_campaign=bitcoins-grim-close-teslas-crypto-sell-offs-ethers-jaw-dropping-surge-hodlers-digest-april-25-may-1</text:p>
          </table:table-cell>
          <table:table-cell office:value-type="string" table:style-name="ce1">
            <text:p>The Coin Radar</text:p>
          </table:table-cell>
          <table:table-cell office:value-type="date" office:date-value="2021-05-01T00:00:00" table:style-name="ce3">
            <text:p>05/01/21</text:p>
          </table:table-cell>
          <table:table-cell office:value-type="string" table:style-name="ce1">
            <text:p>Bitcoin’s Grim Close, Tesla's Crypto Sell-offs, Ether's Jaw-dropping Surge: Hodler's Digest, April 25–May 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crypto-crime-cartel-behind-adam-back-and-blockstreams-attempts-to-constrain-bitcoin/</text:p>
          </table:table-cell>
          <table:table-cell office:value-type="string" table:style-name="ce1">
            <text:p>Coin Geek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Crypto Crime Cartel: Behind Adam Back and Blockstream’s attempts to constrain Bitco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urbitcoinnews.com/what-elon-musk-learns-from-his-bitter-experience-crypto-assets-dont-need-a-savior/</text:p>
          </table:table-cell>
          <table:table-cell office:value-type="string" table:style-name="ce1">
            <text:p>Our Bitcoin News</text:p>
          </table:table-cell>
          <table:table-cell office:value-type="date" office:date-value="2021-05-18T00:00:00" table:style-name="ce3">
            <text:p>05/18/21</text:p>
          </table:table-cell>
          <table:table-cell office:value-type="string" table:style-name="ce1">
            <text:p>What Elon Musk learns from his bitter experience: crypto assets don’t need a savio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loomberglaw.com/us-law-week/blockchain-startup-ava-labs-adds-crypto-veteran-as-legal-chief</text:p>
          </table:table-cell>
          <table:table-cell office:value-type="string" table:style-name="ce1">
            <text:p>Bloomberg Law</text:p>
          </table:table-cell>
          <table:table-cell office:value-type="date" office:date-value="2021-05-27T00:00:00" table:style-name="ce3">
            <text:p>05/27/21</text:p>
          </table:table-cell>
          <table:table-cell office:value-type="string" table:style-name="ce1">
            <text:p>Blockchain Startup Ava Labs Makes Crypto Veteran Top Lawyer (1)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newsz.com/chainlink-price-insights-go-live-on-avalanche-testnet/</text:p>
          </table:table-cell>
          <table:table-cell office:value-type="string" table:style-name="ce1">
            <text:p>CryptoNews</text:p>
          </table:table-cell>
          <table:table-cell office:value-type="date" office:date-value="2021-06-04T00:00:00" table:style-name="ce3">
            <text:p>06/04/21</text:p>
          </table:table-cell>
          <table:table-cell office:value-type="string" table:style-name="ce1">
            <text:p>Chainlink Price Insights Go Live on Avalanche Testne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spectrum.ieee.org/energywise/computing/networks/making-blockchain-bitcoin-computing-more-useful</text:p>
          </table:table-cell>
          <table:table-cell office:value-type="string" table:style-name="ce1">
            <text:p>IEEE Spectrum</text:p>
          </table:table-cell>
          <table:table-cell office:value-type="date" office:date-value="2021-06-08T00:00:00" table:style-name="ce3">
            <text:p>06/08/21</text:p>
          </table:table-cell>
          <table:table-cell office:value-type="string" table:style-name="ce1">
            <text:p>Why Can't Computing at the Heart of Bitcoin Be More Useful?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emin-gun-sirer-of-avalanche-avax-recollects-the-past-where-hackers-made-multiple-withdrawals-28902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19T00:00:00" table:style-name="ce3">
            <text:p>06/19/21</text:p>
          </table:table-cell>
          <table:table-cell office:value-type="string" table:style-name="ce1">
            <text:p>Emin Gün Sirer of Avalanche (AVAX) Recollects the Past where Hackers Made Multiple Withdrawal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blockchain/august-05-2021-to-august-07-2021-smart-con-exploring-defi-on-chainlink-link-29050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6-22T00:00:00" table:style-name="ce3">
            <text:p>06/22/21</text:p>
          </table:table-cell>
          <table:table-cell office:value-type="string" table:style-name="ce1">
            <text:p>August 05, 2021 to August 07, 2021 Smart Con Exploring DeFi on Chainlink (LINK)</text:p>
          </table:table-cell>
          <table:table-cell office:value-type="string" table:style-name="ce1">
            <text:p>juels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explained/will-regulation-adapt-to-crypto-or-crypto-to-regulation-experts-answer</text:p>
          </table:table-cell>
          <table:table-cell office:value-type="string" table:style-name="ce1">
            <text:p>Coin Telegraph</text:p>
          </table:table-cell>
          <table:table-cell office:value-type="date" office:date-value="2021-06-23T00:00:00" table:style-name="ce3">
            <text:p>06/23/21</text:p>
          </table:table-cell>
          <table:table-cell office:value-type="string" table:style-name="ce1">
            <text:p>Will regulation adapt to crypto, or crypto to regulation? Experts answ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layer-2-solutions-arent-always-best-argues-emin-gun-sirer/</text:p>
          </table:table-cell>
          <table:table-cell office:value-type="string" table:style-name="ce1">
            <text:p>Be In Crypto</text:p>
          </table:table-cell>
          <table:table-cell office:value-type="date" office:date-value="2021-06-25T00:00:00" table:style-name="ce3">
            <text:p>06/25/21</text:p>
          </table:table-cell>
          <table:table-cell office:value-type="string" table:style-name="ce1">
            <text:p>Layer 2 Solutions Aren’t Always Best, Argues Emin Gün Sirer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mainnet.events/speakers/emin-gun-sirer/</text:p>
          </table:table-cell>
          <table:table-cell office:value-type="string" table:style-name="ce1">
            <text:p>Mainnet</text:p>
          </table:table-cell>
          <table:table-cell office:value-type="date" office:date-value="2021-06-27T00:00:00" table:style-name="ce3">
            <text:p>06/27/21</text:p>
          </table:table-cell>
          <table:table-cell office:value-type="string" table:style-name="ce1">
            <text:p>Mainnet Speaker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bullion.com/top-10-defi-crypto-with-highest-market-capitalization-in-2021/</text:p>
          </table:table-cell>
          <table:table-cell office:value-type="string" table:style-name="ce1">
            <text:p>Tech Bullion</text:p>
          </table:table-cell>
          <table:table-cell office:value-type="date" office:date-value="2021-06-30T00:00:00" table:style-name="ce3">
            <text:p>06/30/21</text:p>
          </table:table-cell>
          <table:table-cell office:value-type="string" table:style-name="ce1">
            <text:p>Top 10 Defi Crypto With Highest Market Capitalization In 2021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avalanche-founder-emin-guen-sirer-quite-bullish-on-crypto-market-prospects</text:p>
          </table:table-cell>
          <table:table-cell office:value-type="string" table:style-name="ce1">
            <text:p>Coin Telegraph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Avalanche founder Emin Gün Sirer ‘quite bullish’ on crypto market prospect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a3musiconline.com/cryptocurrencies/chainlink-price-needs-further-gains-to-confirm-a-rebound/</text:p>
          </table:table-cell>
          <table:table-cell office:value-type="string" table:style-name="ce1">
            <text:p>A3 Investing News</text:p>
          </table:table-cell>
          <table:table-cell office:value-type="date" office:date-value="2021-07-06T00:00:00" table:style-name="ce3">
            <text:p>07/06/21</text:p>
          </table:table-cell>
          <table:table-cell office:value-type="string" table:style-name="ce1">
            <text:p>Chainlink Price Needs Further Gains to Confirm a Rebound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avalanche-avax-a-sleeping-giant-with-potential-for-greatness-30283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08T00:00:00" table:style-name="ce3">
            <text:p>07/08/21</text:p>
          </table:table-cell>
          <table:table-cell office:value-type="string" table:style-name="ce1">
            <text:p>Avalanche (AVAX) a Sleeping Giant With Potential For Greatness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fidelity-to-hire-more-crypto-hands-amid-growing-institutional-interest</text:p>
          </table:table-cell>
          <table:table-cell office:value-type="string" table:style-name="ce1">
            <text:p>Coin Telegraph</text:p>
          </table:table-cell>
          <table:table-cell office:value-type="date" office:date-value="2021-07-12T00:00:00" table:style-name="ce3">
            <text:p>07/12/21</text:p>
          </table:table-cell>
          <table:table-cell office:value-type="string" table:style-name="ce1">
            <text:p>Fidelity to hire more crypto hands amid growing institutional interest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hedge-funds-see-the-crypto-market-decline-as-an-investment-opportunity</text:p>
          </table:table-cell>
          <table:table-cell office:value-type="string" table:style-name="ce1">
            <text:p>Coin Telegraph</text:p>
          </table:table-cell>
          <table:table-cell office:value-type="date" office:date-value="2021-07-13T00:00:00" table:style-name="ce3">
            <text:p>07/13/21</text:p>
          </table:table-cell>
          <table:table-cell office:value-type="string" table:style-name="ce1">
            <text:p>Hedge funds see the crypto market decline as an investment opportunit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emin-gun-sirer-on-avalanche-avax-set-to-improve-human-condition-using-blockchain-technology-3087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7-19T00:00:00" table:style-name="ce3">
            <text:p>07/19/21</text:p>
          </table:table-cell>
          <table:table-cell office:value-type="string" table:style-name="ce1">
            <text:p>Emin Gun Sirer on Avalanche (AVAX) set to improve Human Condition using Blockchain Technology</text:p>
          </table:table-cell>
          <table:table-cell office:value-type="string" table:style-name="ce1">
            <text:p>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eincrypto.com/the-top-five-defi-tokens-for-august/</text:p>
          </table:table-cell>
          <table:table-cell office:value-type="string" table:style-name="ce1">
            <text:p>Be In Crypto</text:p>
          </table:table-cell>
          <table:table-cell office:value-type="date" office:date-value="2021-07-31T00:00:00" table:style-name="ce3">
            <text:p>07/31/21</text:p>
          </table:table-cell>
          <table:table-cell office:value-type="string" table:style-name="ce1">
            <text:p>The Top Five DeFi Tokens for Augus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altcoins/get-your-spot-for-chainlink-link-smartcon-from-august-5-7-2021-31496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8-01T00:00:00" table:style-name="ce3">
            <text:p>08/01/21</text:p>
          </table:table-cell>
          <table:table-cell office:value-type="string" table:style-name="ce1">
            <text:p>Get your Spot for Chainlink (LINK) SmartCon From August 5-7, 2021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slate.com/chainlink-wants-to-secure-billions-of-dollars-by-solving-this-crucial-cross-chain-issue/</text:p>
          </table:table-cell>
          <table:table-cell office:value-type="string" table:style-name="ce1">
            <text:p>Cryptoslate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wants to secure ‘billions of dollars’ by solving this crucial cross-chain issu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tcmanager.com/chainlink-link-cross-chain-interoperability-protocol-ccip/</text:p>
          </table:table-cell>
          <table:table-cell office:value-type="string" table:style-name="ce1">
            <text:p>BTC Manager</text:p>
          </table:table-cell>
          <table:table-cell office:value-type="date" office:date-value="2021-08-06T00:00:00" table:style-name="ce3">
            <text:p>08/06/21</text:p>
          </table:table-cell>
          <table:table-cell office:value-type="string" table:style-name="ce1">
            <text:p>Chainlink (LINK) Launches Cross-Chain Interoperability Protocol (CCIP)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trust.com/market-news/chainlink-reveals-cross-chain-interoperability-protocol-ccip-several-other-functionalities</text:p>
          </table:table-cell>
          <table:table-cell office:value-type="string" table:style-name="ce1">
            <text:p>Coin Trust</text:p>
          </table:table-cell>
          <table:table-cell office:value-type="date" office:date-value="2021-08-07T00:00:00" table:style-name="ce3">
            <text:p>08/07/21</text:p>
          </table:table-cell>
          <table:table-cell office:value-type="string" table:style-name="ce1">
            <text:p>Chainlink Reveals Cross-Chain Interoperability Protocol (CCIP) &amp; Several Other Functionalitie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oicanadian.com/bitcoin-mining-pool-mined-4-blocks-in-a-row/</text:p>
          </table:table-cell>
          <table:table-cell office:value-type="string" table:style-name="ce1">
            <text:p>Canadian Gaming News</text:p>
          </table:table-cell>
          <table:table-cell office:value-type="date" office:date-value="2021-08-17T00:00:00" table:style-name="ce3">
            <text:p>08/17/21</text:p>
          </table:table-cell>
          <table:table-cell office:value-type="string" table:style-name="ce1">
            <text:p>Bitcoin mining pool mined 4 blocks in a row</text:p>
          </table:table-cell>
          <table:table-cell office:value-type="string" table:style-name="ce1">
            <text:p>eyal, sir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defi-literacy-universities-embrace-decentralized-finance-education</text:p>
          </table:table-cell>
          <table:table-cell office:value-type="string" table:style-name="ce1">
            <text:p>Cointelegraph</text:p>
          </table:table-cell>
          <table:table-cell office:value-type="date" office:date-value="2021-09-02T00:00:00" table:style-name="ce3">
            <text:p>09/02/21</text:p>
          </table:table-cell>
          <table:table-cell office:value-type="string" table:style-name="ce1">
            <text:p>DeFi literacy: Universities embrace decentralized finance educatio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urrencyanalytics.com/finance/ethereum-bitcoin-avalanche-in-the-order-of-actual-usefulness-states-emin-gun-sirer-of-avalanche-avax-33059.php</text:p>
          </table:table-cell>
          <table:table-cell office:value-type="string" table:style-name="ce1">
            <text:p>The Currency Analytics</text:p>
          </table:table-cell>
          <table:table-cell office:value-type="date" office:date-value="2021-09-06T00:00:00" table:style-name="ce3">
            <text:p>09/06/21</text:p>
          </table:table-cell>
          <table:table-cell office:value-type="string" table:style-name="ce1">
            <text:p>Ethereum, Bitcoin, Avalanche in the order of actual usefulness states Emin Gun Sirer of Avalanche (AVAX)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ntrepreneur.com/article/380390</text:p>
          </table:table-cell>
          <table:table-cell office:value-type="string" table:style-name="ce1">
            <text:p>Entrepreneur</text:p>
          </table:table-cell>
          <table:table-cell office:value-type="date" office:date-value="2021-09-11T00:00:00" table:style-name="ce3">
            <text:p>09/11/21</text:p>
          </table:table-cell>
          <table:table-cell office:value-type="string" table:style-name="ce1">
            <text:p>5 Ways Hybrid Smart Contracts Are Changing the Blockchain Industry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articles/2021-09-23/crypto-trading-how-flashbots-work-to-front-run-ether-and-other-coin-purchases</text:p>
          </table:table-cell>
          <table:table-cell office:value-type="string" table:style-name="ce1">
            <text:p>Bloomberg</text:p>
          </table:table-cell>
          <table:table-cell office:value-type="date" office:date-value="2021-09-23T00:00:00" table:style-name="ce3">
            <text:p>09/23/21</text:p>
          </table:table-cell>
          <table:table-cell office:value-type="string" table:style-name="ce1">
            <text:p>Robot Crypto Traders Are the New Flash Boys</text:p>
          </table:table-cell>
          <table:table-cell office:value-type="string" table:style-name="ce1">
            <text:p>juels, daia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inextra.com/pressarticle/89541/bank-of-england-cbdc-forum-membership-represents-cream-of-british-banking-industry</text:p>
          </table:table-cell>
          <table:table-cell office:value-type="string" table:style-name="ce1">
            <text:p>Finextra</text:p>
          </table:table-cell>
          <table:table-cell office:value-type="date" office:date-value="2021-09-29T00:00:00" table:style-name="ce3">
            <text:p>09/29/21</text:p>
          </table:table-cell>
          <table:table-cell office:value-type="string" table:style-name="ce1">
            <text:p>Bank of England CBDC forum membership represents cream of British banking industry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earn/2021/10/04/the-top-universities-for-blockchain-by-coindesk-2021/</text:p>
          </table:table-cell>
          <table:table-cell office:value-type="string" table:style-name="ce1">
            <text:p>Coindesk</text:p>
          </table:table-cell>
          <table:table-cell office:value-type="date" office:date-value="2021-10-04T00:00:00" table:style-name="ce3">
            <text:p>10/04/21</text:p>
          </table:table-cell>
          <table:table-cell office:value-type="string" table:style-name="ce1">
            <text:p>The Top Universities for Blockchain by CoinDesk 2021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11018005126/en/NTT-Research-and-NTT-Social-Informatics-Laboratories-to-Present-Security-Research-Findings-at-Eurocrypt-2021</text:p>
          </table:table-cell>
          <table:table-cell office:value-type="string" table:style-name="ce1">
            <text:p>Business Wire</text:p>
          </table:table-cell>
          <table:table-cell office:value-type="date" office:date-value="2021-10-18T00:00:00" table:style-name="ce3">
            <text:p>10/18/21</text:p>
          </table:table-cell>
          <table:table-cell office:value-type="string" table:style-name="ce1">
            <text:p>NTT Research and NTT Social Informatics Laboratories to Present Security Research Findings at Eurocrypt 2021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1/11/bitcoin-mining-yields-climate-chaos-faculty-tell-nys-assembly</text:p>
          </table:table-cell>
          <table:table-cell office:value-type="string" table:style-name="ce1">
            <text:p>Cornell Chronicle</text:p>
          </table:table-cell>
          <table:table-cell office:value-type="date" office:date-value="2021-11-03T00:00:00" table:style-name="ce3">
            <text:p>11/03/21</text:p>
          </table:table-cell>
          <table:table-cell office:value-type="string" table:style-name="ce1">
            <text:p>Bitcoin mining yields climate chaos, faculty tell NYS Assembl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currencyteens.com/podcast/ari-juels</text:p>
          </table:table-cell>
          <table:table-cell office:value-type="string" table:style-name="ce1">
            <text:p>Cryptocurrency Teens</text:p>
          </table:table-cell>
          <table:table-cell office:value-type="date" office:date-value="2021-11-08T00:00:00" table:style-name="ce3">
            <text:p>11/08/21</text:p>
          </table:table-cell>
          <table:table-cell office:value-type="string" table:style-name="ce1">
            <text:p>#13 Interview with Ari Juels — Professor at Cornell Tech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ainsnewyork.com/technology/incoming-new-york-city-mayor-eric-adams-talks-crypto-friendly-city-hall</text:p>
          </table:table-cell>
          <table:table-cell office:value-type="string" table:style-name="ce1">
            <text:p>Crain's New York Business</text:p>
          </table:table-cell>
          <table:table-cell office:value-type="date" office:date-value="2021-11-09T00:00:00" table:style-name="ce3">
            <text:p>11/09/21</text:p>
          </table:table-cell>
          <table:table-cell office:value-type="string" table:style-name="ce1">
            <text:p>Incoming mayor talks up crypto-friendly City Hall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opsci.com/technology/beginners-guide-to-cryptocurrency/</text:p>
          </table:table-cell>
          <table:table-cell office:value-type="string" table:style-name="ce1">
            <text:p>Popular Science</text:p>
          </table:table-cell>
          <table:table-cell office:value-type="date" office:date-value="2021-11-15T00:00:00" table:style-name="ce3">
            <text:p>11/15/21</text:p>
          </table:table-cell>
          <table:table-cell office:value-type="string" table:style-name="ce1">
            <text:p>A beginner’s guide to how cryptocurrencies work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rollcall.com/2021/11/16/privacy-issues-seen-reducing-appeal-of-central-bank-digital-currencies/</text:p>
          </table:table-cell>
          <table:table-cell office:value-type="string" table:style-name="ce1">
            <text:p>Roll Call</text:p>
          </table:table-cell>
          <table:table-cell office:value-type="date" office:date-value="2021-11-16T00:00:00" table:style-name="ce3">
            <text:p>11/16/21</text:p>
          </table:table-cell>
          <table:table-cell office:value-type="string" table:style-name="ce1">
            <text:p>Privacy issues seen reducing appeal of central bank digital currencie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livetradingnews.com/the-power-of-blockchain-214009.html</text:p>
          </table:table-cell>
          <table:table-cell office:value-type="string" table:style-name="ce1">
            <text:p>Live Trading News</text:p>
          </table:table-cell>
          <table:table-cell office:value-type="date" office:date-value="2021-11-20T00:00:00" table:style-name="ce3">
            <text:p>11/20/21</text:p>
          </table:table-cell>
          <table:table-cell office:value-type="string" table:style-name="ce1">
            <text:p>The Power of Blockchain…</text:p>
          </table:table-cell>
          <table:table-cell office:value-type="string" table:style-name="ce1">
            <text:p>ic3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learn/top-blockchain-university-cornell-university/</text:p>
          </table:table-cell>
          <table:table-cell office:value-type="string" table:style-name="ce1">
            <text:p>Coindesk</text:p>
          </table:table-cell>
          <table:table-cell office:value-type="date" office:date-value="2021-11-24T00:00:00" table:style-name="ce3">
            <text:p>11/24/21</text:p>
          </table:table-cell>
          <table:table-cell office:value-type="string" table:style-name="ce1">
            <text:p>Top Blockchain University: Cornell University</text:p>
          </table:table-cell>
          <table:table-cell office:value-type="string" table:style-name="ce1">
            <text:p>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coindesk.com/learn/top-blockchain-university-university-of-illinois-urbana-champaign/</text:p>
          </table:table-cell>
          <table:table-cell office:value-type="string" table:style-name="ce1">
            <text:p>Coindesk</text:p>
          </table:table-cell>
          <table:table-cell office:value-type="date" office:date-value="2021-11-25T00:00:00" table:style-name="ce3">
            <text:p>11/25/21</text:p>
          </table:table-cell>
          <table:table-cell office:value-type="string" table:style-name="ce1">
            <text:p>Top Blockchain University: University of Illinois Urbana-Champaign</text:p>
          </table:table-cell>
          <table:table-cell office:value-type="string" table:style-name="ce1">
            <text:p>miller, ic3</text:p>
          </table:table-cell>
          <table:table-cell office:value-type="string" table:style-name="ce1">
            <text:p>featured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invezz.com/news/2021/12/08/ari-juels-says-legislators-will-focus-on-crypto-risks-as-ceos-testify-in-todays-hearing/</text:p>
          </table:table-cell>
          <table:table-cell office:value-type="string" table:style-name="ce1">
            <text:p>Invezz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Ari Juels says legislators will focus on crypto risks as CEOs testify in today’s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gadgets.ndtv.com/cryptocurrency/news/eric-schmidt-former-google-ceo-strategic-advisor-chainlink-labs-2642379</text:p>
          </table:table-cell>
          <table:table-cell office:value-type="string" table:style-name="ce1">
            <text:p>Gadgets 360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Eric Schmidt Takes Over as Strategic Advisor to Chainlink Labs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ourbitcoinnews.com/former-google-ceo-becomes-strategic-advisor-at-chainlink/</text:p>
          </table:table-cell>
          <table:table-cell office:value-type="string" table:style-name="ce1">
            <text:p>Our Bitcoin News</text:p>
          </table:table-cell>
          <table:table-cell office:value-type="date" office:date-value="2021-12-08T00:00:00" table:style-name="ce3">
            <text:p>12/08/21</text:p>
          </table:table-cell>
          <table:table-cell office:value-type="string" table:style-name="ce1">
            <text:p>Former Google CEO becomes strategic advisor at Chainlink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brew.com/daily/stories/ethereum-gas-fees</text:p>
          </table:table-cell>
          <table:table-cell office:value-type="string" table:style-name="ce1">
            <text:p>Morning Brew</text:p>
          </table:table-cell>
          <table:table-cell office:value-type="date" office:date-value="2022-01-05T00:00:00" table:style-name="ce3">
            <text:p>01/05/22</text:p>
          </table:table-cell>
          <table:table-cell office:value-type="string" table:style-name="ce1">
            <text:p>Ethereum has a gas problem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former-pro-crypto-coc-brian-brooks-to-testify-in-a-house-hearing-on-the-energy-impacts-of-mining</text:p>
          </table:table-cell>
          <table:table-cell office:value-type="string" table:style-name="ce1">
            <text:p>Cointelegraph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in a House hearing on the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haratexpressnews.com/former-pro-crypto-coc-brian-brooks-to-testify-at-house-hearing-on-energy-impacts-of-mining/</text:p>
          </table:table-cell>
          <table:table-cell office:value-type="string" table:style-name="ce1">
            <text:p>The Bharate Express News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at House hearing on energy impacts of min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cryptocurrency/former-pro-crypto-coc-brian-brooks-to-testify-on-energy-impact-of-mining-at-house-hearing-58416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Former pro-crypto CoC Brian Brooks to testify on energy impact of mining at House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blockcrypto.com/post/130633/congressional-committee-releases-witness-list-in-advance-of-crypto-mining-hearing</text:p>
          </table:table-cell>
          <table:table-cell office:value-type="string" table:style-name="ce1">
            <text:p>The Block Crypto</text:p>
          </table:table-cell>
          <table:table-cell office:value-type="date" office:date-value="2022-01-18T00:00:00" table:style-name="ce3">
            <text:p>01/18/22</text:p>
          </table:table-cell>
          <table:table-cell office:value-type="string" table:style-name="ce1">
            <text:p>Congressional committee releases witness list in advance of crypto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bitcoinmagazine.com/industry-events/witness-list-for-congress-bitcoin-mining-hearing</text:p>
          </table:table-cell>
          <table:table-cell office:value-type="string" table:style-name="ce1">
            <text:p>Bitcoin Magazi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Congress Shares Witness List for Upcoming Bitcoin Mining Hearing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ointelegraph.com/news/bitcoin-mining-becomes-more-sustainable-mining-council-s-q4-survey</text:p>
          </table:table-cell>
          <table:table-cell office:value-type="string" table:style-name="ce1">
            <text:p>Coin Telegraph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's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browser.io/news/bitcoin-mining-becomes-more-and-more-energy-efficient-and-sustainable/</text:p>
          </table:table-cell>
          <table:table-cell office:value-type="string" table:style-name="ce1">
            <text:p>Crypto Browser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And More Energy-Efficient And Sustainable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quebecnewstribune.com/blockchain/bitcoin-mining-becomes-more-sustainable-mining-council-q4-survey-58569/</text:p>
          </table:table-cell>
          <table:table-cell office:value-type="string" table:style-name="ce1">
            <text:p>Quebec News Tribune</text:p>
          </table:table-cell>
          <table:table-cell office:value-type="date" office:date-value="2022-01-19T00:00:00" table:style-name="ce3">
            <text:p>01/19/22</text:p>
          </table:table-cell>
          <table:table-cell office:value-type="string" table:style-name="ce1">
            <text:p>Bitcoin Mining Becomes More Sustainable: Mining Council Q4 Survey</text:p>
          </table:table-cell>
          <table:table-cell office:value-type="string" table:style-name="ce1">
            <text:p>juels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coindesk.com/policy/2022/01/20/live-blog-congressional-hearing-puts-crypto-energy-use-in-the-crosshairs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LIVE BLOG: Congressional Hearing Puts Crypto Energy Use in the Crosshair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policy/2022/01/21/witnesses-debate-crypto-minings-efficiency-in-congressional-hearing-on-environment/</text:p>
          </table:table-cell>
          <table:table-cell office:value-type="string" table:style-name="ce1">
            <text:p>Coindesk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Witnesses Debate Crypto Mining's Efficiency in Congressional Hearing on Environment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financialregnews.com/congress-eyes-crypto-energy-use/</text:p>
          </table:table-cell>
          <table:table-cell office:value-type="string" table:style-name="ce1">
            <text:p>Financial Regulation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ongress eyes crypto energy us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cleaning-up-cryptocurrency-the-energy-impacts-of-blockchains.htm</text:p>
          </table:table-cell>
          <table:table-cell office:value-type="string" table:style-name="ce1">
            <text:p>Crypto News</text:p>
          </table:table-cell>
          <table:table-cell office:value-type="date" office:date-value="2022-01-20T00:00:00" table:style-name="ce3">
            <text:p>01/20/22</text:p>
          </table:table-cell>
          <table:table-cell office:value-type="string" table:style-name="ce1">
            <text:p>Cleaning Up Cryptocurrency: The Energy Impacts of Blockchain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65779/</text:p>
          </table:table-cell>
          <table:table-cell office:value-type="string" table:style-name="ce1">
            <text:p>Tittle Press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Industry Execs Make Case For Crypto Mining Before Congress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lawmakers-explore-bitcoin-mining-efficiency-broader-crypto-policy-issues-during-congress-hearing</text:p>
          </table:table-cell>
          <table:table-cell office:value-type="string" table:style-name="ce1">
            <text:p>Coin Telegraph</text:p>
          </table:table-cell>
          <table:table-cell office:value-type="date" office:date-value="2022-01-21T00:00:00" table:style-name="ce3">
            <text:p>01/21/22</text:p>
          </table:table-cell>
          <table:table-cell office:value-type="string" table:style-name="ce1">
            <text:p>Lawmakers explore Bitcoin mining efficiency, broader crypto policy issues during Congress hearing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2/01/cornell-tech-professor-tells-congress-crypto-can-go-greener</text:p>
          </table:table-cell>
          <table:table-cell office:value-type="string" table:style-name="ce1">
            <text:p>Cornell Chronicle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ittlepress.com/crypto/1480422/</text:p>
          </table:table-cell>
          <table:table-cell office:value-type="string" table:style-name="ce1">
            <text:p>Tittle Pres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et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thaca.com/news/ithaca/cornell-tech-professor-tells-congress-crypto-can-go-greener/article_4287a34e-7e2d-11ec-987a-9f9d734d10b3.html</text:p>
          </table:table-cell>
          <table:table-cell office:value-type="string" table:style-name="ce1">
            <text:p>Ithaca Times</text:p>
          </table:table-cell>
          <table:table-cell office:value-type="date" office:date-value="2022-01-25T00:00:00" table:style-name="ce3">
            <text:p>01/25/22</text:p>
          </table:table-cell>
          <table:table-cell office:value-type="string" table:style-name="ce1">
            <text:p>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ryptonews.com/videos/explained-proof-of-work-vs-proof-of-stake.htm</text:p>
          </table:table-cell>
          <table:table-cell office:value-type="string" table:style-name="ce1">
            <text:p>Crypto News</text:p>
          </table:table-cell>
          <table:table-cell office:value-type="date" office:date-value="2022-01-27T00:00:00" table:style-name="ce3">
            <text:p>01/27/22</text:p>
          </table:table-cell>
          <table:table-cell office:value-type="string" table:style-name="ce1">
            <text:p>Explained: Proof-of-Work vs. Proof-of-Stak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arbondalereporter.com/stories/619162039-carle-illinois-led-medical-tech-projects-awarded-research-and-development-funding</text:p>
          </table:table-cell>
          <table:table-cell office:value-type="string" table:style-name="ce1">
            <text:p>Carbondale Reporter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Carle Illinois-Led Medical Tech Projects Awarded Research and Development Funding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pvplive.net/survey-shows-bitcoin-mining-gaining-credibility/</text:p>
          </table:table-cell>
          <table:table-cell office:value-type="string" table:style-name="ce1">
            <text:p>PVP Live</text:p>
          </table:table-cell>
          <table:table-cell office:value-type="date" office:date-value="2022-01-28T00:00:00" table:style-name="ce3">
            <text:p>01/28/22</text:p>
          </table:table-cell>
          <table:table-cell office:value-type="string" table:style-name="ce1">
            <text:p>Survey Shows bitcoin mining has gained credibil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diaeducationdiary.in/cornell-university-cornell-tech-professor-tells-congress-crypto-can-go-greener/</text:p>
          </table:table-cell>
          <table:table-cell office:value-type="string" table:style-name="ce1">
            <text:p>India Education Diary</text:p>
          </table:table-cell>
          <table:table-cell office:value-type="date" office:date-value="2022-01-31T00:00:00" table:style-name="ce3">
            <text:p>01/31/22</text:p>
          </table:table-cell>
          <table:table-cell office:value-type="string" table:style-name="ce1">
            <text:p>Cornell University: Cornell Tech Professor Tells Congress Crypto Can Go Green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vestingcube.com/chainlink-price-prediction/</text:p>
          </table:table-cell>
          <table:table-cell office:value-type="string" table:style-name="ce1">
            <text:p>Investing Cube</text:p>
          </table:table-cell>
          <table:table-cell office:value-type="date" office:date-value="2022-02-01T00:00:00" table:style-name="ce3">
            <text:p>02/01/22</text:p>
          </table:table-cell>
          <table:table-cell office:value-type="string" table:style-name="ce1">
            <text:p>Chainlink Price Prediction For 2022, 2025, 2030, Is LINK A Good Investment?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geek.com/eswar-prasad-the-cryptocurrency-revolution-will-touch-us-all-video/</text:p>
          </table:table-cell>
          <table:table-cell office:value-type="string" table:style-name="ce1">
            <text:p>Coingeek</text:p>
          </table:table-cell>
          <table:table-cell office:value-type="date" office:date-value="2022-02-10T00:00:00" table:style-name="ce3">
            <text:p>02/10/22</text:p>
          </table:table-cell>
          <table:table-cell office:value-type="string" table:style-name="ce1">
            <text:p>Eswar Prasad: The cryptocurrency revolution will touch us al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conversation.com/super-bowl-ads-turn-up-the-volume-on-cryptocurrency-buzz-6-essential-reads-about-digital-money-and-the-promise-of-blockchain-177112</text:p>
          </table:table-cell>
          <table:table-cell office:value-type="string" table:style-name="ce1">
            <text:p>The Conversation</text:p>
          </table:table-cell>
          <table:table-cell office:value-type="date" office:date-value="2022-02-16T00:00:00" table:style-name="ce3">
            <text:p>02/16/22</text:p>
          </table:table-cell>
          <table:table-cell office:value-type="string" table:style-name="ce1">
            <text:p>Super Bowl ads turn up the volume on cryptocurrency buzz: 6 essential reads about digital money and the promise of blockchain</text:p>
          </table:table-cell>
          <table:table-cell office:value-type="string" table:style-name="ce1">
            <text:p>eyal, 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ech.cornell.edu/news/this-new-tool-prevents-bots-from-taking-over-nft-drops/</text:p>
          </table:table-cell>
          <table:table-cell office:value-type="string" table:style-name="ce1">
            <text:p>Cornell Tech</text:p>
          </table:table-cell>
          <table:table-cell office:value-type="date" office:date-value="2022-03-01T00:00:00" table:style-name="ce3">
            <text:p>03/01/22</text:p>
          </table:table-cell>
          <table:table-cell office:value-type="string" table:style-name="ce1">
            <text:p>This New Tool Prevents Bots From Taking Over NFT Drops</text:p>
          </table:table-cell>
          <table:table-cell office:value-type="string" table:style-name="ce1">
            <text:p>ke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pymnts.com/blockchain/2022/future-of-money-author-eswar-prasad-says-blockchain-will-transform-finance/</text:p>
          </table:table-cell>
          <table:table-cell office:value-type="string" table:style-name="ce1">
            <text:p>Pymnts</text:p>
          </table:table-cell>
          <table:table-cell office:value-type="date" office:date-value="2022-03-07T00:00:00" table:style-name="ce3">
            <text:p>03/07/22</text:p>
          </table:table-cell>
          <table:table-cell office:value-type="string" table:style-name="ce1">
            <text:p>Future of Money Author Eswar Prasad Says Blcokchain Will Transform Fina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bizjournals.com/pittsburgh/news/2022/03/17/cmu-partnership-crypto.html</text:p>
          </table:table-cell>
          <table:table-cell office:value-type="string" table:style-name="ce1">
            <text:p>The Business Journals</text:p>
          </table:table-cell>
          <table:table-cell office:value-type="date" office:date-value="2022-03-17T00:00:00" table:style-name="ce3">
            <text:p>03/17/22</text:p>
          </table:table-cell>
          <table:table-cell office:value-type="string" table:style-name="ce1">
            <text:p>Carnegie Mellon University forms partnership with Crypto.com</text:p>
          </table:table-cell>
          <table:table-cell office:value-type="string" table:style-name="ce1">
            <text:p>shi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www.project-syndicate.org/say-more/an-interview-with-eswar-prasad-2022-04?barrier=accesspaylog">https://www.project-syndicate.org/say-more/an-interview-with-eswar-prasad-2022-04?barrier=accesspaylog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2-04-12T00:00:00" table:style-name="ce3">
            <text:p>04/12/22</text:p>
          </table:table-cell>
          <table:table-cell office:value-type="string" table:style-name="ce1">
            <text:p>Eswar Prasad Says More…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blog.chain.link/ic3-awarded-second-chainlink-research-grant/">https://blog.chain.link/ic3-awarded-second-chainlink-research-grant/</text:a></text:p>
          </table:table-cell>
          <table:table-cell office:value-type="string" table:style-name="ce1">
            <text:p>Chainlink</text:p>
          </table:table-cell>
          <table:table-cell office:value-type="date" office:date-value="2022-04-15T00:00:00" table:style-name="ce3">
            <text:p>04/15/22</text:p>
          </table:table-cell>
          <table:table-cell office:value-type="string" table:style-name="ce1">
            <text:p>IC3 Rewarded a Second Chainlink Research Grant<text:s/></text:p>
          </table:table-cell>
          <table:table-cell office:value-type="string" table:style-name="ce1">
            <text:p>IC3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olffund.org.il/2022/04/14/ittay-eyal/</text:p>
          </table:table-cell>
          <table:table-cell office:value-type="string" table:style-name="ce1">
            <text:p>Wolf Foundation</text:p>
          </table:table-cell>
          <table:table-cell office:value-type="date" office:date-value="2022-04-16T00:00:00" table:style-name="ce3">
            <text:p>04/16/22</text:p>
          </table:table-cell>
          <table:table-cell office:value-type="string" table:style-name="ce1">
            <text:p>Ittay Eyal - The Krill Prize 2022</text:p>
          </table:table-cell>
          <table:table-cell office:value-type="string" table:style-name="ce1">
            <text:p>eya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tech.cornell.edu/news/three-ways-to-save-the-nft-art-market-from-disaster/">https://tech.cornell.edu/news/three-ways-to-save-the-nft-art-market-from-disaster/</text:a></text:p>
          </table:table-cell>
          <table:table-cell office:value-type="string" table:style-name="ce1">
            <text:p>Cornell Tech</text:p>
          </table:table-cell>
          <table:table-cell office:value-type="date" office:date-value="2022-04-26T00:00:00" table:style-name="ce3">
            <text:p>04/26/22</text:p>
          </table:table-cell>
          <table:table-cell office:value-type="string" table:style-name="ce1">
            <text:p>Three Ways to Save the NFT Art Market From Disaster</text:p>
          </table:table-cell>
          <table:table-cell office:value-type="string" table:style-name="ce1">
            <text:p>IC3, juels, alle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news.cuna.org/articles/120940-digital-currencys-uncertain-transformation/">https://news.cuna.org/articles/120940-digital-currencys-uncertain-transformation/</text:a></text:p>
          </table:table-cell>
          <table:table-cell office:value-type="string" table:style-name="ce1">
            <text:p>CUNA News</text:p>
          </table:table-cell>
          <table:table-cell office:value-type="date" office:date-value="2022-05-06T00:00:00" table:style-name="ce3">
            <text:p>05/06/22</text:p>
          </table:table-cell>
          <table:table-cell office:value-type="string" table:style-name="ce1">
            <text:p>Digital currency's uncertain transformatio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<text:a xlink:href="https://cryptonewsbtc.org/2022/05/10/osf-healthcare-collaborates-to-test-blockchain-based-app-to-reward-healthy-behaviors/">https://cryptonewsbtc.org/2022/05/10/osf-healthcare-collaborates-to-test-blockchain-based-app-to-reward-healthy-behaviors/</text:a></text:p>
          </table:table-cell>
          <table:table-cell office:value-type="string" table:style-name="ce1">
            <text:p>Crypto News BTC</text:p>
          </table:table-cell>
          <table:table-cell office:value-type="date" office:date-value="2022-05-10T00:00:00" table:style-name="ce3">
            <text:p>05/10/22</text:p>
          </table:table-cell>
          <table:table-cell office:value-type="string" table:style-name="ce1">
            <text:p>OSF HealthCare collaborates to test blockchain-based app to reward healthy behaviors</text:p>
          </table:table-cell>
          <table:table-cell office:value-type="string" table:style-name="ce1">
            <text:p>mille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marketplace.org/2022/05/20/yellen-calls-on-international-community-to-mitigate-global-hunger-crisis/</text:p>
          </table:table-cell>
          <table:table-cell office:value-type="string" table:style-name="ce1">
            <text:p>Marketplace</text:p>
          </table:table-cell>
          <table:table-cell office:value-type="date" office:date-value="2022-05-20T00:00:00" table:style-name="ce3">
            <text:p>05/20/22</text:p>
          </table:table-cell>
          <table:table-cell office:value-type="string" table:style-name="ce1">
            <text:p>Yellen calls on international community to mitigate global hunger crisi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hpcwire.com/off-the-wire/acm-to-mark-75th-anniversary-with-special-conference/</text:p>
          </table:table-cell>
          <table:table-cell office:value-type="string" table:style-name="ce1">
            <text:p>HPC Wire</text:p>
          </table:table-cell>
          <table:table-cell office:value-type="date" office:date-value="2022-05-25T00:00:00" table:style-name="ce3">
            <text:p>05/25/22</text:p>
          </table:table-cell>
          <table:table-cell office:value-type="string" table:style-name="ce1">
            <text:p>ACM to Mark 75th Anniversary with Special Conference</text:p>
          </table:table-cell>
          <table:table-cell office:value-type="string" table:style-name="ce1">
            <text:p>for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t.com/content/6bca0eef-92c3-413b-b2a9-2403b12a9f7d</text:p>
          </table:table-cell>
          <table:table-cell office:value-type="string" table:style-name="ce1">
            <text:p>Financial Times</text:p>
          </table:table-cell>
          <table:table-cell office:value-type="date" office:date-value="2022-05-31T00:00:00" table:style-name="ce3">
            <text:p>05/31/22</text:p>
          </table:table-cell>
          <table:table-cell office:value-type="string" table:style-name="ce1">
            <text:p>Defi's promise to democratising finance remains a distant realit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mf.org/en/Publications/fandd/issues/2022/06/enduring-preeminence-eswar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6-02T00:00:00" table:style-name="ce3">
            <text:p>06/02/22</text:p>
          </table:table-cell>
          <table:table-cell office:value-type="string" table:style-name="ce1">
            <text:p>Enduring Preeminenc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outube.com/watch?v=eynGO_TmW1s</text:p>
          </table:table-cell>
          <table:table-cell office:value-type="string" table:style-name="ce1">
            <text:p>Youtube</text:p>
          </table:table-cell>
          <table:table-cell office:value-type="date" office:date-value="2022-06-07T00:00:00" table:style-name="ce3">
            <text:p>06/07/22</text:p>
          </table:table-cell>
          <table:table-cell office:value-type="string" table:style-name="ce1">
            <text:p>IC3, DeFi, and Social Good - Avanlanche Summit 2022</text:p>
          </table:table-cell>
          <table:table-cell office:value-type="string" table:style-name="ce1">
            <text:p>ballingall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infosecurity-magazine.com/news/rsac-panel-perils-ai-blockchain/</text:p>
          </table:table-cell>
          <table:table-cell office:value-type="string" table:style-name="ce1">
            <text:p>infosecurity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#RSAC: Cryptographers Panel Outlines Perils of Adversarial AI and Blockchain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theverge.com/23139793/nft-crypto-copyright-ownership-primer-cornell-ic3</text:p>
          </table:table-cell>
          <table:table-cell office:value-type="string" table:style-name="ce1">
            <text:p>The Verge</text:p>
          </table:table-cell>
          <table:table-cell office:value-type="date" office:date-value="2022-06-08T00:00:00" table:style-name="ce3">
            <text:p>06/08/22</text:p>
          </table:table-cell>
          <table:table-cell office:value-type="string" table:style-name="ce1">
            <text:p>The Tangled Truth About NFTs and Copyright<text:s/>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time.com/6188396/crypto-crash-future/</text:p>
          </table:table-cell>
          <table:table-cell office:value-type="string" table:style-name="ce1">
            <text:p>Time</text:p>
          </table:table-cell>
          <table:table-cell office:value-type="date" office:date-value="2022-06-16T00:00:00" table:style-name="ce3">
            <text:p>06/16/22</text:p>
          </table:table-cell>
          <table:table-cell office:value-type="string" table:style-name="ce1">
            <text:p>Will the Crypto Crash Beget a Better Crypto Future?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moneywise.com/investing/cryptocurrency/is-cryptocurrency-really-democratizing-the-financial-world</text:p>
          </table:table-cell>
          <table:table-cell office:value-type="string" table:style-name="ce1">
            <text:p>MoneyWise</text:p>
          </table:table-cell>
          <table:table-cell office:value-type="date" office:date-value="2022-07-05T00:00:00" table:style-name="ce3">
            <text:p>07/05/22</text:p>
          </table:table-cell>
          <table:table-cell office:value-type="string" table:style-name="ce1">
            <text:p>Is crypto really democratizing finance? New data shows a class divide between users and investors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federalreserve.gov/newsevents/speech/brainard20220708a.htm</text:p>
          </table:table-cell>
          <table:table-cell office:value-type="string" table:style-name="ce1">
            <text:p>Federal Reserve</text:p>
          </table:table-cell>
          <table:table-cell office:value-type="date" office:date-value="2022-07-08T00:00:00" table:style-name="ce3">
            <text:p>07/08/22</text:p>
          </table:table-cell>
          <table:table-cell office:value-type="string" table:style-name="ce1">
            <text:p>Crypto-Assets and Decentralized Finance through a Financial Stability Lens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nferse.com/164434/why-cryptocurrencies-have-gone-from-the-next-hot-thing-to-a-full-on-meltdown-npr/</text:p>
          </table:table-cell>
          <table:table-cell office:value-type="string" table:style-name="ce1">
            <text:p>Infers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Why cryptocurrencies have gone from the next hot thing to a full-on meltdown - NP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outube.com/watch?v=s2QiOwgQbIc</text:p>
          </table:table-cell>
          <table:table-cell office:value-type="string" table:style-name="ce1">
            <text:p>Youtube</text:p>
          </table:table-cell>
          <table:table-cell office:value-type="date" office:date-value="2022-07-26T00:00:00" table:style-name="ce3">
            <text:p>07/26/22</text:p>
          </table:table-cell>
          <table:table-cell office:value-type="string" table:style-name="ce1">
            <text:p>ET Future of Money Summit: Day 1 Closing Keynote by Eswar Prasad of Cornell Universit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layer2/2022/08/08/how-to-stop-forsage-meta-force-and-other-smart-contract-pyramid-schemes/</text:p>
          </table:table-cell>
          <table:table-cell office:value-type="string" table:style-name="ce1">
            <text:p>Coindesk</text:p>
          </table:table-cell>
          <table:table-cell office:value-type="date" office:date-value="2022-08-08T00:00:00" table:style-name="ce3">
            <text:p>08/08/22</text:p>
          </table:table-cell>
          <table:table-cell office:value-type="string" table:style-name="ce1">
            <text:p>How to Stop Forsage, Meta Force and Other Smart Contract Pyramid Schemes<text:s/></text:p>
          </table:table-cell>
          <table:table-cell office:value-type="string" table:style-name="ce1">
            <text:p>meiklejoh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heregister.com/2022/08/18/metaguard_promises_protection_from_metaverse/</text:p>
          </table:table-cell>
          <table:table-cell office:value-type="string" table:style-name="ce1">
            <text:p>The Register</text:p>
          </table:table-cell>
          <table:table-cell office:value-type="date" office:date-value="2022-08-18T00:00:00" table:style-name="ce3">
            <text:p>08/18/22</text:p>
          </table:table-cell>
          <table:table-cell office:value-type="string" table:style-name="ce1">
            <text:p>That was fast: MetaGuard emerges as an 'incognito mode' for the metaverse</text:p>
          </table:table-cell>
          <table:table-cell office:value-type="string" table:style-name="ce1">
            <text:p>song, nair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insidebitcoins.com/news/eswar-prasads-book-focuses-on-cbdcs-role-in-the-future</text:p>
          </table:table-cell>
          <table:table-cell office:value-type="string" table:style-name="ce1">
            <text:p>inside bitcoins</text:p>
          </table:table-cell>
          <table:table-cell office:value-type="date" office:date-value="2022-08-28T00:00:00" table:style-name="ce3">
            <text:p>08/28/22</text:p>
          </table:table-cell>
          <table:table-cell office:value-type="string" table:style-name="ce1">
            <text:p>Eswar Prasad's Book Focuses on CBDC's Role in the Future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dailytimes.com.pk/989260/ethereum-crypto-overhaul-targets-environmental-impact/</text:p>
          </table:table-cell>
          <table:table-cell office:value-type="string" table:style-name="ce1">
            <text:p>Daily Times</text:p>
          </table:table-cell>
          <table:table-cell office:value-type="date" office:date-value="2022-08-29T00:00:00" table:style-name="ce3">
            <text:p>08/29/22</text:p>
          </table:table-cell>
          <table:table-cell office:value-type="string" table:style-name="ce1">
            <text:p>Ethereum crypto overhaul targets environmental impact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technicalripon.com/blockchain-firms-fund-university-research-hubs-to-boost-growth/</text:p>
          </table:table-cell>
          <table:table-cell office:value-type="string" table:style-name="ce1">
            <text:p>Technical Ripon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Blockchain Firms Fund University Research Hubs to Boost Growth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gs.imf.org/2022/09/01/reimagining-money-in-the-age-of-crypto-and-central-bank-digital-currency/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1T00:00:00" table:style-name="ce3">
            <text:p>09/01/22</text:p>
          </table:table-cell>
          <table:table-cell office:value-type="string" table:style-name="ce1">
            <text:p>Reimagining Money in the Age of Crypto and Central Bank Digital Currency<text:s/>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imf.org/en/Publications/fandd/issues/2022/09/A-new-era-for-money-Prasad</text:p>
          </table:table-cell>
          <table:table-cell office:value-type="string" table:style-name="ce1">
            <text:p>International Monetary Fund</text:p>
          </table:table-cell>
          <table:table-cell office:value-type="date" office:date-value="2022-09-04T00:00:00" table:style-name="ce3">
            <text:p>09/04/22</text:p>
          </table:table-cell>
          <table:table-cell office:value-type="string" table:style-name="ce1">
            <text:p>A New Era for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coindesk.com/layer2/2022/09/07/nfts-can-and-will-be-so-much-more/</text:p>
          </table:table-cell>
          <table:table-cell office:value-type="string" table:style-name="ce1">
            <text:p>Coindesk</text:p>
          </table:table-cell>
          <table:table-cell office:value-type="date" office:date-value="2022-09-07T00:00:00" table:style-name="ce3">
            <text:p>09/07/22</text:p>
          </table:table-cell>
          <table:table-cell office:value-type="string" table:style-name="ce1">
            <text:p>NFTs Can and Will Be So Much More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rnellsun.com/2022/09/20/prof-eswar-prasad-speaks-on-future-of-money/</text:p>
          </table:table-cell>
          <table:table-cell office:value-type="string" table:style-name="ce1">
            <text:p>Cornell Daily Sun</text:p>
          </table:table-cell>
          <table:table-cell office:value-type="date" office:date-value="2022-09-20T00:00:00" table:style-name="ce3">
            <text:p>09/20/22</text:p>
          </table:table-cell>
          <table:table-cell office:value-type="string" table:style-name="ce1">
            <text:p>Prof. Eswar Prasad Speaks on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yahoo.com/video/best-universities-blockchain-2022-cornell-112114118.html</text:p>
          </table:table-cell>
          <table:table-cell office:value-type="string" table:style-name="ce1">
            <text:p>Yahoo Finance</text:p>
          </table:table-cell>
          <table:table-cell office:value-type="date" office:date-value="2022-09-26T00:00:00" table:style-name="ce3">
            <text:p>09/26/22</text:p>
          </table:table-cell>
          <table:table-cell office:value-type="string" table:style-name="ce1">
            <text:p>Best Universities for Blockchain 2022: Cornell University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ytimes.com/2022/10/03/business/cryptocurrency-regulation-stablecoin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0-03T00:00:00" table:style-name="ce3">
            <text:p>10/03/22</text:p>
          </table:table-cell>
          <table:table-cell office:value-type="string" table:style-name="ce1">
            <text:p>Crypto Needs More Rules and Better Enforcement, Regulators War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erkeley.edu/2022/10/10/berkeley-web3-and-crypto-summit-tackles-financial-inclusion-climate-issue/</text:p>
          </table:table-cell>
          <table:table-cell office:value-type="string" table:style-name="ce1">
            <text:p>Berkeley News</text:p>
          </table:table-cell>
          <table:table-cell office:value-type="date" office:date-value="2022-10-10T00:00:00" table:style-name="ce3">
            <text:p>10/10/22</text:p>
          </table:table-cell>
          <table:table-cell office:value-type="string" table:style-name="ce1">
            <text:p>Berkeley web3 and crypto summit tackles financial inclusion, climate issue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nytimes.com/2022/11/09/technology/ftx-binance-crypto.html</text:p>
          </table:table-cell>
          <table:table-cell office:value-type="string" table:style-name="ce1">
            <text:p>The New York Times</text:p>
          </table:table-cell>
          <table:table-cell office:value-type="date" office:date-value="2022-11-09T00:00:00" table:style-name="ce3">
            <text:p>11/09/22</text:p>
          </table:table-cell>
          <table:table-cell office:value-type="string" table:style-name="ce1">
            <text:p>Binance Pulls Out of Deal to Acquire <text:s/>Rival Crypto Exchange FTX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2">
            <text:p>https://www.rebellionresearch.com/2022-top-female-ai-minds</text:p>
          </table:table-cell>
          <table:table-cell office:value-type="string" table:style-name="ce1">
            <text:p>Rebellion Research</text:p>
          </table:table-cell>
          <table:table-cell office:value-type="date" office:date-value="2022-12-12T00:00:00" table:style-name="ce3">
            <text:p>12/12/22</text:p>
          </table:table-cell>
          <table:table-cell office:value-type="string" table:style-name="ce1">
            <text:p>2022 Top Female Ai Minds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https://tech.cornell.edu/news/cornell-tech-faculty-win-test-of-time-award-at-ccs-2022/</text:p>
          </table:table-cell>
          <table:table-cell office:value-type="string" table:style-name="ce1">
            <text:p>Cornell Tech<text:s/></text:p>
          </table:table-cell>
          <table:table-cell office:value-type="date" office:date-value="2022-12-15T00:00:00" table:style-name="ce3">
            <text:p>12/15/22</text:p>
          </table:table-cell>
          <table:table-cell office:value-type="string" table:style-name="ce1">
            <text:p>Cornell Tech Faculty Win Test of Time Award at CCS 2022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pbs.org/newshour/politics/what-is-a-digital-dollar-and-what-does-it-mean-for-privacy-and-banking</text:p>
          </table:table-cell>
          <table:table-cell office:value-type="string" table:style-name="ce1">
            <text:p>PBS News</text:p>
          </table:table-cell>
          <table:table-cell office:value-type="date" office:date-value="2022-12-28T00:00:00" table:style-name="ce3">
            <text:p>12/28/22</text:p>
          </table:table-cell>
          <table:table-cell office:value-type="string" table:style-name="ce1">
            <text:p>Why the U.S. is eyeing a digital dollar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nbc.com/2023/01/13/a-stablecoin-collapse-could-spill-into-us-bond-market-academic.html</text:p>
          </table:table-cell>
          <table:table-cell office:value-type="string" table:style-name="ce1">
            <text:p>CNBC</text:p>
          </table:table-cell>
          <table:table-cell office:value-type="date" office:date-value="2023-01-12T00:00:00" table:style-name="ce3">
            <text:p>01/12/23</text:p>
          </table:table-cell>
          <table:table-cell office:value-type="string" table:style-name="ce1">
            <text:p>A stablecoin collapse could spill into the U.S. bond market and economy, professor warns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bitcoin.com/cornell-professor-warns-of-disruption-to-us-bond-market-from-potential-collapse-of-major-stablecoin/</text:p>
          </table:table-cell>
          <table:table-cell office:value-type="string" table:style-name="ce1">
            <text:p>Bitcoin.com</text:p>
          </table:table-cell>
          <table:table-cell office:value-type="date" office:date-value="2023-01-16T00:00:00" table:style-name="ce3">
            <text:p>01/16/23</text:p>
          </table:table-cell>
          <table:table-cell office:value-type="string" table:style-name="ce1">
            <text:p>Cornell Professor Warns of Disruption to US Bond Market From Potential Collapse of Major Stablecoin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yahoo.com/now/aptos-labs-issues-grant-blockchain-150000268.html</text:p>
          </table:table-cell>
          <table:table-cell office:value-type="string" table:style-name="ce1">
            <text:p>Yahoo Finance</text:p>
          </table:table-cell>
          <table:table-cell office:value-type="date" office:date-value="2023-02-01T00:00:00" table:style-name="ce3">
            <text:p>02/01/23</text:p>
          </table:table-cell>
          <table:table-cell office:value-type="string" table:style-name="ce1">
            <text:p>Aptos Labs Issues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ryptotimes.io/aptos-labs-awards-50k-grant-to-blockchain-lab/</text:p>
          </table:table-cell>
          <table:table-cell office:value-type="string" table:style-name="ce1">
            <text:p>The Crypto Times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to Blockchain Lab at Cornell University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speaker.com/aptos-50k-grant-cornell-university/</text:p>
          </table:table-cell>
          <table:table-cell office:value-type="string" table:style-name="ce1">
            <text:p>Coinspeaker</text:p>
          </table:table-cell>
          <table:table-cell office:value-type="date" office:date-value="2023-02-02T00:00:00" table:style-name="ce3">
            <text:p>02/02/23</text:p>
          </table:table-cell>
          <table:table-cell office:value-type="string" table:style-name="ce1">
            <text:p>Aptos Labs Awards $50k Grant for Blockchain to Cornell University Professor</text:p>
          </table:table-cell>
          <table:table-cell office:value-type="string" table:style-name="ce1">
            <text:p>alvisi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ircle.com/blog/winner-of-inaugural-cber-circle-insight-award-announced</text:p>
          </table:table-cell>
          <table:table-cell office:value-type="string" table:style-name="ce1">
            <text:p>circle.com</text:p>
          </table:table-cell>
          <table:table-cell office:value-type="date" office:date-value="2023-03-31T00:00:00" table:style-name="ce3">
            <text:p>03/31/23</text:p>
          </table:table-cell>
          <table:table-cell office:value-type="string" table:style-name="ce1">
            <text:p>CBER-Circle Insight Award winner announced</text:p>
          </table:table-cell>
          <table:table-cell office:value-type="string" table:style-name="ce1">
            <text:p>juels, kell, daian, goldfeder, li, zhao, bentov, breidenbach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entralbanking.com/fintech/cbdc/7958484/cbdcs-will-change-international-monetary-system-imf-panel</text:p>
          </table:table-cell>
          <table:table-cell office:value-type="string" table:style-name="ce1">
            <text:p>Central Banking</text:p>
          </table:table-cell>
          <table:table-cell office:value-type="date" office:date-value="2023-04-13T00:00:00" table:style-name="ce3">
            <text:p>04/13/23</text:p>
          </table:table-cell>
          <table:table-cell office:value-type="string" table:style-name="ce1">
            <text:p>CBDCs will change international monetary system - IMF panel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usinesswire.com/news/home/20230420005042/en/Business-and-Academia-Leaders-Join-to-Host-Inaugural-Blockchain-Research-Symposium</text:p>
          </table:table-cell>
          <table:table-cell office:value-type="string" table:style-name="ce1">
            <text:p>Business Wire</text:p>
          </table:table-cell>
          <table:table-cell office:value-type="date" office:date-value="2023-04-20T00:00:00" table:style-name="ce3">
            <text:p>04/20/23</text:p>
          </table:table-cell>
          <table:table-cell office:value-type="string" table:style-name="ce1">
            <text:p>Business and Academia Leaders Join to Host Inaugural Blockchain Research Symposium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news.com.au/world/the-future-of-crypto/video/ee81a2754f27097f78e931be99807acb</text:p>
          </table:table-cell>
          <table:table-cell office:value-type="string" table:style-name="ce1">
            <text:p>news.com.au</text:p>
          </table:table-cell>
          <table:table-cell office:value-type="date" office:date-value="2023-04-26T00:00:00" table:style-name="ce3">
            <text:p>04/26/23</text:p>
          </table:table-cell>
          <table:table-cell office:value-type="string" table:style-name="ce1">
            <text:p>The Future of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digital-assets/2023/06/07/blockchain-leaders-seek-refuge-in-friendly-house-hearing-as-us-regulators-crack-down-on-crypto/?sh=3390b2b6f7a8</text:p>
          </table:table-cell>
          <table:table-cell office:value-type="string" table:style-name="ce1">
            <text:p>Forbes</text:p>
          </table:table-cell>
          <table:table-cell office:value-type="date" office:date-value="2023-06-07T00:00:00" table:style-name="ce3">
            <text:p>06/07/23</text:p>
          </table:table-cell>
          <table:table-cell office:value-type="string" table:style-name="ce1">
            <text:p>Blockchain Leaders Seek Refuge In Friendly House Hearing As U.S. Regulators Crack Down On Crypto</text:p>
          </table:table-cell>
          <table:table-cell office:value-type="string" table:style-name="ce1">
            <text:p>reyes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finance.yahoo.com/news/raising-awareness-quantum-risk-quantum-130000512.html?guccounter=1&amp;guce_referrer=aHR0cHM6Ly93d3cuZ29vZ2xlLmNvbS8&amp;guce_referrer_sig=AQAAABrX7wL43B9xveAUZ0anL5db7r1RX87w-Y2IGoZdyeeqlQ1wMMG-YpQ_4FaY2oq945917pziVKOBevsnEO3FIVuqPuB0WblOfjyHn57tCdYjYvMXUpFxNNwm8kiAfkcxoX0TC4Xk8nlMePsVdPU7cW1CucbTDxzh4n5Fl8gxE07U</text:p>
          </table:table-cell>
          <table:table-cell office:value-type="string" table:style-name="ce1">
            <text:p>Yahoo Finance</text:p>
          </table:table-cell>
          <table:table-cell office:value-type="date" office:date-value="2023-06-21T00:00:00" table:style-name="ce3">
            <text:p>06/21/23</text:p>
          </table:table-cell>
          <table:table-cell office:value-type="string" table:style-name="ce1">
            <text:p>Raising Awareness About Quantum Risk And Quantum-Safe Blockchain Solutions: How The QRL Is On A Mission To Educate And Empower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4">
            <text:p>https://apnews.com/article/fact-check-world-economic-forum-cashless-society-false-cbdc-592718364311</text:p>
          </table:table-cell>
          <table:table-cell office:value-type="string" table:style-name="ce1">
            <text:p>AP News</text:p>
          </table:table-cell>
          <table:table-cell office:value-type="date" office:date-value="2023-07-12T00:00:00" table:style-name="ce3">
            <text:p>07/12/23</text:p>
          </table:table-cell>
          <table:table-cell office:value-type="string" table:style-name="ce1">
            <text:p>Video doesn't show World Economic Forum speaker calling for a cashless society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crypto.news/cbdcs-can-restrict-citizens-spending-economist-warns/</text:p>
          </table:table-cell>
          <table:table-cell office:value-type="string" table:style-name="ce1">
            <text:p>crypto.news</text:p>
          </table:table-cell>
          <table:table-cell office:value-type="date" office:date-value="2023-07-16T00:00:00" table:style-name="ce3">
            <text:p>07/16/23</text:p>
          </table:table-cell>
          <table:table-cell office:value-type="string" table:style-name="ce1">
            <text:p>CBDCs can restrict citizens' spending, economist warns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bloomberglaw.com/us-law-week/ripple-ruling-blurs-definition-of-cryptocurrencies-as-securities</text:p>
          </table:table-cell>
          <table:table-cell office:value-type="string" table:style-name="ce1">
            <text:p>Bloomberg Law</text:p>
          </table:table-cell>
          <table:table-cell office:value-type="date" office:date-value="2023-07-20T00:00:00" table:style-name="ce3">
            <text:p>07/20/23</text:p>
          </table:table-cell>
          <table:table-cell office:value-type="string" table:style-name="ce1">
            <text:p>Ripple Ruling Blurs Definition of Cryptocurrencies as Securities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sj.com/articles/some-binance-us-crypto-trading-was-a-mirage-the-sec-alleges-55a6e321?st=c0spps4z8klkky7&amp;reflink=desktopwebshare_permalink</text:p>
          </table:table-cell>
          <table:table-cell office:value-type="string" table:style-name="ce1">
            <text:p>Wall Street Journal</text:p>
          </table:table-cell>
          <table:table-cell office:value-type="date" office:date-value="2023-07-24T00:00:00" table:style-name="ce3">
            <text:p>07/24/23</text:p>
          </table:table-cell>
          <table:table-cell office:value-type="string" table:style-name="ce1">
            <text:p>Some Binance.US Crypto Trading Was a Mirage, the SEC Alleges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busybodytribune.com/china-deflation-us-inflation/">https://busybodytribune.com/china-deflation-us-inflation/</text:a></text:p>
          </table:table-cell>
          <table:table-cell office:value-type="string" table:style-name="ce1">
            <text:p>Busy Body Tribune</text:p>
          </table:table-cell>
          <table:table-cell office:value-type="date" office:date-value="2023-08-20T00:00:00" table:style-name="ce3">
            <text:p>08/20/23</text:p>
          </table:table-cell>
          <table:table-cell office:value-type="string" table:style-name="ce1">
            <text:p>China's Deflation Meets US Inflation: Impacts on Global Economy and Bitcoin</text:p>
          </table:table-cell>
          <table:table-cell office:value-type="string" table:style-name="ce1">
            <text:p>prasad</text:p>
          </table:table-cell>
          <table:table-cell office:value-type="string" table:style-name="ce1">
            <text:p><text:s/>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https://www.engineering.cornell.edu/news/awards-honor-excellence-engineering-teaching-and-advising-0</text:p>
          </table:table-cell>
          <table:table-cell office:value-type="string" table:style-name="ce1">
            <text:p>Cornell Engineering</text:p>
          </table:table-cell>
          <table:table-cell office:value-type="date" office:date-value="2023-09-13T00:00:00" table:style-name="ce3">
            <text:p>09/13/23</text:p>
          </table:table-cell>
          <table:table-cell office:value-type="string" table:style-name="ce1">
            <text:p>Awards honor excellence in engineering teaching and advising</text:p>
          </table:table-cell>
          <table:table-cell office:value-type="string" table:style-name="ce1">
            <text:p>van renesse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youtube.com/watch?v=rukfa3M1dg8</text:p>
          </table:table-cell>
          <table:table-cell office:value-type="string" table:style-name="ce1">
            <text:p>Bloomberg Technology</text:p>
          </table:table-cell>
          <table:table-cell office:value-type="date" office:date-value="2023-10-04T00:00:00" table:style-name="ce3">
            <text:p>10/04/23</text:p>
          </table:table-cell>
          <table:table-cell office:value-type="string" table:style-name="ce1">
            <text:p>Crypto Industry Self-Policing Won't Work, Says Cornell Professor</text:p>
          </table:table-cell>
          <table:table-cell office:value-type="string" table:style-name="ce1">
            <text:p>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rebellionresearch.com/2023-top-crypto-blockchain-minds</text:p>
          </table:table-cell>
          <table:table-cell office:value-type="string" table:style-name="ce1">
            <text:p>Rebellion Research</text:p>
          </table:table-cell>
          <table:table-cell office:value-type="date" office:date-value="2023-10-19T00:00:00" table:style-name="ce3">
            <text:p>10/19/23</text:p>
          </table:table-cell>
          <table:table-cell office:value-type="string" table:style-name="ce1">
            <text:p>2023 Top Crypto &amp; Blockchain Minds</text:p>
          </table:table-cell>
          <table:table-cell office:value-type="string" table:style-name="ce1">
            <text:p>parlour, 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blockzeit.com/beginners-guide-to-oasis/</text:p>
          </table:table-cell>
          <table:table-cell office:value-type="string" table:style-name="ce1">
            <text:p>Blockzeit</text:p>
          </table:table-cell>
          <table:table-cell office:value-type="date" office:date-value="2023-11-09T00:00:00" table:style-name="ce3">
            <text:p>11/09/23</text:p>
          </table:table-cell>
          <table:table-cell office:value-type="string" table:style-name="ce1">
            <text:p>Oasis Network Explained: Beginner's Guide To Oasis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2">
            <text:p><text:a xlink:href="https://www.project-syndicate.org/commentary/future-of-crypto-by-ari-juels-and-eswar-prasad-2023-11">https://www.project-syndicate.org/commentary/future-of-crypto-by-ari-juels-and-eswar-prasad-2023-11</text:a></text:p>
          </table:table-cell>
          <table:table-cell office:value-type="string" table:style-name="ce1">
            <text:p>Project Syndicate</text:p>
          </table:table-cell>
          <table:table-cell office:value-type="date" office:date-value="2023-11-15T00:00:00" table:style-name="ce3">
            <text:p>11/15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morningstar.com/news/marketwatch/20231118320/crypto-will-overcome-the-stain-of-ftx-and-sam-bankman-fried</text:p>
          </table:table-cell>
          <table:table-cell office:value-type="string" table:style-name="ce1">
            <text:p>Morning Star</text:p>
          </table:table-cell>
          <table:table-cell office:value-type="date" office:date-value="2023-11-18T00:00:00" table:style-name="ce3">
            <text:p>11/18/23</text:p>
          </table:table-cell>
          <table:table-cell office:value-type="string" table:style-name="ce1">
            <text:p>Crypto will overcome the stain of FTX and Sam Bankman-Fried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thecoinrepublic.com/2023/11/22/will-buyers-assist-oasis-networks-price-to-continue-rising-upward/</text:p>
          </table:table-cell>
          <table:table-cell office:value-type="string" table:style-name="ce1">
            <text:p>The Coin Republic</text:p>
          </table:table-cell>
          <table:table-cell office:value-type="date" office:date-value="2023-11-22T00:00:00" table:style-name="ce3">
            <text:p>11/22/23</text:p>
          </table:table-cell>
          <table:table-cell office:value-type="string" table:style-name="ce1">
            <text:p>Will Buyers Assist Oasis Networks Price to Continue Rising Upward?</text:p>
          </table:table-cell>
          <table:table-cell office:value-type="string" table:style-name="ce1">
            <text:p>s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koreaittimes.com/news/articleView.html?idxno=127237</text:p>
          </table:table-cell>
          <table:table-cell office:value-type="string" table:style-name="ce1">
            <text:p>Korea IT Times</text:p>
          </table:table-cell>
          <table:table-cell office:value-type="date" office:date-value="2023-12-07T00:00:00" table:style-name="ce3">
            <text:p>12/07/23</text:p>
          </table:table-cell>
          <table:table-cell office:value-type="string" table:style-name="ce1">
            <text:p>The CfC St. Moritz Announces New Speakers and Launches Academic Research Track Supported by Swiss National Bank</text:p>
          </table:table-cell>
          <table:table-cell office:value-type="string" table:style-name="ce1">
            <text:p>cong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jordantimes.com/opinion/ari-juels-and-eswar-prasad/whither-crypto</text:p>
          </table:table-cell>
          <table:table-cell office:value-type="string" table:style-name="ce1">
            <text:p>The Jordan Times</text:p>
          </table:table-cell>
          <table:table-cell office:value-type="date" office:date-value="2023-12-13T00:00:00" table:style-name="ce3">
            <text:p>12/13/23</text:p>
          </table:table-cell>
          <table:table-cell office:value-type="string" table:style-name="ce1">
            <text:p>Whither Crypto?</text:p>
          </table:table-cell>
          <table:table-cell office:value-type="string" table:style-name="ce1">
            <text:p>juels, prasad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forbes.com/sites/jemmagreen/2023/12/22/the-ups-and-daowns-of-autonomous-organisations/?sh=3688cd3a68e7</text:p>
          </table:table-cell>
          <table:table-cell office:value-type="string" table:style-name="ce1">
            <text:p>Forbes</text:p>
          </table:table-cell>
          <table:table-cell office:value-type="date" office:date-value="2023-12-22T00:00:00" table:style-name="ce3">
            <text:p>12/22/23</text:p>
          </table:table-cell>
          <table:table-cell office:value-type="string" table:style-name="ce1">
            <text:p>The Ups And DAOwns Of Autonomous Organisations</text:p>
          </table:table-cell>
          <table:table-cell office:value-type="string" table:style-name="ce1">
            <text:p>grimmelman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www.wired.com/story/27-year-old-codebreaker-busted-myth-bitcoins-anonymity/</text:p>
          </table:table-cell>
          <table:table-cell office:value-type="string" table:style-name="ce1">
            <text:p>Wired</text:p>
          </table:table-cell>
          <table:table-cell office:value-type="date" office:date-value="2024-01-17T00:00:00" table:style-name="ce3">
            <text:p>01/17/24</text:p>
          </table:table-cell>
          <table:table-cell office:value-type="string" table:style-name="ce1">
            <text:p>How a 27-Year-Old Codebreaker Busted the Myth of Bitcoin's Anonymity</text:p>
          </table:table-cell>
          <table:table-cell office:value-type="string" table:style-name="ce1">
            <text:p>meiklejohn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https://news.cornell.edu/stories/2024/02/blockchains-kill-cornell-tech-professors-thriller-novel</text:p>
          </table:table-cell>
          <table:table-cell office:value-type="string" table:style-name="ce1">
            <text:p>Cornell Chronicle</text:p>
          </table:table-cell>
          <table:table-cell office:value-type="date" office:date-value="2024-02-14T00:00:00" table:style-name="ce3">
            <text:p>02/14/24</text:p>
          </table:table-cell>
          <table:table-cell office:value-type="string" table:style-name="ce1">
            <text:p>Blockchains kill in Cornell Tech professor's thriller novel<text:s/>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bloomberg.com/news/newsletters/2024-02-15/new-thriller-from-cornell-s-ari-juels-imagines-weaponizing-blockchain</text:p>
          </table:table-cell>
          <table:table-cell office:value-type="string" table:style-name="ce1">
            <text:p>Bloomberg Crypto</text:p>
          </table:table-cell>
          <table:table-cell office:value-type="date" office:date-value="2024-02-15T00:00:00" table:style-name="ce3">
            <text:p>02/15/24</text:p>
          </table:table-cell>
          <table:table-cell office:value-type="string" table:style-name="ce1">
            <text:p>New Thriller From Cornell's Ari Juels Imagines Weaponizing Blockchain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rooseveltislander.blogspot.com/2024/02/watch-video-of-cornell-tech-professor.html</text:p>
          </table:table-cell>
          <table:table-cell office:value-type="string" table:style-name="ce1">
            <text:p>Roosevelt Islander</text:p>
          </table:table-cell>
          <table:table-cell office:value-type="date" office:date-value="2024-02-16T00:00:00" table:style-name="ce3">
            <text:p>02/16/24</text:p>
          </table:table-cell>
          <table:table-cell office:value-type="string" table:style-name="ce1">
            <text:p>Watch Video of Cornell Tech Professor &amp; Author Ari Juels Discussing His Crypto Thriller Novel "The Oracle" at Event on Roosevelt Island Campus - Smart Contracts, Weaponized Blockchain, Murder, Mythical Greek Antiquities and a Shlubby Digital Hero too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news.cornell.edu/stories/2024/02/joachims-myers-receive-prestigious-named-professorships</text:p>
          </table:table-cell>
          <table:table-cell office:value-type="string" table:style-name="ce1">
            <text:p>Cornell Chronicle</text:p>
          </table:table-cell>
          <table:table-cell office:value-type="date" office:date-value="2024-02-22T00:00:00" table:style-name="ce3">
            <text:p>02/22/24</text:p>
          </table:table-cell>
          <table:table-cell office:value-type="string" table:style-name="ce1">
            <text:p>Joachims, Myers receive prestigious named professorships</text:p>
          </table:table-cell>
          <table:table-cell office:value-type="string" table:style-name="ce1">
            <text:p>myer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oracle-thriller-novel-smart-contract</text:p>
          </table:table-cell>
          <table:table-cell office:value-type="string" table:style-name="ce1">
            <text:p>Blockworks</text:p>
          </table:table-cell>
          <table:table-cell office:value-type="date" office:date-value="2024-02-23T00:00:00" table:style-name="ce3">
            <text:p>02/23/24</text:p>
          </table:table-cell>
          <table:table-cell office:value-type="string" table:style-name="ce1">
            <text:p>How a smart contract gets away with murder: A review of 'The Oracle'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blockworks.co/news/blockchain-ai-misleading-narrative</text:p>
          </table:table-cell>
          <table:table-cell office:value-type="string" table:style-name="ce1">
            <text:p>Blockworks</text:p>
          </table:table-cell>
          <table:table-cell office:value-type="date" office:date-value="2024-02-28T00:00:00" table:style-name="ce3">
            <text:p>02/28/24</text:p>
          </table:table-cell>
          <table:table-cell office:value-type="string" table:style-name="ce1">
            <text:p>What can blockchain do for AI? Not what you've heard.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cointelegraph.com/news/smart-contract-ari-juels-book-oracle</text:p>
          </table:table-cell>
          <table:table-cell office:value-type="string" table:style-name="ce1">
            <text:p>Cointelegraph</text:p>
          </table:table-cell>
          <table:table-cell office:value-type="date" office:date-value="2024-02-29T00:00:00" table:style-name="ce3">
            <text:p>02/29/24</text:p>
          </table:table-cell>
          <table:table-cell office:value-type="string" table:style-name="ce1">
            <text:p>Murder by (smart) contract: Ari Juels publishes crypto thrill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-coindesk-com.cdn.ampproject.org/c/s/www.coindesk.com/consensus-magazine/2024/03/01/whats-at-the-intersection-of-crypto-and-ai-perhaps-murder/amp/</text:p>
          </table:table-cell>
          <table:table-cell office:value-type="string" table:style-name="ce1">
            <text:p>CoinDesk</text:p>
          </table:table-cell>
          <table:table-cell office:value-type="date" office:date-value="2024-03-01T00:00:00" table:style-name="ce3">
            <text:p>03/01/24</text:p>
          </table:table-cell>
          <table:table-cell office:value-type="string" table:style-name="ce1">
            <text:p>What's at the Intersection of Crypto and AI? Perhaps Murder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3/05/a-solid-surge-in-rose-crypto-price-is-another-pause-ahead/</text:p>
          </table:table-cell>
          <table:table-cell office:value-type="string" table:style-name="ce1">
            <text:p>The Market Periodical</text:p>
          </table:table-cell>
          <table:table-cell office:value-type="date" office:date-value="2024-03-05T00:00:00" table:style-name="ce3">
            <text:p>03/05/24</text:p>
          </table:table-cell>
          <table:table-cell office:value-type="string" table:style-name="ce1">
            <text:p>A Solid Surge in ROSE Crypto Price: Is Another Pause Ahead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cryptonewsbytes.com/sui-foundation-announces-recipients-of-sui-academic-research-awards/cryptocurrency/">https://cryptonewsbytes.com/sui-foundation-announces-recipients-of-sui-academic-research-awards/cryptocurrency/</text:a></text:p>
          </table:table-cell>
          <table:table-cell office:value-type="string" table:style-name="ce1">
            <text:p>CryptoNewsBytes</text:p>
          </table:table-cell>
          <table:table-cell office:value-type="date" office:date-value="2024-03-15T00:00:00" table:style-name="ce3">
            <text:p>03/15/24</text:p>
          </table:table-cell>
          <table:table-cell office:value-type="string" table:style-name="ce1">
            <text:p>Sui Foundation Announces Recipients of Sui Academic Research Awards</text:p>
          </table:table-cell>
          <table:table-cell office:value-type="string" table:style-name="ce1">
            <text:p>juels, cachin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cityandstateny.com/power-lists/2024/03/2024-trailblazers-law/394895/?oref=csny_powerlist_nl#kapil-longani">The 2024 Trailblazers in Law - City &amp; State New York (cityandstateny.com)</text:a></text:p>
          </table:table-cell>
          <table:table-cell office:value-type="string" table:style-name="ce1">
            <text:p>City &amp; State New York</text:p>
          </table:table-cell>
          <table:table-cell office:value-type="date" office:date-value="2024-03-18T00:00:00" table:style-name="ce3">
            <text:p>03/18/24</text:p>
          </table:table-cell>
          <table:table-cell office:value-type="string" table:style-name="ce1">
            <text:p>The 2024 Trailblazers in Law</text:p>
          </table:table-cell>
          <table:table-cell office:value-type="string" table:style-name="ce1">
            <text:p>grimmelmann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orbes.com/sites/zengernews/2024/03/21/bril-finance-pioneers-new-epoch-of-yield-optimization-in-web3/?sh=17cbe789683a</text:p>
          </table:table-cell>
          <table:table-cell office:value-type="string" table:style-name="ce1">
            <text:p>Forbes</text:p>
          </table:table-cell>
          <table:table-cell office:value-type="date" office:date-value="2024-03-21T00:00:00" table:style-name="ce3">
            <text:p>03/21/24</text:p>
          </table:table-cell>
          <table:table-cell office:value-type="string" table:style-name="ce1">
            <text:p>Bril Finance Pioneers New Epoch Of Yield Optimization In Web3</text:p>
          </table:table-cell>
          <table:table-cell office:value-type="string" table:style-name="ce1">
            <text:p>c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4/01/rose-crypto-failing-to-sustain-swing-highs-should-you-invest/</text:p>
          </table:table-cell>
          <table:table-cell office:value-type="string" table:style-name="ce1">
            <text:p>The Market Periodical</text:p>
          </table:table-cell>
          <table:table-cell office:value-type="date" office:date-value="2024-04-01T00:00:00" table:style-name="ce3">
            <text:p>04/01/24</text:p>
          </table:table-cell>
          <table:table-cell office:value-type="string" table:style-name="ce1">
            <text:p>ROSE Crypto Failing To Sustain Swing Highs, Should You Invest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coindesk.com/opinion/2024/05/15/what-the-dojs-first-mev-lawsuit-means-for-ethereum/</text:p>
          </table:table-cell>
          <table:table-cell office:value-type="string" table:style-name="ce1">
            <text:p>Coindesk</text:p>
          </table:table-cell>
          <table:table-cell office:value-type="date" office:date-value="2024-05-15T00:00:00" table:style-name="ce3">
            <text:p>05/15/24</text:p>
          </table:table-cell>
          <table:table-cell office:value-type="string" table:style-name="ce1">
            <text:p>What the DOJ's First MEV Lawsuit Means for Ethereum</text:p>
          </table:table-cell>
          <table:table-cell office:value-type="string" table:style-name="ce1">
            <text:p>juel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themarketperiodical.com/2024/06/13/what-levels-the-rose-crypto-price-must-breach-for-further-surge/</text:p>
          </table:table-cell>
          <table:table-cell office:value-type="string" table:style-name="ce1">
            <text:p>The Market Periodical</text:p>
          </table:table-cell>
          <table:table-cell office:value-type="date" office:date-value="2024-06-13T00:00:00" table:style-name="ce3">
            <text:p>06/13/24</text:p>
          </table:table-cell>
          <table:table-cell office:value-type="string" table:style-name="ce1">
            <text:p>What Levels the ROSE Crypto Price Must Breach For Further Surge?</text:p>
          </table:table-cell>
          <table:table-cell office:value-type="string" table:style-name="ce1">
            <text:p>song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ekathimerini.com/in-depth/interviews-in-depth/1243700/end-of-cash-is-a-near-reality-in-many-countries/</text:p>
          </table:table-cell>
          <table:table-cell office:value-type="string" table:style-name="ce1">
            <text:p>ekathimerini.com</text:p>
          </table:table-cell>
          <table:table-cell office:value-type="date" office:date-value="2024-07-12T00:00:00" table:style-name="ce3">
            <text:p>07/12/24</text:p>
          </table:table-cell>
          <table:table-cell office:value-type="string" table:style-name="ce1">
            <text:p>End of cash ‘is a near reality in many countries’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https://www.ft.com/content/9194ca11-7788-4a1d-a6cc-cffea18d0c9d</text:p>
          </table:table-cell>
          <table:table-cell office:value-type="string" table:style-name="ce1">
            <text:p>Financial Times</text:p>
          </table:table-cell>
          <table:table-cell office:value-type="date" office:date-value="2024-08-05T00:00:00" table:style-name="ce3">
            <text:p>08/05/24</text:p>
          </table:table-cell>
          <table:table-cell office:value-type="string" table:style-name="ce1">
            <text:p>Thailand may tell us a great deal about the future of money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<text:a xlink:href="https://www.nytimes.com/2024/08/09/opinion/crypto-2024-election.html">https://www.nytimes.com/2024/08/09/opinion/crypto-2024-election.html</text:a></text:p>
          </table:table-cell>
          <table:table-cell office:value-type="string" table:style-name="ce1">
            <text:p>The New York Times</text:p>
          </table:table-cell>
          <table:table-cell office:value-type="date" office:date-value="2024-08-09T00:00:00" table:style-name="ce3">
            <text:p>08/09/24</text:p>
          </table:table-cell>
          <table:table-cell office:value-type="string" table:style-name="ce1">
            <text:p>Don't Get Fooled Again by Crypto</text:p>
          </table:table-cell>
          <table:table-cell office:value-type="string" table:style-name="ce1">
            <text:p>prasad</text:p>
          </table:table-cell>
          <table:table-cell table:number-columns-repeated="16379"/>
        </table:table-row>
        <table:table-row table:number-rows-repeated="1046734" table:style-name="ro5">
          <table:table-cell table:number-columns-repeated="16384"/>
        </table:table-row>
      </table:table>
      <table:database-ranges>
        <table:database-range table:target-range-address="Sheet1.A425:Sheet1.AMJ490" table:name="__Anonymous_Sheet_DB__0" table:contains-header="fals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1" svg:font-family="&quot;Liberation Sans1&quot;"/>
    <style:font-face style:name="Arial" svg:font-family="Arial"/>
    <style:font-face style:name="Liberation Sans" svg:font-family="&quot;Liberation Sans&quot;"/>
    <style:font-face style:name="Arial1" svg:font-family="Arial1"/>
    <style:font-face style:name="Arial2" svg:font-family="Arial2"/>
    <style:font-face style:name="Calibri" svg:font-family="Calibri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date-style style:name="N37" number:language="en" number:country="US">
      <number:month number:style="long"/>
      <number:text>/</number:text>
      <number:day number:style="long"/>
      <number:text>/</number:text>
      <number:year/>
    </number:date-style>
    <number:date-style style:name="N38">
      <number:month/>
      <number:text>/</number:text>
      <number:day/>
      <number:text>/</number:text>
      <number:year/>
    </number:date-style>
    <number:currency-style style:name="N39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9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9P0"/>
    </number:currency-style>
    <style:style style:name="Excel_32_Built-in_32_Hyperlink" style:display-name="Excel Built-in Hyperlink" style:family="table-cell" style:data-style-name="N0">
      <style:table-cell-properties style:vertical-align="automatic" fo:background-color="transparent"/>
      <style:text-properties fo:color="#0563C1" style:font-name="Arial" style:font-name-asian="Arial" style:font-name-complex="Arial" style:text-underline-style="solid" style:text-underline-type="single" style:font-family-generic="swiss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9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628</meta:generator>
    <dc:creator>Oana Gherman</dc:creator>
    <dc:date>2024-08-12T15:28:50Z</dc:date>
    <meta:editing-cycles>129</meta:editing-cycles>
    <meta:editing-duration>PT11400S</meta:editing-duration>
  </office:meta>
</office:document-meta>
</file>